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29.06pt"/>
    </style:style>
    <style:style style:name="co3" style:family="table-column">
      <style:table-column-properties fo:break-before="auto" style:column-width="135.04pt"/>
    </style:style>
    <style:style style:name="ro1" style:family="table-row">
      <style:table-row-properties style:row-height="14.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01_5f_reset">
      <style:table-properties table:display="true" style:writing-mode="lr-tb"/>
    </style:style>
    <style:style style:name="ta2" style:family="table" style:master-page-name="PageStyle_5f_b02_5f_reset">
      <style:table-properties table:display="true" style:writing-mode="lr-tb"/>
    </style:style>
    <style:style style:name="ta3" style:family="table" style:master-page-name="PageStyle_5f_b04_5f_reset">
      <style:table-properties table:display="true" style:writing-mode="lr-tb"/>
    </style:style>
    <style:style style:name="ta4" style:family="table" style:master-page-name="PageStyle_5f_b06_5f_reset">
      <style:table-properties table:display="true" style:writing-mode="lr-tb"/>
    </style:style>
    <style:style style:name="ta5" style:family="table" style:master-page-name="PageStyle_5f_b08_5f_reset">
      <style:table-properties table:display="true" style:writing-mode="lr-tb"/>
    </style:style>
    <style:style style:name="ta6" style:family="table" style:master-page-name="PageStyle_5f_b9_5f_reset">
      <style:table-properties table:display="true" style:writing-mode="lr-tb"/>
    </style:style>
    <style:style style:name="ta7" style:family="table" style:master-page-name="PageStyle_5f_b10_5f_reset">
      <style:table-properties table:display="true" style:writing-mode="lr-tb"/>
    </style:style>
    <style:style style:name="ta8" style:family="table" style:master-page-name="PageStyle_5f_b14_5f_reset">
      <style:table-properties table:display="true" style:writing-mode="lr-tb"/>
    </style:style>
    <style:style style:name="ta9" style:family="table" style:master-page-name="PageStyle_5f_completogpio">
      <style:table-properties table:display="true" style:writing-mode="lr-tb"/>
    </style:style>
    <style:style style:name="ta10" style:family="table" style:master-page-name="PageStyle_5f_FSM">
      <style:table-properties table:display="true" style:writing-mode="lr-tb"/>
    </style:style>
    <style:style style:name="ta11" style:family="table" style:master-page-name="PageStyle_5f_MEMORY_5f_INTERFACE">
      <style:table-properties table:display="true" style:writing-mode="lr-tb"/>
    </style:style>
    <style:style style:name="ta12" style:family="table" style:master-page-name="PageStyle_5f_spi_5f_axi_5f_master">
      <style:table-properties table:display="true" style:writing-mode="lr-tb"/>
    </style:style>
    <style:style style:name="ta13" style:family="table" style:master-page-name="PageStyle_5f_UART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ce1" style:family="table-cell" style:parent-style-name="Default">
      <style:map style:condition="cell-content()&gt;1" style:apply-style-name="Good" style:base-cell-address="b01_reset.C1"/>
    </style:style>
    <style:style style:name="ce3" style:family="table-cell" style:parent-style-name="Default">
      <style:map style:condition="cell-content()&gt;1" style:apply-style-name="Good" style:base-cell-address="b01_reset.H2"/>
    </style:style>
    <style:style style:name="ce4" style:family="table-cell" style:parent-style-name="Default">
      <style:map style:condition="cell-content()&gt;1" style:apply-style-name="Good" style:base-cell-address="b02_reset.C1"/>
    </style:style>
    <style:style style:name="ce5" style:family="table-cell" style:parent-style-name="Default">
      <style:map style:condition="cell-content()&gt;1" style:apply-style-name="Good" style:base-cell-address="b02_reset.H2"/>
    </style:style>
    <style:style style:name="ce6" style:family="table-cell" style:parent-style-name="Default">
      <style:map style:condition="cell-content()&gt;1" style:apply-style-name="Good" style:base-cell-address="b04_reset.C1"/>
    </style:style>
    <style:style style:name="ce8" style:family="table-cell" style:parent-style-name="Default">
      <style:map style:condition="cell-content()&gt;1" style:apply-style-name="Good" style:base-cell-address="b04_reset.H2"/>
    </style:style>
    <style:style style:name="ce9" style:family="table-cell" style:parent-style-name="Default">
      <style:map style:condition="cell-content()&gt;1" style:apply-style-name="Good" style:base-cell-address="b06_reset.C1"/>
    </style:style>
    <style:style style:name="ce10" style:family="table-cell" style:parent-style-name="Default">
      <style:map style:condition="cell-content()&gt;1" style:apply-style-name="Good" style:base-cell-address="b06_reset.H2"/>
    </style:style>
    <style:style style:name="ce11" style:family="table-cell" style:parent-style-name="Default">
      <style:map style:condition="cell-content()&gt;1" style:apply-style-name="Good" style:base-cell-address="b08_reset.C1"/>
    </style:style>
    <style:style style:name="ce12" style:family="table-cell" style:parent-style-name="Default">
      <style:map style:condition="cell-content()&gt;1" style:apply-style-name="Good" style:base-cell-address="b08_reset.H2"/>
    </style:style>
    <style:style style:name="ce13" style:family="table-cell" style:parent-style-name="Default">
      <style:map style:condition="cell-content()&gt;1" style:apply-style-name="Good" style:base-cell-address="b9_reset.C1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map style:condition="cell-content()&gt;1" style:apply-style-name="Good" style:base-cell-address="b9_reset.H2"/>
    </style:style>
    <style:style style:name="ce17" style:family="table-cell" style:parent-style-name="Default">
      <style:map style:condition="cell-content()&gt;1" style:apply-style-name="Good" style:base-cell-address="b10_reset.C1"/>
    </style:style>
    <style:style style:name="ce18" style:family="table-cell" style:parent-style-name="Default">
      <style:map style:condition="cell-content()&gt;1" style:apply-style-name="Good" style:base-cell-address="b10_reset.H2"/>
    </style:style>
    <style:style style:name="ce19" style:family="table-cell" style:parent-style-name="Default">
      <style:map style:condition="cell-content()&gt;1" style:apply-style-name="Good" style:base-cell-address="b14_reset.C1"/>
    </style:style>
    <style:style style:name="ce20" style:family="table-cell" style:parent-style-name="Default">
      <style:map style:condition="cell-content()&gt;1" style:apply-style-name="Good" style:base-cell-address="b14_reset.H2"/>
    </style:style>
    <style:style style:name="ce21" style:family="table-cell" style:parent-style-name="Default">
      <style:map style:condition="cell-content()&gt;1" style:apply-style-name="Good" style:base-cell-address="completogpio.C1"/>
    </style:style>
    <style:style style:name="ce22" style:family="table-cell" style:parent-style-name="Default">
      <style:map style:condition="cell-content()&gt;1" style:apply-style-name="Good" style:base-cell-address="completogpio.H2"/>
    </style:style>
    <style:style style:name="ce23" style:family="table-cell" style:parent-style-name="Default">
      <style:map style:condition="cell-content()&gt;1" style:apply-style-name="Good" style:base-cell-address="FSM.C1"/>
    </style:style>
    <style:style style:name="ce24" style:family="table-cell" style:parent-style-name="Default">
      <style:map style:condition="cell-content()&gt;1" style:apply-style-name="Good" style:base-cell-address="FSM.H2"/>
    </style:style>
    <style:style style:name="ce25" style:family="table-cell" style:parent-style-name="Default">
      <style:map style:condition="cell-content()&gt;1" style:apply-style-name="Good" style:base-cell-address="MEMORY_INTERFACE.C1"/>
    </style:style>
    <style:style style:name="ce26" style:family="table-cell" style:parent-style-name="Default">
      <style:map style:condition="cell-content()&gt;1" style:apply-style-name="Good" style:base-cell-address="MEMORY_INTERFACE.H2"/>
    </style:style>
    <style:style style:name="ce27" style:family="table-cell" style:parent-style-name="Default">
      <style:map style:condition="cell-content()&gt;1" style:apply-style-name="Good" style:base-cell-address="spi_axi_master.C1"/>
    </style:style>
    <style:style style:name="ce28" style:family="table-cell" style:parent-style-name="Default">
      <style:map style:condition="cell-content()&gt;1" style:apply-style-name="Good" style:base-cell-address="spi_axi_master.H2"/>
    </style:style>
    <style:style style:name="ce29" style:family="table-cell" style:parent-style-name="Default">
      <style:map style:condition="cell-content()&gt;1" style:apply-style-name="Good" style:base-cell-address="UART.C1"/>
    </style:style>
    <style:style style:name="ce30" style:family="table-cell" style:parent-style-name="Default">
      <style:map style:condition="cell-content()&gt;1" style:apply-style-name="Good" style:base-cell-address="UART.H2"/>
    </style:style>
    <style:style style:name="ce15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01_re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766000032424926" calcext:value-type="float">
            <text:p>0.766000032424926</text:p>
          </table:table-cell>
          <table:table-cell office:value-type="float" office:value="0.950000047683715" calcext:value-type="float">
            <text:p>0.950000047683715</text:p>
          </table:table-cell>
          <table:table-cell table:formula="of:=[.B2]/[.A2]" office:value-type="float" office:value="1.2402088870366" calcext:value-type="float">
            <text:p>1.2402088870366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3" table:formula="of:=SUM([.C2];[.C15];[.C28];[.C41];[.C54])/5" office:value-type="float" office:value="1.24587478119877" calcext:value-type="float">
            <text:p>1.24587478119877</text:p>
          </table:table-cell>
          <table:table-cell table:number-columns-repeated="1016"/>
        </table:table-row>
        <table:table-row table:style-name="ro2">
          <table:table-cell office:value-type="float" office:value="0.784000039100647" calcext:value-type="float">
            <text:p>0.784000039100647</text:p>
          </table:table-cell>
          <table:table-cell/>
          <table:table-cell table:formula="of:=[.B2]/[.A3]" office:value-type="float" office:value="1.21173469426544" calcext:value-type="float">
            <text:p>1.2117346942654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3" table:formula="of:=SUM([.C3];[.C16];[.C29];[.C42];[.C55])/5" office:value-type="float" office:value="1.20887376647674" calcext:value-type="float">
            <text:p>1.20887376647674</text:p>
          </table:table-cell>
          <table:table-cell table:number-columns-repeated="1016"/>
        </table:table-row>
        <table:table-row table:style-name="ro2">
          <table:table-cell office:value-type="float" office:value="0.878000020980835" calcext:value-type="float">
            <text:p>0.878000020980835</text:p>
          </table:table-cell>
          <table:table-cell/>
          <table:table-cell table:formula="of:=[.B2]/[.A4]" office:value-type="float" office:value="1.08200458426236" calcext:value-type="float">
            <text:p>1.08200458426236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3" table:formula="of:=SUM([.C4];[.C17];[.C30];[.C43];[.C56])/5" office:value-type="float" office:value="1.09568510790655" calcext:value-type="float">
            <text:p>1.09568510790655</text:p>
          </table:table-cell>
          <table:table-cell table:number-columns-repeated="1016"/>
        </table:table-row>
        <table:table-row table:style-name="ro2">
          <table:table-cell office:value-type="float" office:value="0.78000009059906" calcext:value-type="float">
            <text:p>0.78000009059906</text:p>
          </table:table-cell>
          <table:table-cell/>
          <table:table-cell table:formula="of:=[.B2]/[.A5]" office:value-type="float" office:value="1.21794863761374" calcext:value-type="float">
            <text:p>1.21794863761374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3" table:formula="of:=SUM([.C5];[.C18];[.C31];[.C44];[.C57])/5" office:value-type="float" office:value="1.2133897167139" calcext:value-type="float">
            <text:p>1.2133897167139</text:p>
          </table:table-cell>
          <table:table-cell table:number-columns-repeated="1016"/>
        </table:table-row>
        <table:table-row table:style-name="ro2">
          <table:table-cell office:value-type="float" office:value="0.886000037193298" calcext:value-type="float">
            <text:p>0.886000037193298</text:p>
          </table:table-cell>
          <table:table-cell/>
          <table:table-cell table:formula="of:=[.B2]/[.A6]" office:value-type="float" office:value="1.07223477178755" calcext:value-type="float">
            <text:p>1.07223477178755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3" table:formula="of:=SUM([.C6];[.C19];[.C32];[.C45];[.C58])/5" office:value-type="float" office:value="1.09917584707999" calcext:value-type="float">
            <text:p>1.09917584707999</text:p>
          </table:table-cell>
          <table:table-cell table:number-columns-repeated="1016"/>
        </table:table-row>
        <table:table-row table:style-name="ro2">
          <table:table-cell office:value-type="float" office:value="0.788000106811523" calcext:value-type="float">
            <text:p>0.788000106811523</text:p>
          </table:table-cell>
          <table:table-cell/>
          <table:table-cell table:formula="of:=[.B2]/[.A7]" office:value-type="float" office:value="1.20558365344351" calcext:value-type="float">
            <text:p>1.20558365344351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3" table:formula="of:=SUM([.C7];[.C20];[.C33];[.C46];[.C59])/5" office:value-type="float" office:value="1.18606441156952" calcext:value-type="float">
            <text:p>1.18606441156952</text:p>
          </table:table-cell>
          <table:table-cell table:number-columns-repeated="1016"/>
        </table:table-row>
        <table:table-row table:style-name="ro2">
          <table:table-cell office:value-type="float" office:value="0.878000020980835" calcext:value-type="float">
            <text:p>0.878000020980835</text:p>
          </table:table-cell>
          <table:table-cell/>
          <table:table-cell table:formula="of:=[.B2]/[.A8]" office:value-type="float" office:value="1.08200458426236" calcext:value-type="float">
            <text:p>1.08200458426236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3" table:formula="of:=SUM([.C8];[.C21];[.C34];[.C47];[.C60])/5" office:value-type="float" office:value="1.08285303320357" calcext:value-type="float">
            <text:p>1.08285303320357</text:p>
          </table:table-cell>
          <table:table-cell table:number-columns-repeated="1016"/>
        </table:table-row>
        <table:table-row table:style-name="ro2">
          <table:table-cell office:value-type="float" office:value="0.814000010490417" calcext:value-type="float">
            <text:p>0.814000010490417</text:p>
          </table:table-cell>
          <table:table-cell/>
          <table:table-cell table:formula="of:=[.B2]/[.A9]" office:value-type="float" office:value="1.16707621061499" calcext:value-type="float">
            <text:p>1.16707621061499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3" table:formula="of:=SUM([.C9];[.C22];[.C35];[.C48];[.C61])/5" office:value-type="float" office:value="1.13884974515893" calcext:value-type="float">
            <text:p>1.13884974515893</text:p>
          </table:table-cell>
          <table:table-cell table:number-columns-repeated="1016"/>
        </table:table-row>
        <table:table-row table:style-name="ro2">
          <table:table-cell office:value-type="float" office:value="0.828000009059906" calcext:value-type="float">
            <text:p>0.828000009059906</text:p>
          </table:table-cell>
          <table:table-cell/>
          <table:table-cell table:formula="of:=[.B2]/[.A10]" office:value-type="float" office:value="1.14734304020398" calcext:value-type="float">
            <text:p>1.14734304020398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3" table:formula="of:=SUM([.C10];[.C23];[.C36];[.C49];[.C62])/5" office:value-type="float" office:value="1.18017867138821" calcext:value-type="float">
            <text:p>1.18017867138821</text:p>
          </table:table-cell>
          <table:table-cell table:number-columns-repeated="1016"/>
        </table:table-row>
        <table:table-row table:style-name="ro2">
          <table:table-cell office:value-type="float" office:value="0.866000056266784" calcext:value-type="float">
            <text:p>0.866000056266784</text:p>
          </table:table-cell>
          <table:table-cell/>
          <table:table-cell table:formula="of:=[.B2]/[.A11]" office:value-type="float" office:value="1.09699767431776" calcext:value-type="float">
            <text:p>1.09699767431776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3" table:formula="of:=SUM([.C11];[.C24];[.C37];[.C50];[.C63])/5" office:value-type="float" office:value="1.09143259970492" calcext:value-type="float">
            <text:p>1.09143259970492</text:p>
          </table:table-cell>
          <table:table-cell table:number-columns-repeated="1016"/>
        </table:table-row>
        <table:table-row table:style-name="ro2">
          <table:table-cell office:value-type="float" office:value="0.831999957561492" calcext:value-type="float">
            <text:p>0.831999957561492</text:p>
          </table:table-cell>
          <table:table-cell/>
          <table:table-cell table:formula="of:=[.B2]/[.A12]" office:value-type="float" office:value="1.14182703863119" calcext:value-type="float">
            <text:p>1.14182703863119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3" table:formula="of:=SUM([.C12];[.C25];[.C38];[.C51];[.C64])/5" office:value-type="float" office:value="1.15439294697525" calcext:value-type="float">
            <text:p>1.15439294697525</text:p>
          </table:table-cell>
          <table:table-cell table:number-columns-repeated="1016"/>
        </table:table-row>
        <table:table-row table:style-name="ro2">
          <table:table-cell office:value-type="float" office:value="0.70600014925003" calcext:value-type="float">
            <text:p>0.70600014925003</text:p>
          </table:table-cell>
          <table:table-cell/>
          <table:table-cell table:formula="of:=[.B2]/[.A13]" office:value-type="float" office:value="1.34560884823166" calcext:value-type="float">
            <text:p>1.34560884823166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3" table:formula="of:=SUM([.C13];[.C26];[.C39];[.C52];[.C65])/5" office:value-type="float" office:value="1.26295380949405" calcext:value-type="float">
            <text:p>1.2629538094940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58000016" calcext:value-type="float">
            <text:p>0.758000016</text:p>
          </table:table-cell>
          <table:table-cell office:value-type="float" office:value="0.938000023" calcext:value-type="float">
            <text:p>0.938000023</text:p>
          </table:table-cell>
          <table:table-cell table:formula="of:=[.B15]/[.A15]" office:value-type="float" office:value="1.23746702269199" calcext:value-type="float">
            <text:p>1.23746702269199</text:p>
          </table:table-cell>
          <table:table-cell table:number-columns-repeated="1021"/>
        </table:table-row>
        <table:table-row table:style-name="ro1">
          <table:table-cell office:value-type="float" office:value="0.819999993" calcext:value-type="float">
            <text:p>0.819999993</text:p>
          </table:table-cell>
          <table:table-cell/>
          <table:table-cell table:formula="of:=[.B15]/[.A16]" office:value-type="float" office:value="1.14390247683819" calcext:value-type="float">
            <text:p>1.14390247683819</text:p>
          </table:table-cell>
          <table:table-cell table:number-columns-repeated="1021"/>
        </table:table-row>
        <table:table-row table:style-name="ro1">
          <table:table-cell office:value-type="float" office:value="0.884000182" calcext:value-type="float">
            <text:p>0.884000182</text:p>
          </table:table-cell>
          <table:table-cell/>
          <table:table-cell table:formula="of:=[.B15]/[.A17]" office:value-type="float" office:value="1.06108578040994" calcext:value-type="float">
            <text:p>1.06108578040994</text:p>
          </table:table-cell>
          <table:table-cell table:number-columns-repeated="1021"/>
        </table:table-row>
        <table:table-row table:style-name="ro1">
          <table:table-cell office:value-type="float" office:value="0.818000078" calcext:value-type="float">
            <text:p>0.818000078</text:p>
          </table:table-cell>
          <table:table-cell/>
          <table:table-cell table:formula="of:=[.B15]/[.A18]" office:value-type="float" office:value="1.14669918527807" calcext:value-type="float">
            <text:p>1.14669918527807</text:p>
          </table:table-cell>
          <table:table-cell table:number-columns-repeated="1021"/>
        </table:table-row>
        <table:table-row table:style-name="ro1">
          <table:table-cell office:value-type="float" office:value="0.874000072" calcext:value-type="float">
            <text:p>0.874000072</text:p>
          </table:table-cell>
          <table:table-cell/>
          <table:table-cell table:formula="of:=[.B15]/[.A19]" office:value-type="float" office:value="1.07322648252596" calcext:value-type="float">
            <text:p>1.07322648252596</text:p>
          </table:table-cell>
          <table:table-cell table:number-columns-repeated="1021"/>
        </table:table-row>
        <table:table-row table:style-name="ro1">
          <table:table-cell office:value-type="float" office:value="0.812000036" calcext:value-type="float">
            <text:p>0.812000036</text:p>
          </table:table-cell>
          <table:table-cell/>
          <table:table-cell table:formula="of:=[.B15]/[.A20]" office:value-type="float" office:value="1.15517239090369" calcext:value-type="float">
            <text:p>1.15517239090369</text:p>
          </table:table-cell>
          <table:table-cell table:number-columns-repeated="1021"/>
        </table:table-row>
        <table:table-row table:style-name="ro1">
          <table:table-cell office:value-type="float" office:value="0.904000044" calcext:value-type="float">
            <text:p>0.904000044</text:p>
          </table:table-cell>
          <table:table-cell/>
          <table:table-cell table:formula="of:=[.B15]/[.A21]" office:value-type="float" office:value="1.03761059440833" calcext:value-type="float">
            <text:p>1.03761059440833</text:p>
          </table:table-cell>
          <table:table-cell table:number-columns-repeated="1021"/>
        </table:table-row>
        <table:table-row table:style-name="ro1">
          <table:table-cell office:value-type="float" office:value="0.825999975" calcext:value-type="float">
            <text:p>0.825999975</text:p>
          </table:table-cell>
          <table:table-cell/>
          <table:table-cell table:formula="of:=[.B15]/[.A22]" office:value-type="float" office:value="1.13559328255428" calcext:value-type="float">
            <text:p>1.13559328255428</text:p>
          </table:table-cell>
          <table:table-cell table:number-columns-repeated="1021"/>
        </table:table-row>
        <table:table-row table:style-name="ro1">
          <table:table-cell office:value-type="float" office:value="0.782000124" calcext:value-type="float">
            <text:p>0.782000124</text:p>
          </table:table-cell>
          <table:table-cell/>
          <table:table-cell table:formula="of:=[.B15]/[.A23]" office:value-type="float" office:value="1.19948833026016" calcext:value-type="float">
            <text:p>1.19948833026016</text:p>
          </table:table-cell>
          <table:table-cell table:number-columns-repeated="1021"/>
        </table:table-row>
        <table:table-row table:style-name="ro1">
          <table:table-cell office:value-type="float" office:value="0.867999971" calcext:value-type="float">
            <text:p>0.867999971</text:p>
          </table:table-cell>
          <table:table-cell/>
          <table:table-cell table:formula="of:=[.B15]/[.A24]" office:value-type="float" office:value="1.08064522389252" calcext:value-type="float">
            <text:p>1.08064522389252</text:p>
          </table:table-cell>
          <table:table-cell table:number-columns-repeated="1021"/>
        </table:table-row>
        <table:table-row table:style-name="ro1">
          <table:table-cell office:value-type="float" office:value="0.838000119" calcext:value-type="float">
            <text:p>0.838000119</text:p>
          </table:table-cell>
          <table:table-cell/>
          <table:table-cell table:formula="of:=[.B15]/[.A25]" office:value-type="float" office:value="1.11933161073931" calcext:value-type="float">
            <text:p>1.11933161073931</text:p>
          </table:table-cell>
          <table:table-cell table:number-columns-repeated="1021"/>
        </table:table-row>
        <table:table-row table:style-name="ro1">
          <table:table-cell office:value-type="float" office:value="0.782000065" calcext:value-type="float">
            <text:p>0.782000065</text:p>
          </table:table-cell>
          <table:table-cell/>
          <table:table-cell table:formula="of:=[.B15]/[.A26]" office:value-type="float" office:value="1.19948842075864" calcext:value-type="float">
            <text:p>1.199488420758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1600014" calcext:value-type="float">
            <text:p>0.71600014</text:p>
          </table:table-cell>
          <table:table-cell office:value-type="float" office:value="0.94600004" calcext:value-type="float">
            <text:p>0.94600004</text:p>
          </table:table-cell>
          <table:table-cell table:formula="of:=[.B28]/[.A28]" office:value-type="float" office:value="1.32122884780442" calcext:value-type="float">
            <text:p>1.32122884780442</text:p>
          </table:table-cell>
          <table:table-cell table:number-columns-repeated="1021"/>
        </table:table-row>
        <table:table-row table:style-name="ro1">
          <table:table-cell office:value-type="float" office:value="0.818000019" calcext:value-type="float">
            <text:p>0.818000019</text:p>
          </table:table-cell>
          <table:table-cell/>
          <table:table-cell table:formula="of:=[.B28]/[.A29]" office:value-type="float" office:value="1.15647923964168" calcext:value-type="float">
            <text:p>1.15647923964168</text:p>
          </table:table-cell>
          <table:table-cell table:number-columns-repeated="1021"/>
        </table:table-row>
        <table:table-row table:style-name="ro1">
          <table:table-cell office:value-type="float" office:value="0.86800009" calcext:value-type="float">
            <text:p>0.86800009</text:p>
          </table:table-cell>
          <table:table-cell/>
          <table:table-cell table:formula="of:=[.B28]/[.A30]" office:value-type="float" office:value="1.08986168423093" calcext:value-type="float">
            <text:p>1.08986168423093</text:p>
          </table:table-cell>
          <table:table-cell table:number-columns-repeated="1021"/>
        </table:table-row>
        <table:table-row table:style-name="ro1">
          <table:table-cell office:value-type="float" office:value="0.776000082" calcext:value-type="float">
            <text:p>0.776000082</text:p>
          </table:table-cell>
          <table:table-cell/>
          <table:table-cell table:formula="of:=[.B28]/[.A31]" office:value-type="float" office:value="1.21907208767537" calcext:value-type="float">
            <text:p>1.21907208767537</text:p>
          </table:table-cell>
          <table:table-cell table:number-columns-repeated="1021"/>
        </table:table-row>
        <table:table-row table:style-name="ro1">
          <table:table-cell office:value-type="float" office:value="0.856000006" calcext:value-type="float">
            <text:p>0.856000006</text:p>
          </table:table-cell>
          <table:table-cell/>
          <table:table-cell table:formula="of:=[.B28]/[.A32]" office:value-type="float" office:value="1.10514022589855" calcext:value-type="float">
            <text:p>1.10514022589855</text:p>
          </table:table-cell>
          <table:table-cell table:number-columns-repeated="1021"/>
        </table:table-row>
        <table:table-row table:style-name="ro1">
          <table:table-cell office:value-type="float" office:value="0.81400001" calcext:value-type="float">
            <text:p>0.81400001</text:p>
          </table:table-cell>
          <table:table-cell/>
          <table:table-cell table:formula="of:=[.B28]/[.A33]" office:value-type="float" office:value="1.16216219702503" calcext:value-type="float">
            <text:p>1.16216219702503</text:p>
          </table:table-cell>
          <table:table-cell table:number-columns-repeated="1021"/>
        </table:table-row>
        <table:table-row table:style-name="ro1">
          <table:table-cell office:value-type="float" office:value="0.880000055" calcext:value-type="float">
            <text:p>0.880000055</text:p>
          </table:table-cell>
          <table:table-cell/>
          <table:table-cell table:formula="of:=[.B28]/[.A34]" office:value-type="float" office:value="1.07499997826705" calcext:value-type="float">
            <text:p>1.07499997826705</text:p>
          </table:table-cell>
          <table:table-cell table:number-columns-repeated="1021"/>
        </table:table-row>
        <table:table-row table:style-name="ro1">
          <table:table-cell office:value-type="float" office:value="0.816000044" calcext:value-type="float">
            <text:p>0.816000044</text:p>
          </table:table-cell>
          <table:table-cell/>
          <table:table-cell table:formula="of:=[.B28]/[.A35]" office:value-type="float" office:value="1.15931371199779" calcext:value-type="float">
            <text:p>1.15931371199779</text:p>
          </table:table-cell>
          <table:table-cell table:number-columns-repeated="1021"/>
        </table:table-row>
        <table:table-row table:style-name="ro1">
          <table:table-cell office:value-type="float" office:value="0.821999967" calcext:value-type="float">
            <text:p>0.821999967</text:p>
          </table:table-cell>
          <table:table-cell/>
          <table:table-cell table:formula="of:=[.B28]/[.A36]" office:value-type="float" office:value="1.15085167637239" calcext:value-type="float">
            <text:p>1.15085167637239</text:p>
          </table:table-cell>
          <table:table-cell table:number-columns-repeated="1021"/>
        </table:table-row>
        <table:table-row table:style-name="ro1">
          <table:table-cell office:value-type="float" office:value="0.881999969" calcext:value-type="float">
            <text:p>0.881999969</text:p>
          </table:table-cell>
          <table:table-cell/>
          <table:table-cell table:formula="of:=[.B28]/[.A37]" office:value-type="float" office:value="1.07256244132589" calcext:value-type="float">
            <text:p>1.07256244132589</text:p>
          </table:table-cell>
          <table:table-cell table:number-columns-repeated="1021"/>
        </table:table-row>
        <table:table-row table:style-name="ro1">
          <table:table-cell office:value-type="float" office:value="0.806000054" calcext:value-type="float">
            <text:p>0.806000054</text:p>
          </table:table-cell>
          <table:table-cell/>
          <table:table-cell table:formula="of:=[.B28]/[.A38]" office:value-type="float" office:value="1.17369724146445" calcext:value-type="float">
            <text:p>1.17369724146445</text:p>
          </table:table-cell>
          <table:table-cell table:number-columns-repeated="1021"/>
        </table:table-row>
        <table:table-row table:style-name="ro1">
          <table:table-cell office:value-type="float" office:value="0.762000144" calcext:value-type="float">
            <text:p>0.762000144</text:p>
          </table:table-cell>
          <table:table-cell/>
          <table:table-cell table:formula="of:=[.B28]/[.A39]" office:value-type="float" office:value="1.24146963415797" calcext:value-type="float">
            <text:p>1.241469634157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07999969" calcext:value-type="float">
            <text:p>0.807999969</text:p>
          </table:table-cell>
          <table:table-cell office:value-type="float" office:value="0.970000029" calcext:value-type="float">
            <text:p>0.970000029</text:p>
          </table:table-cell>
          <table:table-cell table:formula="of:=[.B41]/[.A41]" office:value-type="float" office:value="1.20049513145464" calcext:value-type="float">
            <text:p>1.20049513145464</text:p>
          </table:table-cell>
          <table:table-cell table:number-columns-repeated="1021"/>
        </table:table-row>
        <table:table-row table:style-name="ro1">
          <table:table-cell office:value-type="float" office:value="0.76000005" calcext:value-type="float">
            <text:p>0.76000005</text:p>
          </table:table-cell>
          <table:table-cell/>
          <table:table-cell table:formula="of:=[.B41]/[.A42]" office:value-type="float" office:value="1.27631574366344" calcext:value-type="float">
            <text:p>1.27631574366344</text:p>
          </table:table-cell>
          <table:table-cell table:number-columns-repeated="1021"/>
        </table:table-row>
        <table:table-row table:style-name="ro1">
          <table:table-cell office:value-type="float" office:value="0.868000031" calcext:value-type="float">
            <text:p>0.868000031</text:p>
          </table:table-cell>
          <table:table-cell/>
          <table:table-cell table:formula="of:=[.B41]/[.A43]" office:value-type="float" office:value="1.11751151423634" calcext:value-type="float">
            <text:p>1.11751151423634</text:p>
          </table:table-cell>
          <table:table-cell table:number-columns-repeated="1021"/>
        </table:table-row>
        <table:table-row table:style-name="ro1">
          <table:table-cell office:value-type="float" office:value="0.782000124" calcext:value-type="float">
            <text:p>0.782000124</text:p>
          </table:table-cell>
          <table:table-cell/>
          <table:table-cell table:formula="of:=[.B41]/[.A44]" office:value-type="float" office:value="1.24040904755662" calcext:value-type="float">
            <text:p>1.24040904755662</text:p>
          </table:table-cell>
          <table:table-cell table:number-columns-repeated="1021"/>
        </table:table-row>
        <table:table-row table:style-name="ro1">
          <table:table-cell office:value-type="float" office:value="0.860000074" calcext:value-type="float">
            <text:p>0.860000074</text:p>
          </table:table-cell>
          <table:table-cell/>
          <table:table-cell table:formula="of:=[.B41]/[.A45]" office:value-type="float" office:value="1.12790691341266" calcext:value-type="float">
            <text:p>1.12790691341266</text:p>
          </table:table-cell>
          <table:table-cell table:number-columns-repeated="1021"/>
        </table:table-row>
        <table:table-row table:style-name="ro1">
          <table:table-cell office:value-type="float" office:value="0.780000091" calcext:value-type="float">
            <text:p>0.780000091</text:p>
          </table:table-cell>
          <table:table-cell/>
          <table:table-cell table:formula="of:=[.B41]/[.A46]" office:value-type="float" office:value="1.24358963568377" calcext:value-type="float">
            <text:p>1.24358963568377</text:p>
          </table:table-cell>
          <table:table-cell table:number-columns-repeated="1021"/>
        </table:table-row>
        <table:table-row table:style-name="ro1">
          <table:table-cell office:value-type="float" office:value="0.860000074" calcext:value-type="float">
            <text:p>0.860000074</text:p>
          </table:table-cell>
          <table:table-cell/>
          <table:table-cell table:formula="of:=[.B41]/[.A47]" office:value-type="float" office:value="1.12790691341266" calcext:value-type="float">
            <text:p>1.12790691341266</text:p>
          </table:table-cell>
          <table:table-cell table:number-columns-repeated="1021"/>
        </table:table-row>
        <table:table-row table:style-name="ro1">
          <table:table-cell office:value-type="float" office:value="0.86800009" calcext:value-type="float">
            <text:p>0.86800009</text:p>
          </table:table-cell>
          <table:table-cell/>
          <table:table-cell table:formula="of:=[.B41]/[.A48]" office:value-type="float" office:value="1.11751143827646" calcext:value-type="float">
            <text:p>1.11751143827646</text:p>
          </table:table-cell>
          <table:table-cell table:number-columns-repeated="1021"/>
        </table:table-row>
        <table:table-row table:style-name="ro1">
          <table:table-cell office:value-type="float" office:value="0.818000019" calcext:value-type="float">
            <text:p>0.818000019</text:p>
          </table:table-cell>
          <table:table-cell/>
          <table:table-cell table:formula="of:=[.B41]/[.A49]" office:value-type="float" office:value="1.18581907881349" calcext:value-type="float">
            <text:p>1.18581907881349</text:p>
          </table:table-cell>
          <table:table-cell table:number-columns-repeated="1021"/>
        </table:table-row>
        <table:table-row table:style-name="ro1">
          <table:table-cell office:value-type="float" office:value="0.885999978" calcext:value-type="float">
            <text:p>0.885999978</text:p>
          </table:table-cell>
          <table:table-cell/>
          <table:table-cell table:formula="of:=[.B41]/[.A50]" office:value-type="float" office:value="1.09480818632707" calcext:value-type="float">
            <text:p>1.09480818632707</text:p>
          </table:table-cell>
          <table:table-cell table:number-columns-repeated="1021"/>
        </table:table-row>
        <table:table-row table:style-name="ro1">
          <table:table-cell office:value-type="float" office:value="0.80400008" calcext:value-type="float">
            <text:p>0.80400008</text:p>
          </table:table-cell>
          <table:table-cell/>
          <table:table-cell table:formula="of:=[.B41]/[.A51]" office:value-type="float" office:value="1.20646757771467" calcext:value-type="float">
            <text:p>1.20646757771467</text:p>
          </table:table-cell>
          <table:table-cell table:number-columns-repeated="1021"/>
        </table:table-row>
        <table:table-row table:style-name="ro1">
          <table:table-cell office:value-type="float" office:value="0.740000069" calcext:value-type="float">
            <text:p>0.740000069</text:p>
          </table:table-cell>
          <table:table-cell/>
          <table:table-cell table:formula="of:=[.B41]/[.A52]" office:value-type="float" office:value="1.31081072777576" calcext:value-type="float">
            <text:p>1.310810727775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74000108" calcext:value-type="float">
            <text:p>0.774000108</text:p>
          </table:table-cell>
          <table:table-cell office:value-type="float" office:value="0.952000022" calcext:value-type="float">
            <text:p>0.952000022</text:p>
          </table:table-cell>
          <table:table-cell table:formula="of:=[.B54]/[.A54]" office:value-type="float" office:value="1.22997401700621" calcext:value-type="float">
            <text:p>1.22997401700621</text:p>
          </table:table-cell>
          <table:table-cell table:number-columns-repeated="1021"/>
        </table:table-row>
        <table:table-row table:style-name="ro1">
          <table:table-cell office:value-type="float" office:value="0.758000016" calcext:value-type="float">
            <text:p>0.758000016</text:p>
          </table:table-cell>
          <table:table-cell/>
          <table:table-cell table:formula="of:=[.B54]/[.A55]" office:value-type="float" office:value="1.25593667797495" calcext:value-type="float">
            <text:p>1.25593667797495</text:p>
          </table:table-cell>
          <table:table-cell table:number-columns-repeated="1021"/>
        </table:table-row>
        <table:table-row table:style-name="ro1">
          <table:table-cell office:value-type="float" office:value="0.844000101" calcext:value-type="float">
            <text:p>0.844000101</text:p>
          </table:table-cell>
          <table:table-cell/>
          <table:table-cell table:formula="of:=[.B54]/[.A56]" office:value-type="float" office:value="1.12796197639318" calcext:value-type="float">
            <text:p>1.12796197639318</text:p>
          </table:table-cell>
          <table:table-cell table:number-columns-repeated="1021"/>
        </table:table-row>
        <table:table-row table:style-name="ro1">
          <table:table-cell office:value-type="float" office:value="0.766000152" calcext:value-type="float">
            <text:p>0.766000152</text:p>
          </table:table-cell>
          <table:table-cell/>
          <table:table-cell table:formula="of:=[.B54]/[.A57]" office:value-type="float" office:value="1.24281962544571" calcext:value-type="float">
            <text:p>1.24281962544571</text:p>
          </table:table-cell>
          <table:table-cell table:number-columns-repeated="1021"/>
        </table:table-row>
        <table:table-row table:style-name="ro1">
          <table:table-cell office:value-type="float" office:value="0.852000058" calcext:value-type="float">
            <text:p>0.852000058</text:p>
          </table:table-cell>
          <table:table-cell/>
          <table:table-cell table:formula="of:=[.B54]/[.A58]" office:value-type="float" office:value="1.11737084177522" calcext:value-type="float">
            <text:p>1.11737084177522</text:p>
          </table:table-cell>
          <table:table-cell table:number-columns-repeated="1021"/>
        </table:table-row>
        <table:table-row table:style-name="ro1">
          <table:table-cell office:value-type="float" office:value="0.818000019" calcext:value-type="float">
            <text:p>0.818000019</text:p>
          </table:table-cell>
          <table:table-cell/>
          <table:table-cell table:formula="of:=[.B54]/[.A59]" office:value-type="float" office:value="1.1638141807916" calcext:value-type="float">
            <text:p>1.1638141807916</text:p>
          </table:table-cell>
          <table:table-cell table:number-columns-repeated="1021"/>
        </table:table-row>
        <table:table-row table:style-name="ro1">
          <table:table-cell office:value-type="float" office:value="0.872000039" calcext:value-type="float">
            <text:p>0.872000039</text:p>
          </table:table-cell>
          <table:table-cell/>
          <table:table-cell table:formula="of:=[.B54]/[.A60]" office:value-type="float" office:value="1.09174309566745" calcext:value-type="float">
            <text:p>1.09174309566745</text:p>
          </table:table-cell>
          <table:table-cell table:number-columns-repeated="1021"/>
        </table:table-row>
        <table:table-row table:style-name="ro1">
          <table:table-cell office:value-type="float" office:value="0.854000032" calcext:value-type="float">
            <text:p>0.854000032</text:p>
          </table:table-cell>
          <table:table-cell/>
          <table:table-cell table:formula="of:=[.B54]/[.A61]" office:value-type="float" office:value="1.11475408235114" calcext:value-type="float">
            <text:p>1.11475408235114</text:p>
          </table:table-cell>
          <table:table-cell table:number-columns-repeated="1021"/>
        </table:table-row>
        <table:table-row table:style-name="ro1">
          <table:table-cell office:value-type="float" office:value="0.782000065" calcext:value-type="float">
            <text:p>0.782000065</text:p>
          </table:table-cell>
          <table:table-cell/>
          <table:table-cell table:formula="of:=[.B54]/[.A62]" office:value-type="float" office:value="1.21739123129101" calcext:value-type="float">
            <text:p>1.21739123129101</text:p>
          </table:table-cell>
          <table:table-cell table:number-columns-repeated="1021"/>
        </table:table-row>
        <table:table-row table:style-name="ro1">
          <table:table-cell office:value-type="float" office:value="0.856000066" calcext:value-type="float">
            <text:p>0.856000066</text:p>
          </table:table-cell>
          <table:table-cell/>
          <table:table-cell table:formula="of:=[.B54]/[.A63]" office:value-type="float" office:value="1.11214947266137" calcext:value-type="float">
            <text:p>1.11214947266137</text:p>
          </table:table-cell>
          <table:table-cell table:number-columns-repeated="1021"/>
        </table:table-row>
        <table:table-row table:style-name="ro1">
          <table:table-cell office:value-type="float" office:value="0.842000067" calcext:value-type="float">
            <text:p>0.842000067</text:p>
          </table:table-cell>
          <table:table-cell/>
          <table:table-cell table:formula="of:=[.B54]/[.A64]" office:value-type="float" office:value="1.13064126632665" calcext:value-type="float">
            <text:p>1.13064126632665</text:p>
          </table:table-cell>
          <table:table-cell table:number-columns-repeated="1021"/>
        </table:table-row>
        <table:table-row table:style-name="ro1">
          <table:table-cell office:value-type="float" office:value="0.781999946" calcext:value-type="float">
            <text:p>0.781999946</text:p>
          </table:table-cell>
          <table:table-cell/>
          <table:table-cell table:formula="of:=[.B54]/[.A65]" office:value-type="float" office:value="1.21739141654621" calcext:value-type="float">
            <text:p>1.21739141654621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1_reset.C1:b01_reset.C1048576">
            <calcext:condition calcext:apply-style-name="Good" calcext:value="&gt;1" calcext:base-cell-address="b01_reset.C1"/>
          </calcext:conditional-format>
          <calcext:conditional-format calcext:target-range-address="b01_reset.H2:b01_reset.H13">
            <calcext:condition calcext:apply-style-name="Good" calcext:value="&gt;1" calcext:base-cell-address="b01_reset.H2"/>
          </calcext:conditional-format>
        </calcext:conditional-formats>
      </table:table>
      <table:table table:name="b02_reset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827499985694885" calcext:value-type="float">
            <text:p>0.827499985694885</text:p>
          </table:table-cell>
          <table:table-cell office:value-type="float" office:value="0.922500014305114" calcext:value-type="float">
            <text:p>0.922500014305114</text:p>
          </table:table-cell>
          <table:table-cell table:formula="of:=[.B2]/[.A2]" office:value-type="float" office:value="1.11480366193657" calcext:value-type="float">
            <text:p>1.11480366193657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5" table:formula="of:=SUM([.C2];[.C15];[.C28];[.C41];[.C54])/5" office:value-type="float" office:value="1.10595935635478" calcext:value-type="float">
            <text:p>1.10595935635478</text:p>
          </table:table-cell>
          <table:table-cell table:number-columns-repeated="1016"/>
        </table:table-row>
        <table:table-row table:style-name="ro2">
          <table:table-cell office:value-type="float" office:value="0.627499997615814" calcext:value-type="float">
            <text:p>0.627499997615814</text:p>
          </table:table-cell>
          <table:table-cell/>
          <table:table-cell table:formula="of:=[.B2]/[.A3]" office:value-type="float" office:value="1.47011955029506" calcext:value-type="float">
            <text:p>1.4701195502950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5" table:formula="of:=SUM([.C3];[.C16];[.C29];[.C42];[.C55])/5" office:value-type="float" office:value="1.56904103129511" calcext:value-type="float">
            <text:p>1.56904103129511</text:p>
          </table:table-cell>
          <table:table-cell table:number-columns-repeated="1016"/>
        </table:table-row>
        <table:table-row table:style-name="ro2">
          <table:table-cell office:value-type="float" office:value="0.709999978542327" calcext:value-type="float">
            <text:p>0.709999978542327</text:p>
          </table:table-cell>
          <table:table-cell/>
          <table:table-cell table:formula="of:=[.B2]/[.A4]" office:value-type="float" office:value="1.29929583406335" calcext:value-type="float">
            <text:p>1.29929583406335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5" table:formula="of:=SUM([.C4];[.C17];[.C30];[.C43];[.C56])/5" office:value-type="float" office:value="1.29813177838844" calcext:value-type="float">
            <text:p>1.29813177838844</text:p>
          </table:table-cell>
          <table:table-cell table:number-columns-repeated="1016"/>
        </table:table-row>
        <table:table-row table:style-name="ro2">
          <table:table-cell office:value-type="float" office:value="0.495000004768371" calcext:value-type="float">
            <text:p>0.495000004768371</text:p>
          </table:table-cell>
          <table:table-cell/>
          <table:table-cell table:formula="of:=[.B2]/[.A5]" office:value-type="float" office:value="1.86363637458304" calcext:value-type="float">
            <text:p>1.86363637458304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5" table:formula="of:=SUM([.C5];[.C18];[.C31];[.C44];[.C57])/5" office:value-type="float" office:value="1.77672933969268" calcext:value-type="float">
            <text:p>1.77672933969268</text:p>
          </table:table-cell>
          <table:table-cell table:number-columns-repeated="1016"/>
        </table:table-row>
        <table:table-row table:style-name="ro2">
          <table:table-cell office:value-type="float" office:value="0.587499976158142" calcext:value-type="float">
            <text:p>0.587499976158142</text:p>
          </table:table-cell>
          <table:table-cell/>
          <table:table-cell table:formula="of:=[.B2]/[.A6]" office:value-type="float" office:value="1.57021285402878" calcext:value-type="float">
            <text:p>1.57021285402878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5" table:formula="of:=SUM([.C6];[.C19];[.C32];[.C45];[.C58])/5" office:value-type="float" office:value="1.51812374839034" calcext:value-type="float">
            <text:p>1.51812374839034</text:p>
          </table:table-cell>
          <table:table-cell table:number-columns-repeated="1016"/>
        </table:table-row>
        <table:table-row table:style-name="ro2">
          <table:table-cell office:value-type="float" office:value="0.542500019073486" calcext:value-type="float">
            <text:p>0.542500019073486</text:p>
          </table:table-cell>
          <table:table-cell/>
          <table:table-cell table:formula="of:=[.B2]/[.A7]" office:value-type="float" office:value="1.70046079607631" calcext:value-type="float">
            <text:p>1.70046079607631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5" table:formula="of:=SUM([.C7];[.C20];[.C33];[.C46];[.C59])/5" office:value-type="float" office:value="1.64526509543612" calcext:value-type="float">
            <text:p>1.64526509543612</text:p>
          </table:table-cell>
          <table:table-cell table:number-columns-repeated="1016"/>
        </table:table-row>
        <table:table-row table:style-name="ro2">
          <table:table-cell office:value-type="float" office:value="0.637499988079071" calcext:value-type="float">
            <text:p>0.637499988079071</text:p>
          </table:table-cell>
          <table:table-cell/>
          <table:table-cell table:formula="of:=[.B2]/[.A8]" office:value-type="float" office:value="1.44705887302808" calcext:value-type="float">
            <text:p>1.44705887302808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5" table:formula="of:=SUM([.C8];[.C21];[.C34];[.C47];[.C60])/5" office:value-type="float" office:value="1.43718865701181" calcext:value-type="float">
            <text:p>1.43718865701181</text:p>
          </table:table-cell>
          <table:table-cell table:number-columns-repeated="1016"/>
        </table:table-row>
        <table:table-row table:style-name="ro2">
          <table:table-cell office:value-type="float" office:value="0.627499997615814" calcext:value-type="float">
            <text:p>0.627499997615814</text:p>
          </table:table-cell>
          <table:table-cell/>
          <table:table-cell table:formula="of:=[.B2]/[.A9]" office:value-type="float" office:value="1.47011955029506" calcext:value-type="float">
            <text:p>1.47011955029506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5" table:formula="of:=SUM([.C9];[.C22];[.C35];[.C48];[.C61])/5" office:value-type="float" office:value="1.47755495980575" calcext:value-type="float">
            <text:p>1.47755495980575</text:p>
          </table:table-cell>
          <table:table-cell table:number-columns-repeated="1016"/>
        </table:table-row>
        <table:table-row table:style-name="ro2">
          <table:table-cell office:value-type="float" office:value="0.5450000166893" calcext:value-type="float">
            <text:p>0.5450000166893</text:p>
          </table:table-cell>
          <table:table-cell/>
          <table:table-cell table:formula="of:=[.B2]/[.A10]" office:value-type="float" office:value="1.69266052487302" calcext:value-type="float">
            <text:p>1.69266052487302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5" table:formula="of:=SUM([.C10];[.C23];[.C36];[.C49];[.C62])/5" office:value-type="float" office:value="1.54558753491084" calcext:value-type="float">
            <text:p>1.54558753491084</text:p>
          </table:table-cell>
          <table:table-cell table:number-columns-repeated="1016"/>
        </table:table-row>
        <table:table-row table:style-name="ro2">
          <table:table-cell office:value-type="float" office:value="0.605000019073486" calcext:value-type="float">
            <text:p>0.605000019073486</text:p>
          </table:table-cell>
          <table:table-cell/>
          <table:table-cell table:formula="of:=[.B2]/[.A11]" office:value-type="float" office:value="1.52479336400329" calcext:value-type="float">
            <text:p>1.52479336400329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5" table:formula="of:=SUM([.C11];[.C24];[.C37];[.C50];[.C63])/5" office:value-type="float" office:value="1.55035885962297" calcext:value-type="float">
            <text:p>1.55035885962297</text:p>
          </table:table-cell>
          <table:table-cell table:number-columns-repeated="1016"/>
        </table:table-row>
        <table:table-row table:style-name="ro2">
          <table:table-cell office:value-type="float" office:value="0.595000028610229" calcext:value-type="float">
            <text:p>0.595000028610229</text:p>
          </table:table-cell>
          <table:table-cell/>
          <table:table-cell table:formula="of:=[.B2]/[.A12]" office:value-type="float" office:value="1.55042011755839" calcext:value-type="float">
            <text:p>1.55042011755839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5" table:formula="of:=SUM([.C12];[.C25];[.C38];[.C51];[.C64])/5" office:value-type="float" office:value="1.49882016149548" calcext:value-type="float">
            <text:p>1.49882016149548</text:p>
          </table:table-cell>
          <table:table-cell table:number-columns-repeated="1016"/>
        </table:table-row>
        <table:table-row table:style-name="ro2">
          <table:table-cell office:value-type="float" office:value="0.432500004768371" calcext:value-type="float">
            <text:p>0.432500004768371</text:p>
          </table:table-cell>
          <table:table-cell/>
          <table:table-cell table:formula="of:=[.B2]/[.A13]" office:value-type="float" office:value="2.13294798643798" calcext:value-type="float">
            <text:p>2.13294798643798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5" table:formula="of:=SUM([.C13];[.C26];[.C39];[.C52];[.C65])/5" office:value-type="float" office:value="2.02819355974235" calcext:value-type="float">
            <text:p>2.0281935597423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24999988" calcext:value-type="float">
            <text:p>0.824999988</text:p>
          </table:table-cell>
          <table:table-cell office:value-type="float" office:value="0.920000017" calcext:value-type="float">
            <text:p>0.920000017</text:p>
          </table:table-cell>
          <table:table-cell table:formula="of:=[.B15]/[.A15]" office:value-type="float" office:value="1.11515155197796" calcext:value-type="float">
            <text:p>1.11515155197796</text:p>
          </table:table-cell>
          <table:table-cell table:number-columns-repeated="1021"/>
        </table:table-row>
        <table:table-row table:style-name="ro2">
          <table:table-cell office:value-type="float" office:value="0.577499986" calcext:value-type="float">
            <text:p>0.577499986</text:p>
          </table:table-cell>
          <table:table-cell/>
          <table:table-cell table:formula="of:=[.B15]/[.A16]" office:value-type="float" office:value="1.59307366113079" calcext:value-type="float">
            <text:p>1.59307366113079</text:p>
          </table:table-cell>
          <table:table-cell table:number-columns-repeated="1021"/>
        </table:table-row>
        <table:table-row table:style-name="ro2">
          <table:table-cell office:value-type="float" office:value="0.6875" calcext:value-type="float">
            <text:p>0.6875</text:p>
          </table:table-cell>
          <table:table-cell/>
          <table:table-cell table:formula="of:=[.B15]/[.A17]" office:value-type="float" office:value="1.33818184290909" calcext:value-type="float">
            <text:p>1.33818184290909</text:p>
          </table:table-cell>
          <table:table-cell table:number-columns-repeated="1021"/>
        </table:table-row>
        <table:table-row table:style-name="ro2">
          <table:table-cell office:value-type="float" office:value="0.487500012" calcext:value-type="float">
            <text:p>0.487500012</text:p>
          </table:table-cell>
          <table:table-cell/>
          <table:table-cell table:formula="of:=[.B15]/[.A18]" office:value-type="float" office:value="1.88717947559763" calcext:value-type="float">
            <text:p>1.88717947559763</text:p>
          </table:table-cell>
          <table:table-cell table:number-columns-repeated="1021"/>
        </table:table-row>
        <table:table-row table:style-name="ro2">
          <table:table-cell office:value-type="float" office:value="0.63499999" calcext:value-type="float">
            <text:p>0.63499999</text:p>
          </table:table-cell>
          <table:table-cell/>
          <table:table-cell table:formula="of:=[.B15]/[.A19]" office:value-type="float" office:value="1.4488189472255" calcext:value-type="float">
            <text:p>1.4488189472255</text:p>
          </table:table-cell>
          <table:table-cell table:number-columns-repeated="1021"/>
        </table:table-row>
        <table:table-row table:style-name="ro2">
          <table:table-cell office:value-type="float" office:value="0.55250001" calcext:value-type="float">
            <text:p>0.55250001</text:p>
          </table:table-cell>
          <table:table-cell/>
          <table:table-cell table:formula="of:=[.B15]/[.A20]" office:value-type="float" office:value="1.66515837167134" calcext:value-type="float">
            <text:p>1.66515837167134</text:p>
          </table:table-cell>
          <table:table-cell table:number-columns-repeated="1021"/>
        </table:table-row>
        <table:table-row table:style-name="ro2">
          <table:table-cell office:value-type="float" office:value="0.647499979" calcext:value-type="float">
            <text:p>0.647499979</text:p>
          </table:table-cell>
          <table:table-cell/>
          <table:table-cell table:formula="of:=[.B15]/[.A21]" office:value-type="float" office:value="1.42084949318585" calcext:value-type="float">
            <text:p>1.42084949318585</text:p>
          </table:table-cell>
          <table:table-cell table:number-columns-repeated="1021"/>
        </table:table-row>
        <table:table-row table:style-name="ro2">
          <table:table-cell office:value-type="float" office:value="0.595000029" calcext:value-type="float">
            <text:p>0.595000029</text:p>
          </table:table-cell>
          <table:table-cell/>
          <table:table-cell table:formula="of:=[.B15]/[.A22]" office:value-type="float" office:value="1.54621844060448" calcext:value-type="float">
            <text:p>1.54621844060448</text:p>
          </table:table-cell>
          <table:table-cell table:number-columns-repeated="1021"/>
        </table:table-row>
        <table:table-row table:style-name="ro2">
          <table:table-cell office:value-type="float" office:value="0.602500021" calcext:value-type="float">
            <text:p>0.602500021</text:p>
          </table:table-cell>
          <table:table-cell/>
          <table:table-cell table:formula="of:=[.B15]/[.A23]" office:value-type="float" office:value="1.52697092935039" calcext:value-type="float">
            <text:p>1.52697092935039</text:p>
          </table:table-cell>
          <table:table-cell table:number-columns-repeated="1021"/>
        </table:table-row>
        <table:table-row table:style-name="ro2">
          <table:table-cell office:value-type="float" office:value="0.564999998" calcext:value-type="float">
            <text:p>0.564999998</text:p>
          </table:table-cell>
          <table:table-cell/>
          <table:table-cell table:formula="of:=[.B15]/[.A24]" office:value-type="float" office:value="1.62831861992325" calcext:value-type="float">
            <text:p>1.62831861992325</text:p>
          </table:table-cell>
          <table:table-cell table:number-columns-repeated="1021"/>
        </table:table-row>
        <table:table-row table:style-name="ro2">
          <table:table-cell office:value-type="float" office:value="0.629999995" calcext:value-type="float">
            <text:p>0.629999995</text:p>
          </table:table-cell>
          <table:table-cell/>
          <table:table-cell table:formula="of:=[.B15]/[.A25]" office:value-type="float" office:value="1.46031749889141" calcext:value-type="float">
            <text:p>1.46031749889141</text:p>
          </table:table-cell>
          <table:table-cell table:number-columns-repeated="1021"/>
        </table:table-row>
        <table:table-row table:style-name="ro2">
          <table:table-cell office:value-type="float" office:value="0.482499987" calcext:value-type="float">
            <text:p>0.482499987</text:p>
          </table:table-cell>
          <table:table-cell/>
          <table:table-cell table:formula="of:=[.B15]/[.A26]" office:value-type="float" office:value="1.90673583790169" calcext:value-type="float">
            <text:p>1.9067358379016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32499981" calcext:value-type="float">
            <text:p>0.832499981</text:p>
          </table:table-cell>
          <table:table-cell office:value-type="float" office:value="0.94749999" calcext:value-type="float">
            <text:p>0.94749999</text:p>
          </table:table-cell>
          <table:table-cell table:formula="of:=[.B28]/[.A28]" office:value-type="float" office:value="1.13813815210165" calcext:value-type="float">
            <text:p>1.13813815210165</text:p>
          </table:table-cell>
          <table:table-cell table:number-columns-repeated="1021"/>
        </table:table-row>
        <table:table-row table:style-name="ro2">
          <table:table-cell office:value-type="float" office:value="0.577499986" calcext:value-type="float">
            <text:p>0.577499986</text:p>
          </table:table-cell>
          <table:table-cell/>
          <table:table-cell table:formula="of:=[.B28]/[.A29]" office:value-type="float" office:value="1.64069266315099" calcext:value-type="float">
            <text:p>1.64069266315099</text:p>
          </table:table-cell>
          <table:table-cell table:number-columns-repeated="1021"/>
        </table:table-row>
        <table:table-row table:style-name="ro2">
          <table:table-cell office:value-type="float" office:value="0.717499971" calcext:value-type="float">
            <text:p>0.717499971</text:p>
          </table:table-cell>
          <table:table-cell/>
          <table:table-cell table:formula="of:=[.B28]/[.A30]" office:value-type="float" office:value="1.32055753072637" calcext:value-type="float">
            <text:p>1.32055753072637</text:p>
          </table:table-cell>
          <table:table-cell table:number-columns-repeated="1021"/>
        </table:table-row>
        <table:table-row table:style-name="ro2">
          <table:table-cell office:value-type="float" office:value="0.532500029" calcext:value-type="float">
            <text:p>0.532500029</text:p>
          </table:table-cell>
          <table:table-cell/>
          <table:table-cell table:formula="of:=[.B28]/[.A31]" office:value-type="float" office:value="1.77934260732219" calcext:value-type="float">
            <text:p>1.77934260732219</text:p>
          </table:table-cell>
          <table:table-cell table:number-columns-repeated="1021"/>
        </table:table-row>
        <table:table-row table:style-name="ro2">
          <table:table-cell office:value-type="float" office:value="0.577499986" calcext:value-type="float">
            <text:p>0.577499986</text:p>
          </table:table-cell>
          <table:table-cell/>
          <table:table-cell table:formula="of:=[.B28]/[.A32]" office:value-type="float" office:value="1.64069266315099" calcext:value-type="float">
            <text:p>1.64069266315099</text:p>
          </table:table-cell>
          <table:table-cell table:number-columns-repeated="1021"/>
        </table:table-row>
        <table:table-row table:style-name="ro2">
          <table:table-cell office:value-type="float" office:value="0.567499995" calcext:value-type="float">
            <text:p>0.567499995</text:p>
          </table:table-cell>
          <table:table-cell/>
          <table:table-cell table:formula="of:=[.B28]/[.A33]" office:value-type="float" office:value="1.66960352131809" calcext:value-type="float">
            <text:p>1.66960352131809</text:p>
          </table:table-cell>
          <table:table-cell table:number-columns-repeated="1021"/>
        </table:table-row>
        <table:table-row table:style-name="ro2">
          <table:table-cell office:value-type="float" office:value="0.632499993" calcext:value-type="float">
            <text:p>0.632499993</text:p>
          </table:table-cell>
          <table:table-cell/>
          <table:table-cell table:formula="of:=[.B28]/[.A34]" office:value-type="float" office:value="1.49802371618366" calcext:value-type="float">
            <text:p>1.49802371618366</text:p>
          </table:table-cell>
          <table:table-cell table:number-columns-repeated="1021"/>
        </table:table-row>
        <table:table-row table:style-name="ro2">
          <table:table-cell office:value-type="float" office:value="0.642499983" calcext:value-type="float">
            <text:p>0.642499983</text:p>
          </table:table-cell>
          <table:table-cell/>
          <table:table-cell table:formula="of:=[.B28]/[.A35]" office:value-type="float" office:value="1.47470819466154" calcext:value-type="float">
            <text:p>1.47470819466154</text:p>
          </table:table-cell>
          <table:table-cell table:number-columns-repeated="1021"/>
        </table:table-row>
        <table:table-row table:style-name="ro2">
          <table:table-cell office:value-type="float" office:value="0.587499976" calcext:value-type="float">
            <text:p>0.587499976</text:p>
          </table:table-cell>
          <table:table-cell/>
          <table:table-cell table:formula="of:=[.B28]/[.A36]" office:value-type="float" office:value="1.61276600630874" calcext:value-type="float">
            <text:p>1.61276600630874</text:p>
          </table:table-cell>
          <table:table-cell table:number-columns-repeated="1021"/>
        </table:table-row>
        <table:table-row table:style-name="ro2">
          <table:table-cell office:value-type="float" office:value="0.584999979" calcext:value-type="float">
            <text:p>0.584999979</text:p>
          </table:table-cell>
          <table:table-cell/>
          <table:table-cell table:formula="of:=[.B28]/[.A37]" office:value-type="float" office:value="1.61965816070568" calcext:value-type="float">
            <text:p>1.61965816070568</text:p>
          </table:table-cell>
          <table:table-cell table:number-columns-repeated="1021"/>
        </table:table-row>
        <table:table-row table:style-name="ro2">
          <table:table-cell office:value-type="float" office:value="0.625" calcext:value-type="float">
            <text:p>0.625</text:p>
          </table:table-cell>
          <table:table-cell/>
          <table:table-cell table:formula="of:=[.B28]/[.A38]" office:value-type="float" office:value="1.515999984" calcext:value-type="float">
            <text:p>1.515999984</text:p>
          </table:table-cell>
          <table:table-cell table:number-columns-repeated="1021"/>
        </table:table-row>
        <table:table-row table:style-name="ro2">
          <table:table-cell office:value-type="float" office:value="0.472499996" calcext:value-type="float">
            <text:p>0.472499996</text:p>
          </table:table-cell>
          <table:table-cell/>
          <table:table-cell table:formula="of:=[.B28]/[.A39]" office:value-type="float" office:value="2.00529100110299" calcext:value-type="float">
            <text:p>2.0052910011029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39999974" calcext:value-type="float">
            <text:p>0.839999974</text:p>
          </table:table-cell>
          <table:table-cell office:value-type="float" office:value="0.920000017" calcext:value-type="float">
            <text:p>0.920000017</text:p>
          </table:table-cell>
          <table:table-cell table:formula="of:=[.B41]/[.A41]" office:value-type="float" office:value="1.09523814937642" calcext:value-type="float">
            <text:p>1.09523814937642</text:p>
          </table:table-cell>
          <table:table-cell table:number-columns-repeated="1021"/>
        </table:table-row>
        <table:table-row table:style-name="ro2">
          <table:table-cell office:value-type="float" office:value="0.577499986" calcext:value-type="float">
            <text:p>0.577499986</text:p>
          </table:table-cell>
          <table:table-cell/>
          <table:table-cell table:formula="of:=[.B41]/[.A42]" office:value-type="float" office:value="1.59307366113079" calcext:value-type="float">
            <text:p>1.59307366113079</text:p>
          </table:table-cell>
          <table:table-cell table:number-columns-repeated="1021"/>
        </table:table-row>
        <table:table-row table:style-name="ro2">
          <table:table-cell office:value-type="float" office:value="0.75999999" calcext:value-type="float">
            <text:p>0.75999999</text:p>
          </table:table-cell>
          <table:table-cell/>
          <table:table-cell table:formula="of:=[.B41]/[.A43]" office:value-type="float" office:value="1.21052635408587" calcext:value-type="float">
            <text:p>1.21052635408587</text:p>
          </table:table-cell>
          <table:table-cell table:number-columns-repeated="1021"/>
        </table:table-row>
        <table:table-row table:style-name="ro2">
          <table:table-cell office:value-type="float" office:value="0.537500024" calcext:value-type="float">
            <text:p>0.537500024</text:p>
          </table:table-cell>
          <table:table-cell/>
          <table:table-cell table:formula="of:=[.B41]/[.A44]" office:value-type="float" office:value="1.71162786217848" calcext:value-type="float">
            <text:p>1.71162786217848</text:p>
          </table:table-cell>
          <table:table-cell table:number-columns-repeated="1021"/>
        </table:table-row>
        <table:table-row table:style-name="ro2">
          <table:table-cell office:value-type="float" office:value="0.61500001" calcext:value-type="float">
            <text:p>0.61500001</text:p>
          </table:table-cell>
          <table:table-cell/>
          <table:table-cell table:formula="of:=[.B41]/[.A45]" office:value-type="float" office:value="1.49593496266772" calcext:value-type="float">
            <text:p>1.49593496266772</text:p>
          </table:table-cell>
          <table:table-cell table:number-columns-repeated="1021"/>
        </table:table-row>
        <table:table-row table:style-name="ro2">
          <table:table-cell office:value-type="float" office:value="0.560000002" calcext:value-type="float">
            <text:p>0.560000002</text:p>
          </table:table-cell>
          <table:table-cell/>
          <table:table-cell table:formula="of:=[.B41]/[.A46]" office:value-type="float" office:value="1.64285716734694" calcext:value-type="float">
            <text:p>1.64285716734694</text:p>
          </table:table-cell>
          <table:table-cell table:number-columns-repeated="1021"/>
        </table:table-row>
        <table:table-row table:style-name="ro2">
          <table:table-cell office:value-type="float" office:value="0.602500021" calcext:value-type="float">
            <text:p>0.602500021</text:p>
          </table:table-cell>
          <table:table-cell/>
          <table:table-cell table:formula="of:=[.B41]/[.A47]" office:value-type="float" office:value="1.52697092935039" calcext:value-type="float">
            <text:p>1.52697092935039</text:p>
          </table:table-cell>
          <table:table-cell table:number-columns-repeated="1021"/>
        </table:table-row>
        <table:table-row table:style-name="ro2">
          <table:table-cell office:value-type="float" office:value="0.61500001" calcext:value-type="float">
            <text:p>0.61500001</text:p>
          </table:table-cell>
          <table:table-cell/>
          <table:table-cell table:formula="of:=[.B41]/[.A48]" office:value-type="float" office:value="1.49593496266772" calcext:value-type="float">
            <text:p>1.49593496266772</text:p>
          </table:table-cell>
          <table:table-cell table:number-columns-repeated="1021"/>
        </table:table-row>
        <table:table-row table:style-name="ro2">
          <table:table-cell office:value-type="float" office:value="0.63499999" calcext:value-type="float">
            <text:p>0.63499999</text:p>
          </table:table-cell>
          <table:table-cell/>
          <table:table-cell table:formula="of:=[.B41]/[.A49]" office:value-type="float" office:value="1.4488189472255" calcext:value-type="float">
            <text:p>1.4488189472255</text:p>
          </table:table-cell>
          <table:table-cell table:number-columns-repeated="1021"/>
        </table:table-row>
        <table:table-row table:style-name="ro2">
          <table:table-cell office:value-type="float" office:value="0.584999979" calcext:value-type="float">
            <text:p>0.584999979</text:p>
          </table:table-cell>
          <table:table-cell/>
          <table:table-cell table:formula="of:=[.B41]/[.A50]" office:value-type="float" office:value="1.57264965816349" calcext:value-type="float">
            <text:p>1.57264965816349</text:p>
          </table:table-cell>
          <table:table-cell table:number-columns-repeated="1021"/>
        </table:table-row>
        <table:table-row table:style-name="ro2">
          <table:table-cell office:value-type="float" office:value="0.622500002" calcext:value-type="float">
            <text:p>0.622500002</text:p>
          </table:table-cell>
          <table:table-cell/>
          <table:table-cell table:formula="of:=[.B41]/[.A51]" office:value-type="float" office:value="1.47791166914727" calcext:value-type="float">
            <text:p>1.47791166914727</text:p>
          </table:table-cell>
          <table:table-cell table:number-columns-repeated="1021"/>
        </table:table-row>
        <table:table-row table:style-name="ro2">
          <table:table-cell office:value-type="float" office:value="0.422500014" calcext:value-type="float">
            <text:p>0.422500014</text:p>
          </table:table-cell>
          <table:table-cell/>
          <table:table-cell table:formula="of:=[.B41]/[.A52]" office:value-type="float" office:value="2.17751476098176" calcext:value-type="float">
            <text:p>2.1775147609817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27499986" calcext:value-type="float">
            <text:p>0.827499986</text:p>
          </table:table-cell>
          <table:table-cell office:value-type="float" office:value="0.882499993" calcext:value-type="float">
            <text:p>0.882499993</text:p>
          </table:table-cell>
          <table:table-cell table:formula="of:=[.B54]/[.A54]" office:value-type="float" office:value="1.06646526638129" calcext:value-type="float">
            <text:p>1.06646526638129</text:p>
          </table:table-cell>
          <table:table-cell table:number-columns-repeated="1021"/>
        </table:table-row>
        <table:table-row table:style-name="ro2">
          <table:table-cell office:value-type="float" office:value="0.569999993" calcext:value-type="float">
            <text:p>0.569999993</text:p>
          </table:table-cell>
          <table:table-cell/>
          <table:table-cell table:formula="of:=[.B54]/[.A55]" office:value-type="float" office:value="1.54824562076793" calcext:value-type="float">
            <text:p>1.54824562076793</text:p>
          </table:table-cell>
          <table:table-cell table:number-columns-repeated="1021"/>
        </table:table-row>
        <table:table-row table:style-name="ro2">
          <table:table-cell office:value-type="float" office:value="0.667500019" calcext:value-type="float">
            <text:p>0.667500019</text:p>
          </table:table-cell>
          <table:table-cell/>
          <table:table-cell table:formula="of:=[.B54]/[.A56]" office:value-type="float" office:value="1.32209733015753" calcext:value-type="float">
            <text:p>1.32209733015753</text:p>
          </table:table-cell>
          <table:table-cell table:number-columns-repeated="1021"/>
        </table:table-row>
        <table:table-row table:style-name="ro2">
          <table:table-cell office:value-type="float" office:value="0.537500024" calcext:value-type="float">
            <text:p>0.537500024</text:p>
          </table:table-cell>
          <table:table-cell/>
          <table:table-cell table:formula="of:=[.B54]/[.A57]" office:value-type="float" office:value="1.64186037878205" calcext:value-type="float">
            <text:p>1.64186037878205</text:p>
          </table:table-cell>
          <table:table-cell table:number-columns-repeated="1021"/>
        </table:table-row>
        <table:table-row table:style-name="ro2">
          <table:table-cell office:value-type="float" office:value="0.61500001" calcext:value-type="float">
            <text:p>0.61500001</text:p>
          </table:table-cell>
          <table:table-cell/>
          <table:table-cell table:formula="of:=[.B54]/[.A58]" office:value-type="float" office:value="1.43495931487871" calcext:value-type="float">
            <text:p>1.43495931487871</text:p>
          </table:table-cell>
          <table:table-cell table:number-columns-repeated="1021"/>
        </table:table-row>
        <table:table-row table:style-name="ro2">
          <table:table-cell office:value-type="float" office:value="0.569999993" calcext:value-type="float">
            <text:p>0.569999993</text:p>
          </table:table-cell>
          <table:table-cell/>
          <table:table-cell table:formula="of:=[.B54]/[.A59]" office:value-type="float" office:value="1.54824562076793" calcext:value-type="float">
            <text:p>1.54824562076793</text:p>
          </table:table-cell>
          <table:table-cell table:number-columns-repeated="1021"/>
        </table:table-row>
        <table:table-row table:style-name="ro2">
          <table:table-cell office:value-type="float" office:value="0.682500005" calcext:value-type="float">
            <text:p>0.682500005</text:p>
          </table:table-cell>
          <table:table-cell/>
          <table:table-cell table:formula="of:=[.B54]/[.A60]" office:value-type="float" office:value="1.29304027331106" calcext:value-type="float">
            <text:p>1.29304027331106</text:p>
          </table:table-cell>
          <table:table-cell table:number-columns-repeated="1021"/>
        </table:table-row>
        <table:table-row table:style-name="ro2">
          <table:table-cell office:value-type="float" office:value="0.629999995" calcext:value-type="float">
            <text:p>0.629999995</text:p>
          </table:table-cell>
          <table:table-cell/>
          <table:table-cell table:formula="of:=[.B54]/[.A61]" office:value-type="float" office:value="1.40079365079995" calcext:value-type="float">
            <text:p>1.40079365079995</text:p>
          </table:table-cell>
          <table:table-cell table:number-columns-repeated="1021"/>
        </table:table-row>
        <table:table-row table:style-name="ro2">
          <table:table-cell office:value-type="float" office:value="0.610000014" calcext:value-type="float">
            <text:p>0.610000014</text:p>
          </table:table-cell>
          <table:table-cell/>
          <table:table-cell table:formula="of:=[.B54]/[.A62]" office:value-type="float" office:value="1.44672126679656" calcext:value-type="float">
            <text:p>1.44672126679656</text:p>
          </table:table-cell>
          <table:table-cell table:number-columns-repeated="1021"/>
        </table:table-row>
        <table:table-row table:style-name="ro2">
          <table:table-cell office:value-type="float" office:value="0.627499998" calcext:value-type="float">
            <text:p>0.627499998</text:p>
          </table:table-cell>
          <table:table-cell/>
          <table:table-cell table:formula="of:=[.B54]/[.A63]" office:value-type="float" office:value="1.40637449531912" calcext:value-type="float">
            <text:p>1.40637449531912</text:p>
          </table:table-cell>
          <table:table-cell table:number-columns-repeated="1021"/>
        </table:table-row>
        <table:table-row table:style-name="ro2">
          <table:table-cell office:value-type="float" office:value="0.592499971" calcext:value-type="float">
            <text:p>0.592499971</text:p>
          </table:table-cell>
          <table:table-cell/>
          <table:table-cell table:formula="of:=[.B54]/[.A64]" office:value-type="float" office:value="1.48945153788033" calcext:value-type="float">
            <text:p>1.48945153788033</text:p>
          </table:table-cell>
          <table:table-cell table:number-columns-repeated="1021"/>
        </table:table-row>
        <table:table-row table:style-name="ro2">
          <table:table-cell office:value-type="float" office:value="0.460000008" calcext:value-type="float">
            <text:p>0.460000008</text:p>
          </table:table-cell>
          <table:table-cell/>
          <table:table-cell table:formula="of:=[.B54]/[.A65]" office:value-type="float" office:value="1.91847821228734" calcext:value-type="float">
            <text:p>1.91847821228734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2_reset.C1:b02_reset.C1048576">
            <calcext:condition calcext:apply-style-name="Good" calcext:value="&gt;1" calcext:base-cell-address="b02_reset.C1"/>
          </calcext:conditional-format>
          <calcext:conditional-format calcext:target-range-address="b02_reset.H2:b02_reset.H13">
            <calcext:condition calcext:apply-style-name="Good" calcext:value="&gt;1" calcext:base-cell-address="b02_reset.H2"/>
          </calcext:conditional-format>
        </calcext:conditional-formats>
      </table:table>
      <table:table table:name="b04_reset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566515147686004" calcext:value-type="float">
            <text:p>0.566515147686004</text:p>
          </table:table-cell>
          <table:table-cell office:value-type="float" office:value="0.704848527908325" calcext:value-type="float">
            <text:p>0.704848527908325</text:p>
          </table:table-cell>
          <table:table-cell table:formula="of:=[.B2]/[.A2]" office:value-type="float" office:value="1.24418302103193" calcext:value-type="float">
            <text:p>1.24418302103193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8" table:formula="of:=SUM([.C2];[.C15];[.C28];[.C41];[.C54])/5" office:value-type="float" office:value="1.25675975200223" calcext:value-type="float">
            <text:p>1.25675975200223</text:p>
          </table:table-cell>
          <table:table-cell table:number-columns-repeated="1016"/>
        </table:table-row>
        <table:table-row table:style-name="ro2">
          <table:table-cell office:value-type="float" office:value="0.784848570823669" calcext:value-type="float">
            <text:p>0.784848570823669</text:p>
          </table:table-cell>
          <table:table-cell/>
          <table:table-cell table:formula="of:=[.B2]/[.A3]" office:value-type="float" office:value="0.898069454555562" calcext:value-type="float">
            <text:p>0.898069454555562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8" table:formula="of:=SUM([.C3];[.C16];[.C29];[.C42];[.C55])/5" office:value-type="float" office:value="0.912354649056662" calcext:value-type="float">
            <text:p>0.912354649056662</text:p>
          </table:table-cell>
          <table:table-cell table:number-columns-repeated="1016"/>
        </table:table-row>
        <table:table-row table:style-name="ro2">
          <table:table-cell office:value-type="float" office:value="0.727272748947143" calcext:value-type="float">
            <text:p>0.727272748947143</text:p>
          </table:table-cell>
          <table:table-cell/>
          <table:table-cell table:formula="of:=[.B2]/[.A4]" office:value-type="float" office:value="0.969166696990529" calcext:value-type="float">
            <text:p>0.96916669699052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8" table:formula="of:=SUM([.C4];[.C17];[.C30];[.C43];[.C56])/5" office:value-type="float" office:value="0.981053249370618" calcext:value-type="float">
            <text:p>0.981053249370618</text:p>
          </table:table-cell>
          <table:table-cell table:number-columns-repeated="1016"/>
        </table:table-row>
        <table:table-row table:style-name="ro2">
          <table:table-cell office:value-type="float" office:value="0.793787896633148" calcext:value-type="float">
            <text:p>0.793787896633148</text:p>
          </table:table-cell>
          <table:table-cell/>
          <table:table-cell table:formula="of:=[.B2]/[.A5]" office:value-type="float" office:value="0.887955751023593" calcext:value-type="float">
            <text:p>0.88795575102359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8" table:formula="of:=SUM([.C5];[.C18];[.C31];[.C44];[.C57])/5" office:value-type="float" office:value="0.915174205637693" calcext:value-type="float">
            <text:p>0.915174205637693</text:p>
          </table:table-cell>
          <table:table-cell table:number-columns-repeated="1016"/>
        </table:table-row>
        <table:table-row table:style-name="ro2">
          <table:table-cell office:value-type="float" office:value="0.808939456939697" calcext:value-type="float">
            <text:p>0.808939456939697</text:p>
          </table:table-cell>
          <table:table-cell/>
          <table:table-cell table:formula="of:=[.B2]/[.A6]" office:value-type="float" office:value="0.871324203389511" calcext:value-type="float">
            <text:p>0.871324203389511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8" table:formula="of:=SUM([.C6];[.C19];[.C32];[.C45];[.C58])/5" office:value-type="float" office:value="0.892025544597331" calcext:value-type="float">
            <text:p>0.892025544597331</text:p>
          </table:table-cell>
          <table:table-cell table:number-columns-repeated="1016"/>
        </table:table-row>
        <table:table-row table:style-name="ro2">
          <table:table-cell office:value-type="float" office:value="0.795454561710357" calcext:value-type="float">
            <text:p>0.795454561710357</text:p>
          </table:table-cell>
          <table:table-cell/>
          <table:table-cell table:formula="of:=[.B2]/[.A7]" office:value-type="float" office:value="0.886095274119474" calcext:value-type="float">
            <text:p>0.88609527411947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8" table:formula="of:=SUM([.C7];[.C20];[.C33];[.C46];[.C59])/5" office:value-type="float" office:value="0.898325025047745" calcext:value-type="float">
            <text:p>0.898325025047745</text:p>
          </table:table-cell>
          <table:table-cell table:number-columns-repeated="1016"/>
        </table:table-row>
        <table:table-row table:style-name="ro2">
          <table:table-cell office:value-type="float" office:value="0.756363689899444" calcext:value-type="float">
            <text:p>0.756363689899444</text:p>
          </table:table-cell>
          <table:table-cell/>
          <table:table-cell table:formula="of:=[.B2]/[.A8]" office:value-type="float" office:value="0.931891016611377" calcext:value-type="float">
            <text:p>0.93189101661137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8" table:formula="of:=SUM([.C8];[.C21];[.C34];[.C47];[.C60])/5" office:value-type="float" office:value="0.92327004394645" calcext:value-type="float">
            <text:p>0.92327004394645</text:p>
          </table:table-cell>
          <table:table-cell table:number-columns-repeated="1016"/>
        </table:table-row>
        <table:table-row table:style-name="ro2">
          <table:table-cell office:value-type="float" office:value="0.805757582187652" calcext:value-type="float">
            <text:p>0.805757582187652</text:p>
          </table:table-cell>
          <table:table-cell/>
          <table:table-cell table:formula="of:=[.B2]/[.A9]" office:value-type="float" office:value="0.87476499568846" calcext:value-type="float">
            <text:p>0.87476499568846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8" table:formula="of:=SUM([.C9];[.C22];[.C35];[.C48];[.C61])/5" office:value-type="float" office:value="0.877743193420247" calcext:value-type="float">
            <text:p>0.877743193420247</text:p>
          </table:table-cell>
          <table:table-cell table:number-columns-repeated="1016"/>
        </table:table-row>
        <table:table-row table:style-name="ro2">
          <table:table-cell office:value-type="float" office:value="0.791212141513824" calcext:value-type="float">
            <text:p>0.791212141513824</text:p>
          </table:table-cell>
          <table:table-cell/>
          <table:table-cell table:formula="of:=[.B2]/[.A10]" office:value-type="float" office:value="0.890846450560959" calcext:value-type="float">
            <text:p>0.89084645056095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8" table:formula="of:=SUM([.C10];[.C23];[.C36];[.C49];[.C62])/5" office:value-type="float" office:value="0.907380037690358" calcext:value-type="float">
            <text:p>0.907380037690358</text:p>
          </table:table-cell>
          <table:table-cell table:number-columns-repeated="1016"/>
        </table:table-row>
        <table:table-row table:style-name="ro2">
          <table:table-cell office:value-type="float" office:value="0.801060616970062" calcext:value-type="float">
            <text:p>0.801060616970062</text:p>
          </table:table-cell>
          <table:table-cell/>
          <table:table-cell table:formula="of:=[.B2]/[.A11]" office:value-type="float" office:value="0.879894121588888" calcext:value-type="float">
            <text:p>0.879894121588888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8" table:formula="of:=SUM([.C11];[.C24];[.C37];[.C50];[.C63])/5" office:value-type="float" office:value="0.891159635488768" calcext:value-type="float">
            <text:p>0.891159635488768</text:p>
          </table:table-cell>
          <table:table-cell table:number-columns-repeated="1016"/>
        </table:table-row>
        <table:table-row table:style-name="ro2">
          <table:table-cell office:value-type="float" office:value="0.798030376434326" calcext:value-type="float">
            <text:p>0.798030376434326</text:p>
          </table:table-cell>
          <table:table-cell/>
          <table:table-cell table:formula="of:=[.B2]/[.A12]" office:value-type="float" office:value="0.883235210992411" calcext:value-type="float">
            <text:p>0.88323521099241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8" table:formula="of:=SUM([.C12];[.C25];[.C38];[.C51];[.C64])/5" office:value-type="float" office:value="0.898429171813644" calcext:value-type="float">
            <text:p>0.898429171813644</text:p>
          </table:table-cell>
          <table:table-cell table:number-columns-repeated="1016"/>
        </table:table-row>
        <table:table-row table:style-name="ro2">
          <table:table-cell office:value-type="float" office:value="0.731969594955444" calcext:value-type="float">
            <text:p>0.731969594955444</text:p>
          </table:table-cell>
          <table:table-cell/>
          <table:table-cell table:formula="of:=[.B2]/[.A13]" office:value-type="float" office:value="0.962947822923205" calcext:value-type="float">
            <text:p>0.962947822923205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8" table:formula="of:=SUM([.C13];[.C26];[.C39];[.C52];[.C65])/5" office:value-type="float" office:value="0.994553009043221" calcext:value-type="float">
            <text:p>0.99455300904322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548484862" calcext:value-type="float">
            <text:p>0.548484862</text:p>
          </table:table-cell>
          <table:table-cell office:value-type="float" office:value="0.714545429" calcext:value-type="float">
            <text:p>0.714545429</text:p>
          </table:table-cell>
          <table:table-cell table:formula="of:=[.B15]/[.A15]" office:value-type="float" office:value="1.30276235226343" calcext:value-type="float">
            <text:p>1.30276235226343</text:p>
          </table:table-cell>
          <table:table-cell table:number-columns-repeated="1021"/>
        </table:table-row>
        <table:table-row table:style-name="ro2">
          <table:table-cell office:value-type="float" office:value="0.789545417" calcext:value-type="float">
            <text:p>0.789545417</text:p>
          </table:table-cell>
          <table:table-cell/>
          <table:table-cell table:formula="of:=[.B15]/[.A16]" office:value-type="float" office:value="0.905008646260054" calcext:value-type="float">
            <text:p>0.905008646260054</text:p>
          </table:table-cell>
          <table:table-cell table:number-columns-repeated="1021"/>
        </table:table-row>
        <table:table-row table:style-name="ro2">
          <table:table-cell office:value-type="float" office:value="0.734091043" calcext:value-type="float">
            <text:p>0.734091043</text:p>
          </table:table-cell>
          <table:table-cell/>
          <table:table-cell table:formula="of:=[.B15]/[.A17]" office:value-type="float" office:value="0.973374400646379" calcext:value-type="float">
            <text:p>0.973374400646379</text:p>
          </table:table-cell>
          <table:table-cell table:number-columns-repeated="1021"/>
        </table:table-row>
        <table:table-row table:style-name="ro2">
          <table:table-cell office:value-type="float" office:value="0.764394045" calcext:value-type="float">
            <text:p>0.764394045</text:p>
          </table:table-cell>
          <table:table-cell/>
          <table:table-cell table:formula="of:=[.B15]/[.A18]" office:value-type="float" office:value="0.934786755174159" calcext:value-type="float">
            <text:p>0.934786755174159</text:p>
          </table:table-cell>
          <table:table-cell table:number-columns-repeated="1021"/>
        </table:table-row>
        <table:table-row table:style-name="ro2">
          <table:table-cell office:value-type="float" office:value="0.801818311" calcext:value-type="float">
            <text:p>0.801818311</text:p>
          </table:table-cell>
          <table:table-cell/>
          <table:table-cell table:formula="of:=[.B15]/[.A19]" office:value-type="float" office:value="0.891156287150444" calcext:value-type="float">
            <text:p>0.891156287150444</text:p>
          </table:table-cell>
          <table:table-cell table:number-columns-repeated="1021"/>
        </table:table-row>
        <table:table-row table:style-name="ro2">
          <table:table-cell office:value-type="float" office:value="0.777121305" calcext:value-type="float">
            <text:p>0.777121305</text:p>
          </table:table-cell>
          <table:table-cell/>
          <table:table-cell table:formula="of:=[.B15]/[.A20]" office:value-type="float" office:value="0.919477338225851" calcext:value-type="float">
            <text:p>0.919477338225851</text:p>
          </table:table-cell>
          <table:table-cell table:number-columns-repeated="1021"/>
        </table:table-row>
        <table:table-row table:style-name="ro2">
          <table:table-cell office:value-type="float" office:value="0.773333371" calcext:value-type="float">
            <text:p>0.773333371</text:p>
          </table:table-cell>
          <table:table-cell/>
          <table:table-cell table:formula="of:=[.B15]/[.A21]" office:value-type="float" office:value="0.923981113185403" calcext:value-type="float">
            <text:p>0.923981113185403</text:p>
          </table:table-cell>
          <table:table-cell table:number-columns-repeated="1021"/>
        </table:table-row>
        <table:table-row table:style-name="ro2">
          <table:table-cell office:value-type="float" office:value="0.811515212" calcext:value-type="float">
            <text:p>0.811515212</text:p>
          </table:table-cell>
          <table:table-cell/>
          <table:table-cell table:formula="of:=[.B15]/[.A22]" office:value-type="float" office:value="0.880507744567085" calcext:value-type="float">
            <text:p>0.880507744567085</text:p>
          </table:table-cell>
          <table:table-cell table:number-columns-repeated="1021"/>
        </table:table-row>
        <table:table-row table:style-name="ro2">
          <table:table-cell office:value-type="float" office:value="0.788939357" calcext:value-type="float">
            <text:p>0.788939357</text:p>
          </table:table-cell>
          <table:table-cell/>
          <table:table-cell table:formula="of:=[.B15]/[.A23]" office:value-type="float" office:value="0.905703870215211" calcext:value-type="float">
            <text:p>0.905703870215211</text:p>
          </table:table-cell>
          <table:table-cell table:number-columns-repeated="1021"/>
        </table:table-row>
        <table:table-row table:style-name="ro2">
          <table:table-cell office:value-type="float" office:value="0.803484857" calcext:value-type="float">
            <text:p>0.803484857</text:p>
          </table:table-cell>
          <table:table-cell/>
          <table:table-cell table:formula="of:=[.B15]/[.A24]" office:value-type="float" office:value="0.889307897684498" calcext:value-type="float">
            <text:p>0.889307897684498</text:p>
          </table:table-cell>
          <table:table-cell table:number-columns-repeated="1021"/>
        </table:table-row>
        <table:table-row table:style-name="ro2">
          <table:table-cell office:value-type="float" office:value="0.788181901" calcext:value-type="float">
            <text:p>0.788181901</text:p>
          </table:table-cell>
          <table:table-cell/>
          <table:table-cell table:formula="of:=[.B15]/[.A25]" office:value-type="float" office:value="0.906574266794792" calcext:value-type="float">
            <text:p>0.906574266794792</text:p>
          </table:table-cell>
          <table:table-cell table:number-columns-repeated="1021"/>
        </table:table-row>
        <table:table-row table:style-name="ro2">
          <table:table-cell office:value-type="float" office:value="0.714090943" calcext:value-type="float">
            <text:p>0.714090943</text:p>
          </table:table-cell>
          <table:table-cell/>
          <table:table-cell table:formula="of:=[.B15]/[.A26]" office:value-type="float" office:value="1.00063645394814" calcext:value-type="float">
            <text:p>1.0006364539481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570151508" calcext:value-type="float">
            <text:p>0.570151508</text:p>
          </table:table-cell>
          <table:table-cell office:value-type="float" office:value="0.730000019" calcext:value-type="float">
            <text:p>0.730000019</text:p>
          </table:table-cell>
          <table:table-cell table:formula="of:=[.B28]/[.A28]" office:value-type="float" office:value="1.2803614631499" calcext:value-type="float">
            <text:p>1.2803614631499</text:p>
          </table:table-cell>
          <table:table-cell table:number-columns-repeated="1021"/>
        </table:table-row>
        <table:table-row table:style-name="ro2">
          <table:table-cell office:value-type="float" office:value="0.775303066" calcext:value-type="float">
            <text:p>0.775303066</text:p>
          </table:table-cell>
          <table:table-cell/>
          <table:table-cell table:formula="of:=[.B28]/[.A29]" office:value-type="float" office:value="0.941567305758597" calcext:value-type="float">
            <text:p>0.941567305758597</text:p>
          </table:table-cell>
          <table:table-cell table:number-columns-repeated="1021"/>
        </table:table-row>
        <table:table-row table:style-name="ro2">
          <table:table-cell office:value-type="float" office:value="0.729242325" calcext:value-type="float">
            <text:p>0.729242325</text:p>
          </table:table-cell>
          <table:table-cell/>
          <table:table-cell table:formula="of:=[.B28]/[.A30]" office:value-type="float" office:value="1.00103901539176" calcext:value-type="float">
            <text:p>1.00103901539176</text:p>
          </table:table-cell>
          <table:table-cell table:number-columns-repeated="1021"/>
        </table:table-row>
        <table:table-row table:style-name="ro2">
          <table:table-cell office:value-type="float" office:value="0.76515162" calcext:value-type="float">
            <text:p>0.76515162</text:p>
          </table:table-cell>
          <table:table-cell/>
          <table:table-cell table:formula="of:=[.B28]/[.A31]" office:value-type="float" office:value="0.954059300037815" calcext:value-type="float">
            <text:p>0.954059300037815</text:p>
          </table:table-cell>
          <table:table-cell table:number-columns-repeated="1021"/>
        </table:table-row>
        <table:table-row table:style-name="ro2">
          <table:table-cell office:value-type="float" office:value="0.799545527" calcext:value-type="float">
            <text:p>0.799545527</text:p>
          </table:table-cell>
          <table:table-cell/>
          <table:table-cell table:formula="of:=[.B28]/[.A32]" office:value-type="float" office:value="0.913018701685514" calcext:value-type="float">
            <text:p>0.913018701685514</text:p>
          </table:table-cell>
          <table:table-cell table:number-columns-repeated="1021"/>
        </table:table-row>
        <table:table-row table:style-name="ro2">
          <table:table-cell office:value-type="float" office:value="0.802878857" calcext:value-type="float">
            <text:p>0.802878857</text:p>
          </table:table-cell>
          <table:table-cell/>
          <table:table-cell table:formula="of:=[.B28]/[.A33]" office:value-type="float" office:value="0.909228101643733" calcext:value-type="float">
            <text:p>0.909228101643733</text:p>
          </table:table-cell>
          <table:table-cell table:number-columns-repeated="1021"/>
        </table:table-row>
        <table:table-row table:style-name="ro2">
          <table:table-cell office:value-type="float" office:value="0.779697061" calcext:value-type="float">
            <text:p>0.779697061</text:p>
          </table:table-cell>
          <table:table-cell/>
          <table:table-cell table:formula="of:=[.B28]/[.A34]" office:value-type="float" office:value="0.936261088458816" calcext:value-type="float">
            <text:p>0.936261088458816</text:p>
          </table:table-cell>
          <table:table-cell table:number-columns-repeated="1021"/>
        </table:table-row>
        <table:table-row table:style-name="ro2">
          <table:table-cell office:value-type="float" office:value="0.814394057" calcext:value-type="float">
            <text:p>0.814394057</text:p>
          </table:table-cell>
          <table:table-cell/>
          <table:table-cell table:formula="of:=[.B28]/[.A35]" office:value-type="float" office:value="0.896371986909035" calcext:value-type="float">
            <text:p>0.896371986909035</text:p>
          </table:table-cell>
          <table:table-cell table:number-columns-repeated="1021"/>
        </table:table-row>
        <table:table-row table:style-name="ro2">
          <table:table-cell office:value-type="float" office:value="0.782878816" calcext:value-type="float">
            <text:p>0.782878816</text:p>
          </table:table-cell>
          <table:table-cell/>
          <table:table-cell table:formula="of:=[.B28]/[.A36]" office:value-type="float" office:value="0.932455961357881" calcext:value-type="float">
            <text:p>0.932455961357881</text:p>
          </table:table-cell>
          <table:table-cell table:number-columns-repeated="1021"/>
        </table:table-row>
        <table:table-row table:style-name="ro2">
          <table:table-cell office:value-type="float" office:value="0.803181887" calcext:value-type="float">
            <text:p>0.803181887</text:p>
          </table:table-cell>
          <table:table-cell/>
          <table:table-cell table:formula="of:=[.B28]/[.A37]" office:value-type="float" office:value="0.908885061796718" calcext:value-type="float">
            <text:p>0.908885061796718</text:p>
          </table:table-cell>
          <table:table-cell table:number-columns-repeated="1021"/>
        </table:table-row>
        <table:table-row table:style-name="ro2">
          <table:table-cell office:value-type="float" office:value="0.784545541" calcext:value-type="float">
            <text:p>0.784545541</text:p>
          </table:table-cell>
          <table:table-cell/>
          <table:table-cell table:formula="of:=[.B28]/[.A38]" office:value-type="float" office:value="0.930475008588443" calcext:value-type="float">
            <text:p>0.930475008588443</text:p>
          </table:table-cell>
          <table:table-cell table:number-columns-repeated="1021"/>
        </table:table-row>
        <table:table-row table:style-name="ro2">
          <table:table-cell office:value-type="float" office:value="0.702727377" calcext:value-type="float">
            <text:p>0.702727377</text:p>
          </table:table-cell>
          <table:table-cell/>
          <table:table-cell table:formula="of:=[.B28]/[.A39]" office:value-type="float" office:value="1.03880970471996" calcext:value-type="float">
            <text:p>1.0388097047199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589545429" calcext:value-type="float">
            <text:p>0.589545429</text:p>
          </table:table-cell>
          <table:table-cell office:value-type="float" office:value="0.712424219" calcext:value-type="float">
            <text:p>0.712424219</text:p>
          </table:table-cell>
          <table:table-cell table:formula="of:=[.B41]/[.A41]" office:value-type="float" office:value="1.20842972221569" calcext:value-type="float">
            <text:p>1.20842972221569</text:p>
          </table:table-cell>
          <table:table-cell table:number-columns-repeated="1021"/>
        </table:table-row>
        <table:table-row table:style-name="ro2">
          <table:table-cell office:value-type="float" office:value="0.775303125" calcext:value-type="float">
            <text:p>0.775303125</text:p>
          </table:table-cell>
          <table:table-cell/>
          <table:table-cell table:formula="of:=[.B41]/[.A42]" office:value-type="float" office:value="0.918897649225907" calcext:value-type="float">
            <text:p>0.918897649225907</text:p>
          </table:table-cell>
          <table:table-cell table:number-columns-repeated="1021"/>
        </table:table-row>
        <table:table-row table:style-name="ro2">
          <table:table-cell office:value-type="float" office:value="0.725454509" calcext:value-type="float">
            <text:p>0.725454509</text:p>
          </table:table-cell>
          <table:table-cell/>
          <table:table-cell table:formula="of:=[.B41]/[.A43]" office:value-type="float" office:value="0.982038446465842" calcext:value-type="float">
            <text:p>0.982038446465842</text:p>
          </table:table-cell>
          <table:table-cell table:number-columns-repeated="1021"/>
        </table:table-row>
        <table:table-row table:style-name="ro2">
          <table:table-cell office:value-type="float" office:value="0.785606027" calcext:value-type="float">
            <text:p>0.785606027</text:p>
          </table:table-cell>
          <table:table-cell/>
          <table:table-cell table:formula="of:=[.B41]/[.A44]" office:value-type="float" office:value="0.906846682071089" calcext:value-type="float">
            <text:p>0.906846682071089</text:p>
          </table:table-cell>
          <table:table-cell table:number-columns-repeated="1021"/>
        </table:table-row>
        <table:table-row table:style-name="ro2">
          <table:table-cell office:value-type="float" office:value="0.794242382" calcext:value-type="float">
            <text:p>0.794242382</text:p>
          </table:table-cell>
          <table:table-cell/>
          <table:table-cell table:formula="of:=[.B41]/[.A45]" office:value-type="float" office:value="0.896985901465026" calcext:value-type="float">
            <text:p>0.896985901465026</text:p>
          </table:table-cell>
          <table:table-cell table:number-columns-repeated="1021"/>
        </table:table-row>
        <table:table-row table:style-name="ro2">
          <table:table-cell office:value-type="float" office:value="0.800757647" calcext:value-type="float">
            <text:p>0.800757647</text:p>
          </table:table-cell>
          <table:table-cell/>
          <table:table-cell table:formula="of:=[.B41]/[.A46]" office:value-type="float" office:value="0.889687687241031" calcext:value-type="float">
            <text:p>0.889687687241031</text:p>
          </table:table-cell>
          <table:table-cell table:number-columns-repeated="1021"/>
        </table:table-row>
        <table:table-row table:style-name="ro2">
          <table:table-cell office:value-type="float" office:value="0.771969616" calcext:value-type="float">
            <text:p>0.771969616</text:p>
          </table:table-cell>
          <table:table-cell/>
          <table:table-cell table:formula="of:=[.B41]/[.A47]" office:value-type="float" office:value="0.922865620918427" calcext:value-type="float">
            <text:p>0.922865620918427</text:p>
          </table:table-cell>
          <table:table-cell table:number-columns-repeated="1021"/>
        </table:table-row>
        <table:table-row table:style-name="ro2">
          <table:table-cell office:value-type="float" office:value="0.825000048" calcext:value-type="float">
            <text:p>0.825000048</text:p>
          </table:table-cell>
          <table:table-cell/>
          <table:table-cell table:formula="of:=[.B41]/[.A48]" office:value-type="float" office:value="0.863544457636201" calcext:value-type="float">
            <text:p>0.863544457636201</text:p>
          </table:table-cell>
          <table:table-cell table:number-columns-repeated="1021"/>
        </table:table-row>
        <table:table-row table:style-name="ro2">
          <table:table-cell office:value-type="float" office:value="0.782727361" calcext:value-type="float">
            <text:p>0.782727361</text:p>
          </table:table-cell>
          <table:table-cell/>
          <table:table-cell table:formula="of:=[.B41]/[.A49]" office:value-type="float" office:value="0.910181826389483" calcext:value-type="float">
            <text:p>0.910181826389483</text:p>
          </table:table-cell>
          <table:table-cell table:number-columns-repeated="1021"/>
        </table:table-row>
        <table:table-row table:style-name="ro2">
          <table:table-cell office:value-type="float" office:value="0.811969757" calcext:value-type="float">
            <text:p>0.811969757</text:p>
          </table:table-cell>
          <table:table-cell/>
          <table:table-cell table:formula="of:=[.B41]/[.A50]" office:value-type="float" office:value="0.877402406749984" calcext:value-type="float">
            <text:p>0.877402406749984</text:p>
          </table:table-cell>
          <table:table-cell table:number-columns-repeated="1021"/>
        </table:table-row>
        <table:table-row table:style-name="ro2">
          <table:table-cell office:value-type="float" office:value="0.808030367" calcext:value-type="float">
            <text:p>0.808030367</text:p>
          </table:table-cell>
          <table:table-cell/>
          <table:table-cell table:formula="of:=[.B41]/[.A51]" office:value-type="float" office:value="0.881680006216895" calcext:value-type="float">
            <text:p>0.881680006216895</text:p>
          </table:table-cell>
          <table:table-cell table:number-columns-repeated="1021"/>
        </table:table-row>
        <table:table-row table:style-name="ro2">
          <table:table-cell office:value-type="float" office:value="0.74060601" calcext:value-type="float">
            <text:p>0.74060601</text:p>
          </table:table-cell>
          <table:table-cell/>
          <table:table-cell table:formula="of:=[.B41]/[.A52]" office:value-type="float" office:value="0.961947660943232" calcext:value-type="float">
            <text:p>0.96194766094323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566818178" calcext:value-type="float">
            <text:p>0.566818178</text:p>
          </table:table-cell>
          <table:table-cell office:value-type="float" office:value="0.707424343" calcext:value-type="float">
            <text:p>0.707424343</text:p>
          </table:table-cell>
          <table:table-cell table:formula="of:=[.B54]/[.A54]" office:value-type="float" office:value="1.24806220135022" calcext:value-type="float">
            <text:p>1.24806220135022</text:p>
          </table:table-cell>
          <table:table-cell table:number-columns-repeated="1021"/>
        </table:table-row>
        <table:table-row table:style-name="ro2">
          <table:table-cell office:value-type="float" office:value="0.787575781" calcext:value-type="float">
            <text:p>0.787575781</text:p>
          </table:table-cell>
          <table:table-cell/>
          <table:table-cell table:formula="of:=[.B54]/[.A55]" office:value-type="float" office:value="0.898230189483188" calcext:value-type="float">
            <text:p>0.898230189483188</text:p>
          </table:table-cell>
          <table:table-cell table:number-columns-repeated="1021"/>
        </table:table-row>
        <table:table-row table:style-name="ro2">
          <table:table-cell office:value-type="float" office:value="0.722121179" calcext:value-type="float">
            <text:p>0.722121179</text:p>
          </table:table-cell>
          <table:table-cell/>
          <table:table-cell table:formula="of:=[.B54]/[.A56]" office:value-type="float" office:value="0.979647687358578" calcext:value-type="float">
            <text:p>0.979647687358578</text:p>
          </table:table-cell>
          <table:table-cell table:number-columns-repeated="1021"/>
        </table:table-row>
        <table:table-row table:style-name="ro2">
          <table:table-cell office:value-type="float" office:value="0.792878807" calcext:value-type="float">
            <text:p>0.792878807</text:p>
          </table:table-cell>
          <table:table-cell/>
          <table:table-cell table:formula="of:=[.B54]/[.A57]" office:value-type="float" office:value="0.892222539881811" calcext:value-type="float">
            <text:p>0.892222539881811</text:p>
          </table:table-cell>
          <table:table-cell table:number-columns-repeated="1021"/>
        </table:table-row>
        <table:table-row table:style-name="ro2">
          <table:table-cell office:value-type="float" office:value="0.796969771" calcext:value-type="float">
            <text:p>0.796969771</text:p>
          </table:table-cell>
          <table:table-cell/>
          <table:table-cell table:formula="of:=[.B54]/[.A58]" office:value-type="float" office:value="0.887642629296162" calcext:value-type="float">
            <text:p>0.887642629296162</text:p>
          </table:table-cell>
          <table:table-cell table:number-columns-repeated="1021"/>
        </table:table-row>
        <table:table-row table:style-name="ro2">
          <table:table-cell office:value-type="float" office:value="0.797424257" calcext:value-type="float">
            <text:p>0.797424257</text:p>
          </table:table-cell>
          <table:table-cell/>
          <table:table-cell table:formula="of:=[.B54]/[.A59]" office:value-type="float" office:value="0.887136724008635" calcext:value-type="float">
            <text:p>0.887136724008635</text:p>
          </table:table-cell>
          <table:table-cell table:number-columns-repeated="1021"/>
        </table:table-row>
        <table:table-row table:style-name="ro2">
          <table:table-cell office:value-type="float" office:value="0.784848571" calcext:value-type="float">
            <text:p>0.784848571</text:p>
          </table:table-cell>
          <table:table-cell/>
          <table:table-cell table:formula="of:=[.B54]/[.A60]" office:value-type="float" office:value="0.901351380558225" calcext:value-type="float">
            <text:p>0.901351380558225</text:p>
          </table:table-cell>
          <table:table-cell table:number-columns-repeated="1021"/>
        </table:table-row>
        <table:table-row table:style-name="ro2">
          <table:table-cell office:value-type="float" office:value="0.809848487" calcext:value-type="float">
            <text:p>0.809848487</text:p>
          </table:table-cell>
          <table:table-cell/>
          <table:table-cell table:formula="of:=[.B54]/[.A61]" office:value-type="float" office:value="0.873526782300453" calcext:value-type="float">
            <text:p>0.873526782300453</text:p>
          </table:table-cell>
          <table:table-cell table:number-columns-repeated="1021"/>
        </table:table-row>
        <table:table-row table:style-name="ro2">
          <table:table-cell office:value-type="float" office:value="0.788030326" calcext:value-type="float">
            <text:p>0.788030326</text:p>
          </table:table-cell>
          <table:table-cell/>
          <table:table-cell table:formula="of:=[.B54]/[.A62]" office:value-type="float" office:value="0.897712079928254" calcext:value-type="float">
            <text:p>0.897712079928254</text:p>
          </table:table-cell>
          <table:table-cell table:number-columns-repeated="1021"/>
        </table:table-row>
        <table:table-row table:style-name="ro2">
          <table:table-cell office:value-type="float" office:value="0.785757542" calcext:value-type="float">
            <text:p>0.785757542</text:p>
          </table:table-cell>
          <table:table-cell/>
          <table:table-cell table:formula="of:=[.B54]/[.A63]" office:value-type="float" office:value="0.900308689623752" calcext:value-type="float">
            <text:p>0.900308689623752</text:p>
          </table:table-cell>
          <table:table-cell table:number-columns-repeated="1021"/>
        </table:table-row>
        <table:table-row table:style-name="ro2">
          <table:table-cell office:value-type="float" office:value="0.794696867" calcext:value-type="float">
            <text:p>0.794696867</text:p>
          </table:table-cell>
          <table:table-cell/>
          <table:table-cell table:formula="of:=[.B54]/[.A64]" office:value-type="float" office:value="0.890181366475678" calcext:value-type="float">
            <text:p>0.890181366475678</text:p>
          </table:table-cell>
          <table:table-cell table:number-columns-repeated="1021"/>
        </table:table-row>
        <table:table-row table:style-name="ro2">
          <table:table-cell office:value-type="float" office:value="0.701515198" calcext:value-type="float">
            <text:p>0.701515198</text:p>
          </table:table-cell>
          <table:table-cell/>
          <table:table-cell table:formula="of:=[.B54]/[.A65]" office:value-type="float" office:value="1.00842340268158" calcext:value-type="float">
            <text:p>1.00842340268158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4_reset.C1:b04_reset.C1048576">
            <calcext:condition calcext:apply-style-name="Good" calcext:value="&gt;1" calcext:base-cell-address="b04_reset.C1"/>
          </calcext:conditional-format>
          <calcext:conditional-format calcext:target-range-address="b04_reset.H2:b04_reset.H13">
            <calcext:condition calcext:apply-style-name="Good" calcext:value="&gt;1" calcext:base-cell-address="b04_reset.H2"/>
          </calcext:conditional-format>
        </calcext:conditional-formats>
      </table:table>
      <table:table table:name="b06_reset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86249983310699" calcext:value-type="float">
            <text:p>0.986249983310699</text:p>
          </table:table-cell>
          <table:table-cell office:value-type="float" office:value="0.995000004768371" calcext:value-type="float">
            <text:p>0.995000004768371</text:p>
          </table:table-cell>
          <table:table-cell table:formula="of:=[.B2]/[.A2]" office:value-type="float" office:value="1.00887201176754" calcext:value-type="float">
            <text:p>1.0088720117675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0" table:formula="of:=SUM([.C2];[.C15];[.C28];[.C41];[.C54])/5" office:value-type="float" office:value="1.00180273556934" calcext:value-type="float">
            <text:p>1.00180273556934</text:p>
          </table:table-cell>
          <table:table-cell table:number-columns-repeated="1016"/>
        </table:table-row>
        <table:table-row table:style-name="ro2">
          <table:table-cell office:value-type="float" office:value="0.877499997615814" calcext:value-type="float">
            <text:p>0.877499997615814</text:p>
          </table:table-cell>
          <table:table-cell/>
          <table:table-cell table:formula="of:=[.B2]/[.A3]" office:value-type="float" office:value="1.13390314241801" calcext:value-type="float">
            <text:p>1.13390314241801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0" table:formula="of:=SUM([.C3];[.C16];[.C29];[.C42];[.C55])/5" office:value-type="float" office:value="1.09853606256046" calcext:value-type="float">
            <text:p>1.09853606256046</text:p>
          </table:table-cell>
          <table:table-cell table:number-columns-repeated="1016"/>
        </table:table-row>
        <table:table-row table:style-name="ro2">
          <table:table-cell office:value-type="float" office:value="0.946250021457672" calcext:value-type="float">
            <text:p>0.946250021457672</text:p>
          </table:table-cell>
          <table:table-cell/>
          <table:table-cell table:formula="of:=[.B2]/[.A4]" office:value-type="float" office:value="1.05151913575188" calcext:value-type="float">
            <text:p>1.05151913575188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0" table:formula="of:=SUM([.C4];[.C17];[.C30];[.C43];[.C56])/5" office:value-type="float" office:value="1.04082182572865" calcext:value-type="float">
            <text:p>1.04082182572865</text:p>
          </table:table-cell>
          <table:table-cell table:number-columns-repeated="1016"/>
        </table:table-row>
        <table:table-row table:style-name="ro2">
          <table:table-cell office:value-type="float" office:value="0.926249980926513" calcext:value-type="float">
            <text:p>0.926249980926513</text:p>
          </table:table-cell>
          <table:table-cell/>
          <table:table-cell table:formula="of:=[.B2]/[.A5]" office:value-type="float" office:value="1.07422404886107" calcext:value-type="float">
            <text:p>1.0742240488610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0" table:formula="of:=SUM([.C5];[.C18];[.C31];[.C44];[.C57])/5" office:value-type="float" office:value="1.0893790020883" calcext:value-type="float">
            <text:p>1.0893790020883</text:p>
          </table:table-cell>
          <table:table-cell table:number-columns-repeated="1016"/>
        </table:table-row>
        <table:table-row table:style-name="ro2">
          <table:table-cell office:value-type="float" office:value="0.925000011920929" calcext:value-type="float">
            <text:p>0.925000011920929</text:p>
          </table:table-cell>
          <table:table-cell/>
          <table:table-cell table:formula="of:=[.B2]/[.A6]" office:value-type="float" office:value="1.07567566696791" calcext:value-type="float">
            <text:p>1.07567566696791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0" table:formula="of:=SUM([.C6];[.C19];[.C32];[.C45];[.C58])/5" office:value-type="float" office:value="1.06332005648077" calcext:value-type="float">
            <text:p>1.06332005648077</text:p>
          </table:table-cell>
          <table:table-cell table:number-columns-repeated="1016"/>
        </table:table-row>
        <table:table-row table:style-name="ro2">
          <table:table-cell office:value-type="float" office:value="0.841250002384185" calcext:value-type="float">
            <text:p>0.841250002384185</text:p>
          </table:table-cell>
          <table:table-cell/>
          <table:table-cell table:formula="of:=[.B2]/[.A7]" office:value-type="float" office:value="1.18276374674406" calcext:value-type="float">
            <text:p>1.18276374674406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0" table:formula="of:=SUM([.C7];[.C20];[.C33];[.C46];[.C59])/5" office:value-type="float" office:value="1.1933025494755" calcext:value-type="float">
            <text:p>1.1933025494755</text:p>
          </table:table-cell>
          <table:table-cell table:number-columns-repeated="1016"/>
        </table:table-row>
        <table:table-row table:style-name="ro2">
          <table:table-cell office:value-type="float" office:value="0.915000021457672" calcext:value-type="float">
            <text:p>0.915000021457672</text:p>
          </table:table-cell>
          <table:table-cell/>
          <table:table-cell table:formula="of:=[.B2]/[.A8]" office:value-type="float" office:value="1.08743167369904" calcext:value-type="float">
            <text:p>1.0874316736990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0" table:formula="of:=SUM([.C8];[.C21];[.C34];[.C47];[.C60])/5" office:value-type="float" office:value="1.07228463252435" calcext:value-type="float">
            <text:p>1.07228463252435</text:p>
          </table:table-cell>
          <table:table-cell table:number-columns-repeated="1016"/>
        </table:table-row>
        <table:table-row table:style-name="ro2">
          <table:table-cell office:value-type="float" office:value="0.899999976158142" calcext:value-type="float">
            <text:p>0.899999976158142</text:p>
          </table:table-cell>
          <table:table-cell/>
          <table:table-cell table:formula="of:=[.B2]/[.A9]" office:value-type="float" office:value="1.10555559014097" calcext:value-type="float">
            <text:p>1.10555559014097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0" table:formula="of:=SUM([.C9];[.C22];[.C35];[.C48];[.C61])/5" office:value-type="float" office:value="1.08921340440596" calcext:value-type="float">
            <text:p>1.08921340440596</text:p>
          </table:table-cell>
          <table:table-cell table:number-columns-repeated="1016"/>
        </table:table-row>
        <table:table-row table:style-name="ro2">
          <table:table-cell office:value-type="float" office:value="0.875" calcext:value-type="float">
            <text:p>0.875</text:p>
          </table:table-cell>
          <table:table-cell/>
          <table:table-cell table:formula="of:=[.B2]/[.A10]" office:value-type="float" office:value="1.13714286259242" calcext:value-type="float">
            <text:p>1.13714286259242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0" table:formula="of:=SUM([.C10];[.C23];[.C36];[.C49];[.C62])/5" office:value-type="float" office:value="1.11759843107543" calcext:value-type="float">
            <text:p>1.11759843107543</text:p>
          </table:table-cell>
          <table:table-cell table:number-columns-repeated="1016"/>
        </table:table-row>
        <table:table-row table:style-name="ro2">
          <table:table-cell office:value-type="float" office:value="0.923749983310699" calcext:value-type="float">
            <text:p>0.923749983310699</text:p>
          </table:table-cell>
          <table:table-cell/>
          <table:table-cell table:formula="of:=[.B2]/[.A11]" office:value-type="float" office:value="1.07713128307977" calcext:value-type="float">
            <text:p>1.07713128307977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0" table:formula="of:=SUM([.C11];[.C24];[.C37];[.C50];[.C63])/5" office:value-type="float" office:value="1.06272677232618" calcext:value-type="float">
            <text:p>1.06272677232618</text:p>
          </table:table-cell>
          <table:table-cell table:number-columns-repeated="1016"/>
        </table:table-row>
        <table:table-row table:style-name="ro2">
          <table:table-cell office:value-type="float" office:value="0.887499988079071" calcext:value-type="float">
            <text:p>0.887499988079071</text:p>
          </table:table-cell>
          <table:table-cell/>
          <table:table-cell table:formula="of:=[.B2]/[.A12]" office:value-type="float" office:value="1.1211267809952" calcext:value-type="float">
            <text:p>1.1211267809952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0" table:formula="of:=SUM([.C12];[.C25];[.C38];[.C51];[.C64])/5" office:value-type="float" office:value="1.1088449899245" calcext:value-type="float">
            <text:p>1.1088449899245</text:p>
          </table:table-cell>
          <table:table-cell table:number-columns-repeated="1016"/>
        </table:table-row>
        <table:table-row table:style-name="ro2">
          <table:table-cell office:value-type="float" office:value="0.923749983310699" calcext:value-type="float">
            <text:p>0.923749983310699</text:p>
          </table:table-cell>
          <table:table-cell/>
          <table:table-cell table:formula="of:=[.B2]/[.A13]" office:value-type="float" office:value="1.07713128307977" calcext:value-type="float">
            <text:p>1.07713128307977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10" table:formula="of:=SUM([.C13];[.C26];[.C39];[.C52];[.C65])/5" office:value-type="float" office:value="1.08571099546722" calcext:value-type="float">
            <text:p>1.0857109954672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96249974" calcext:value-type="float">
            <text:p>0.996249974</text:p>
          </table:table-cell>
          <table:table-cell office:value-type="float" office:value="0.985000014" calcext:value-type="float">
            <text:p>0.985000014</text:p>
          </table:table-cell>
          <table:table-cell table:formula="of:=[.B15]/[.A15]" office:value-type="float" office:value="0.98870769355724" calcext:value-type="float">
            <text:p>0.98870769355724</text:p>
          </table:table-cell>
          <table:table-cell table:number-columns-repeated="1021"/>
        </table:table-row>
        <table:table-row table:style-name="ro2">
          <table:table-cell office:value-type="float" office:value="0.910000026" calcext:value-type="float">
            <text:p>0.910000026</text:p>
          </table:table-cell>
          <table:table-cell/>
          <table:table-cell table:formula="of:=[.B15]/[.A16]" office:value-type="float" office:value="1.08241756687598" calcext:value-type="float">
            <text:p>1.08241756687598</text:p>
          </table:table-cell>
          <table:table-cell table:number-columns-repeated="1021"/>
        </table:table-row>
        <table:table-row table:style-name="ro2">
          <table:table-cell office:value-type="float" office:value="0.959999979" calcext:value-type="float">
            <text:p>0.959999979</text:p>
          </table:table-cell>
          <table:table-cell/>
          <table:table-cell table:formula="of:=[.B15]/[.A17]" office:value-type="float" office:value="1.02604170369466" calcext:value-type="float">
            <text:p>1.02604170369466</text:p>
          </table:table-cell>
          <table:table-cell table:number-columns-repeated="1021"/>
        </table:table-row>
        <table:table-row table:style-name="ro2">
          <table:table-cell office:value-type="float" office:value="0.901250005" calcext:value-type="float">
            <text:p>0.901250005</text:p>
          </table:table-cell>
          <table:table-cell/>
          <table:table-cell table:formula="of:=[.B15]/[.A18]" office:value-type="float" office:value="1.09292650045533" calcext:value-type="float">
            <text:p>1.09292650045533</text:p>
          </table:table-cell>
          <table:table-cell table:number-columns-repeated="1021"/>
        </table:table-row>
        <table:table-row table:style-name="ro2">
          <table:table-cell office:value-type="float" office:value="0.933749974" calcext:value-type="float">
            <text:p>0.933749974</text:p>
          </table:table-cell>
          <table:table-cell/>
          <table:table-cell table:formula="of:=[.B15]/[.A19]" office:value-type="float" office:value="1.05488625587903" calcext:value-type="float">
            <text:p>1.05488625587903</text:p>
          </table:table-cell>
          <table:table-cell table:number-columns-repeated="1021"/>
        </table:table-row>
        <table:table-row table:style-name="ro2">
          <table:table-cell office:value-type="float" office:value="0.829999983" calcext:value-type="float">
            <text:p>0.829999983</text:p>
          </table:table-cell>
          <table:table-cell/>
          <table:table-cell table:formula="of:=[.B15]/[.A20]" office:value-type="float" office:value="1.18674702912614" calcext:value-type="float">
            <text:p>1.18674702912614</text:p>
          </table:table-cell>
          <table:table-cell table:number-columns-repeated="1021"/>
        </table:table-row>
        <table:table-row table:style-name="ro2">
          <table:table-cell office:value-type="float" office:value="0.928749979" calcext:value-type="float">
            <text:p>0.928749979</text:p>
          </table:table-cell>
          <table:table-cell/>
          <table:table-cell table:formula="of:=[.B15]/[.A21]" office:value-type="float" office:value="1.06056531496298" calcext:value-type="float">
            <text:p>1.06056531496298</text:p>
          </table:table-cell>
          <table:table-cell table:number-columns-repeated="1021"/>
        </table:table-row>
        <table:table-row table:style-name="ro2">
          <table:table-cell office:value-type="float" office:value="0.92750001" calcext:value-type="float">
            <text:p>0.92750001</text:p>
          </table:table-cell>
          <table:table-cell/>
          <table:table-cell table:formula="of:=[.B15]/[.A22]" office:value-type="float" office:value="1.06199461280868" calcext:value-type="float">
            <text:p>1.06199461280868</text:p>
          </table:table-cell>
          <table:table-cell table:number-columns-repeated="1021"/>
        </table:table-row>
        <table:table-row table:style-name="ro2">
          <table:table-cell office:value-type="float" office:value="0.913749993" calcext:value-type="float">
            <text:p>0.913749993</text:p>
          </table:table-cell>
          <table:table-cell/>
          <table:table-cell table:formula="of:=[.B15]/[.A23]" office:value-type="float" office:value="1.07797539977656" calcext:value-type="float">
            <text:p>1.07797539977656</text:p>
          </table:table-cell>
          <table:table-cell table:number-columns-repeated="1021"/>
        </table:table-row>
        <table:table-row table:style-name="ro2">
          <table:table-cell office:value-type="float" office:value="0.957499981" calcext:value-type="float">
            <text:p>0.957499981</text:p>
          </table:table-cell>
          <table:table-cell/>
          <table:table-cell table:formula="of:=[.B15]/[.A24]" office:value-type="float" office:value="1.02872066166652" calcext:value-type="float">
            <text:p>1.02872066166652</text:p>
          </table:table-cell>
          <table:table-cell table:number-columns-repeated="1021"/>
        </table:table-row>
        <table:table-row table:style-name="ro2">
          <table:table-cell office:value-type="float" office:value="0.893750012" calcext:value-type="float">
            <text:p>0.893750012</text:p>
          </table:table-cell>
          <table:table-cell/>
          <table:table-cell table:formula="of:=[.B15]/[.A25]" office:value-type="float" office:value="1.10209790296484" calcext:value-type="float">
            <text:p>1.10209790296484</text:p>
          </table:table-cell>
          <table:table-cell table:number-columns-repeated="1021"/>
        </table:table-row>
        <table:table-row table:style-name="ro2">
          <table:table-cell office:value-type="float" office:value="0.887499988" calcext:value-type="float">
            <text:p>0.887499988</text:p>
          </table:table-cell>
          <table:table-cell/>
          <table:table-cell table:formula="of:=[.B15]/[.A26]" office:value-type="float" office:value="1.10985918571077" calcext:value-type="float">
            <text:p>1.1098591857107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85000014" calcext:value-type="float">
            <text:p>0.985000014</text:p>
          </table:table-cell>
          <table:table-cell office:value-type="float" office:value="0.988749981" calcext:value-type="float">
            <text:p>0.988749981</text:p>
          </table:table-cell>
          <table:table-cell table:formula="of:=[.B28]/[.A28]" office:value-type="float" office:value="1.00380707304234" calcext:value-type="float">
            <text:p>1.00380707304234</text:p>
          </table:table-cell>
          <table:table-cell table:number-columns-repeated="1021"/>
        </table:table-row>
        <table:table-row table:style-name="ro2">
          <table:table-cell office:value-type="float" office:value="0.888750017" calcext:value-type="float">
            <text:p>0.888750017</text:p>
          </table:table-cell>
          <table:table-cell/>
          <table:table-cell table:formula="of:=[.B28]/[.A29]" office:value-type="float" office:value="1.11251753821345" calcext:value-type="float">
            <text:p>1.11251753821345</text:p>
          </table:table-cell>
          <table:table-cell table:number-columns-repeated="1021"/>
        </table:table-row>
        <table:table-row table:style-name="ro2">
          <table:table-cell office:value-type="float" office:value="0.954999983" calcext:value-type="float">
            <text:p>0.954999983</text:p>
          </table:table-cell>
          <table:table-cell/>
          <table:table-cell table:formula="of:=[.B28]/[.A30]" office:value-type="float" office:value="1.03534031267098" calcext:value-type="float">
            <text:p>1.03534031267098</text:p>
          </table:table-cell>
          <table:table-cell table:number-columns-repeated="1021"/>
        </table:table-row>
        <table:table-row table:style-name="ro2">
          <table:table-cell office:value-type="float" office:value="0.903750002" calcext:value-type="float">
            <text:p>0.903750002</text:p>
          </table:table-cell>
          <table:table-cell/>
          <table:table-cell table:formula="of:=[.B28]/[.A31]" office:value-type="float" office:value="1.0940525353382" calcext:value-type="float">
            <text:p>1.0940525353382</text:p>
          </table:table-cell>
          <table:table-cell table:number-columns-repeated="1021"/>
        </table:table-row>
        <table:table-row table:style-name="ro2">
          <table:table-cell office:value-type="float" office:value="0.936249971" calcext:value-type="float">
            <text:p>0.936249971</text:p>
          </table:table-cell>
          <table:table-cell/>
          <table:table-cell table:formula="of:=[.B28]/[.A32]" office:value-type="float" office:value="1.05607477877294" calcext:value-type="float">
            <text:p>1.05607477877294</text:p>
          </table:table-cell>
          <table:table-cell table:number-columns-repeated="1021"/>
        </table:table-row>
        <table:table-row table:style-name="ro2">
          <table:table-cell office:value-type="float" office:value="0.817499995" calcext:value-type="float">
            <text:p>0.817499995</text:p>
          </table:table-cell>
          <table:table-cell/>
          <table:table-cell table:formula="of:=[.B28]/[.A33]" office:value-type="float" office:value="1.20948010648" calcext:value-type="float">
            <text:p>1.20948010648</text:p>
          </table:table-cell>
          <table:table-cell table:number-columns-repeated="1021"/>
        </table:table-row>
        <table:table-row table:style-name="ro2">
          <table:table-cell office:value-type="float" office:value="0.918749988" calcext:value-type="float">
            <text:p>0.918749988</text:p>
          </table:table-cell>
          <table:table-cell/>
          <table:table-cell table:formula="of:=[.B28]/[.A34]" office:value-type="float" office:value="1.07619046956657" calcext:value-type="float">
            <text:p>1.07619046956657</text:p>
          </table:table-cell>
          <table:table-cell table:number-columns-repeated="1021"/>
        </table:table-row>
        <table:table-row table:style-name="ro2">
          <table:table-cell office:value-type="float" office:value="0.892499983" calcext:value-type="float">
            <text:p>0.892499983</text:p>
          </table:table-cell>
          <table:table-cell/>
          <table:table-cell table:formula="of:=[.B28]/[.A35]" office:value-type="float" office:value="1.10784313706816" calcext:value-type="float">
            <text:p>1.10784313706816</text:p>
          </table:table-cell>
          <table:table-cell table:number-columns-repeated="1021"/>
        </table:table-row>
        <table:table-row table:style-name="ro2">
          <table:table-cell office:value-type="float" office:value="0.892499983" calcext:value-type="float">
            <text:p>0.892499983</text:p>
          </table:table-cell>
          <table:table-cell/>
          <table:table-cell table:formula="of:=[.B28]/[.A36]" office:value-type="float" office:value="1.10784313706816" calcext:value-type="float">
            <text:p>1.10784313706816</text:p>
          </table:table-cell>
          <table:table-cell table:number-columns-repeated="1021"/>
        </table:table-row>
        <table:table-row table:style-name="ro2">
          <table:table-cell office:value-type="float" office:value="0.913749993" calcext:value-type="float">
            <text:p>0.913749993</text:p>
          </table:table-cell>
          <table:table-cell/>
          <table:table-cell table:formula="of:=[.B28]/[.A37]" office:value-type="float" office:value="1.08207933086135" calcext:value-type="float">
            <text:p>1.08207933086135</text:p>
          </table:table-cell>
          <table:table-cell table:number-columns-repeated="1021"/>
        </table:table-row>
        <table:table-row table:style-name="ro2">
          <table:table-cell office:value-type="float" office:value="0.88499999" calcext:value-type="float">
            <text:p>0.88499999</text:p>
          </table:table-cell>
          <table:table-cell/>
          <table:table-cell table:formula="of:=[.B28]/[.A38]" office:value-type="float" office:value="1.11723162957324" calcext:value-type="float">
            <text:p>1.11723162957324</text:p>
          </table:table-cell>
          <table:table-cell table:number-columns-repeated="1021"/>
        </table:table-row>
        <table:table-row table:style-name="ro2">
          <table:table-cell office:value-type="float" office:value="0.907500029" calcext:value-type="float">
            <text:p>0.907500029</text:p>
          </table:table-cell>
          <table:table-cell/>
          <table:table-cell table:formula="of:=[.B28]/[.A39]" office:value-type="float" office:value="1.08953162468714" calcext:value-type="float">
            <text:p>1.0895316246871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95000005" calcext:value-type="float">
            <text:p>0.995000005</text:p>
          </table:table-cell>
          <table:table-cell office:value-type="float" office:value="0.993749976" calcext:value-type="float">
            <text:p>0.993749976</text:p>
          </table:table-cell>
          <table:table-cell table:formula="of:=[.B41]/[.A41]" office:value-type="float" office:value="0.998743689453549" calcext:value-type="float">
            <text:p>0.998743689453549</text:p>
          </table:table-cell>
          <table:table-cell table:number-columns-repeated="1021"/>
        </table:table-row>
        <table:table-row table:style-name="ro2">
          <table:table-cell office:value-type="float" office:value="0.903750002" calcext:value-type="float">
            <text:p>0.903750002</text:p>
          </table:table-cell>
          <table:table-cell/>
          <table:table-cell table:formula="of:=[.B41]/[.A42]" office:value-type="float" office:value="1.09958503325126" calcext:value-type="float">
            <text:p>1.09958503325126</text:p>
          </table:table-cell>
          <table:table-cell table:number-columns-repeated="1021"/>
        </table:table-row>
        <table:table-row table:style-name="ro2">
          <table:table-cell office:value-type="float" office:value="0.936249971" calcext:value-type="float">
            <text:p>0.936249971</text:p>
          </table:table-cell>
          <table:table-cell/>
          <table:table-cell table:formula="of:=[.B41]/[.A43]" office:value-type="float" office:value="1.06141522753649" calcext:value-type="float">
            <text:p>1.06141522753649</text:p>
          </table:table-cell>
          <table:table-cell table:number-columns-repeated="1021"/>
        </table:table-row>
        <table:table-row table:style-name="ro2">
          <table:table-cell office:value-type="float" office:value="0.902499974" calcext:value-type="float">
            <text:p>0.902499974</text:p>
          </table:table-cell>
          <table:table-cell/>
          <table:table-cell table:formula="of:=[.B41]/[.A44]" office:value-type="float" office:value="1.10110803836987" calcext:value-type="float">
            <text:p>1.10110803836987</text:p>
          </table:table-cell>
          <table:table-cell table:number-columns-repeated="1021"/>
        </table:table-row>
        <table:table-row table:style-name="ro2">
          <table:table-cell office:value-type="float" office:value="0.936249971" calcext:value-type="float">
            <text:p>0.936249971</text:p>
          </table:table-cell>
          <table:table-cell/>
          <table:table-cell table:formula="of:=[.B41]/[.A45]" office:value-type="float" office:value="1.06141522753649" calcext:value-type="float">
            <text:p>1.06141522753649</text:p>
          </table:table-cell>
          <table:table-cell table:number-columns-repeated="1021"/>
        </table:table-row>
        <table:table-row table:style-name="ro2">
          <table:table-cell office:value-type="float" office:value="0.826250017" calcext:value-type="float">
            <text:p>0.826250017</text:p>
          </table:table-cell>
          <table:table-cell/>
          <table:table-cell table:formula="of:=[.B41]/[.A46]" office:value-type="float" office:value="1.20272309295456" calcext:value-type="float">
            <text:p>1.20272309295456</text:p>
          </table:table-cell>
          <table:table-cell table:number-columns-repeated="1021"/>
        </table:table-row>
        <table:table-row table:style-name="ro2">
          <table:table-cell office:value-type="float" office:value="0.9375" calcext:value-type="float">
            <text:p>0.9375</text:p>
          </table:table-cell>
          <table:table-cell/>
          <table:table-cell table:formula="of:=[.B41]/[.A47]" office:value-type="float" office:value="1.0599999744" calcext:value-type="float">
            <text:p>1.0599999744</text:p>
          </table:table-cell>
          <table:table-cell table:number-columns-repeated="1021"/>
        </table:table-row>
        <table:table-row table:style-name="ro2">
          <table:table-cell office:value-type="float" office:value="0.912500024" calcext:value-type="float">
            <text:p>0.912500024</text:p>
          </table:table-cell>
          <table:table-cell/>
          <table:table-cell table:formula="of:=[.B41]/[.A48]" office:value-type="float" office:value="1.08904104094577" calcext:value-type="float">
            <text:p>1.08904104094577</text:p>
          </table:table-cell>
          <table:table-cell table:number-columns-repeated="1021"/>
        </table:table-row>
        <table:table-row table:style-name="ro2">
          <table:table-cell office:value-type="float" office:value="0.872500002" calcext:value-type="float">
            <text:p>0.872500002</text:p>
          </table:table-cell>
          <table:table-cell/>
          <table:table-cell table:formula="of:=[.B41]/[.A49]" office:value-type="float" office:value="1.13896845125738" calcext:value-type="float">
            <text:p>1.13896845125738</text:p>
          </table:table-cell>
          <table:table-cell table:number-columns-repeated="1021"/>
        </table:table-row>
        <table:table-row table:style-name="ro2">
          <table:table-cell office:value-type="float" office:value="0.931249976" calcext:value-type="float">
            <text:p>0.931249976</text:p>
          </table:table-cell>
          <table:table-cell/>
          <table:table-cell table:formula="of:=[.B41]/[.A50]" office:value-type="float" office:value="1.06711409568938" calcext:value-type="float">
            <text:p>1.06711409568938</text:p>
          </table:table-cell>
          <table:table-cell table:number-columns-repeated="1021"/>
        </table:table-row>
        <table:table-row table:style-name="ro2">
          <table:table-cell office:value-type="float" office:value="0.904999971" calcext:value-type="float">
            <text:p>0.904999971</text:p>
          </table:table-cell>
          <table:table-cell/>
          <table:table-cell table:formula="of:=[.B41]/[.A51]" office:value-type="float" office:value="1.09806630700986" calcext:value-type="float">
            <text:p>1.09806630700986</text:p>
          </table:table-cell>
          <table:table-cell table:number-columns-repeated="1021"/>
        </table:table-row>
        <table:table-row table:style-name="ro2">
          <table:table-cell office:value-type="float" office:value="0.910000026" calcext:value-type="float">
            <text:p>0.910000026</text:p>
          </table:table-cell>
          <table:table-cell/>
          <table:table-cell table:formula="of:=[.B41]/[.A52]" office:value-type="float" office:value="1.0920329094584" calcext:value-type="float">
            <text:p>1.092032909458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985000014" calcext:value-type="float">
            <text:p>0.985000014</text:p>
          </table:table-cell>
          <table:table-cell office:value-type="float" office:value="0.993749976" calcext:value-type="float">
            <text:p>0.993749976</text:p>
          </table:table-cell>
          <table:table-cell table:formula="of:=[.B54]/[.A54]" office:value-type="float" office:value="1.00888321002603" calcext:value-type="float">
            <text:p>1.00888321002603</text:p>
          </table:table-cell>
          <table:table-cell table:number-columns-repeated="1021"/>
        </table:table-row>
        <table:table-row table:style-name="ro2">
          <table:table-cell office:value-type="float" office:value="0.933749974" calcext:value-type="float">
            <text:p>0.933749974</text:p>
          </table:table-cell>
          <table:table-cell/>
          <table:table-cell table:formula="of:=[.B54]/[.A55]" office:value-type="float" office:value="1.06425703204357" calcext:value-type="float">
            <text:p>1.06425703204357</text:p>
          </table:table-cell>
          <table:table-cell table:number-columns-repeated="1021"/>
        </table:table-row>
        <table:table-row table:style-name="ro2">
          <table:table-cell office:value-type="float" office:value="0.964999974" calcext:value-type="float">
            <text:p>0.964999974</text:p>
          </table:table-cell>
          <table:table-cell/>
          <table:table-cell table:formula="of:=[.B54]/[.A56]" office:value-type="float" office:value="1.02979274898923" calcext:value-type="float">
            <text:p>1.02979274898923</text:p>
          </table:table-cell>
          <table:table-cell table:number-columns-repeated="1021"/>
        </table:table-row>
        <table:table-row table:style-name="ro2">
          <table:table-cell office:value-type="float" office:value="0.91624999" calcext:value-type="float">
            <text:p>0.91624999</text:p>
          </table:table-cell>
          <table:table-cell/>
          <table:table-cell table:formula="of:=[.B54]/[.A57]" office:value-type="float" office:value="1.08458388741701" calcext:value-type="float">
            <text:p>1.08458388741701</text:p>
          </table:table-cell>
          <table:table-cell table:number-columns-repeated="1021"/>
        </table:table-row>
        <table:table-row table:style-name="ro2">
          <table:table-cell office:value-type="float" office:value="0.930000007" calcext:value-type="float">
            <text:p>0.930000007</text:p>
          </table:table-cell>
          <table:table-cell/>
          <table:table-cell table:formula="of:=[.B54]/[.A58]" office:value-type="float" office:value="1.06854835324749" calcext:value-type="float">
            <text:p>1.06854835324749</text:p>
          </table:table-cell>
          <table:table-cell table:number-columns-repeated="1021"/>
        </table:table-row>
        <table:table-row table:style-name="ro2">
          <table:table-cell office:value-type="float" office:value="0.838750005" calcext:value-type="float">
            <text:p>0.838750005</text:p>
          </table:table-cell>
          <table:table-cell/>
          <table:table-cell table:formula="of:=[.B54]/[.A59]" office:value-type="float" office:value="1.18479877207273" calcext:value-type="float">
            <text:p>1.18479877207273</text:p>
          </table:table-cell>
          <table:table-cell table:number-columns-repeated="1021"/>
        </table:table-row>
        <table:table-row table:style-name="ro2">
          <table:table-cell office:value-type="float" office:value="0.922500014" calcext:value-type="float">
            <text:p>0.922500014</text:p>
          </table:table-cell>
          <table:table-cell/>
          <table:table-cell table:formula="of:=[.B54]/[.A60]" office:value-type="float" office:value="1.07723572999317" calcext:value-type="float">
            <text:p>1.07723572999317</text:p>
          </table:table-cell>
          <table:table-cell table:number-columns-repeated="1021"/>
        </table:table-row>
        <table:table-row table:style-name="ro2">
          <table:table-cell office:value-type="float" office:value="0.918749988" calcext:value-type="float">
            <text:p>0.918749988</text:p>
          </table:table-cell>
          <table:table-cell/>
          <table:table-cell table:formula="of:=[.B54]/[.A61]" office:value-type="float" office:value="1.08163264106622" calcext:value-type="float">
            <text:p>1.08163264106622</text:p>
          </table:table-cell>
          <table:table-cell table:number-columns-repeated="1021"/>
        </table:table-row>
        <table:table-row table:style-name="ro2">
          <table:table-cell office:value-type="float" office:value="0.882499993" calcext:value-type="float">
            <text:p>0.882499993</text:p>
          </table:table-cell>
          <table:table-cell/>
          <table:table-cell table:formula="of:=[.B54]/[.A62]" office:value-type="float" office:value="1.12606230468265" calcext:value-type="float">
            <text:p>1.12606230468265</text:p>
          </table:table-cell>
          <table:table-cell table:number-columns-repeated="1021"/>
        </table:table-row>
        <table:table-row table:style-name="ro2">
          <table:table-cell office:value-type="float" office:value="0.938750029" calcext:value-type="float">
            <text:p>0.938750029</text:p>
          </table:table-cell>
          <table:table-cell/>
          <table:table-cell table:formula="of:=[.B54]/[.A63]" office:value-type="float" office:value="1.05858849033388" calcext:value-type="float">
            <text:p>1.05858849033388</text:p>
          </table:table-cell>
          <table:table-cell table:number-columns-repeated="1021"/>
        </table:table-row>
        <table:table-row table:style-name="ro2">
          <table:table-cell office:value-type="float" office:value="0.898750007" calcext:value-type="float">
            <text:p>0.898750007</text:p>
          </table:table-cell>
          <table:table-cell/>
          <table:table-cell table:formula="of:=[.B54]/[.A64]" office:value-type="float" office:value="1.10570232907937" calcext:value-type="float">
            <text:p>1.10570232907937</text:p>
          </table:table-cell>
          <table:table-cell table:number-columns-repeated="1021"/>
        </table:table-row>
        <table:table-row table:style-name="ro2">
          <table:table-cell office:value-type="float" office:value="0.9375" calcext:value-type="float">
            <text:p>0.9375</text:p>
          </table:table-cell>
          <table:table-cell/>
          <table:table-cell table:formula="of:=[.B54]/[.A65]" office:value-type="float" office:value="1.0599999744" calcext:value-type="float">
            <text:p>1.0599999744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6_reset.C1:b06_reset.C1048576">
            <calcext:condition calcext:apply-style-name="Good" calcext:value="&gt;1" calcext:base-cell-address="b06_reset.C1"/>
          </calcext:conditional-format>
          <calcext:conditional-format calcext:target-range-address="b06_reset.H2:b06_reset.H13">
            <calcext:condition calcext:apply-style-name="Good" calcext:value="&gt;1" calcext:base-cell-address="b06_reset.H2"/>
          </calcext:conditional-format>
        </calcext:conditional-formats>
      </table:table>
      <table:table table:name="b08_reset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850952386856079" calcext:value-type="float">
            <text:p>0.850952386856079</text:p>
          </table:table-cell>
          <table:table-cell office:value-type="float" office:value="0.815238058567047" calcext:value-type="float">
            <text:p>0.815238058567047</text:p>
          </table:table-cell>
          <table:table-cell table:formula="of:=[.B2]/[.A2]" office:value-type="float" office:value="0.958030168502163" calcext:value-type="float">
            <text:p>0.958030168502163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2" table:formula="of:=SUM([.C2];[.C15];[.C28];[.C41];[.C54])/5" office:value-type="float" office:value="0.977664876697823" calcext:value-type="float">
            <text:p>0.977664876697823</text:p>
          </table:table-cell>
          <table:table-cell table:number-columns-repeated="1016"/>
        </table:table-row>
        <table:table-row table:style-name="ro2">
          <table:table-cell office:value-type="float" office:value="0.89047622680664" calcext:value-type="float">
            <text:p>0.89047622680664</text:p>
          </table:table-cell>
          <table:table-cell/>
          <table:table-cell table:formula="of:=[.B2]/[.A3]" office:value-type="float" office:value="0.915507942857266" calcext:value-type="float">
            <text:p>0.91550794285726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2" table:formula="of:=SUM([.C3];[.C16];[.C29];[.C42];[.C55])/5" office:value-type="float" office:value="0.928435363517814" calcext:value-type="float">
            <text:p>0.928435363517814</text:p>
          </table:table-cell>
          <table:table-cell table:number-columns-repeated="1016"/>
        </table:table-row>
        <table:table-row table:style-name="ro2">
          <table:table-cell office:value-type="float" office:value="0.80952376127243" calcext:value-type="float">
            <text:p>0.80952376127243</text:p>
          </table:table-cell>
          <table:table-cell/>
          <table:table-cell table:formula="of:=[.B2]/[.A4]" office:value-type="float" office:value="1.00705883825527" calcext:value-type="float">
            <text:p>1.00705883825527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2" table:formula="of:=SUM([.C4];[.C17];[.C30];[.C43];[.C56])/5" office:value-type="float" office:value="1.0786818772998" calcext:value-type="float">
            <text:p>1.0786818772998</text:p>
          </table:table-cell>
          <table:table-cell table:number-columns-repeated="1016"/>
        </table:table-row>
        <table:table-row table:style-name="ro2">
          <table:table-cell office:value-type="float" office:value="0.912857055664062" calcext:value-type="float">
            <text:p>0.912857055664062</text:p>
          </table:table-cell>
          <table:table-cell/>
          <table:table-cell table:formula="of:=[.B2]/[.A5]" office:value-type="float" office:value="0.893062121291266" calcext:value-type="float">
            <text:p>0.89306212129126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2" table:formula="of:=SUM([.C5];[.C18];[.C31];[.C44];[.C57])/5" office:value-type="float" office:value="0.886898740341179" calcext:value-type="float">
            <text:p>0.886898740341179</text:p>
          </table:table-cell>
          <table:table-cell table:number-columns-repeated="1016"/>
        </table:table-row>
        <table:table-row table:style-name="ro2">
          <table:table-cell office:value-type="float" office:value="0.913333296775817" calcext:value-type="float">
            <text:p>0.913333296775817</text:p>
          </table:table-cell>
          <table:table-cell/>
          <table:table-cell table:formula="of:=[.B2]/[.A6]" office:value-type="float" office:value="0.892596450216959" calcext:value-type="float">
            <text:p>0.892596450216959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2" table:formula="of:=SUM([.C6];[.C19];[.C32];[.C45];[.C58])/5" office:value-type="float" office:value="0.912830942312397" calcext:value-type="float">
            <text:p>0.912830942312397</text:p>
          </table:table-cell>
          <table:table-cell table:number-columns-repeated="1016"/>
        </table:table-row>
        <table:table-row table:style-name="ro2">
          <table:table-cell office:value-type="float" office:value="0.839523792266845" calcext:value-type="float">
            <text:p>0.839523792266845</text:p>
          </table:table-cell>
          <table:table-cell/>
          <table:table-cell table:formula="of:=[.B2]/[.A7]" office:value-type="float" office:value="0.971072012582011" calcext:value-type="float">
            <text:p>0.971072012582011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2" table:formula="of:=SUM([.C7];[.C20];[.C33];[.C46];[.C59])/5" office:value-type="float" office:value="0.988087963626952" calcext:value-type="float">
            <text:p>0.988087963626952</text:p>
          </table:table-cell>
          <table:table-cell table:number-columns-repeated="1016"/>
        </table:table-row>
        <table:table-row table:style-name="ro2">
          <table:table-cell office:value-type="float" office:value="0.926666736602783" calcext:value-type="float">
            <text:p>0.926666736602783</text:p>
          </table:table-cell>
          <table:table-cell/>
          <table:table-cell table:formula="of:=[.B2]/[.A8]" office:value-type="float" office:value="0.879753234216391" calcext:value-type="float">
            <text:p>0.87975323421639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2" table:formula="of:=SUM([.C8];[.C21];[.C34];[.C47];[.C60])/5" office:value-type="float" office:value="0.890613262462327" calcext:value-type="float">
            <text:p>0.890613262462327</text:p>
          </table:table-cell>
          <table:table-cell table:number-columns-repeated="1016"/>
        </table:table-row>
        <table:table-row table:style-name="ro2">
          <table:table-cell office:value-type="float" office:value="0.765238046646118" calcext:value-type="float">
            <text:p>0.765238046646118</text:p>
          </table:table-cell>
          <table:table-cell/>
          <table:table-cell table:formula="of:=[.B2]/[.A9]" office:value-type="float" office:value="1.06533916098405" calcext:value-type="float">
            <text:p>1.06533916098405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2" table:formula="of:=SUM([.C9];[.C22];[.C35];[.C48];[.C61])/5" office:value-type="float" office:value="1.00995213316396" calcext:value-type="float">
            <text:p>1.00995213316396</text:p>
          </table:table-cell>
          <table:table-cell table:number-columns-repeated="1016"/>
        </table:table-row>
        <table:table-row table:style-name="ro2">
          <table:table-cell office:value-type="float" office:value="0.892857074737548" calcext:value-type="float">
            <text:p>0.892857074737548</text:p>
          </table:table-cell>
          <table:table-cell/>
          <table:table-cell table:formula="of:=[.B2]/[.A10]" office:value-type="float" office:value="0.913066695256554" calcext:value-type="float">
            <text:p>0.913066695256554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2" table:formula="of:=SUM([.C10];[.C23];[.C36];[.C49];[.C62])/5" office:value-type="float" office:value="0.925085763293967" calcext:value-type="float">
            <text:p>0.925085763293967</text:p>
          </table:table-cell>
          <table:table-cell table:number-columns-repeated="1016"/>
        </table:table-row>
        <table:table-row table:style-name="ro2">
          <table:table-cell office:value-type="float" office:value="0.89904761314392" calcext:value-type="float">
            <text:p>0.89904761314392</text:p>
          </table:table-cell>
          <table:table-cell/>
          <table:table-cell table:formula="of:=[.B2]/[.A11]" office:value-type="float" office:value="0.906779626182649" calcext:value-type="float">
            <text:p>0.906779626182649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2" table:formula="of:=SUM([.C11];[.C24];[.C37];[.C50];[.C63])/5" office:value-type="float" office:value="0.92291305267217" calcext:value-type="float">
            <text:p>0.92291305267217</text:p>
          </table:table-cell>
          <table:table-cell table:number-columns-repeated="1016"/>
        </table:table-row>
        <table:table-row table:style-name="ro2">
          <table:table-cell office:value-type="float" office:value="0.822857081890106" calcext:value-type="float">
            <text:p>0.822857081890106</text:p>
          </table:table-cell>
          <table:table-cell/>
          <table:table-cell table:formula="of:=[.B2]/[.A12]" office:value-type="float" office:value="0.990740769581082" calcext:value-type="float">
            <text:p>0.990740769581082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2" table:formula="of:=SUM([.C12];[.C25];[.C38];[.C51];[.C64])/5" office:value-type="float" office:value="0.998968696132573" calcext:value-type="float">
            <text:p>0.998968696132573</text:p>
          </table:table-cell>
          <table:table-cell table:number-columns-repeated="1016"/>
        </table:table-row>
        <table:table-row table:style-name="ro2">
          <table:table-cell office:value-type="float" office:value="0.816190540790557" calcext:value-type="float">
            <text:p>0.816190540790557</text:p>
          </table:table-cell>
          <table:table-cell/>
          <table:table-cell table:formula="of:=[.B2]/[.A13]" office:value-type="float" office:value="0.998833014871028" calcext:value-type="float">
            <text:p>0.998833014871028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12" table:formula="of:=SUM([.C13];[.C26];[.C39];[.C52];[.C65])/5" office:value-type="float" office:value="1.0134348617482" calcext:value-type="float">
            <text:p>1.013434861748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57618927955627" calcext:value-type="float">
            <text:p>0.857618927955627</text:p>
          </table:table-cell>
          <table:table-cell office:value-type="float" office:value="0.812857151031494" calcext:value-type="float">
            <text:p>0.812857151031494</text:p>
          </table:table-cell>
          <table:table-cell table:formula="of:=[.B15]/[.A15]" office:value-type="float" office:value="0.947806915793201" calcext:value-type="float">
            <text:p>0.947806915793201</text:p>
          </table:table-cell>
          <table:table-cell table:number-columns-repeated="1021"/>
        </table:table-row>
        <table:table-row table:style-name="ro2">
          <table:table-cell office:value-type="float" office:value="0.90714281797409" calcext:value-type="float">
            <text:p>0.90714281797409</text:p>
          </table:table-cell>
          <table:table-cell/>
          <table:table-cell table:formula="of:=[.B15]/[.A16]" office:value-type="float" office:value="0.896063039827441" calcext:value-type="float">
            <text:p>0.896063039827441</text:p>
          </table:table-cell>
          <table:table-cell table:number-columns-repeated="1021"/>
        </table:table-row>
        <table:table-row table:style-name="ro2">
          <table:table-cell office:value-type="float" office:value="0.739523708820343" calcext:value-type="float">
            <text:p>0.739523708820343</text:p>
          </table:table-cell>
          <table:table-cell/>
          <table:table-cell table:formula="of:=[.B15]/[.A17]" office:value-type="float" office:value="1.09916307122611" calcext:value-type="float">
            <text:p>1.09916307122611</text:p>
          </table:table-cell>
          <table:table-cell table:number-columns-repeated="1021"/>
        </table:table-row>
        <table:table-row table:style-name="ro2">
          <table:table-cell office:value-type="float" office:value="0.94095230102539" calcext:value-type="float">
            <text:p>0.94095230102539</text:p>
          </table:table-cell>
          <table:table-cell/>
          <table:table-cell table:formula="of:=[.B15]/[.A18]" office:value-type="float" office:value="0.86386647882756" calcext:value-type="float">
            <text:p>0.86386647882756</text:p>
          </table:table-cell>
          <table:table-cell table:number-columns-repeated="1021"/>
        </table:table-row>
        <table:table-row table:style-name="ro2">
          <table:table-cell office:value-type="float" office:value="0.896666586399078" calcext:value-type="float">
            <text:p>0.896666586399078</text:p>
          </table:table-cell>
          <table:table-cell/>
          <table:table-cell table:formula="of:=[.B15]/[.A19]" office:value-type="float" office:value="0.906532219847564" calcext:value-type="float">
            <text:p>0.906532219847564</text:p>
          </table:table-cell>
          <table:table-cell table:number-columns-repeated="1021"/>
        </table:table-row>
        <table:table-row table:style-name="ro2">
          <table:table-cell office:value-type="float" office:value="0.827142894268035" calcext:value-type="float">
            <text:p>0.827142894268035</text:p>
          </table:table-cell>
          <table:table-cell/>
          <table:table-cell table:formula="of:=[.B15]/[.A20]" office:value-type="float" office:value="0.982728808606664" calcext:value-type="float">
            <text:p>0.982728808606664</text:p>
          </table:table-cell>
          <table:table-cell table:number-columns-repeated="1021"/>
        </table:table-row>
        <table:table-row table:style-name="ro2">
          <table:table-cell office:value-type="float" office:value="0.930952370166778" calcext:value-type="float">
            <text:p>0.930952370166778</text:p>
          </table:table-cell>
          <table:table-cell/>
          <table:table-cell table:formula="of:=[.B15]/[.A21]" office:value-type="float" office:value="0.873145798947665" calcext:value-type="float">
            <text:p>0.873145798947665</text:p>
          </table:table-cell>
          <table:table-cell table:number-columns-repeated="1021"/>
        </table:table-row>
        <table:table-row table:style-name="ro2">
          <table:table-cell office:value-type="float" office:value="0.807142853736877" calcext:value-type="float">
            <text:p>0.807142853736877</text:p>
          </table:table-cell>
          <table:table-cell/>
          <table:table-cell table:formula="of:=[.B15]/[.A22]" office:value-type="float" office:value="1.00707966039489" calcext:value-type="float">
            <text:p>1.00707966039489</text:p>
          </table:table-cell>
          <table:table-cell table:number-columns-repeated="1021"/>
        </table:table-row>
        <table:table-row table:style-name="ro2">
          <table:table-cell office:value-type="float" office:value="0.885714292526245" calcext:value-type="float">
            <text:p>0.885714292526245</text:p>
          </table:table-cell>
          <table:table-cell/>
          <table:table-cell table:formula="of:=[.B15]/[.A23]" office:value-type="float" office:value="0.917741937654696" calcext:value-type="float">
            <text:p>0.917741937654696</text:p>
          </table:table-cell>
          <table:table-cell table:number-columns-repeated="1021"/>
        </table:table-row>
        <table:table-row table:style-name="ro2">
          <table:table-cell office:value-type="float" office:value="0.885714173316955" calcext:value-type="float">
            <text:p>0.885714173316955</text:p>
          </table:table-cell>
          <table:table-cell/>
          <table:table-cell table:formula="of:=[.B15]/[.A24]" office:value-type="float" office:value="0.917742061174639" calcext:value-type="float">
            <text:p>0.917742061174639</text:p>
          </table:table-cell>
          <table:table-cell table:number-columns-repeated="1021"/>
        </table:table-row>
        <table:table-row table:style-name="ro2">
          <table:table-cell office:value-type="float" office:value="0.84333336353302" calcext:value-type="float">
            <text:p>0.84333336353302</text:p>
          </table:table-cell>
          <table:table-cell/>
          <table:table-cell table:formula="of:=[.B15]/[.A25]" office:value-type="float" office:value="0.963862199908882" calcext:value-type="float">
            <text:p>0.963862199908882</text:p>
          </table:table-cell>
          <table:table-cell table:number-columns-repeated="1021"/>
        </table:table-row>
        <table:table-row table:style-name="ro2">
          <table:table-cell office:value-type="float" office:value="0.843809485435485" calcext:value-type="float">
            <text:p>0.843809485435485</text:p>
          </table:table-cell>
          <table:table-cell/>
          <table:table-cell table:formula="of:=[.B15]/[.A26]" office:value-type="float" office:value="0.963318337920773" calcext:value-type="float">
            <text:p>0.96331833792077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26190412044525" calcext:value-type="float">
            <text:p>0.826190412044525</text:p>
          </table:table-cell>
          <table:table-cell office:value-type="float" office:value="0.811904668807983" calcext:value-type="float">
            <text:p>0.811904668807983</text:p>
          </table:table-cell>
          <table:table-cell table:formula="of:=[.B28]/[.A28]" office:value-type="float" office:value="0.982708897333739" calcext:value-type="float">
            <text:p>0.982708897333739</text:p>
          </table:table-cell>
          <table:table-cell table:number-columns-repeated="1021"/>
        </table:table-row>
        <table:table-row table:style-name="ro2">
          <table:table-cell office:value-type="float" office:value="0.885714292526245" calcext:value-type="float">
            <text:p>0.885714292526245</text:p>
          </table:table-cell>
          <table:table-cell/>
          <table:table-cell table:formula="of:=[.B28]/[.A29]" office:value-type="float" office:value="0.916666554507389" calcext:value-type="float">
            <text:p>0.916666554507389</text:p>
          </table:table-cell>
          <table:table-cell table:number-columns-repeated="1021"/>
        </table:table-row>
        <table:table-row table:style-name="ro2">
          <table:table-cell office:value-type="float" office:value="0.756190419197082" calcext:value-type="float">
            <text:p>0.756190419197082</text:p>
          </table:table-cell>
          <table:table-cell/>
          <table:table-cell table:formula="of:=[.B28]/[.A30]" office:value-type="float" office:value="1.07367753967322" calcext:value-type="float">
            <text:p>1.07367753967322</text:p>
          </table:table-cell>
          <table:table-cell table:number-columns-repeated="1021"/>
        </table:table-row>
        <table:table-row table:style-name="ro2">
          <table:table-cell office:value-type="float" office:value="0.930000007152557" calcext:value-type="float">
            <text:p>0.930000007152557</text:p>
          </table:table-cell>
          <table:table-cell/>
          <table:table-cell table:formula="of:=[.B28]/[.A31]" office:value-type="float" office:value="0.873015766197514" calcext:value-type="float">
            <text:p>0.873015766197514</text:p>
          </table:table-cell>
          <table:table-cell table:number-columns-repeated="1021"/>
        </table:table-row>
        <table:table-row table:style-name="ro2">
          <table:table-cell office:value-type="float" office:value="0.898571372032165" calcext:value-type="float">
            <text:p>0.898571372032165</text:p>
          </table:table-cell>
          <table:table-cell/>
          <table:table-cell table:formula="of:=[.B28]/[.A32]" office:value-type="float" office:value="0.903550562680201" calcext:value-type="float">
            <text:p>0.903550562680201</text:p>
          </table:table-cell>
          <table:table-cell table:number-columns-repeated="1021"/>
        </table:table-row>
        <table:table-row table:style-name="ro2">
          <table:table-cell office:value-type="float" office:value="0.811904728412628" calcext:value-type="float">
            <text:p>0.811904728412628</text:p>
          </table:table-cell>
          <table:table-cell/>
          <table:table-cell table:formula="of:=[.B28]/[.A33]" office:value-type="float" office:value="0.999999926586651" calcext:value-type="float">
            <text:p>0.999999926586651</text:p>
          </table:table-cell>
          <table:table-cell table:number-columns-repeated="1021"/>
        </table:table-row>
        <table:table-row table:style-name="ro2">
          <table:table-cell office:value-type="float" office:value="0.930952310562133" calcext:value-type="float">
            <text:p>0.930952310562133</text:p>
          </table:table-cell>
          <table:table-cell/>
          <table:table-cell table:formula="of:=[.B28]/[.A34]" office:value-type="float" office:value="0.872122728088761" calcext:value-type="float">
            <text:p>0.872122728088761</text:p>
          </table:table-cell>
          <table:table-cell table:number-columns-repeated="1021"/>
        </table:table-row>
        <table:table-row table:style-name="ro2">
          <table:table-cell office:value-type="float" office:value="0.859047651290893" calcext:value-type="float">
            <text:p>0.859047651290893</text:p>
          </table:table-cell>
          <table:table-cell/>
          <table:table-cell table:formula="of:=[.B28]/[.A35]" office:value-type="float" office:value="0.94512180737347" calcext:value-type="float">
            <text:p>0.94512180737347</text:p>
          </table:table-cell>
          <table:table-cell table:number-columns-repeated="1021"/>
        </table:table-row>
        <table:table-row table:style-name="ro2">
          <table:table-cell office:value-type="float" office:value="0.890476167201995" calcext:value-type="float">
            <text:p>0.890476167201995</text:p>
          </table:table-cell>
          <table:table-cell/>
          <table:table-cell table:formula="of:=[.B28]/[.A36]" office:value-type="float" office:value="0.911764625165775" calcext:value-type="float">
            <text:p>0.911764625165775</text:p>
          </table:table-cell>
          <table:table-cell table:number-columns-repeated="1021"/>
        </table:table-row>
        <table:table-row table:style-name="ro2">
          <table:table-cell office:value-type="float" office:value="0.903809368610382" calcext:value-type="float">
            <text:p>0.903809368610382</text:p>
          </table:table-cell>
          <table:table-cell/>
          <table:table-cell table:formula="of:=[.B28]/[.A37]" office:value-type="float" office:value="0.898314066002985" calcext:value-type="float">
            <text:p>0.898314066002985</text:p>
          </table:table-cell>
          <table:table-cell table:number-columns-repeated="1021"/>
        </table:table-row>
        <table:table-row table:style-name="ro2">
          <table:table-cell office:value-type="float" office:value="0.828095197677612" calcext:value-type="float">
            <text:p>0.828095197677612</text:p>
          </table:table-cell>
          <table:table-cell/>
          <table:table-cell table:formula="of:=[.B28]/[.A38]" office:value-type="float" office:value="0.980448469070905" calcext:value-type="float">
            <text:p>0.980448469070905</text:p>
          </table:table-cell>
          <table:table-cell table:number-columns-repeated="1021"/>
        </table:table-row>
        <table:table-row table:style-name="ro2">
          <table:table-cell office:value-type="float" office:value="0.809047698974609" calcext:value-type="float">
            <text:p>0.809047698974609</text:p>
          </table:table-cell>
          <table:table-cell/>
          <table:table-cell table:formula="of:=[.B28]/[.A39]" office:value-type="float" office:value="1.00353127490134" calcext:value-type="float">
            <text:p>1.0035312749013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67142736911773" calcext:value-type="float">
            <text:p>0.867142736911773</text:p>
          </table:table-cell>
          <table:table-cell office:value-type="float" office:value="0.85190463066101" calcext:value-type="float">
            <text:p>0.85190463066101</text:p>
          </table:table-cell>
          <table:table-cell table:formula="of:=[.B41]/[.A41]" office:value-type="float" office:value="0.982427222644992" calcext:value-type="float">
            <text:p>0.982427222644992</text:p>
          </table:table-cell>
          <table:table-cell table:number-columns-repeated="1021"/>
        </table:table-row>
        <table:table-row table:style-name="ro2">
          <table:table-cell office:value-type="float" office:value="0.897142887115478" calcext:value-type="float">
            <text:p>0.897142887115478</text:p>
          </table:table-cell>
          <table:table-cell/>
          <table:table-cell table:formula="of:=[.B41]/[.A42]" office:value-type="float" office:value="0.949575193534756" calcext:value-type="float">
            <text:p>0.949575193534756</text:p>
          </table:table-cell>
          <table:table-cell table:number-columns-repeated="1021"/>
        </table:table-row>
        <table:table-row table:style-name="ro2">
          <table:table-cell office:value-type="float" office:value="0.773809492588043" calcext:value-type="float">
            <text:p>0.773809492588043</text:p>
          </table:table-cell>
          <table:table-cell/>
          <table:table-cell table:formula="of:=[.B41]/[.A43]" office:value-type="float" office:value="1.10092295173554" calcext:value-type="float">
            <text:p>1.10092295173554</text:p>
          </table:table-cell>
          <table:table-cell table:number-columns-repeated="1021"/>
        </table:table-row>
        <table:table-row table:style-name="ro2">
          <table:table-cell office:value-type="float" office:value="0.927142858505249" calcext:value-type="float">
            <text:p>0.927142858505249</text:p>
          </table:table-cell>
          <table:table-cell/>
          <table:table-cell table:formula="of:=[.B41]/[.A44]" office:value-type="float" office:value="0.918849369162441" calcext:value-type="float">
            <text:p>0.918849369162441</text:p>
          </table:table-cell>
          <table:table-cell table:number-columns-repeated="1021"/>
        </table:table-row>
        <table:table-row table:style-name="ro2">
          <table:table-cell office:value-type="float" office:value="0.908571422100067" calcext:value-type="float">
            <text:p>0.908571422100067</text:p>
          </table:table-cell>
          <table:table-cell/>
          <table:table-cell table:formula="of:=[.B41]/[.A45]" office:value-type="float" office:value="0.937630889481338" calcext:value-type="float">
            <text:p>0.937630889481338</text:p>
          </table:table-cell>
          <table:table-cell table:number-columns-repeated="1021"/>
        </table:table-row>
        <table:table-row table:style-name="ro2">
          <table:table-cell office:value-type="float" office:value="0.86047625541687" calcext:value-type="float">
            <text:p>0.86047625541687</text:p>
          </table:table-cell>
          <table:table-cell/>
          <table:table-cell table:formula="of:=[.B41]/[.A46]" office:value-type="float" office:value="0.990038510996788" calcext:value-type="float">
            <text:p>0.990038510996788</text:p>
          </table:table-cell>
          <table:table-cell table:number-columns-repeated="1021"/>
        </table:table-row>
        <table:table-row table:style-name="ro2">
          <table:table-cell office:value-type="float" office:value="0.936666667461395" calcext:value-type="float">
            <text:p>0.936666667461395</text:p>
          </table:table-cell>
          <table:table-cell/>
          <table:table-cell table:formula="of:=[.B41]/[.A47]" office:value-type="float" office:value="0.909506722353949" calcext:value-type="float">
            <text:p>0.909506722353949</text:p>
          </table:table-cell>
          <table:table-cell table:number-columns-repeated="1021"/>
        </table:table-row>
        <table:table-row table:style-name="ro2">
          <table:table-cell office:value-type="float" office:value="0.819047570228576" calcext:value-type="float">
            <text:p>0.819047570228576</text:p>
          </table:table-cell>
          <table:table-cell/>
          <table:table-cell table:formula="of:=[.B41]/[.A48]" office:value-type="float" office:value="1.04011618082606" calcext:value-type="float">
            <text:p>1.04011618082606</text:p>
          </table:table-cell>
          <table:table-cell table:number-columns-repeated="1021"/>
        </table:table-row>
        <table:table-row table:style-name="ro2">
          <table:table-cell office:value-type="float" office:value="0.892857134342193" calcext:value-type="float">
            <text:p>0.892857134342193</text:p>
          </table:table-cell>
          <table:table-cell/>
          <table:table-cell table:formula="of:=[.B41]/[.A49]" office:value-type="float" office:value="0.954133195439655" calcext:value-type="float">
            <text:p>0.954133195439655</text:p>
          </table:table-cell>
          <table:table-cell table:number-columns-repeated="1021"/>
        </table:table-row>
        <table:table-row table:style-name="ro2">
          <table:table-cell office:value-type="float" office:value="0.896190404891967" calcext:value-type="float">
            <text:p>0.896190404891967</text:p>
          </table:table-cell>
          <table:table-cell/>
          <table:table-cell table:formula="of:=[.B41]/[.A50]" office:value-type="float" office:value="0.950584413770536" calcext:value-type="float">
            <text:p>0.950584413770536</text:p>
          </table:table-cell>
          <table:table-cell table:number-columns-repeated="1021"/>
        </table:table-row>
        <table:table-row table:style-name="ro2">
          <table:table-cell office:value-type="float" office:value="0.820476055145263" calcext:value-type="float">
            <text:p>0.820476055145263</text:p>
          </table:table-cell>
          <table:table-cell/>
          <table:table-cell table:formula="of:=[.B41]/[.A51]" office:value-type="float" office:value="1.0383052927854" calcext:value-type="float">
            <text:p>1.0383052927854</text:p>
          </table:table-cell>
          <table:table-cell table:number-columns-repeated="1021"/>
        </table:table-row>
        <table:table-row table:style-name="ro2">
          <table:table-cell office:value-type="float" office:value="0.798571407794952" calcext:value-type="float">
            <text:p>0.798571407794952</text:p>
          </table:table-cell>
          <table:table-cell/>
          <table:table-cell table:formula="of:=[.B41]/[.A52]" office:value-type="float" office:value="1.0667857906575" calcext:value-type="float">
            <text:p>1.06678579065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23333263" calcext:value-type="float">
            <text:p>0.823333263</text:p>
          </table:table-cell>
          <table:table-cell office:value-type="float" office:value="0.837619066" calcext:value-type="float">
            <text:p>0.837619066</text:p>
          </table:table-cell>
          <table:table-cell table:formula="of:=[.B54]/[.A54]" office:value-type="float" office:value="1.01735117921502" calcext:value-type="float">
            <text:p>1.01735117921502</text:p>
          </table:table-cell>
          <table:table-cell table:number-columns-repeated="1021"/>
        </table:table-row>
        <table:table-row table:style-name="ro2">
          <table:table-cell office:value-type="float" office:value="0.868571401" calcext:value-type="float">
            <text:p>0.868571401</text:p>
          </table:table-cell>
          <table:table-cell/>
          <table:table-cell table:formula="of:=[.B54]/[.A55]" office:value-type="float" office:value="0.964364086862215" calcext:value-type="float">
            <text:p>0.964364086862215</text:p>
          </table:table-cell>
          <table:table-cell table:number-columns-repeated="1021"/>
        </table:table-row>
        <table:table-row table:style-name="ro2">
          <table:table-cell office:value-type="float" office:value="0.752857149" calcext:value-type="float">
            <text:p>0.752857149</text:p>
          </table:table-cell>
          <table:table-cell/>
          <table:table-cell table:formula="of:=[.B54]/[.A56]" office:value-type="float" office:value="1.11258698560887" calcext:value-type="float">
            <text:p>1.11258698560887</text:p>
          </table:table-cell>
          <table:table-cell table:number-columns-repeated="1021"/>
        </table:table-row>
        <table:table-row table:style-name="ro2">
          <table:table-cell office:value-type="float" office:value="0.945714235" calcext:value-type="float">
            <text:p>0.945714235</text:p>
          </table:table-cell>
          <table:table-cell/>
          <table:table-cell table:formula="of:=[.B54]/[.A57]" office:value-type="float" office:value="0.885699966227113" calcext:value-type="float">
            <text:p>0.885699966227113</text:p>
          </table:table-cell>
          <table:table-cell table:number-columns-repeated="1021"/>
        </table:table-row>
        <table:table-row table:style-name="ro2">
          <table:table-cell office:value-type="float" office:value="0.906666636" calcext:value-type="float">
            <text:p>0.906666636</text:p>
          </table:table-cell>
          <table:table-cell/>
          <table:table-cell table:formula="of:=[.B54]/[.A58]" office:value-type="float" office:value="0.92384458933592" calcext:value-type="float">
            <text:p>0.92384458933592</text:p>
          </table:table-cell>
          <table:table-cell table:number-columns-repeated="1021"/>
        </table:table-row>
        <table:table-row table:style-name="ro2">
          <table:table-cell office:value-type="float" office:value="0.840476215" calcext:value-type="float">
            <text:p>0.840476215</text:p>
          </table:table-cell>
          <table:table-cell/>
          <table:table-cell table:formula="of:=[.B54]/[.A59]" office:value-type="float" office:value="0.996600559362646" calcext:value-type="float">
            <text:p>0.996600559362646</text:p>
          </table:table-cell>
          <table:table-cell table:number-columns-repeated="1021"/>
        </table:table-row>
        <table:table-row table:style-name="ro2">
          <table:table-cell office:value-type="float" office:value="0.911904812" calcext:value-type="float">
            <text:p>0.911904812</text:p>
          </table:table-cell>
          <table:table-cell/>
          <table:table-cell table:formula="of:=[.B54]/[.A60]" office:value-type="float" office:value="0.918537828704867" calcext:value-type="float">
            <text:p>0.918537828704867</text:p>
          </table:table-cell>
          <table:table-cell table:number-columns-repeated="1021"/>
        </table:table-row>
        <table:table-row table:style-name="ro2">
          <table:table-cell office:value-type="float" office:value="0.844285667" calcext:value-type="float">
            <text:p>0.844285667</text:p>
          </table:table-cell>
          <table:table-cell/>
          <table:table-cell table:formula="of:=[.B54]/[.A61]" office:value-type="float" office:value="0.99210385624135" calcext:value-type="float">
            <text:p>0.99210385624135</text:p>
          </table:table-cell>
          <table:table-cell table:number-columns-repeated="1021"/>
        </table:table-row>
        <table:table-row table:style-name="ro2">
          <table:table-cell office:value-type="float" office:value="0.901904702" calcext:value-type="float">
            <text:p>0.901904702</text:p>
          </table:table-cell>
          <table:table-cell/>
          <table:table-cell table:formula="of:=[.B54]/[.A62]" office:value-type="float" office:value="0.928722362953154" calcext:value-type="float">
            <text:p>0.928722362953154</text:p>
          </table:table-cell>
          <table:table-cell table:number-columns-repeated="1021"/>
        </table:table-row>
        <table:table-row table:style-name="ro2">
          <table:table-cell office:value-type="float" office:value="0.889999926" calcext:value-type="float">
            <text:p>0.889999926</text:p>
          </table:table-cell>
          <table:table-cell/>
          <table:table-cell table:formula="of:=[.B54]/[.A63]" office:value-type="float" office:value="0.941145096230042" calcext:value-type="float">
            <text:p>0.941145096230042</text:p>
          </table:table-cell>
          <table:table-cell table:number-columns-repeated="1021"/>
        </table:table-row>
        <table:table-row table:style-name="ro2">
          <table:table-cell office:value-type="float" office:value="0.819999933" calcext:value-type="float">
            <text:p>0.819999933</text:p>
          </table:table-cell>
          <table:table-cell/>
          <table:table-cell table:formula="of:=[.B54]/[.A64]" office:value-type="float" office:value="1.0214867493166" calcext:value-type="float">
            <text:p>1.0214867493166</text:p>
          </table:table-cell>
          <table:table-cell table:number-columns-repeated="1021"/>
        </table:table-row>
        <table:table-row table:style-name="ro2">
          <table:table-cell office:value-type="float" office:value="0.809523821" calcext:value-type="float">
            <text:p>0.809523821</text:p>
          </table:table-cell>
          <table:table-cell/>
          <table:table-cell table:formula="of:=[.B54]/[.A65]" office:value-type="float" office:value="1.03470589039035" calcext:value-type="float">
            <text:p>1.03470589039035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8_reset.C1:b08_reset.C1048576">
            <calcext:condition calcext:apply-style-name="Good" calcext:value="&gt;1" calcext:base-cell-address="b08_reset.C1"/>
          </calcext:conditional-format>
          <calcext:conditional-format calcext:target-range-address="b08_reset.H2:b08_reset.H13">
            <calcext:condition calcext:apply-style-name="Good" calcext:value="&gt;1" calcext:base-cell-address="b08_reset.H2"/>
          </calcext:conditional-format>
        </calcext:conditional-formats>
      </table:table>
      <table:table table:name="b9_reset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385357141494751" calcext:value-type="float">
            <text:p>0.385357141494751</text:p>
          </table:table-cell>
          <table:table-cell office:value-type="float" office:value="0.484285652637481" calcext:value-type="float">
            <text:p>0.484285652637481</text:p>
          </table:table-cell>
          <table:table-cell table:formula="of:=[.B2]/[.A2]" office:value-type="float" office:value="1.25671902889615" calcext:value-type="float">
            <text:p>1.2567190288961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6" table:formula="of:=SUM([.C2];[.C15];[.C28];[.C41];[.C54])/5" office:value-type="float" office:value="1.3148102697733" calcext:value-type="float">
            <text:p>1.3148102697733</text:p>
          </table:table-cell>
          <table:table-cell table:number-columns-repeated="1016"/>
        </table:table-row>
        <table:table-row table:style-name="ro2">
          <table:table-cell office:value-type="float" office:value="0.495714217424392" calcext:value-type="float">
            <text:p>0.495714217424392</text:p>
          </table:table-cell>
          <table:table-cell/>
          <table:table-cell table:formula="of:=[.B2]/[.A3]" office:value-type="float" office:value="0.976945255178899" calcext:value-type="float">
            <text:p>0.976945255178899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6" table:formula="of:=SUM([.C3];[.C16];[.C29];[.C42];[.C55])/5" office:value-type="float" office:value="1.0305974770792" calcext:value-type="float">
            <text:p>1.0305974770792</text:p>
          </table:table-cell>
          <table:table-cell table:number-columns-repeated="1016"/>
        </table:table-row>
        <table:table-row table:style-name="ro2">
          <table:table-cell office:value-type="float" office:value="0.485357135534286" calcext:value-type="float">
            <text:p>0.485357135534286</text:p>
          </table:table-cell>
          <table:table-cell/>
          <table:table-cell table:formula="of:=[.B2]/[.A4]" office:value-type="float" office:value="0.997792382519265" calcext:value-type="float">
            <text:p>0.997792382519265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6" table:formula="of:=SUM([.C4];[.C17];[.C30];[.C43];[.C56])/5" office:value-type="float" office:value="1.03306356028886" calcext:value-type="float">
            <text:p>1.03306356028886</text:p>
          </table:table-cell>
          <table:table-cell table:number-columns-repeated="1016"/>
        </table:table-row>
        <table:table-row table:style-name="ro2">
          <table:table-cell office:value-type="float" office:value="0.550357103347778" calcext:value-type="float">
            <text:p>0.550357103347778</text:p>
          </table:table-cell>
          <table:table-cell/>
          <table:table-cell table:formula="of:=[.B2]/[.A5]" office:value-type="float" office:value="0.879948036813934" calcext:value-type="float">
            <text:p>0.879948036813934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6" table:formula="of:=SUM([.C5];[.C18];[.C31];[.C44];[.C57])/5" office:value-type="float" office:value="0.928413021596241" calcext:value-type="float">
            <text:p>0.928413021596241</text:p>
          </table:table-cell>
          <table:table-cell table:number-columns-repeated="1016"/>
        </table:table-row>
        <table:table-row table:style-name="ro2">
          <table:table-cell office:value-type="float" office:value="0.455357104539871" calcext:value-type="float">
            <text:p>0.455357104539871</text:p>
          </table:table-cell>
          <table:table-cell/>
          <table:table-cell table:formula="of:=[.B2]/[.A6]" office:value-type="float" office:value="1.06352936587394" calcext:value-type="float">
            <text:p>1.06352936587394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6" table:formula="of:=SUM([.C6];[.C19];[.C32];[.C45];[.C58])/5" office:value-type="float" office:value="1.124200693273" calcext:value-type="float">
            <text:p>1.124200693273</text:p>
          </table:table-cell>
          <table:table-cell table:number-columns-repeated="1016"/>
        </table:table-row>
        <table:table-row table:style-name="ro2">
          <table:table-cell office:value-type="float" office:value="0.443214237689971" calcext:value-type="float">
            <text:p>0.443214237689971</text:p>
          </table:table-cell>
          <table:table-cell/>
          <table:table-cell table:formula="of:=[.B2]/[.A7]" office:value-type="float" office:value="1.09266718316987" calcext:value-type="float">
            <text:p>1.0926671831698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6" table:formula="of:=SUM([.C7];[.C20];[.C33];[.C46];[.C59])/5" office:value-type="float" office:value="1.13064533290978" calcext:value-type="float">
            <text:p>1.13064533290978</text:p>
          </table:table-cell>
          <table:table-cell table:number-columns-repeated="1016"/>
        </table:table-row>
        <table:table-row table:style-name="ro2">
          <table:table-cell office:value-type="float" office:value="0.484285652637481" calcext:value-type="float">
            <text:p>0.484285652637481</text:p>
          </table:table-cell>
          <table:table-cell/>
          <table:table-cell table:formula="of:=[.B2]/[.A8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6" table:formula="of:=SUM([.C8];[.C21];[.C34];[.C47];[.C60])/5" office:value-type="float" office:value="1.07513429187774" calcext:value-type="float">
            <text:p>1.07513429187774</text:p>
          </table:table-cell>
          <table:table-cell table:number-columns-repeated="1016"/>
        </table:table-row>
        <table:table-row table:style-name="ro2">
          <table:table-cell office:value-type="float" office:value="0.460357099771499" calcext:value-type="float">
            <text:p>0.460357099771499</text:p>
          </table:table-cell>
          <table:table-cell/>
          <table:table-cell table:formula="of:=[.B2]/[.A9]" office:value-type="float" office:value="1.05197824227727" calcext:value-type="float">
            <text:p>1.05197824227727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6" table:formula="of:=SUM([.C9];[.C22];[.C35];[.C48];[.C61])/5" office:value-type="float" office:value="1.10290868937724" calcext:value-type="float">
            <text:p>1.10290868937724</text:p>
          </table:table-cell>
          <table:table-cell table:number-columns-repeated="1016"/>
        </table:table-row>
        <table:table-row table:style-name="ro2">
          <table:table-cell office:value-type="float" office:value="0.495714217424392" calcext:value-type="float">
            <text:p>0.495714217424392</text:p>
          </table:table-cell>
          <table:table-cell/>
          <table:table-cell table:formula="of:=[.B2]/[.A10]" office:value-type="float" office:value="0.976945255178899" calcext:value-type="float">
            <text:p>0.97694525517889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6" table:formula="of:=SUM([.C10];[.C23];[.C36];[.C49];[.C62])/5" office:value-type="float" office:value="1.07233248452255" calcext:value-type="float">
            <text:p>1.07233248452255</text:p>
          </table:table-cell>
          <table:table-cell table:number-columns-repeated="1016"/>
        </table:table-row>
        <table:table-row table:style-name="ro2">
          <table:table-cell office:value-type="float" office:value="0.478214263916015" calcext:value-type="float">
            <text:p>0.478214263916015</text:p>
          </table:table-cell>
          <table:table-cell/>
          <table:table-cell table:formula="of:=[.B2]/[.A11]" office:value-type="float" office:value="1.01269595907021" calcext:value-type="float">
            <text:p>1.01269595907021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6" table:formula="of:=SUM([.C11];[.C24];[.C37];[.C50];[.C63])/5" office:value-type="float" office:value="1.10100686247719" calcext:value-type="float">
            <text:p>1.10100686247719</text:p>
          </table:table-cell>
          <table:table-cell table:number-columns-repeated="1016"/>
        </table:table-row>
        <table:table-row table:style-name="ro2">
          <table:table-cell office:value-type="float" office:value="0.676071405410766" calcext:value-type="float">
            <text:p>0.676071405410766</text:p>
          </table:table-cell>
          <table:table-cell/>
          <table:table-cell table:formula="of:=[.B2]/[.A12]" office:value-type="float" office:value="0.716323229708613" calcext:value-type="float">
            <text:p>0.716323229708613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6" table:formula="of:=SUM([.C12];[.C25];[.C38];[.C51];[.C64])/5" office:value-type="float" office:value="0.743679811139486" calcext:value-type="float">
            <text:p>0.743679811139486</text:p>
          </table:table-cell>
          <table:table-cell table:number-columns-repeated="1016"/>
        </table:table-row>
        <table:table-row table:style-name="ro2">
          <table:table-cell office:value-type="float" office:value="0.581785678863525" calcext:value-type="float">
            <text:p>0.581785678863525</text:p>
          </table:table-cell>
          <table:table-cell/>
          <table:table-cell table:formula="of:=[.B2]/[.A13]" office:value-type="float" office:value="0.832412467738114" calcext:value-type="float">
            <text:p>0.832412467738114</text:p>
          </table:table-cell>
          <table:table-cell table:number-columns-repeated="3"/>
          <table:table-cell table:style-name="ce7" office:value-type="string" calcext:value-type="string">
            <text:p>fastRELIC</text:p>
          </table:table-cell>
          <table:table-cell table:style-name="ce16" table:formula="of:=SUM([.C13];[.C26];[.C39];[.C52];[.C65])/5" office:value-type="float" office:value="0.890983316667922" calcext:value-type="float">
            <text:p>0.89098331666792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91071408987045" calcext:value-type="float">
            <text:p>0.391071408987045</text:p>
          </table:table-cell>
          <table:table-cell office:value-type="float" office:value="0.522142767906189" calcext:value-type="float">
            <text:p>0.522142767906189</text:p>
          </table:table-cell>
          <table:table-cell table:formula="of:=[.B15]/[.A15]" office:value-type="float" office:value="1.33515965602969" calcext:value-type="float">
            <text:p>1.33515965602969</text:p>
          </table:table-cell>
          <table:table-cell table:number-columns-repeated="1021"/>
        </table:table-row>
        <table:table-row table:style-name="ro2">
          <table:table-cell office:value-type="float" office:value="0.501071393489837" calcext:value-type="float">
            <text:p>0.501071393489837</text:p>
          </table:table-cell>
          <table:table-cell/>
          <table:table-cell table:formula="of:=[.B15]/[.A16]" office:value-type="float" office:value="1.04205263898543" calcext:value-type="float">
            <text:p>1.04205263898543</text:p>
          </table:table-cell>
          <table:table-cell table:number-columns-repeated="1021"/>
        </table:table-row>
        <table:table-row table:style-name="ro2">
          <table:table-cell office:value-type="float" office:value="0.469642788171768" calcext:value-type="float">
            <text:p>0.469642788171768</text:p>
          </table:table-cell>
          <table:table-cell/>
          <table:table-cell table:formula="of:=[.B15]/[.A17]" office:value-type="float" office:value="1.11178704550919" calcext:value-type="float">
            <text:p>1.11178704550919</text:p>
          </table:table-cell>
          <table:table-cell table:number-columns-repeated="1021"/>
        </table:table-row>
        <table:table-row table:style-name="ro2">
          <table:table-cell office:value-type="float" office:value="0.569285690784454" calcext:value-type="float">
            <text:p>0.569285690784454</text:p>
          </table:table-cell>
          <table:table-cell/>
          <table:table-cell table:formula="of:=[.B15]/[.A18]" office:value-type="float" office:value="0.917189341588221" calcext:value-type="float">
            <text:p>0.917189341588221</text:p>
          </table:table-cell>
          <table:table-cell table:number-columns-repeated="1021"/>
        </table:table-row>
        <table:table-row table:style-name="ro2">
          <table:table-cell office:value-type="float" office:value="0.459285646677017" calcext:value-type="float">
            <text:p>0.459285646677017</text:p>
          </table:table-cell>
          <table:table-cell/>
          <table:table-cell table:formula="of:=[.B15]/[.A19]" office:value-type="float" office:value="1.13685844894991" calcext:value-type="float">
            <text:p>1.13685844894991</text:p>
          </table:table-cell>
          <table:table-cell table:number-columns-repeated="1021"/>
        </table:table-row>
        <table:table-row table:style-name="ro2">
          <table:table-cell office:value-type="float" office:value="0.470357120037078" calcext:value-type="float">
            <text:p>0.470357120037078</text:p>
          </table:table-cell>
          <table:table-cell/>
          <table:table-cell table:formula="of:=[.B15]/[.A20]" office:value-type="float" office:value="1.11009857332452" calcext:value-type="float">
            <text:p>1.11009857332452</text:p>
          </table:table-cell>
          <table:table-cell table:number-columns-repeated="1021"/>
        </table:table-row>
        <table:table-row table:style-name="ro2">
          <table:table-cell office:value-type="float" office:value="0.466071397066116" calcext:value-type="float">
            <text:p>0.466071397066116</text:p>
          </table:table-cell>
          <table:table-cell/>
          <table:table-cell table:formula="of:=[.B15]/[.A21]" office:value-type="float" office:value="1.12030639767434" calcext:value-type="float">
            <text:p>1.12030639767434</text:p>
          </table:table-cell>
          <table:table-cell table:number-columns-repeated="1021"/>
        </table:table-row>
        <table:table-row table:style-name="ro2">
          <table:table-cell office:value-type="float" office:value="0.440714240074157" calcext:value-type="float">
            <text:p>0.440714240074157</text:p>
          </table:table-cell>
          <table:table-cell/>
          <table:table-cell table:formula="of:=[.B15]/[.A22]" office:value-type="float" office:value="1.18476491210797" calcext:value-type="float">
            <text:p>1.18476491210797</text:p>
          </table:table-cell>
          <table:table-cell table:number-columns-repeated="1021"/>
        </table:table-row>
        <table:table-row table:style-name="ro2">
          <table:table-cell office:value-type="float" office:value="0.483214229345321" calcext:value-type="float">
            <text:p>0.483214229345321</text:p>
          </table:table-cell>
          <table:table-cell/>
          <table:table-cell table:formula="of:=[.B15]/[.A23]" office:value-type="float" office:value="1.08056165608701" calcext:value-type="float">
            <text:p>1.08056165608701</text:p>
          </table:table-cell>
          <table:table-cell table:number-columns-repeated="1021"/>
        </table:table-row>
        <table:table-row table:style-name="ro2">
          <table:table-cell office:value-type="float" office:value="0.442857086658477" calcext:value-type="float">
            <text:p>0.442857086658477</text:p>
          </table:table-cell>
          <table:table-cell/>
          <table:table-cell table:formula="of:=[.B15]/[.A24]" office:value-type="float" office:value="1.1790322061818" calcext:value-type="float">
            <text:p>1.1790322061818</text:p>
          </table:table-cell>
          <table:table-cell table:number-columns-repeated="1021"/>
        </table:table-row>
        <table:table-row table:style-name="ro2">
          <table:table-cell office:value-type="float" office:value="0.68928575515747" calcext:value-type="float">
            <text:p>0.68928575515747</text:p>
          </table:table-cell>
          <table:table-cell/>
          <table:table-cell table:formula="of:=[.B15]/[.A25]" office:value-type="float" office:value="0.757512778988017" calcext:value-type="float">
            <text:p>0.757512778988017</text:p>
          </table:table-cell>
          <table:table-cell table:number-columns-repeated="1021"/>
        </table:table-row>
        <table:table-row table:style-name="ro2">
          <table:table-cell office:value-type="float" office:value="0.571428477764129" calcext:value-type="float">
            <text:p>0.571428477764129</text:p>
          </table:table-cell>
          <table:table-cell/>
          <table:table-cell table:formula="of:=[.B15]/[.A26]" office:value-type="float" office:value="0.913749993611127" calcext:value-type="float">
            <text:p>0.91374999361112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84285658597946" calcext:value-type="float">
            <text:p>0.384285658597946</text:p>
          </table:table-cell>
          <table:table-cell office:value-type="float" office:value="0.513214290142059" calcext:value-type="float">
            <text:p>0.513214290142059</text:p>
          </table:table-cell>
          <table:table-cell table:formula="of:=[.B28]/[.A28]" office:value-type="float" office:value="1.33550206378897" calcext:value-type="float">
            <text:p>1.33550206378897</text:p>
          </table:table-cell>
          <table:table-cell table:number-columns-repeated="1021"/>
        </table:table-row>
        <table:table-row table:style-name="ro2">
          <table:table-cell office:value-type="float" office:value="0.476785659790039" calcext:value-type="float">
            <text:p>0.476785659790039</text:p>
          </table:table-cell>
          <table:table-cell/>
          <table:table-cell table:formula="of:=[.B28]/[.A29]" office:value-type="float" office:value="1.07640462669968" calcext:value-type="float">
            <text:p>1.07640462669968</text:p>
          </table:table-cell>
          <table:table-cell table:number-columns-repeated="1021"/>
        </table:table-row>
        <table:table-row table:style-name="ro2">
          <table:table-cell office:value-type="float" office:value="0.512499988079071" calcext:value-type="float">
            <text:p>0.512499988079071</text:p>
          </table:table-cell>
          <table:table-cell/>
          <table:table-cell table:formula="of:=[.B28]/[.A30]" office:value-type="float" office:value="1.00139376015532" calcext:value-type="float">
            <text:p>1.00139376015532</text:p>
          </table:table-cell>
          <table:table-cell table:number-columns-repeated="1021"/>
        </table:table-row>
        <table:table-row table:style-name="ro2">
          <table:table-cell office:value-type="float" office:value="0.553571462631225" calcext:value-type="float">
            <text:p>0.553571462631225</text:p>
          </table:table-cell>
          <table:table-cell/>
          <table:table-cell table:formula="of:=[.B28]/[.A31]" office:value-type="float" office:value="0.927096725150279" calcext:value-type="float">
            <text:p>0.927096725150279</text:p>
          </table:table-cell>
          <table:table-cell table:number-columns-repeated="1021"/>
        </table:table-row>
        <table:table-row table:style-name="ro2">
          <table:table-cell office:value-type="float" office:value="0.461071401834487" calcext:value-type="float">
            <text:p>0.461071401834487</text:p>
          </table:table-cell>
          <table:table-cell/>
          <table:table-cell table:formula="of:=[.B28]/[.A32]" office:value-type="float" office:value="1.11309070157053" calcext:value-type="float">
            <text:p>1.11309070157053</text:p>
          </table:table-cell>
          <table:table-cell table:number-columns-repeated="1021"/>
        </table:table-row>
        <table:table-row table:style-name="ro2">
          <table:table-cell office:value-type="float" office:value="0.442857146263122" calcext:value-type="float">
            <text:p>0.442857146263122</text:p>
          </table:table-cell>
          <table:table-cell/>
          <table:table-cell table:formula="of:=[.B28]/[.A33]" office:value-type="float" office:value="1.15887096882735" calcext:value-type="float">
            <text:p>1.15887096882735</text:p>
          </table:table-cell>
          <table:table-cell table:number-columns-repeated="1021"/>
        </table:table-row>
        <table:table-row table:style-name="ro2">
          <table:table-cell office:value-type="float" office:value="0.459285646677017" calcext:value-type="float">
            <text:p>0.459285646677017</text:p>
          </table:table-cell>
          <table:table-cell/>
          <table:table-cell table:formula="of:=[.B28]/[.A34]" office:value-type="float" office:value="1.1174185256065" calcext:value-type="float">
            <text:p>1.1174185256065</text:p>
          </table:table-cell>
          <table:table-cell table:number-columns-repeated="1021"/>
        </table:table-row>
        <table:table-row table:style-name="ro2">
          <table:table-cell office:value-type="float" office:value="0.469999998807907" calcext:value-type="float">
            <text:p>0.469999998807907</text:p>
          </table:table-cell>
          <table:table-cell/>
          <table:table-cell table:formula="of:=[.B28]/[.A35]" office:value-type="float" office:value="1.09194530094417" calcext:value-type="float">
            <text:p>1.09194530094417</text:p>
          </table:table-cell>
          <table:table-cell table:number-columns-repeated="1021"/>
        </table:table-row>
        <table:table-row table:style-name="ro2">
          <table:table-cell office:value-type="float" office:value="0.437142789363861" calcext:value-type="float">
            <text:p>0.437142789363861</text:p>
          </table:table-cell>
          <table:table-cell/>
          <table:table-cell table:formula="of:=[.B28]/[.A36]" office:value-type="float" office:value="1.17401980000379" calcext:value-type="float">
            <text:p>1.17401980000379</text:p>
          </table:table-cell>
          <table:table-cell table:number-columns-repeated="1021"/>
        </table:table-row>
        <table:table-row table:style-name="ro2">
          <table:table-cell office:value-type="float" office:value="0.460714250802993" calcext:value-type="float">
            <text:p>0.460714250802993</text:p>
          </table:table-cell>
          <table:table-cell/>
          <table:table-cell table:formula="of:=[.B28]/[.A37]" office:value-type="float" office:value="1.11395358239421" calcext:value-type="float">
            <text:p>1.11395358239421</text:p>
          </table:table-cell>
          <table:table-cell table:number-columns-repeated="1021"/>
        </table:table-row>
        <table:table-row table:style-name="ro2">
          <table:table-cell office:value-type="float" office:value="0.697499990463256" calcext:value-type="float">
            <text:p>0.697499990463256</text:p>
          </table:table-cell>
          <table:table-cell/>
          <table:table-cell table:formula="of:=[.B28]/[.A38]" office:value-type="float" office:value="0.735791107038151" calcext:value-type="float">
            <text:p>0.735791107038151</text:p>
          </table:table-cell>
          <table:table-cell table:number-columns-repeated="1021"/>
        </table:table-row>
        <table:table-row table:style-name="ro2">
          <table:table-cell office:value-type="float" office:value="0.576428472995758" calcext:value-type="float">
            <text:p>0.576428472995758</text:p>
          </table:table-cell>
          <table:table-cell/>
          <table:table-cell table:formula="of:=[.B28]/[.A39]" office:value-type="float" office:value="0.890334732208545" calcext:value-type="float">
            <text:p>0.89033473220854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88571381568908" calcext:value-type="float">
            <text:p>0.388571381568908</text:p>
          </table:table-cell>
          <table:table-cell office:value-type="float" office:value="0.514642775058746" calcext:value-type="float">
            <text:p>0.514642775058746</text:p>
          </table:table-cell>
          <table:table-cell table:formula="of:=[.B41]/[.A41]" office:value-type="float" office:value="1.32444847837432" calcext:value-type="float">
            <text:p>1.32444847837432</text:p>
          </table:table-cell>
          <table:table-cell table:number-columns-repeated="1021"/>
        </table:table-row>
        <table:table-row table:style-name="ro2">
          <table:table-cell office:value-type="float" office:value="0.493928521871566" calcext:value-type="float">
            <text:p>0.493928521871566</text:p>
          </table:table-cell>
          <table:table-cell/>
          <table:table-cell table:formula="of:=[.B41]/[.A42]" office:value-type="float" office:value="1.04193775469513" calcext:value-type="float">
            <text:p>1.04193775469513</text:p>
          </table:table-cell>
          <table:table-cell table:number-columns-repeated="1021"/>
        </table:table-row>
        <table:table-row table:style-name="ro2">
          <table:table-cell office:value-type="float" office:value="0.468214273452758" calcext:value-type="float">
            <text:p>0.468214273452758</text:p>
          </table:table-cell>
          <table:table-cell/>
          <table:table-cell table:formula="of:=[.B41]/[.A43]" office:value-type="float" office:value="1.0991607993144" calcext:value-type="float">
            <text:p>1.0991607993144</text:p>
          </table:table-cell>
          <table:table-cell table:number-columns-repeated="1021"/>
        </table:table-row>
        <table:table-row table:style-name="ro2">
          <table:table-cell office:value-type="float" office:value="0.532499969005584" calcext:value-type="float">
            <text:p>0.532499969005584</text:p>
          </table:table-cell>
          <table:table-cell/>
          <table:table-cell table:formula="of:=[.B41]/[.A44]" office:value-type="float" office:value="0.966465361528217" calcext:value-type="float">
            <text:p>0.966465361528217</text:p>
          </table:table-cell>
          <table:table-cell table:number-columns-repeated="1021"/>
        </table:table-row>
        <table:table-row table:style-name="ro2">
          <table:table-cell office:value-type="float" office:value="0.425357043743133" calcext:value-type="float">
            <text:p>0.425357043743133</text:p>
          </table:table-cell>
          <table:table-cell/>
          <table:table-cell table:formula="of:=[.B41]/[.A45]" office:value-type="float" office:value="1.20990772958619" calcext:value-type="float">
            <text:p>1.20990772958619</text:p>
          </table:table-cell>
          <table:table-cell table:number-columns-repeated="1021"/>
        </table:table-row>
        <table:table-row table:style-name="ro2">
          <table:table-cell office:value-type="float" office:value="0.445714265108108" calcext:value-type="float">
            <text:p>0.445714265108108</text:p>
          </table:table-cell>
          <table:table-cell/>
          <table:table-cell table:formula="of:=[.B41]/[.A46]" office:value-type="float" office:value="1.1546473051158" calcext:value-type="float">
            <text:p>1.1546473051158</text:p>
          </table:table-cell>
          <table:table-cell table:number-columns-repeated="1021"/>
        </table:table-row>
        <table:table-row table:style-name="ro2">
          <table:table-cell office:value-type="float" office:value="0.470714181661605" calcext:value-type="float">
            <text:p>0.470714181661605</text:p>
          </table:table-cell>
          <table:table-cell/>
          <table:table-cell table:formula="of:=[.B41]/[.A47]" office:value-type="float" office:value="1.09332328429552" calcext:value-type="float">
            <text:p>1.09332328429552</text:p>
          </table:table-cell>
          <table:table-cell table:number-columns-repeated="1021"/>
        </table:table-row>
        <table:table-row table:style-name="ro2">
          <table:table-cell office:value-type="float" office:value="0.478928565979003" calcext:value-type="float">
            <text:p>0.478928565979003</text:p>
          </table:table-cell>
          <table:table-cell/>
          <table:table-cell table:formula="of:=[.B41]/[.A48]" office:value-type="float" office:value="1.07457105634686" calcext:value-type="float">
            <text:p>1.07457105634686</text:p>
          </table:table-cell>
          <table:table-cell table:number-columns-repeated="1021"/>
        </table:table-row>
        <table:table-row table:style-name="ro2">
          <table:table-cell office:value-type="float" office:value="0.48714280128479" calcext:value-type="float">
            <text:p>0.48714280128479</text:p>
          </table:table-cell>
          <table:table-cell/>
          <table:table-cell table:formula="of:=[.B41]/[.A49]" office:value-type="float" office:value="1.05645156553977" calcext:value-type="float">
            <text:p>1.05645156553977</text:p>
          </table:table-cell>
          <table:table-cell table:number-columns-repeated="1021"/>
        </table:table-row>
        <table:table-row table:style-name="ro2">
          <table:table-cell office:value-type="float" office:value="0.464642792940139" calcext:value-type="float">
            <text:p>0.464642792940139</text:p>
          </table:table-cell>
          <table:table-cell/>
          <table:table-cell table:formula="of:=[.B41]/[.A50]" office:value-type="float" office:value="1.10760950751484" calcext:value-type="float">
            <text:p>1.10760950751484</text:p>
          </table:table-cell>
          <table:table-cell table:number-columns-repeated="1021"/>
        </table:table-row>
        <table:table-row table:style-name="ro2">
          <table:table-cell office:value-type="float" office:value="0.691428542137146" calcext:value-type="float">
            <text:p>0.691428542137146</text:p>
          </table:table-cell>
          <table:table-cell/>
          <table:table-cell table:formula="of:=[.B41]/[.A51]" office:value-type="float" office:value="0.74431809463351" calcext:value-type="float">
            <text:p>0.74431809463351</text:p>
          </table:table-cell>
          <table:table-cell table:number-columns-repeated="1021"/>
        </table:table-row>
        <table:table-row table:style-name="ro2">
          <table:table-cell office:value-type="float" office:value="0.572142839431762" calcext:value-type="float">
            <text:p>0.572142839431762</text:p>
          </table:table-cell>
          <table:table-cell/>
          <table:table-cell table:formula="of:=[.B41]/[.A52]" office:value-type="float" office:value="0.899500508596553" calcext:value-type="float">
            <text:p>0.89950050859655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85714262723922" calcext:value-type="float">
            <text:p>0.385714262723922</text:p>
          </table:table-cell>
          <table:table-cell office:value-type="float" office:value="0.509999930858612" calcext:value-type="float">
            <text:p>0.509999930858612</text:p>
          </table:table-cell>
          <table:table-cell table:formula="of:=[.B54]/[.A54]" office:value-type="float" office:value="1.32222212177735" calcext:value-type="float">
            <text:p>1.32222212177735</text:p>
          </table:table-cell>
          <table:table-cell table:number-columns-repeated="1021"/>
        </table:table-row>
        <table:table-row table:style-name="ro2">
          <table:table-cell office:value-type="float" office:value="0.50214284658432" calcext:value-type="float">
            <text:p>0.50214284658432</text:p>
          </table:table-cell>
          <table:table-cell/>
          <table:table-cell table:formula="of:=[.B54]/[.A55]" office:value-type="float" office:value="1.01564710983685" calcext:value-type="float">
            <text:p>1.01564710983685</text:p>
          </table:table-cell>
          <table:table-cell table:number-columns-repeated="1021"/>
        </table:table-row>
        <table:table-row table:style-name="ro2">
          <table:table-cell office:value-type="float" office:value="0.533928573131561" calcext:value-type="float">
            <text:p>0.533928573131561</text:p>
          </table:table-cell>
          <table:table-cell/>
          <table:table-cell table:formula="of:=[.B54]/[.A56]" office:value-type="float" office:value="0.955183813946116" calcext:value-type="float">
            <text:p>0.955183813946116</text:p>
          </table:table-cell>
          <table:table-cell table:number-columns-repeated="1021"/>
        </table:table-row>
        <table:table-row table:style-name="ro2">
          <table:table-cell office:value-type="float" office:value="0.536071419715881" calcext:value-type="float">
            <text:p>0.536071419715881</text:p>
          </table:table-cell>
          <table:table-cell/>
          <table:table-cell table:formula="of:=[.B54]/[.A57]" office:value-type="float" office:value="0.951365642900554" calcext:value-type="float">
            <text:p>0.951365642900554</text:p>
          </table:table-cell>
          <table:table-cell table:number-columns-repeated="1021"/>
        </table:table-row>
        <table:table-row table:style-name="ro2">
          <table:table-cell office:value-type="float" office:value="0.464642792940139" calcext:value-type="float">
            <text:p>0.464642792940139</text:p>
          </table:table-cell>
          <table:table-cell/>
          <table:table-cell table:formula="of:=[.B54]/[.A58]" office:value-type="float" office:value="1.09761722038443" calcext:value-type="float">
            <text:p>1.09761722038443</text:p>
          </table:table-cell>
          <table:table-cell table:number-columns-repeated="1021"/>
        </table:table-row>
        <table:table-row table:style-name="ro2">
          <table:table-cell office:value-type="float" office:value="0.448571383953094" calcext:value-type="float">
            <text:p>0.448571383953094</text:p>
          </table:table-cell>
          <table:table-cell/>
          <table:table-cell table:formula="of:=[.B54]/[.A59]" office:value-type="float" office:value="1.13694263411137" calcext:value-type="float">
            <text:p>1.13694263411137</text:p>
          </table:table-cell>
          <table:table-cell table:number-columns-repeated="1021"/>
        </table:table-row>
        <table:table-row table:style-name="ro2">
          <table:table-cell office:value-type="float" office:value="0.48821422457695" calcext:value-type="float">
            <text:p>0.48821422457695</text:p>
          </table:table-cell>
          <table:table-cell/>
          <table:table-cell table:formula="of:=[.B54]/[.A60]" office:value-type="float" office:value="1.04462325181234" calcext:value-type="float">
            <text:p>1.04462325181234</text:p>
          </table:table-cell>
          <table:table-cell table:number-columns-repeated="1021"/>
        </table:table-row>
        <table:table-row table:style-name="ro2">
          <table:table-cell office:value-type="float" office:value="0.458928555250167" calcext:value-type="float">
            <text:p>0.458928555250167</text:p>
          </table:table-cell>
          <table:table-cell/>
          <table:table-cell table:formula="of:=[.B54]/[.A61]" office:value-type="float" office:value="1.11128393520993" calcext:value-type="float">
            <text:p>1.11128393520993</text:p>
          </table:table-cell>
          <table:table-cell table:number-columns-repeated="1021"/>
        </table:table-row>
        <table:table-row table:style-name="ro2">
          <table:table-cell office:value-type="float" office:value="0.474999964237213" calcext:value-type="float">
            <text:p>0.474999964237213</text:p>
          </table:table-cell>
          <table:table-cell/>
          <table:table-cell table:formula="of:=[.B54]/[.A62]" office:value-type="float" office:value="1.07368414580326" calcext:value-type="float">
            <text:p>1.07368414580326</text:p>
          </table:table-cell>
          <table:table-cell table:number-columns-repeated="1021"/>
        </table:table-row>
        <table:table-row table:style-name="ro2">
          <table:table-cell office:value-type="float" office:value="0.467142820358276" calcext:value-type="float">
            <text:p>0.467142820358276</text:p>
          </table:table-cell>
          <table:table-cell/>
          <table:table-cell table:formula="of:=[.B54]/[.A63]" office:value-type="float" office:value="1.09174305722491" calcext:value-type="float">
            <text:p>1.09174305722491</text:p>
          </table:table-cell>
          <table:table-cell table:number-columns-repeated="1021"/>
        </table:table-row>
        <table:table-row table:style-name="ro2">
          <table:table-cell office:value-type="float" office:value="0.667142868041992" calcext:value-type="float">
            <text:p>0.667142868041992</text:p>
          </table:table-cell>
          <table:table-cell/>
          <table:table-cell table:formula="of:=[.B54]/[.A64]" office:value-type="float" office:value="0.76445384532914" calcext:value-type="float">
            <text:p>0.76445384532914</text:p>
          </table:table-cell>
          <table:table-cell table:number-columns-repeated="1021"/>
        </table:table-row>
        <table:table-row table:style-name="ro2">
          <table:table-cell office:value-type="float" office:value="0.554999947547912" calcext:value-type="float">
            <text:p>0.554999947547912</text:p>
          </table:table-cell>
          <table:table-cell/>
          <table:table-cell table:formula="of:=[.B54]/[.A65]" office:value-type="float" office:value="0.918918881185272" calcext:value-type="float">
            <text:p>0.918918881185272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9_reset.C1:b9_reset.C1048576">
            <calcext:condition calcext:apply-style-name="Good" calcext:value="&gt;1" calcext:base-cell-address="b9_reset.C1"/>
          </calcext:conditional-format>
          <calcext:conditional-format calcext:target-range-address="b9_reset.H2:b9_reset.H13">
            <calcext:condition calcext:apply-style-name="Good" calcext:value="&gt;1" calcext:base-cell-address="b9_reset.H2"/>
          </calcext:conditional-format>
        </calcext:conditional-formats>
      </table:table>
      <table:table table:name="b10_reset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660588383674621" calcext:value-type="float">
            <text:p>0.660588383674621</text:p>
          </table:table-cell>
          <table:table-cell office:value-type="float" office:value="0.718823492527008" calcext:value-type="float">
            <text:p>0.718823492527008</text:p>
          </table:table-cell>
          <table:table-cell table:formula="of:=[.B2]/[.A2]" office:value-type="float" office:value="1.08815642280666" calcext:value-type="float">
            <text:p>1.08815642280666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8" table:formula="of:=SUM([.C2];[.C15];[.C28];[.C41];[.C54])/5" office:value-type="float" office:value="1.06682977043409" calcext:value-type="float">
            <text:p>1.06682977043409</text:p>
          </table:table-cell>
          <table:table-cell table:number-columns-repeated="1016"/>
        </table:table-row>
        <table:table-row table:style-name="ro2">
          <table:table-cell office:value-type="float" office:value="0.744706034660339" calcext:value-type="float">
            <text:p>0.744706034660339</text:p>
          </table:table-cell>
          <table:table-cell/>
          <table:table-cell table:formula="of:=[.B2]/[.A3]" office:value-type="float" office:value="0.965244618777481" calcext:value-type="float">
            <text:p>0.965244618777481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8" table:formula="of:=SUM([.C3];[.C16];[.C29];[.C42];[.C55])/5" office:value-type="float" office:value="0.968420271832481" calcext:value-type="float">
            <text:p>0.968420271832481</text:p>
          </table:table-cell>
          <table:table-cell table:number-columns-repeated="1016"/>
        </table:table-row>
        <table:table-row table:style-name="ro2">
          <table:table-cell office:value-type="float" office:value="0.70705896615982" calcext:value-type="float">
            <text:p>0.70705896615982</text:p>
          </table:table-cell>
          <table:table-cell/>
          <table:table-cell table:formula="of:=[.B2]/[.A4]" office:value-type="float" office:value="1.01663867786174" calcext:value-type="float">
            <text:p>1.0166386778617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8" table:formula="of:=SUM([.C4];[.C17];[.C30];[.C43];[.C56])/5" office:value-type="float" office:value="1.01992299213718" calcext:value-type="float">
            <text:p>1.01992299213718</text:p>
          </table:table-cell>
          <table:table-cell table:number-columns-repeated="1016"/>
        </table:table-row>
        <table:table-row table:style-name="ro2">
          <table:table-cell office:value-type="float" office:value="0.715882420539856" calcext:value-type="float">
            <text:p>0.715882420539856</text:p>
          </table:table-cell>
          <table:table-cell/>
          <table:table-cell table:formula="of:=[.B2]/[.A5]" office:value-type="float" office:value="1.00410831709617" calcext:value-type="float">
            <text:p>1.0041083170961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8" table:formula="of:=SUM([.C5];[.C18];[.C31];[.C44];[.C57])/5" office:value-type="float" office:value="1.0135663707747" calcext:value-type="float">
            <text:p>1.0135663707747</text:p>
          </table:table-cell>
          <table:table-cell table:number-columns-repeated="1016"/>
        </table:table-row>
        <table:table-row table:style-name="ro2">
          <table:table-cell office:value-type="float" office:value="0.740588307380676" calcext:value-type="float">
            <text:p>0.740588307380676</text:p>
          </table:table-cell>
          <table:table-cell/>
          <table:table-cell table:formula="of:=[.B2]/[.A6]" office:value-type="float" office:value="0.970611452224184" calcext:value-type="float">
            <text:p>0.970611452224184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8" table:formula="of:=SUM([.C6];[.C19];[.C32];[.C45];[.C58])/5" office:value-type="float" office:value="0.99688442333871" calcext:value-type="float">
            <text:p>0.99688442333871</text:p>
          </table:table-cell>
          <table:table-cell table:number-columns-repeated="1016"/>
        </table:table-row>
        <table:table-row table:style-name="ro2">
          <table:table-cell office:value-type="float" office:value="0.735294163227081" calcext:value-type="float">
            <text:p>0.735294163227081</text:p>
          </table:table-cell>
          <table:table-cell/>
          <table:table-cell table:formula="of:=[.B2]/[.A7]" office:value-type="float" office:value="0.977599889236457" calcext:value-type="float">
            <text:p>0.97759988923645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8" table:formula="of:=SUM([.C7];[.C20];[.C33];[.C46];[.C59])/5" office:value-type="float" office:value="0.995751674734873" calcext:value-type="float">
            <text:p>0.995751674734873</text:p>
          </table:table-cell>
          <table:table-cell table:number-columns-repeated="1016"/>
        </table:table-row>
        <table:table-row table:style-name="ro2">
          <table:table-cell office:value-type="float" office:value="0.738823473453521" calcext:value-type="float">
            <text:p>0.738823473453521</text:p>
          </table:table-cell>
          <table:table-cell/>
          <table:table-cell table:formula="of:=[.B2]/[.A8]" office:value-type="float" office:value="0.972929960071482" calcext:value-type="float">
            <text:p>0.972929960071482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8" table:formula="of:=SUM([.C8];[.C21];[.C34];[.C47];[.C60])/5" office:value-type="float" office:value="0.981459512430905" calcext:value-type="float">
            <text:p>0.981459512430905</text:p>
          </table:table-cell>
          <table:table-cell table:number-columns-repeated="1016"/>
        </table:table-row>
        <table:table-row table:style-name="ro2">
          <table:table-cell office:value-type="float" office:value="0.758823633193969" calcext:value-type="float">
            <text:p>0.758823633193969</text:p>
          </table:table-cell>
          <table:table-cell/>
          <table:table-cell table:formula="of:=[.B2]/[.A9]" office:value-type="float" office:value="0.947286643539822" calcext:value-type="float">
            <text:p>0.947286643539822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8" table:formula="of:=SUM([.C9];[.C22];[.C35];[.C48];[.C61])/5" office:value-type="float" office:value="0.965375846130654" calcext:value-type="float">
            <text:p>0.965375846130654</text:p>
          </table:table-cell>
          <table:table-cell table:number-columns-repeated="1016"/>
        </table:table-row>
        <table:table-row table:style-name="ro2">
          <table:table-cell office:value-type="float" office:value="0.748823642730712" calcext:value-type="float">
            <text:p>0.748823642730712</text:p>
          </table:table-cell>
          <table:table-cell/>
          <table:table-cell table:formula="of:=[.B2]/[.A10]" office:value-type="float" office:value="0.959936961800106" calcext:value-type="float">
            <text:p>0.959936961800106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8" table:formula="of:=SUM([.C10];[.C23];[.C36];[.C49];[.C62])/5" office:value-type="float" office:value="0.978036576950524" calcext:value-type="float">
            <text:p>0.978036576950524</text:p>
          </table:table-cell>
          <table:table-cell table:number-columns-repeated="1016"/>
        </table:table-row>
        <table:table-row table:style-name="ro2">
          <table:table-cell office:value-type="float" office:value="0.731764674186706" calcext:value-type="float">
            <text:p>0.731764674186706</text:p>
          </table:table-cell>
          <table:table-cell/>
          <table:table-cell table:formula="of:=[.B2]/[.A11]" office:value-type="float" office:value="0.982315104682962" calcext:value-type="float">
            <text:p>0.982315104682962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8" table:formula="of:=SUM([.C11];[.C24];[.C37];[.C50];[.C63])/5" office:value-type="float" office:value="1.00268349513998" calcext:value-type="float">
            <text:p>1.00268349513998</text:p>
          </table:table-cell>
          <table:table-cell table:number-columns-repeated="1016"/>
        </table:table-row>
        <table:table-row table:style-name="ro2">
          <table:table-cell office:value-type="float" office:value="0.761176586151123" calcext:value-type="float">
            <text:p>0.761176586151123</text:p>
          </table:table-cell>
          <table:table-cell/>
          <table:table-cell table:formula="of:=[.B2]/[.A12]" office:value-type="float" office:value="0.944358386221162" calcext:value-type="float">
            <text:p>0.944358386221162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8" table:formula="of:=SUM([.C12];[.C25];[.C38];[.C51];[.C64])/5" office:value-type="float" office:value="0.964063060860869" calcext:value-type="float">
            <text:p>0.964063060860869</text:p>
          </table:table-cell>
          <table:table-cell table:number-columns-repeated="1016"/>
        </table:table-row>
        <table:table-row table:style-name="ro2">
          <table:table-cell office:value-type="float" office:value="0.694117605686187" calcext:value-type="float">
            <text:p>0.694117605686187</text:p>
          </table:table-cell>
          <table:table-cell/>
          <table:table-cell table:formula="of:=[.B2]/[.A13]" office:value-type="float" office:value="1.03559322892609" calcext:value-type="float">
            <text:p>1.03559322892609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18" table:formula="of:=SUM([.C13];[.C26];[.C39];[.C52];[.C65])/5" office:value-type="float" office:value="1.02632603659375" calcext:value-type="float">
            <text:p>1.0263260365937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94117724895477" calcext:value-type="float">
            <text:p>0.694117724895477</text:p>
          </table:table-cell>
          <table:table-cell office:value-type="float" office:value="0.742941260337829" calcext:value-type="float">
            <text:p>0.742941260337829</text:p>
          </table:table-cell>
          <table:table-cell table:formula="of:=[.B15]/[.A15]" office:value-type="float" office:value="1.07033898385134" calcext:value-type="float">
            <text:p>1.07033898385134</text:p>
          </table:table-cell>
          <table:table-cell table:number-columns-repeated="1021"/>
        </table:table-row>
        <table:table-row table:style-name="ro2">
          <table:table-cell office:value-type="float" office:value="0.75176465511322" calcext:value-type="float">
            <text:p>0.75176465511322</text:p>
          </table:table-cell>
          <table:table-cell/>
          <table:table-cell table:formula="of:=[.B15]/[.A16]" office:value-type="float" office:value="0.988263089099258" calcext:value-type="float">
            <text:p>0.988263089099258</text:p>
          </table:table-cell>
          <table:table-cell table:number-columns-repeated="1021"/>
        </table:table-row>
        <table:table-row table:style-name="ro2">
          <table:table-cell office:value-type="float" office:value="0.710588157176971" calcext:value-type="float">
            <text:p>0.710588157176971</text:p>
          </table:table-cell>
          <table:table-cell/>
          <table:table-cell table:formula="of:=[.B15]/[.A17]" office:value-type="float" office:value="1.04553003428792" calcext:value-type="float">
            <text:p>1.04553003428792</text:p>
          </table:table-cell>
          <table:table-cell table:number-columns-repeated="1021"/>
        </table:table-row>
        <table:table-row table:style-name="ro2">
          <table:table-cell office:value-type="float" office:value="0.714117646217346" calcext:value-type="float">
            <text:p>0.714117646217346</text:p>
          </table:table-cell>
          <table:table-cell/>
          <table:table-cell table:formula="of:=[.B15]/[.A18]" office:value-type="float" office:value="1.04036255688844" calcext:value-type="float">
            <text:p>1.04036255688844</text:p>
          </table:table-cell>
          <table:table-cell table:number-columns-repeated="1021"/>
        </table:table-row>
        <table:table-row table:style-name="ro2">
          <table:table-cell office:value-type="float" office:value="0.729411840438842" calcext:value-type="float">
            <text:p>0.729411840438842</text:p>
          </table:table-cell>
          <table:table-cell/>
          <table:table-cell table:formula="of:=[.B15]/[.A19]" office:value-type="float" office:value="1.01854839632278" calcext:value-type="float">
            <text:p>1.01854839632278</text:p>
          </table:table-cell>
          <table:table-cell table:number-columns-repeated="1021"/>
        </table:table-row>
        <table:table-row table:style-name="ro2">
          <table:table-cell office:value-type="float" office:value="0.724117636680603" calcext:value-type="float">
            <text:p>0.724117636680603</text:p>
          </table:table-cell>
          <table:table-cell/>
          <table:table-cell table:formula="of:=[.B15]/[.A20]" office:value-type="float" office:value="1.0259952564386" calcext:value-type="float">
            <text:p>1.0259952564386</text:p>
          </table:table-cell>
          <table:table-cell table:number-columns-repeated="1021"/>
        </table:table-row>
        <table:table-row table:style-name="ro2">
          <table:table-cell office:value-type="float" office:value="0.734705984592437" calcext:value-type="float">
            <text:p>0.734705984592437</text:p>
          </table:table-cell>
          <table:table-cell/>
          <table:table-cell table:formula="of:=[.B15]/[.A21]" office:value-type="float" office:value="1.01120894060766" calcext:value-type="float">
            <text:p>1.01120894060766</text:p>
          </table:table-cell>
          <table:table-cell table:number-columns-repeated="1021"/>
        </table:table-row>
        <table:table-row table:style-name="ro2">
          <table:table-cell office:value-type="float" office:value="0.734117746353149" calcext:value-type="float">
            <text:p>0.734117746353149</text:p>
          </table:table-cell>
          <table:table-cell/>
          <table:table-cell table:formula="of:=[.B15]/[.A22]" office:value-type="float" office:value="1.01201920812909" calcext:value-type="float">
            <text:p>1.01201920812909</text:p>
          </table:table-cell>
          <table:table-cell table:number-columns-repeated="1021"/>
        </table:table-row>
        <table:table-row table:style-name="ro2">
          <table:table-cell office:value-type="float" office:value="0.742353081703186" calcext:value-type="float">
            <text:p>0.742353081703186</text:p>
          </table:table-cell>
          <table:table-cell/>
          <table:table-cell table:formula="of:=[.B15]/[.A23]" office:value-type="float" office:value="1.00079231655278" calcext:value-type="float">
            <text:p>1.00079231655278</text:p>
          </table:table-cell>
          <table:table-cell table:number-columns-repeated="1021"/>
        </table:table-row>
        <table:table-row table:style-name="ro2">
          <table:table-cell office:value-type="float" office:value="0.727059006690979" calcext:value-type="float">
            <text:p>0.727059006690979</text:p>
          </table:table-cell>
          <table:table-cell/>
          <table:table-cell table:formula="of:=[.B15]/[.A24]" office:value-type="float" office:value="1.02184451812121" calcext:value-type="float">
            <text:p>1.02184451812121</text:p>
          </table:table-cell>
          <table:table-cell table:number-columns-repeated="1021"/>
        </table:table-row>
        <table:table-row table:style-name="ro2">
          <table:table-cell office:value-type="float" office:value="0.736470580101013" calcext:value-type="float">
            <text:p>0.736470580101013</text:p>
          </table:table-cell>
          <table:table-cell/>
          <table:table-cell table:formula="of:=[.B15]/[.A25]" office:value-type="float" office:value="1.00878606751125" calcext:value-type="float">
            <text:p>1.00878606751125</text:p>
          </table:table-cell>
          <table:table-cell table:number-columns-repeated="1021"/>
        </table:table-row>
        <table:table-row table:style-name="ro2">
          <table:table-cell office:value-type="float" office:value="0.709411680698394" calcext:value-type="float">
            <text:p>0.709411680698394</text:p>
          </table:table-cell>
          <table:table-cell/>
          <table:table-cell table:formula="of:=[.B15]/[.A26]" office:value-type="float" office:value="1.0472639238283" calcext:value-type="float">
            <text:p>1.047263923828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78823709487915" calcext:value-type="float">
            <text:p>0.678823709487915</text:p>
          </table:table-cell>
          <table:table-cell office:value-type="float" office:value="0.725294113159179" calcext:value-type="float">
            <text:p>0.725294113159179</text:p>
          </table:table-cell>
          <table:table-cell table:formula="of:=[.B28]/[.A28]" office:value-type="float" office:value="1.06845724894659" calcext:value-type="float">
            <text:p>1.06845724894659</text:p>
          </table:table-cell>
          <table:table-cell table:number-columns-repeated="1021"/>
        </table:table-row>
        <table:table-row table:style-name="ro2">
          <table:table-cell office:value-type="float" office:value="0.758235335350036" calcext:value-type="float">
            <text:p>0.758235335350036</text:p>
          </table:table-cell>
          <table:table-cell/>
          <table:table-cell table:formula="of:=[.B28]/[.A29]" office:value-type="float" office:value="0.956555411420321" calcext:value-type="float">
            <text:p>0.956555411420321</text:p>
          </table:table-cell>
          <table:table-cell table:number-columns-repeated="1021"/>
        </table:table-row>
        <table:table-row table:style-name="ro2">
          <table:table-cell office:value-type="float" office:value="0.722941279411315" calcext:value-type="float">
            <text:p>0.722941279411315</text:p>
          </table:table-cell>
          <table:table-cell/>
          <table:table-cell table:formula="of:=[.B28]/[.A30]" office:value-type="float" office:value="1.0032545295377" calcext:value-type="float">
            <text:p>1.0032545295377</text:p>
          </table:table-cell>
          <table:table-cell table:number-columns-repeated="1021"/>
        </table:table-row>
        <table:table-row table:style-name="ro2">
          <table:table-cell office:value-type="float" office:value="0.713529527187347" calcext:value-type="float">
            <text:p>0.713529527187347</text:p>
          </table:table-cell>
          <table:table-cell/>
          <table:table-cell table:formula="of:=[.B28]/[.A31]" office:value-type="float" office:value="1.01648787544673" calcext:value-type="float">
            <text:p>1.01648787544673</text:p>
          </table:table-cell>
          <table:table-cell table:number-columns-repeated="1021"/>
        </table:table-row>
        <table:table-row table:style-name="ro2">
          <table:table-cell office:value-type="float" office:value="0.720000028610229" calcext:value-type="float">
            <text:p>0.720000028610229</text:p>
          </table:table-cell>
          <table:table-cell/>
          <table:table-cell table:formula="of:=[.B28]/[.A32]" office:value-type="float" office:value="1.0073528949147" calcext:value-type="float">
            <text:p>1.0073528949147</text:p>
          </table:table-cell>
          <table:table-cell table:number-columns-repeated="1021"/>
        </table:table-row>
        <table:table-row table:style-name="ro2">
          <table:table-cell office:value-type="float" office:value="0.734117686748504" calcext:value-type="float">
            <text:p>0.734117686748504</text:p>
          </table:table-cell>
          <table:table-cell/>
          <table:table-cell table:formula="of:=[.B28]/[.A33]" office:value-type="float" office:value="0.987980709702819" calcext:value-type="float">
            <text:p>0.987980709702819</text:p>
          </table:table-cell>
          <table:table-cell table:number-columns-repeated="1021"/>
        </table:table-row>
        <table:table-row table:style-name="ro2">
          <table:table-cell office:value-type="float" office:value="0.744705915451049" calcext:value-type="float">
            <text:p>0.744705915451049</text:p>
          </table:table-cell>
          <table:table-cell/>
          <table:table-cell table:formula="of:=[.B28]/[.A34]" office:value-type="float" office:value="0.973933599976693" calcext:value-type="float">
            <text:p>0.973933599976693</text:p>
          </table:table-cell>
          <table:table-cell table:number-columns-repeated="1021"/>
        </table:table-row>
        <table:table-row table:style-name="ro2">
          <table:table-cell office:value-type="float" office:value="0.762941181659698" calcext:value-type="float">
            <text:p>0.762941181659698</text:p>
          </table:table-cell>
          <table:table-cell/>
          <table:table-cell table:formula="of:=[.B28]/[.A35]" office:value-type="float" office:value="0.950655346171481" calcext:value-type="float">
            <text:p>0.950655346171481</text:p>
          </table:table-cell>
          <table:table-cell table:number-columns-repeated="1021"/>
        </table:table-row>
        <table:table-row table:style-name="ro2">
          <table:table-cell office:value-type="float" office:value="0.737647116184234" calcext:value-type="float">
            <text:p>0.737647116184234</text:p>
          </table:table-cell>
          <table:table-cell/>
          <table:table-cell table:formula="of:=[.B28]/[.A36]" office:value-type="float" office:value="0.983253505973214" calcext:value-type="float">
            <text:p>0.983253505973214</text:p>
          </table:table-cell>
          <table:table-cell table:number-columns-repeated="1021"/>
        </table:table-row>
        <table:table-row table:style-name="ro2">
          <table:table-cell office:value-type="float" office:value="0.731764733791351" calcext:value-type="float">
            <text:p>0.731764733791351</text:p>
          </table:table-cell>
          <table:table-cell/>
          <table:table-cell table:formula="of:=[.B28]/[.A37]" office:value-type="float" office:value="0.991157512335082" calcext:value-type="float">
            <text:p>0.991157512335082</text:p>
          </table:table-cell>
          <table:table-cell table:number-columns-repeated="1021"/>
        </table:table-row>
        <table:table-row table:style-name="ro2">
          <table:table-cell office:value-type="float" office:value="0.761176526546478" calcext:value-type="float">
            <text:p>0.761176526546478</text:p>
          </table:table-cell>
          <table:table-cell/>
          <table:table-cell table:formula="of:=[.B28]/[.A38]" office:value-type="float" office:value="0.952859274904206" calcext:value-type="float">
            <text:p>0.952859274904206</text:p>
          </table:table-cell>
          <table:table-cell table:number-columns-repeated="1021"/>
        </table:table-row>
        <table:table-row table:style-name="ro2">
          <table:table-cell office:value-type="float" office:value="0.709411799907684" calcext:value-type="float">
            <text:p>0.709411799907684</text:p>
          </table:table-cell>
          <table:table-cell/>
          <table:table-cell table:formula="of:=[.B28]/[.A39]" office:value-type="float" office:value="1.02238800264326" calcext:value-type="float">
            <text:p>1.0223880026432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85294210910797" calcext:value-type="float">
            <text:p>0.685294210910797</text:p>
          </table:table-cell>
          <table:table-cell office:value-type="float" office:value="0.718823552131652" calcext:value-type="float">
            <text:p>0.718823552131652</text:p>
          </table:table-cell>
          <table:table-cell table:formula="of:=[.B41]/[.A41]" office:value-type="float" office:value="1.04892692902847" calcext:value-type="float">
            <text:p>1.04892692902847</text:p>
          </table:table-cell>
          <table:table-cell table:number-columns-repeated="1021"/>
        </table:table-row>
        <table:table-row table:style-name="ro2">
          <table:table-cell office:value-type="float" office:value="0.757647097110748" calcext:value-type="float">
            <text:p>0.757647097110748</text:p>
          </table:table-cell>
          <table:table-cell/>
          <table:table-cell table:formula="of:=[.B41]/[.A42]" office:value-type="float" office:value="0.948757746017707" calcext:value-type="float">
            <text:p>0.948757746017707</text:p>
          </table:table-cell>
          <table:table-cell table:number-columns-repeated="1021"/>
        </table:table-row>
        <table:table-row table:style-name="ro2">
          <table:table-cell office:value-type="float" office:value="0.700588405132293" calcext:value-type="float">
            <text:p>0.700588405132293</text:p>
          </table:table-cell>
          <table:table-cell/>
          <table:table-cell table:formula="of:=[.B41]/[.A43]" office:value-type="float" office:value="1.02602833113676" calcext:value-type="float">
            <text:p>1.02602833113676</text:p>
          </table:table-cell>
          <table:table-cell table:number-columns-repeated="1021"/>
        </table:table-row>
        <table:table-row table:style-name="ro2">
          <table:table-cell office:value-type="float" office:value="0.70882362127304" calcext:value-type="float">
            <text:p>0.70882362127304</text:p>
          </table:table-cell>
          <table:table-cell/>
          <table:table-cell table:formula="of:=[.B41]/[.A44]" office:value-type="float" office:value="1.01410778444524" calcext:value-type="float">
            <text:p>1.01410778444524</text:p>
          </table:table-cell>
          <table:table-cell table:number-columns-repeated="1021"/>
        </table:table-row>
        <table:table-row table:style-name="ro2">
          <table:table-cell office:value-type="float" office:value="0.721176445484161" calcext:value-type="float">
            <text:p>0.721176445484161</text:p>
          </table:table-cell>
          <table:table-cell/>
          <table:table-cell table:formula="of:=[.B41]/[.A45]" office:value-type="float" office:value="0.996737423459623" calcext:value-type="float">
            <text:p>0.996737423459623</text:p>
          </table:table-cell>
          <table:table-cell table:number-columns-repeated="1021"/>
        </table:table-row>
        <table:table-row table:style-name="ro2">
          <table:table-cell office:value-type="float" office:value="0.719411790370941" calcext:value-type="float">
            <text:p>0.719411790370941</text:p>
          </table:table-cell>
          <table:table-cell/>
          <table:table-cell table:formula="of:=[.B41]/[.A46]" office:value-type="float" office:value="0.999182334447166" calcext:value-type="float">
            <text:p>0.999182334447166</text:p>
          </table:table-cell>
          <table:table-cell table:number-columns-repeated="1021"/>
        </table:table-row>
        <table:table-row table:style-name="ro2">
          <table:table-cell office:value-type="float" office:value="0.737647235393524" calcext:value-type="float">
            <text:p>0.737647235393524</text:p>
          </table:table-cell>
          <table:table-cell/>
          <table:table-cell table:formula="of:=[.B41]/[.A47]" office:value-type="float" office:value="0.974481456231813" calcext:value-type="float">
            <text:p>0.974481456231813</text:p>
          </table:table-cell>
          <table:table-cell table:number-columns-repeated="1021"/>
        </table:table-row>
        <table:table-row table:style-name="ro2">
          <table:table-cell office:value-type="float" office:value="0.762941181659698" calcext:value-type="float">
            <text:p>0.762941181659698</text:p>
          </table:table-cell>
          <table:table-cell/>
          <table:table-cell table:formula="of:=[.B41]/[.A48]" office:value-type="float" office:value="0.942174271636415" calcext:value-type="float">
            <text:p>0.942174271636415</text:p>
          </table:table-cell>
          <table:table-cell table:number-columns-repeated="1021"/>
        </table:table-row>
        <table:table-row table:style-name="ro2">
          <table:table-cell office:value-type="float" office:value="0.745294213294982" calcext:value-type="float">
            <text:p>0.745294213294982</text:p>
          </table:table-cell>
          <table:table-cell/>
          <table:table-cell table:formula="of:=[.B41]/[.A49]" office:value-type="float" office:value="0.964482937488134" calcext:value-type="float">
            <text:p>0.964482937488134</text:p>
          </table:table-cell>
          <table:table-cell table:number-columns-repeated="1021"/>
        </table:table-row>
        <table:table-row table:style-name="ro2">
          <table:table-cell office:value-type="float" office:value="0.717647194862365" calcext:value-type="float">
            <text:p>0.717647194862365</text:p>
          </table:table-cell>
          <table:table-cell/>
          <table:table-cell table:formula="of:=[.B41]/[.A50]" office:value-type="float" office:value="1.00163918604811" calcext:value-type="float">
            <text:p>1.00163918604811</text:p>
          </table:table-cell>
          <table:table-cell table:number-columns-repeated="1021"/>
        </table:table-row>
        <table:table-row table:style-name="ro2">
          <table:table-cell office:value-type="float" office:value="0.755882263183593" calcext:value-type="float">
            <text:p>0.755882263183593</text:p>
          </table:table-cell>
          <table:table-cell/>
          <table:table-cell table:formula="of:=[.B41]/[.A51]" office:value-type="float" office:value="0.95097290562705" calcext:value-type="float">
            <text:p>0.95097290562705</text:p>
          </table:table-cell>
          <table:table-cell table:number-columns-repeated="1021"/>
        </table:table-row>
        <table:table-row table:style-name="ro2">
          <table:table-cell office:value-type="float" office:value="0.709999978542327" calcext:value-type="float">
            <text:p>0.709999978542327</text:p>
          </table:table-cell>
          <table:table-cell/>
          <table:table-cell table:formula="of:=[.B41]/[.A52]" office:value-type="float" office:value="1.01242756881126" calcext:value-type="float">
            <text:p>1.0124275688112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86470627784729" calcext:value-type="float">
            <text:p>0.686470627784729</text:p>
          </table:table-cell>
          <table:table-cell office:value-type="float" office:value="0.72647076845169" calcext:value-type="float">
            <text:p>0.72647076845169</text:p>
          </table:table-cell>
          <table:table-cell table:formula="of:=[.B54]/[.A54]" office:value-type="float" office:value="1.05826926753741" calcext:value-type="float">
            <text:p>1.05826926753741</text:p>
          </table:table-cell>
          <table:table-cell table:number-columns-repeated="1021"/>
        </table:table-row>
        <table:table-row table:style-name="ro2">
          <table:table-cell office:value-type="float" office:value="0.738823533058166" calcext:value-type="float">
            <text:p>0.738823533058166</text:p>
          </table:table-cell>
          <table:table-cell/>
          <table:table-cell table:formula="of:=[.B54]/[.A55]" office:value-type="float" office:value="0.983280493847638" calcext:value-type="float">
            <text:p>0.983280493847638</text:p>
          </table:table-cell>
          <table:table-cell table:number-columns-repeated="1021"/>
        </table:table-row>
        <table:table-row table:style-name="ro2">
          <table:table-cell office:value-type="float" office:value="0.720588326454162" calcext:value-type="float">
            <text:p>0.720588326454162</text:p>
          </table:table-cell>
          <table:table-cell/>
          <table:table-cell table:formula="of:=[.B54]/[.A56]" office:value-type="float" office:value="1.0081633878618" calcext:value-type="float">
            <text:p>1.0081633878618</text:p>
          </table:table-cell>
          <table:table-cell table:number-columns-repeated="1021"/>
        </table:table-row>
        <table:table-row table:style-name="ro2">
          <table:table-cell office:value-type="float" office:value="0.73176485300064" calcext:value-type="float">
            <text:p>0.73176485300064</text:p>
          </table:table-cell>
          <table:table-cell/>
          <table:table-cell table:formula="of:=[.B54]/[.A57]" office:value-type="float" office:value="0.992765319996934" calcext:value-type="float">
            <text:p>0.992765319996934</text:p>
          </table:table-cell>
          <table:table-cell table:number-columns-repeated="1021"/>
        </table:table-row>
        <table:table-row table:style-name="ro2">
          <table:table-cell office:value-type="float" office:value="0.732941210269928" calcext:value-type="float">
            <text:p>0.732941210269928</text:p>
          </table:table-cell>
          <table:table-cell/>
          <table:table-cell table:formula="of:=[.B54]/[.A58]" office:value-type="float" office:value="0.991171949772267" calcext:value-type="float">
            <text:p>0.991171949772267</text:p>
          </table:table-cell>
          <table:table-cell table:number-columns-repeated="1021"/>
        </table:table-row>
        <table:table-row table:style-name="ro2">
          <table:table-cell office:value-type="float" office:value="0.735294163227081" calcext:value-type="float">
            <text:p>0.735294163227081</text:p>
          </table:table-cell>
          <table:table-cell/>
          <table:table-cell table:formula="of:=[.B54]/[.A59]" office:value-type="float" office:value="0.988000183849323" calcext:value-type="float">
            <text:p>0.988000183849323</text:p>
          </table:table-cell>
          <table:table-cell table:number-columns-repeated="1021"/>
        </table:table-row>
        <table:table-row table:style-name="ro2">
          <table:table-cell office:value-type="float" office:value="0.745294213294982" calcext:value-type="float">
            <text:p>0.745294213294982</text:p>
          </table:table-cell>
          <table:table-cell/>
          <table:table-cell table:formula="of:=[.B54]/[.A60]" office:value-type="float" office:value="0.974743605266875" calcext:value-type="float">
            <text:p>0.974743605266875</text:p>
          </table:table-cell>
          <table:table-cell table:number-columns-repeated="1021"/>
        </table:table-row>
        <table:table-row table:style-name="ro2">
          <table:table-cell office:value-type="float" office:value="0.745294094085693" calcext:value-type="float">
            <text:p>0.745294094085693</text:p>
          </table:table-cell>
          <table:table-cell/>
          <table:table-cell table:formula="of:=[.B54]/[.A61]" office:value-type="float" office:value="0.974743761176459" calcext:value-type="float">
            <text:p>0.974743761176459</text:p>
          </table:table-cell>
          <table:table-cell table:number-columns-repeated="1021"/>
        </table:table-row>
        <table:table-row table:style-name="ro2">
          <table:table-cell office:value-type="float" office:value="0.740000069141387" calcext:value-type="float">
            <text:p>0.740000069141387</text:p>
          </table:table-cell>
          <table:table-cell/>
          <table:table-cell table:formula="of:=[.B54]/[.A62]" office:value-type="float" office:value="0.981717162938383" calcext:value-type="float">
            <text:p>0.981717162938383</text:p>
          </table:table-cell>
          <table:table-cell table:number-columns-repeated="1021"/>
        </table:table-row>
        <table:table-row table:style-name="ro2">
          <table:table-cell office:value-type="float" office:value="0.714705884456634" calcext:value-type="float">
            <text:p>0.714705884456634</text:p>
          </table:table-cell>
          <table:table-cell/>
          <table:table-cell table:formula="of:=[.B54]/[.A63]" office:value-type="float" office:value="1.01646115451253" calcext:value-type="float">
            <text:p>1.01646115451253</text:p>
          </table:table-cell>
          <table:table-cell table:number-columns-repeated="1021"/>
        </table:table-row>
        <table:table-row table:style-name="ro2">
          <table:table-cell office:value-type="float" office:value="0.754117727279663" calcext:value-type="float">
            <text:p>0.754117727279663</text:p>
          </table:table-cell>
          <table:table-cell/>
          <table:table-cell table:formula="of:=[.B54]/[.A64]" office:value-type="float" office:value="0.963338670040679" calcext:value-type="float">
            <text:p>0.963338670040679</text:p>
          </table:table-cell>
          <table:table-cell table:number-columns-repeated="1021"/>
        </table:table-row>
        <table:table-row table:style-name="ro2">
          <table:table-cell office:value-type="float" office:value="0.716470658779144" calcext:value-type="float">
            <text:p>0.716470658779144</text:p>
          </table:table-cell>
          <table:table-cell/>
          <table:table-cell table:formula="of:=[.B54]/[.A65]" office:value-type="float" office:value="1.01395745875984" calcext:value-type="float">
            <text:p>1.01395745875984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10_reset.C1:b10_reset.C1048576">
            <calcext:condition calcext:apply-style-name="Good" calcext:value="&gt;1" calcext:base-cell-address="b10_reset.C1"/>
          </calcext:conditional-format>
          <calcext:conditional-format calcext:target-range-address="b10_reset.H2:b10_reset.H13">
            <calcext:condition calcext:apply-style-name="Good" calcext:value="&gt;1" calcext:base-cell-address="b10_reset.H2"/>
          </calcext:conditional-format>
        </calcext:conditional-formats>
      </table:table>
      <table:table table:name="b14_reset" table:style-name="ta8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665755093097686" calcext:value-type="float">
            <text:p>0.665755093097686</text:p>
          </table:table-cell>
          <table:table-cell office:value-type="float" office:value="0.558040797710418" calcext:value-type="float">
            <text:p>0.558040797710418</text:p>
          </table:table-cell>
          <table:table-cell table:formula="of:=[.B2]/[.A2]" office:value-type="float" office:value="0.83820732803397" calcext:value-type="float">
            <text:p>0.83820732803397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0" table:formula="of:=SUM([.C2];[.C15];[.C28];[.C41];[.C54])/5" office:value-type="float" office:value="0.83743434835183" calcext:value-type="float">
            <text:p>0.83743434835183</text:p>
          </table:table-cell>
          <table:table-cell table:number-columns-repeated="1016"/>
        </table:table-row>
        <table:table-row table:style-name="ro2">
          <table:table-cell office:value-type="float" office:value="0.548897981643676" calcext:value-type="float">
            <text:p>0.548897981643676</text:p>
          </table:table-cell>
          <table:table-cell/>
          <table:table-cell table:formula="of:=[.B2]/[.A3]" office:value-type="float" office:value="1.01665667641802" calcext:value-type="float">
            <text:p>1.01665667641802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0" table:formula="of:=SUM([.C3];[.C16];[.C29];[.C42];[.C55])/5" office:value-type="float" office:value="1.02469811653885" calcext:value-type="float">
            <text:p>1.02469811653885</text:p>
          </table:table-cell>
          <table:table-cell table:number-columns-repeated="1016"/>
        </table:table-row>
        <table:table-row table:style-name="ro2">
          <table:table-cell office:value-type="float" office:value="0.623428583145141" calcext:value-type="float">
            <text:p>0.623428583145141</text:p>
          </table:table-cell>
          <table:table-cell/>
          <table:table-cell table:formula="of:=[.B2]/[.A4]" office:value-type="float" office:value="0.895115836516755" calcext:value-type="float">
            <text:p>0.895115836516755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0" table:formula="of:=SUM([.C4];[.C17];[.C30];[.C43];[.C56])/5" office:value-type="float" office:value="0.906787262139441" calcext:value-type="float">
            <text:p>0.906787262139441</text:p>
          </table:table-cell>
          <table:table-cell table:number-columns-repeated="1016"/>
        </table:table-row>
        <table:table-row table:style-name="ro2">
          <table:table-cell office:value-type="float" office:value="0.503469407558441" calcext:value-type="float">
            <text:p>0.503469407558441</text:p>
          </table:table-cell>
          <table:table-cell/>
          <table:table-cell table:formula="of:=[.B2]/[.A5]" office:value-type="float" office:value="1.10839067743285" calcext:value-type="float">
            <text:p>1.10839067743285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0" table:formula="of:=SUM([.C5];[.C18];[.C31];[.C44];[.C57])/5" office:value-type="float" office:value="1.10130743753898" calcext:value-type="float">
            <text:p>1.10130743753898</text:p>
          </table:table-cell>
          <table:table-cell table:number-columns-repeated="1016"/>
        </table:table-row>
        <table:table-row table:style-name="ro2">
          <table:table-cell office:value-type="float" office:value="0.544938802719116" calcext:value-type="float">
            <text:p>0.544938802719116</text:p>
          </table:table-cell>
          <table:table-cell/>
          <table:table-cell table:formula="of:=[.B2]/[.A6]" office:value-type="float" office:value="1.02404305754321" calcext:value-type="float">
            <text:p>1.02404305754321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0" table:formula="of:=SUM([.C6];[.C19];[.C32];[.C45];[.C58])/5" office:value-type="float" office:value="1.04638394194862" calcext:value-type="float">
            <text:p>1.04638394194862</text:p>
          </table:table-cell>
          <table:table-cell table:number-columns-repeated="1016"/>
        </table:table-row>
        <table:table-row table:style-name="ro2">
          <table:table-cell office:value-type="float" office:value="0.557836771011352" calcext:value-type="float">
            <text:p>0.557836771011352</text:p>
          </table:table-cell>
          <table:table-cell/>
          <table:table-cell table:formula="of:=[.B2]/[.A7]" office:value-type="float" office:value="1.00036574623558" calcext:value-type="float">
            <text:p>1.00036574623558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0" table:formula="of:=SUM([.C7];[.C20];[.C33];[.C46];[.C59])/5" office:value-type="float" office:value="1.0038857070373" calcext:value-type="float">
            <text:p>1.0038857070373</text:p>
          </table:table-cell>
          <table:table-cell table:number-columns-repeated="1016"/>
        </table:table-row>
        <table:table-row table:style-name="ro2">
          <table:table-cell office:value-type="float" office:value="0.546897947788238" calcext:value-type="float">
            <text:p>0.546897947788238</text:p>
          </table:table-cell>
          <table:table-cell/>
          <table:table-cell table:formula="of:=[.B2]/[.A8]" office:value-type="float" office:value="1.02037464204655" calcext:value-type="float">
            <text:p>1.02037464204655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0" table:formula="of:=SUM([.C8];[.C21];[.C34];[.C47];[.C60])/5" office:value-type="float" office:value="1.01436672368649" calcext:value-type="float">
            <text:p>1.01436672368649</text:p>
          </table:table-cell>
          <table:table-cell table:number-columns-repeated="1016"/>
        </table:table-row>
        <table:table-row table:style-name="ro2">
          <table:table-cell office:value-type="float" office:value="0.517020404338836" calcext:value-type="float">
            <text:p>0.517020404338836</text:p>
          </table:table-cell>
          <table:table-cell/>
          <table:table-cell table:formula="of:=[.B2]/[.A9]" office:value-type="float" office:value="1.07933998934537" calcext:value-type="float">
            <text:p>1.07933998934537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0" table:formula="of:=SUM([.C9];[.C22];[.C35];[.C48];[.C61])/5" office:value-type="float" office:value="1.09010217193635" calcext:value-type="float">
            <text:p>1.09010217193635</text:p>
          </table:table-cell>
          <table:table-cell table:number-columns-repeated="1016"/>
        </table:table-row>
        <table:table-row table:style-name="ro2">
          <table:table-cell office:value-type="float" office:value="0.548285722732544" calcext:value-type="float">
            <text:p>0.548285722732544</text:p>
          </table:table-cell>
          <table:table-cell/>
          <table:table-cell table:formula="of:=[.B2]/[.A10]" office:value-type="float" office:value="1.01779195513109" calcext:value-type="float">
            <text:p>1.0177919551310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0" table:formula="of:=SUM([.C10];[.C23];[.C36];[.C49];[.C62])/5" office:value-type="float" office:value="1.00923794174805" calcext:value-type="float">
            <text:p>1.00923794174805</text:p>
          </table:table-cell>
          <table:table-cell table:number-columns-repeated="1016"/>
        </table:table-row>
        <table:table-row table:style-name="ro2">
          <table:table-cell office:value-type="float" office:value="0.544816315174102" calcext:value-type="float">
            <text:p>0.544816315174102</text:p>
          </table:table-cell>
          <table:table-cell/>
          <table:table-cell table:formula="of:=[.B2]/[.A11]" office:value-type="float" office:value="1.0242732865518" calcext:value-type="float">
            <text:p>1.0242732865518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0" table:formula="of:=SUM([.C11];[.C24];[.C37];[.C50];[.C63])/5" office:value-type="float" office:value="1.03932631614558" calcext:value-type="float">
            <text:p>1.03932631614558</text:p>
          </table:table-cell>
          <table:table-cell table:number-columns-repeated="1016"/>
        </table:table-row>
        <table:table-row table:style-name="ro2">
          <table:table-cell office:value-type="float" office:value="0.576653122901916" calcext:value-type="float">
            <text:p>0.576653122901916</text:p>
          </table:table-cell>
          <table:table-cell/>
          <table:table-cell table:formula="of:=[.B2]/[.A12]" office:value-type="float" office:value="0.967723533520751" calcext:value-type="float">
            <text:p>0.96772353352075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0" table:formula="of:=SUM([.C12];[.C25];[.C38];[.C51];[.C64])/5" office:value-type="float" office:value="0.987901604717952" calcext:value-type="float">
            <text:p>0.987901604717952</text:p>
          </table:table-cell>
          <table:table-cell table:number-columns-repeated="1016"/>
        </table:table-row>
        <table:table-row table:style-name="ro2">
          <table:table-cell office:value-type="float" office:value="0.59065306186676" calcext:value-type="float">
            <text:p>0.59065306186676</text:p>
          </table:table-cell>
          <table:table-cell/>
          <table:table-cell table:formula="of:=[.B2]/[.A13]" office:value-type="float" office:value="0.944786091426884" calcext:value-type="float">
            <text:p>0.944786091426884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0" table:formula="of:=SUM([.C13];[.C26];[.C39];[.C52];[.C65])/5" office:value-type="float" office:value="0.94461017036129" calcext:value-type="float">
            <text:p>0.9446101703612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73918306827545" calcext:value-type="float">
            <text:p>0.673918306827545</text:p>
          </table:table-cell>
          <table:table-cell office:value-type="float" office:value="0.568489789962768" calcext:value-type="float">
            <text:p>0.568489789962768</text:p>
          </table:table-cell>
          <table:table-cell table:formula="of:=[.B15]/[.A15]" office:value-type="float" office:value="0.843558906477731" calcext:value-type="float">
            <text:p>0.843558906477731</text:p>
          </table:table-cell>
          <table:table-cell table:number-columns-repeated="1021"/>
        </table:table-row>
        <table:table-row table:style-name="ro2">
          <table:table-cell office:value-type="float" office:value="0.532449007034301" calcext:value-type="float">
            <text:p>0.532449007034301</text:p>
          </table:table-cell>
          <table:table-cell/>
          <table:table-cell table:formula="of:=[.B15]/[.A16]" office:value-type="float" office:value="1.06768870342948" calcext:value-type="float">
            <text:p>1.06768870342948</text:p>
          </table:table-cell>
          <table:table-cell table:number-columns-repeated="1021"/>
        </table:table-row>
        <table:table-row table:style-name="ro2">
          <table:table-cell office:value-type="float" office:value="0.618448972702026" calcext:value-type="float">
            <text:p>0.618448972702026</text:p>
          </table:table-cell>
          <table:table-cell/>
          <table:table-cell table:formula="of:=[.B15]/[.A17]" office:value-type="float" office:value="0.919218585615909" calcext:value-type="float">
            <text:p>0.919218585615909</text:p>
          </table:table-cell>
          <table:table-cell table:number-columns-repeated="1021"/>
        </table:table-row>
        <table:table-row table:style-name="ro2">
          <table:table-cell office:value-type="float" office:value="0.519428551197052" calcext:value-type="float">
            <text:p>0.519428551197052</text:p>
          </table:table-cell>
          <table:table-cell/>
          <table:table-cell table:formula="of:=[.B15]/[.A18]" office:value-type="float" office:value="1.09445233353587" calcext:value-type="float">
            <text:p>1.09445233353587</text:p>
          </table:table-cell>
          <table:table-cell table:number-columns-repeated="1021"/>
        </table:table-row>
        <table:table-row table:style-name="ro2">
          <table:table-cell office:value-type="float" office:value="0.537632584571838" calcext:value-type="float">
            <text:p>0.537632584571838</text:p>
          </table:table-cell>
          <table:table-cell/>
          <table:table-cell table:formula="of:=[.B15]/[.A19]" office:value-type="float" office:value="1.05739459674957" calcext:value-type="float">
            <text:p>1.05739459674957</text:p>
          </table:table-cell>
          <table:table-cell table:number-columns-repeated="1021"/>
        </table:table-row>
        <table:table-row table:style-name="ro2">
          <table:table-cell office:value-type="float" office:value="0.555673480033874" calcext:value-type="float">
            <text:p>0.555673480033874</text:p>
          </table:table-cell>
          <table:table-cell/>
          <table:table-cell table:formula="of:=[.B15]/[.A20]" office:value-type="float" office:value="1.02306446211562" calcext:value-type="float">
            <text:p>1.02306446211562</text:p>
          </table:table-cell>
          <table:table-cell table:number-columns-repeated="1021"/>
        </table:table-row>
        <table:table-row table:style-name="ro2">
          <table:table-cell office:value-type="float" office:value="0.567632615566253" calcext:value-type="float">
            <text:p>0.567632615566253</text:p>
          </table:table-cell>
          <table:table-cell/>
          <table:table-cell table:formula="of:=[.B15]/[.A21]" office:value-type="float" office:value="1.00151008658243" calcext:value-type="float">
            <text:p>1.00151008658243</text:p>
          </table:table-cell>
          <table:table-cell table:number-columns-repeated="1021"/>
        </table:table-row>
        <table:table-row table:style-name="ro2">
          <table:table-cell office:value-type="float" office:value="0.516326546669006" calcext:value-type="float">
            <text:p>0.516326546669006</text:p>
          </table:table-cell>
          <table:table-cell/>
          <table:table-cell table:formula="of:=[.B15]/[.A22]" office:value-type="float" office:value="1.10102762220979" calcext:value-type="float">
            <text:p>1.10102762220979</text:p>
          </table:table-cell>
          <table:table-cell table:number-columns-repeated="1021"/>
        </table:table-row>
        <table:table-row table:style-name="ro2">
          <table:table-cell office:value-type="float" office:value="0.55726534128189" calcext:value-type="float">
            <text:p>0.55726534128189</text:p>
          </table:table-cell>
          <table:table-cell/>
          <table:table-cell table:formula="of:=[.B15]/[.A23]" office:value-type="float" office:value="1.020142018262" calcext:value-type="float">
            <text:p>1.020142018262</text:p>
          </table:table-cell>
          <table:table-cell table:number-columns-repeated="1021"/>
        </table:table-row>
        <table:table-row table:style-name="ro2">
          <table:table-cell office:value-type="float" office:value="0.548448979854583" calcext:value-type="float">
            <text:p>0.548448979854583</text:p>
          </table:table-cell>
          <table:table-cell/>
          <table:table-cell table:formula="of:=[.B15]/[.A24]" office:value-type="float" office:value="1.03654088318935" calcext:value-type="float">
            <text:p>1.03654088318935</text:p>
          </table:table-cell>
          <table:table-cell table:number-columns-repeated="1021"/>
        </table:table-row>
        <table:table-row table:style-name="ro2">
          <table:table-cell office:value-type="float" office:value="0.572367310523986" calcext:value-type="float">
            <text:p>0.572367310523986</text:p>
          </table:table-cell>
          <table:table-cell/>
          <table:table-cell table:formula="of:=[.B15]/[.A25]" office:value-type="float" office:value="0.993225468174155" calcext:value-type="float">
            <text:p>0.993225468174155</text:p>
          </table:table-cell>
          <table:table-cell table:number-columns-repeated="1021"/>
        </table:table-row>
        <table:table-row table:style-name="ro2">
          <table:table-cell office:value-type="float" office:value="0.591632604598999" calcext:value-type="float">
            <text:p>0.591632604598999</text:p>
          </table:table-cell>
          <table:table-cell/>
          <table:table-cell table:formula="of:=[.B15]/[.A26]" office:value-type="float" office:value="0.960883131767363" calcext:value-type="float">
            <text:p>0.9608831317673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7702043056488" calcext:value-type="float">
            <text:p>0.67702043056488</text:p>
          </table:table-cell>
          <table:table-cell office:value-type="float" office:value="0.557183682918548" calcext:value-type="float">
            <text:p>0.557183682918548</text:p>
          </table:table-cell>
          <table:table-cell table:formula="of:=[.B28]/[.A28]" office:value-type="float" office:value="0.82299389761939" calcext:value-type="float">
            <text:p>0.82299389761939</text:p>
          </table:table-cell>
          <table:table-cell table:number-columns-repeated="1021"/>
        </table:table-row>
        <table:table-row table:style-name="ro2">
          <table:table-cell office:value-type="float" office:value="0.560530662536621" calcext:value-type="float">
            <text:p>0.560530662536621</text:p>
          </table:table-cell>
          <table:table-cell/>
          <table:table-cell table:formula="of:=[.B28]/[.A29]" office:value-type="float" office:value="0.994028908957582" calcext:value-type="float">
            <text:p>0.994028908957582</text:p>
          </table:table-cell>
          <table:table-cell table:number-columns-repeated="1021"/>
        </table:table-row>
        <table:table-row table:style-name="ro2">
          <table:table-cell office:value-type="float" office:value="0.629428505897522" calcext:value-type="float">
            <text:p>0.629428505897522</text:p>
          </table:table-cell>
          <table:table-cell/>
          <table:table-cell table:formula="of:=[.B28]/[.A30]" office:value-type="float" office:value="0.885221558442197" calcext:value-type="float">
            <text:p>0.885221558442197</text:p>
          </table:table-cell>
          <table:table-cell table:number-columns-repeated="1021"/>
        </table:table-row>
        <table:table-row table:style-name="ro2">
          <table:table-cell office:value-type="float" office:value="0.533346951007843" calcext:value-type="float">
            <text:p>0.533346951007843</text:p>
          </table:table-cell>
          <table:table-cell/>
          <table:table-cell table:formula="of:=[.B28]/[.A31]" office:value-type="float" office:value="1.04469273118682" calcext:value-type="float">
            <text:p>1.04469273118682</text:p>
          </table:table-cell>
          <table:table-cell table:number-columns-repeated="1021"/>
        </table:table-row>
        <table:table-row table:style-name="ro2">
          <table:table-cell office:value-type="float" office:value="0.555999994277954" calcext:value-type="float">
            <text:p>0.555999994277954</text:p>
          </table:table-cell>
          <table:table-cell/>
          <table:table-cell table:formula="of:=[.B28]/[.A32]" office:value-type="float" office:value="1.00212893642586" calcext:value-type="float">
            <text:p>1.00212893642586</text:p>
          </table:table-cell>
          <table:table-cell table:number-columns-repeated="1021"/>
        </table:table-row>
        <table:table-row table:style-name="ro2">
          <table:table-cell office:value-type="float" office:value="0.573102056980133" calcext:value-type="float">
            <text:p>0.573102056980133</text:p>
          </table:table-cell>
          <table:table-cell/>
          <table:table-cell table:formula="of:=[.B28]/[.A33]" office:value-type="float" office:value="0.972224189622588" calcext:value-type="float">
            <text:p>0.972224189622588</text:p>
          </table:table-cell>
          <table:table-cell table:number-columns-repeated="1021"/>
        </table:table-row>
        <table:table-row table:style-name="ro2">
          <table:table-cell office:value-type="float" office:value="0.554734706878662" calcext:value-type="float">
            <text:p>0.554734706878662</text:p>
          </table:table-cell>
          <table:table-cell/>
          <table:table-cell table:formula="of:=[.B28]/[.A34]" office:value-type="float" office:value="1.00441467968295" calcext:value-type="float">
            <text:p>1.00441467968295</text:p>
          </table:table-cell>
          <table:table-cell table:number-columns-repeated="1021"/>
        </table:table-row>
        <table:table-row table:style-name="ro2">
          <table:table-cell office:value-type="float" office:value="0.530734658241272" calcext:value-type="float">
            <text:p>0.530734658241272</text:p>
          </table:table-cell>
          <table:table-cell/>
          <table:table-cell table:formula="of:=[.B28]/[.A35]" office:value-type="float" office:value="1.04983474183676" calcext:value-type="float">
            <text:p>1.04983474183676</text:p>
          </table:table-cell>
          <table:table-cell table:number-columns-repeated="1021"/>
        </table:table-row>
        <table:table-row table:style-name="ro2">
          <table:table-cell office:value-type="float" office:value="0.568449020385742" calcext:value-type="float">
            <text:p>0.568449020385742</text:p>
          </table:table-cell>
          <table:table-cell/>
          <table:table-cell table:formula="of:=[.B28]/[.A36]" office:value-type="float" office:value="0.980182325831876" calcext:value-type="float">
            <text:p>0.980182325831876</text:p>
          </table:table-cell>
          <table:table-cell table:number-columns-repeated="1021"/>
        </table:table-row>
        <table:table-row table:style-name="ro2">
          <table:table-cell office:value-type="float" office:value="0.542408108711242" calcext:value-type="float">
            <text:p>0.542408108711242</text:p>
          </table:table-cell>
          <table:table-cell/>
          <table:table-cell table:formula="of:=[.B28]/[.A37]" office:value-type="float" office:value="1.02724069564965" calcext:value-type="float">
            <text:p>1.02724069564965</text:p>
          </table:table-cell>
          <table:table-cell table:number-columns-repeated="1021"/>
        </table:table-row>
        <table:table-row table:style-name="ro2">
          <table:table-cell office:value-type="float" office:value="0.582040786743164" calcext:value-type="float">
            <text:p>0.582040786743164</text:p>
          </table:table-cell>
          <table:table-cell/>
          <table:table-cell table:formula="of:=[.B28]/[.A38]" office:value-type="float" office:value="0.95729319252057" calcext:value-type="float">
            <text:p>0.95729319252057</text:p>
          </table:table-cell>
          <table:table-cell table:number-columns-repeated="1021"/>
        </table:table-row>
        <table:table-row table:style-name="ro2">
          <table:table-cell office:value-type="float" office:value="0.605877578258514" calcext:value-type="float">
            <text:p>0.605877578258514</text:p>
          </table:table-cell>
          <table:table-cell/>
          <table:table-cell table:formula="of:=[.B28]/[.A39]" office:value-type="float" office:value="0.919630801522763" calcext:value-type="float">
            <text:p>0.9196308015227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79306030273437" calcext:value-type="float">
            <text:p>0.679306030273437</text:p>
          </table:table-cell>
          <table:table-cell office:value-type="float" office:value="0.571306109428405" calcext:value-type="float">
            <text:p>0.571306109428405</text:p>
          </table:table-cell>
          <table:table-cell table:formula="of:=[.B41]/[.A41]" office:value-type="float" office:value="0.841014335171499" calcext:value-type="float">
            <text:p>0.841014335171499</text:p>
          </table:table-cell>
          <table:table-cell table:number-columns-repeated="1021"/>
        </table:table-row>
        <table:table-row table:style-name="ro2">
          <table:table-cell office:value-type="float" office:value="0.55587750673294" calcext:value-type="float">
            <text:p>0.55587750673294</text:p>
          </table:table-cell>
          <table:table-cell/>
          <table:table-cell table:formula="of:=[.B41]/[.A42]" office:value-type="float" office:value="1.02775540026101" calcext:value-type="float">
            <text:p>1.02775540026101</text:p>
          </table:table-cell>
          <table:table-cell table:number-columns-repeated="1021"/>
        </table:table-row>
        <table:table-row table:style-name="ro2">
          <table:table-cell office:value-type="float" office:value="0.630448997020721" calcext:value-type="float">
            <text:p>0.630448997020721</text:p>
          </table:table-cell>
          <table:table-cell/>
          <table:table-cell table:formula="of:=[.B41]/[.A43]" office:value-type="float" office:value="0.906189258969711" calcext:value-type="float">
            <text:p>0.906189258969711</text:p>
          </table:table-cell>
          <table:table-cell table:number-columns-repeated="1021"/>
        </table:table-row>
        <table:table-row table:style-name="ro2">
          <table:table-cell office:value-type="float" office:value="0.491102039813995" calcext:value-type="float">
            <text:p>0.491102039813995</text:p>
          </table:table-cell>
          <table:table-cell/>
          <table:table-cell table:formula="of:=[.B41]/[.A44]" office:value-type="float" office:value="1.16331447054219" calcext:value-type="float">
            <text:p>1.16331447054219</text:p>
          </table:table-cell>
          <table:table-cell table:number-columns-repeated="1021"/>
        </table:table-row>
        <table:table-row table:style-name="ro2">
          <table:table-cell office:value-type="float" office:value="0.525142848491668" calcext:value-type="float">
            <text:p>0.525142848491668</text:p>
          </table:table-cell>
          <table:table-cell/>
          <table:table-cell table:formula="of:=[.B41]/[.A45]" office:value-type="float" office:value="1.08790610225261" calcext:value-type="float">
            <text:p>1.08790610225261</text:p>
          </table:table-cell>
          <table:table-cell table:number-columns-repeated="1021"/>
        </table:table-row>
        <table:table-row table:style-name="ro2">
          <table:table-cell office:value-type="float" office:value="0.571999967098236" calcext:value-type="float">
            <text:p>0.571999967098236</text:p>
          </table:table-cell>
          <table:table-cell/>
          <table:table-cell table:formula="of:=[.B41]/[.A46]" office:value-type="float" office:value="0.998786962045906" calcext:value-type="float">
            <text:p>0.998786962045906</text:p>
          </table:table-cell>
          <table:table-cell table:number-columns-repeated="1021"/>
        </table:table-row>
        <table:table-row table:style-name="ro2">
          <table:table-cell office:value-type="float" office:value="0.552244961261749" calcext:value-type="float">
            <text:p>0.552244961261749</text:p>
          </table:table-cell>
          <table:table-cell/>
          <table:table-cell table:formula="of:=[.B41]/[.A47]" office:value-type="float" office:value="1.03451574845175" calcext:value-type="float">
            <text:p>1.03451574845175</text:p>
          </table:table-cell>
          <table:table-cell table:number-columns-repeated="1021"/>
        </table:table-row>
        <table:table-row table:style-name="ro2">
          <table:table-cell office:value-type="float" office:value="0.509918391704559" calcext:value-type="float">
            <text:p>0.509918391704559</text:p>
          </table:table-cell>
          <table:table-cell/>
          <table:table-cell table:formula="of:=[.B41]/[.A48]" office:value-type="float" office:value="1.12038733790056" calcext:value-type="float">
            <text:p>1.12038733790056</text:p>
          </table:table-cell>
          <table:table-cell table:number-columns-repeated="1021"/>
        </table:table-row>
        <table:table-row table:style-name="ro2">
          <table:table-cell office:value-type="float" office:value="0.577142894268035" calcext:value-type="float">
            <text:p>0.577142894268035</text:p>
          </table:table-cell>
          <table:table-cell/>
          <table:table-cell table:formula="of:=[.B41]/[.A49]" office:value-type="float" office:value="0.989886759591778" calcext:value-type="float">
            <text:p>0.989886759591778</text:p>
          </table:table-cell>
          <table:table-cell table:number-columns-repeated="1021"/>
        </table:table-row>
        <table:table-row table:style-name="ro2">
          <table:table-cell office:value-type="float" office:value="0.538204073905944" calcext:value-type="float">
            <text:p>0.538204073905944</text:p>
          </table:table-cell>
          <table:table-cell/>
          <table:table-cell table:formula="of:=[.B41]/[.A50]" office:value-type="float" office:value="1.06150461716543" calcext:value-type="float">
            <text:p>1.06150461716543</text:p>
          </table:table-cell>
          <table:table-cell table:number-columns-repeated="1021"/>
        </table:table-row>
        <table:table-row table:style-name="ro2">
          <table:table-cell office:value-type="float" office:value="0.56530612707138" calcext:value-type="float">
            <text:p>0.56530612707138</text:p>
          </table:table-cell>
          <table:table-cell/>
          <table:table-cell table:formula="of:=[.B41]/[.A51]" office:value-type="float" office:value="1.01061368711517" calcext:value-type="float">
            <text:p>1.01061368711517</text:p>
          </table:table-cell>
          <table:table-cell table:number-columns-repeated="1021"/>
        </table:table-row>
        <table:table-row table:style-name="ro2">
          <table:table-cell office:value-type="float" office:value="0.60383665561676" calcext:value-type="float">
            <text:p>0.60383665561676</text:p>
          </table:table-cell>
          <table:table-cell/>
          <table:table-cell table:formula="of:=[.B41]/[.A52]" office:value-type="float" office:value="0.94612691050508" calcext:value-type="float">
            <text:p>0.946126910505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676571369171142" calcext:value-type="float">
            <text:p>0.676571369171142</text:p>
          </table:table-cell>
          <table:table-cell office:value-type="float" office:value="0.569265305995941" calcext:value-type="float">
            <text:p>0.569265305995941</text:p>
          </table:table-cell>
          <table:table-cell table:formula="of:=[.B54]/[.A54]" office:value-type="float" office:value="0.841397274456559" calcext:value-type="float">
            <text:p>0.841397274456559</text:p>
          </table:table-cell>
          <table:table-cell table:number-columns-repeated="1021"/>
        </table:table-row>
        <table:table-row table:style-name="ro2">
          <table:table-cell office:value-type="float" office:value="0.559551000595092" calcext:value-type="float">
            <text:p>0.559551000595092</text:p>
          </table:table-cell>
          <table:table-cell/>
          <table:table-cell table:formula="of:=[.B54]/[.A55]" office:value-type="float" office:value="1.01736089362814" calcext:value-type="float">
            <text:p>1.01736089362814</text:p>
          </table:table-cell>
          <table:table-cell table:number-columns-repeated="1021"/>
        </table:table-row>
        <table:table-row table:style-name="ro2">
          <table:table-cell office:value-type="float" office:value="0.613306164741516" calcext:value-type="float">
            <text:p>0.613306164741516</text:p>
          </table:table-cell>
          <table:table-cell/>
          <table:table-cell table:formula="of:=[.B54]/[.A56]" office:value-type="float" office:value="0.928191071152633" calcext:value-type="float">
            <text:p>0.928191071152633</text:p>
          </table:table-cell>
          <table:table-cell table:number-columns-repeated="1021"/>
        </table:table-row>
        <table:table-row table:style-name="ro2">
          <table:table-cell office:value-type="float" office:value="0.519551038742065" calcext:value-type="float">
            <text:p>0.519551038742065</text:p>
          </table:table-cell>
          <table:table-cell/>
          <table:table-cell table:formula="of:=[.B54]/[.A57]" office:value-type="float" office:value="1.09568697499719" calcext:value-type="float">
            <text:p>1.09568697499719</text:p>
          </table:table-cell>
          <table:table-cell table:number-columns-repeated="1021"/>
        </table:table-row>
        <table:table-row table:style-name="ro2">
          <table:table-cell office:value-type="float" office:value="0.536816358566284" calcext:value-type="float">
            <text:p>0.536816358566284</text:p>
          </table:table-cell>
          <table:table-cell/>
          <table:table-cell table:formula="of:=[.B54]/[.A58]" office:value-type="float" office:value="1.06044701677185" calcext:value-type="float">
            <text:p>1.06044701677185</text:p>
          </table:table-cell>
          <table:table-cell table:number-columns-repeated="1021"/>
        </table:table-row>
        <table:table-row table:style-name="ro2">
          <table:table-cell office:value-type="float" office:value="0.555387735366821" calcext:value-type="float">
            <text:p>0.555387735366821</text:p>
          </table:table-cell>
          <table:table-cell/>
          <table:table-cell table:formula="of:=[.B54]/[.A59]" office:value-type="float" office:value="1.02498717516683" calcext:value-type="float">
            <text:p>1.02498717516683</text:p>
          </table:table-cell>
          <table:table-cell table:number-columns-repeated="1021"/>
        </table:table-row>
        <table:table-row table:style-name="ro2">
          <table:table-cell office:value-type="float" office:value="0.563061237335205" calcext:value-type="float">
            <text:p>0.563061237335205</text:p>
          </table:table-cell>
          <table:table-cell/>
          <table:table-cell table:formula="of:=[.B54]/[.A60]" office:value-type="float" office:value="1.01101846166875" calcext:value-type="float">
            <text:p>1.01101846166875</text:p>
          </table:table-cell>
          <table:table-cell table:number-columns-repeated="1021"/>
        </table:table-row>
        <table:table-row table:style-name="ro2">
          <table:table-cell office:value-type="float" office:value="0.517551004886627" calcext:value-type="float">
            <text:p>0.517551004886627</text:p>
          </table:table-cell>
          <table:table-cell/>
          <table:table-cell table:formula="of:=[.B54]/[.A61]" office:value-type="float" office:value="1.09992116838927" calcext:value-type="float">
            <text:p>1.09992116838927</text:p>
          </table:table-cell>
          <table:table-cell table:number-columns-repeated="1021"/>
        </table:table-row>
        <table:table-row table:style-name="ro2">
          <table:table-cell office:value-type="float" office:value="0.548326551914215" calcext:value-type="float">
            <text:p>0.548326551914215</text:p>
          </table:table-cell>
          <table:table-cell/>
          <table:table-cell table:formula="of:=[.B54]/[.A62]" office:value-type="float" office:value="1.03818664992353" calcext:value-type="float">
            <text:p>1.03818664992353</text:p>
          </table:table-cell>
          <table:table-cell table:number-columns-repeated="1021"/>
        </table:table-row>
        <table:table-row table:style-name="ro2">
          <table:table-cell office:value-type="float" office:value="0.543673455715179" calcext:value-type="float">
            <text:p>0.543673455715179</text:p>
          </table:table-cell>
          <table:table-cell/>
          <table:table-cell table:formula="of:=[.B54]/[.A63]" office:value-type="float" office:value="1.04707209817168" calcext:value-type="float">
            <text:p>1.04707209817168</text:p>
          </table:table-cell>
          <table:table-cell table:number-columns-repeated="1021"/>
        </table:table-row>
        <table:table-row table:style-name="ro2">
          <table:table-cell office:value-type="float" office:value="0.563265323638916" calcext:value-type="float">
            <text:p>0.563265323638916</text:p>
          </table:table-cell>
          <table:table-cell/>
          <table:table-cell table:formula="of:=[.B54]/[.A64]" office:value-type="float" office:value="1.01065214225911" calcext:value-type="float">
            <text:p>1.01065214225911</text:p>
          </table:table-cell>
          <table:table-cell table:number-columns-repeated="1021"/>
        </table:table-row>
        <table:table-row table:style-name="ro2">
          <table:table-cell office:value-type="float" office:value="0.59820407629013" calcext:value-type="float">
            <text:p>0.59820407629013</text:p>
          </table:table-cell>
          <table:table-cell/>
          <table:table-cell table:formula="of:=[.B54]/[.A65]" office:value-type="float" office:value="0.951623916584357" calcext:value-type="float">
            <text:p>0.951623916584357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14_reset.C1:b14_reset.C1048576">
            <calcext:condition calcext:apply-style-name="Good" calcext:value="&gt;1" calcext:base-cell-address="b14_reset.C1"/>
          </calcext:conditional-format>
          <calcext:conditional-format calcext:target-range-address="b14_reset.H2:b14_reset.H13">
            <calcext:condition calcext:apply-style-name="Good" calcext:value="&gt;1" calcext:base-cell-address="b14_reset.H2"/>
          </calcext:conditional-format>
        </calcext:conditional-formats>
      </table:table>
      <table:table table:name="completogpio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759999990463256" calcext:value-type="float">
            <text:p>0.759999990463256</text:p>
          </table:table-cell>
          <table:table-cell office:value-type="float" office:value="0.851568758487701" calcext:value-type="float">
            <text:p>0.851568758487701</text:p>
          </table:table-cell>
          <table:table-cell table:formula="of:=[.B2]/[.A2]" office:value-type="float" office:value="1.12048522259669" calcext:value-type="float">
            <text:p>1.12048522259669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2" table:formula="of:=SUM([.C2];[.C15];[.C28];[.C41];[.C54])/5" office:value-type="float" office:value="1.11534665681973" calcext:value-type="float">
            <text:p>1.11534665681973</text:p>
          </table:table-cell>
          <table:table-cell table:number-columns-repeated="1016"/>
        </table:table-row>
        <table:table-row table:style-name="ro2">
          <table:table-cell office:value-type="float" office:value="0.889607846736908" calcext:value-type="float">
            <text:p>0.889607846736908</text:p>
          </table:table-cell>
          <table:table-cell/>
          <table:table-cell table:formula="of:=[.B2]/[.A3]" office:value-type="float" office:value="0.957240610692976" calcext:value-type="float">
            <text:p>0.95724061069297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2" table:formula="of:=SUM([.C3];[.C16];[.C29];[.C42];[.C55])/5" office:value-type="float" office:value="0.950232512402692" calcext:value-type="float">
            <text:p>0.950232512402692</text:p>
          </table:table-cell>
          <table:table-cell table:number-columns-repeated="1016"/>
        </table:table-row>
        <table:table-row table:style-name="ro2">
          <table:table-cell office:value-type="float" office:value="0.889803946018219" calcext:value-type="float">
            <text:p>0.889803946018219</text:p>
          </table:table-cell>
          <table:table-cell/>
          <table:table-cell table:formula="of:=[.B2]/[.A4]" office:value-type="float" office:value="0.957029649394547" calcext:value-type="float">
            <text:p>0.957029649394547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2" table:formula="of:=SUM([.C4];[.C17];[.C30];[.C43];[.C56])/5" office:value-type="float" office:value="0.961790551248115" calcext:value-type="float">
            <text:p>0.961790551248115</text:p>
          </table:table-cell>
          <table:table-cell table:number-columns-repeated="1016"/>
        </table:table-row>
        <table:table-row table:style-name="ro2">
          <table:table-cell office:value-type="float" office:value="0.883529424667358" calcext:value-type="float">
            <text:p>0.883529424667358</text:p>
          </table:table-cell>
          <table:table-cell/>
          <table:table-cell table:formula="of:=[.B2]/[.A5]" office:value-type="float" office:value="0.963826144000026" calcext:value-type="float">
            <text:p>0.96382614400002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2" table:formula="of:=SUM([.C5];[.C18];[.C31];[.C44];[.C57])/5" office:value-type="float" office:value="0.969006671454093" calcext:value-type="float">
            <text:p>0.969006671454093</text:p>
          </table:table-cell>
          <table:table-cell table:number-columns-repeated="1016"/>
        </table:table-row>
        <table:table-row table:style-name="ro2">
          <table:table-cell office:value-type="float" office:value="0.892745196819305" calcext:value-type="float">
            <text:p>0.892745196819305</text:p>
          </table:table-cell>
          <table:table-cell/>
          <table:table-cell table:formula="of:=[.B2]/[.A6]" office:value-type="float" office:value="0.953876606137666" calcext:value-type="float">
            <text:p>0.953876606137666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2" table:formula="of:=SUM([.C6];[.C19];[.C32];[.C45];[.C58])/5" office:value-type="float" office:value="0.95245104413329" calcext:value-type="float">
            <text:p>0.95245104413329</text:p>
          </table:table-cell>
          <table:table-cell table:number-columns-repeated="1016"/>
        </table:table-row>
        <table:table-row table:style-name="ro2">
          <table:table-cell office:value-type="float" office:value="0.900000154972076" calcext:value-type="float">
            <text:p>0.900000154972076</text:p>
          </table:table-cell>
          <table:table-cell/>
          <table:table-cell table:formula="of:=[.B2]/[.A7]" office:value-type="float" office:value="0.946187346505648" calcext:value-type="float">
            <text:p>0.946187346505648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2" table:formula="of:=SUM([.C7];[.C20];[.C33];[.C46];[.C59])/5" office:value-type="float" office:value="0.952498879339208" calcext:value-type="float">
            <text:p>0.952498879339208</text:p>
          </table:table-cell>
          <table:table-cell table:number-columns-repeated="1016"/>
        </table:table-row>
        <table:table-row table:style-name="ro2">
          <table:table-cell office:value-type="float" office:value="0.877647101879119" calcext:value-type="float">
            <text:p>0.877647101879119</text:p>
          </table:table-cell>
          <table:table-cell/>
          <table:table-cell table:formula="of:=[.B2]/[.A8]" office:value-type="float" office:value="0.970286071320031" calcext:value-type="float">
            <text:p>0.97028607132003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2" table:formula="of:=SUM([.C8];[.C21];[.C34];[.C47];[.C60])/5" office:value-type="float" office:value="0.959228447304239" calcext:value-type="float">
            <text:p>0.959228447304239</text:p>
          </table:table-cell>
          <table:table-cell table:number-columns-repeated="1016"/>
        </table:table-row>
        <table:table-row table:style-name="ro2">
          <table:table-cell office:value-type="float" office:value="0.886862814426422" calcext:value-type="float">
            <text:p>0.886862814426422</text:p>
          </table:table-cell>
          <table:table-cell/>
          <table:table-cell table:formula="of:=[.B2]/[.A9]" office:value-type="float" office:value="0.960203477511291" calcext:value-type="float">
            <text:p>0.96020347751129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2" table:formula="of:=SUM([.C9];[.C22];[.C35];[.C48];[.C61])/5" office:value-type="float" office:value="0.953157418025182" calcext:value-type="float">
            <text:p>0.953157418025182</text:p>
          </table:table-cell>
          <table:table-cell table:number-columns-repeated="1016"/>
        </table:table-row>
        <table:table-row table:style-name="ro2">
          <table:table-cell office:value-type="float" office:value="0.891764819622039" calcext:value-type="float">
            <text:p>0.891764819622039</text:p>
          </table:table-cell>
          <table:table-cell/>
          <table:table-cell table:formula="of:=[.B2]/[.A10]" office:value-type="float" office:value="0.954925267010001" calcext:value-type="float">
            <text:p>0.95492526701000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2" table:formula="of:=SUM([.C10];[.C23];[.C36];[.C49];[.C62])/5" office:value-type="float" office:value="0.9523514506244" calcext:value-type="float">
            <text:p>0.9523514506244</text:p>
          </table:table-cell>
          <table:table-cell table:number-columns-repeated="1016"/>
        </table:table-row>
        <table:table-row table:style-name="ro2">
          <table:table-cell office:value-type="float" office:value="0.886862814426422" calcext:value-type="float">
            <text:p>0.886862814426422</text:p>
          </table:table-cell>
          <table:table-cell/>
          <table:table-cell table:formula="of:=[.B2]/[.A11]" office:value-type="float" office:value="0.960203477511291" calcext:value-type="float">
            <text:p>0.960203477511291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2" table:formula="of:=SUM([.C11];[.C24];[.C37];[.C50];[.C63])/5" office:value-type="float" office:value="0.956638192132219" calcext:value-type="float">
            <text:p>0.956638192132219</text:p>
          </table:table-cell>
          <table:table-cell table:number-columns-repeated="1016"/>
        </table:table-row>
        <table:table-row table:style-name="ro2">
          <table:table-cell office:value-type="float" office:value="0.896470665931701" calcext:value-type="float">
            <text:p>0.896470665931701</text:p>
          </table:table-cell>
          <table:table-cell/>
          <table:table-cell table:formula="of:=[.B2]/[.A12]" office:value-type="float" office:value="0.949912574777521" calcext:value-type="float">
            <text:p>0.94991257477752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2" table:formula="of:=SUM([.C12];[.C25];[.C38];[.C51];[.C64])/5" office:value-type="float" office:value="0.952531052472743" calcext:value-type="float">
            <text:p>0.952531052472743</text:p>
          </table:table-cell>
          <table:table-cell table:number-columns-repeated="1016"/>
        </table:table-row>
        <table:table-row table:style-name="ro2">
          <table:table-cell office:value-type="float" office:value="0.850196123123169" calcext:value-type="float">
            <text:p>0.850196123123169</text:p>
          </table:table-cell>
          <table:table-cell/>
          <table:table-cell table:formula="of:=[.B2]/[.A13]" office:value-type="float" office:value="1.00161449261788" calcext:value-type="float">
            <text:p>1.00161449261788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2" table:formula="of:=SUM([.C13];[.C26];[.C39];[.C52];[.C65])/5" office:value-type="float" office:value="1.00756436921029" calcext:value-type="float">
            <text:p>1.0075643692102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26078391075134" calcext:value-type="float">
            <text:p>0.726078391075134</text:p>
          </table:table-cell>
          <table:table-cell office:value-type="float" office:value="0.853725612163543" calcext:value-type="float">
            <text:p>0.853725612163543</text:p>
          </table:table-cell>
          <table:table-cell table:formula="of:=[.B15]/[.A15]" office:value-type="float" office:value="1.17580363588482" calcext:value-type="float">
            <text:p>1.17580363588482</text:p>
          </table:table-cell>
          <table:table-cell table:number-columns-repeated="1021"/>
        </table:table-row>
        <table:table-row table:style-name="ro2">
          <table:table-cell office:value-type="float" office:value="0.899019718170166" calcext:value-type="float">
            <text:p>0.899019718170166</text:p>
          </table:table-cell>
          <table:table-cell/>
          <table:table-cell table:formula="of:=[.B15]/[.A16]" office:value-type="float" office:value="0.94961833974141" calcext:value-type="float">
            <text:p>0.94961833974141</text:p>
          </table:table-cell>
          <table:table-cell table:number-columns-repeated="1021"/>
        </table:table-row>
        <table:table-row table:style-name="ro2">
          <table:table-cell office:value-type="float" office:value="0.883333444595336" calcext:value-type="float">
            <text:p>0.883333444595336</text:p>
          </table:table-cell>
          <table:table-cell/>
          <table:table-cell table:formula="of:=[.B15]/[.A17]" office:value-type="float" office:value="0.966481703355683" calcext:value-type="float">
            <text:p>0.966481703355683</text:p>
          </table:table-cell>
          <table:table-cell table:number-columns-repeated="1021"/>
        </table:table-row>
        <table:table-row table:style-name="ro2">
          <table:table-cell office:value-type="float" office:value="0.883921682834625" calcext:value-type="float">
            <text:p>0.883921682834625</text:p>
          </table:table-cell>
          <table:table-cell/>
          <table:table-cell table:formula="of:=[.B15]/[.A18]" office:value-type="float" office:value="0.965838522509995" calcext:value-type="float">
            <text:p>0.965838522509995</text:p>
          </table:table-cell>
          <table:table-cell table:number-columns-repeated="1021"/>
        </table:table-row>
        <table:table-row table:style-name="ro2">
          <table:table-cell office:value-type="float" office:value="0.895490288734436" calcext:value-type="float">
            <text:p>0.895490288734436</text:p>
          </table:table-cell>
          <table:table-cell/>
          <table:table-cell table:formula="of:=[.B15]/[.A19]" office:value-type="float" office:value="0.953361106093158" calcext:value-type="float">
            <text:p>0.953361106093158</text:p>
          </table:table-cell>
          <table:table-cell table:number-columns-repeated="1021"/>
        </table:table-row>
        <table:table-row table:style-name="ro2">
          <table:table-cell office:value-type="float" office:value="0.893137335777282" calcext:value-type="float">
            <text:p>0.893137335777282</text:p>
          </table:table-cell>
          <table:table-cell/>
          <table:table-cell table:formula="of:=[.B15]/[.A20]" office:value-type="float" office:value="0.955872717403041" calcext:value-type="float">
            <text:p>0.955872717403041</text:p>
          </table:table-cell>
          <table:table-cell table:number-columns-repeated="1021"/>
        </table:table-row>
        <table:table-row table:style-name="ro2">
          <table:table-cell office:value-type="float" office:value="0.892156898975372" calcext:value-type="float">
            <text:p>0.892156898975372</text:p>
          </table:table-cell>
          <table:table-cell/>
          <table:table-cell table:formula="of:=[.B15]/[.A21]" office:value-type="float" office:value="0.956923174773443" calcext:value-type="float">
            <text:p>0.956923174773443</text:p>
          </table:table-cell>
          <table:table-cell table:number-columns-repeated="1021"/>
        </table:table-row>
        <table:table-row table:style-name="ro2">
          <table:table-cell office:value-type="float" office:value="0.892156958580017" calcext:value-type="float">
            <text:p>0.892156958580017</text:p>
          </table:table-cell>
          <table:table-cell/>
          <table:table-cell table:formula="of:=[.B15]/[.A22]" office:value-type="float" office:value="0.956923110841793" calcext:value-type="float">
            <text:p>0.956923110841793</text:p>
          </table:table-cell>
          <table:table-cell table:number-columns-repeated="1021"/>
        </table:table-row>
        <table:table-row table:style-name="ro2">
          <table:table-cell office:value-type="float" office:value="0.895882427692413" calcext:value-type="float">
            <text:p>0.895882427692413</text:p>
          </table:table-cell>
          <table:table-cell/>
          <table:table-cell table:formula="of:=[.B15]/[.A23]" office:value-type="float" office:value="0.952943807997824" calcext:value-type="float">
            <text:p>0.952943807997824</text:p>
          </table:table-cell>
          <table:table-cell table:number-columns-repeated="1021"/>
        </table:table-row>
        <table:table-row table:style-name="ro2">
          <table:table-cell office:value-type="float" office:value="0.88294118642807" calcext:value-type="float">
            <text:p>0.88294118642807</text:p>
          </table:table-cell>
          <table:table-cell/>
          <table:table-cell table:formula="of:=[.B15]/[.A24]" office:value-type="float" office:value="0.966911075489956" calcext:value-type="float">
            <text:p>0.966911075489956</text:p>
          </table:table-cell>
          <table:table-cell table:number-columns-repeated="1021"/>
        </table:table-row>
        <table:table-row table:style-name="ro2">
          <table:table-cell office:value-type="float" office:value="0.887647092342376" calcext:value-type="float">
            <text:p>0.887647092342376</text:p>
          </table:table-cell>
          <table:table-cell/>
          <table:table-cell table:formula="of:=[.B15]/[.A25]" office:value-type="float" office:value="0.961784947563655" calcext:value-type="float">
            <text:p>0.961784947563655</text:p>
          </table:table-cell>
          <table:table-cell table:number-columns-repeated="1021"/>
        </table:table-row>
        <table:table-row table:style-name="ro2">
          <table:table-cell office:value-type="float" office:value="0.830392301082611" calcext:value-type="float">
            <text:p>0.830392301082611</text:p>
          </table:table-cell>
          <table:table-cell/>
          <table:table-cell table:formula="of:=[.B15]/[.A26]" office:value-type="float" office:value="1.02809914187609" calcext:value-type="float">
            <text:p>1.028099141876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59999990463256" calcext:value-type="float">
            <text:p>0.759999990463256</text:p>
          </table:table-cell>
          <table:table-cell office:value-type="float" office:value="0.844509899616241" calcext:value-type="float">
            <text:p>0.844509899616241</text:p>
          </table:table-cell>
          <table:table-cell table:formula="of:=[.B28]/[.A28]" office:value-type="float" office:value="1.11119725028085" calcext:value-type="float">
            <text:p>1.11119725028085</text:p>
          </table:table-cell>
          <table:table-cell table:number-columns-repeated="1021"/>
        </table:table-row>
        <table:table-row table:style-name="ro2">
          <table:table-cell office:value-type="float" office:value="0.895490288734436" calcext:value-type="float">
            <text:p>0.895490288734436</text:p>
          </table:table-cell>
          <table:table-cell/>
          <table:table-cell table:formula="of:=[.B28]/[.A29]" office:value-type="float" office:value="0.943069858199977" calcext:value-type="float">
            <text:p>0.943069858199977</text:p>
          </table:table-cell>
          <table:table-cell table:number-columns-repeated="1021"/>
        </table:table-row>
        <table:table-row table:style-name="ro2">
          <table:table-cell office:value-type="float" office:value="0.887843191623687" calcext:value-type="float">
            <text:p>0.887843191623687</text:p>
          </table:table-cell>
          <table:table-cell/>
          <table:table-cell table:formula="of:=[.B28]/[.A30]" office:value-type="float" office:value="0.951192629040497" calcext:value-type="float">
            <text:p>0.951192629040497</text:p>
          </table:table-cell>
          <table:table-cell table:number-columns-repeated="1021"/>
        </table:table-row>
        <table:table-row table:style-name="ro2">
          <table:table-cell office:value-type="float" office:value="0.855294167995452" calcext:value-type="float">
            <text:p>0.855294167995452</text:p>
          </table:table-cell>
          <table:table-cell/>
          <table:table-cell table:formula="of:=[.B28]/[.A31]" office:value-type="float" office:value="0.987391158758295" calcext:value-type="float">
            <text:p>0.987391158758295</text:p>
          </table:table-cell>
          <table:table-cell table:number-columns-repeated="1021"/>
        </table:table-row>
        <table:table-row table:style-name="ro2">
          <table:table-cell office:value-type="float" office:value="0.887058854103088" calcext:value-type="float">
            <text:p>0.887058854103088</text:p>
          </table:table-cell>
          <table:table-cell/>
          <table:table-cell table:formula="of:=[.B28]/[.A32]" office:value-type="float" office:value="0.95203367365081" calcext:value-type="float">
            <text:p>0.95203367365081</text:p>
          </table:table-cell>
          <table:table-cell table:number-columns-repeated="1021"/>
        </table:table-row>
        <table:table-row table:style-name="ro2">
          <table:table-cell office:value-type="float" office:value="0.892353057861328" calcext:value-type="float">
            <text:p>0.892353057861328</text:p>
          </table:table-cell>
          <table:table-cell/>
          <table:table-cell table:formula="of:=[.B28]/[.A33]" office:value-type="float" office:value="0.946385393288447" calcext:value-type="float">
            <text:p>0.946385393288447</text:p>
          </table:table-cell>
          <table:table-cell table:number-columns-repeated="1021"/>
        </table:table-row>
        <table:table-row table:style-name="ro2">
          <table:table-cell office:value-type="float" office:value="0.890196144580841" calcext:value-type="float">
            <text:p>0.890196144580841</text:p>
          </table:table-cell>
          <table:table-cell/>
          <table:table-cell table:formula="of:=[.B28]/[.A34]" office:value-type="float" office:value="0.948678451100109" calcext:value-type="float">
            <text:p>0.948678451100109</text:p>
          </table:table-cell>
          <table:table-cell table:number-columns-repeated="1021"/>
        </table:table-row>
        <table:table-row table:style-name="ro2">
          <table:table-cell office:value-type="float" office:value="0.891568779945373" calcext:value-type="float">
            <text:p>0.891568779945373</text:p>
          </table:table-cell>
          <table:table-cell/>
          <table:table-cell table:formula="of:=[.B28]/[.A35]" office:value-type="float" office:value="0.94721789121865" calcext:value-type="float">
            <text:p>0.94721789121865</text:p>
          </table:table-cell>
          <table:table-cell table:number-columns-repeated="1021"/>
        </table:table-row>
        <table:table-row table:style-name="ro2">
          <table:table-cell office:value-type="float" office:value="0.887843191623687" calcext:value-type="float">
            <text:p>0.887843191623687</text:p>
          </table:table-cell>
          <table:table-cell/>
          <table:table-cell table:formula="of:=[.B28]/[.A36]" office:value-type="float" office:value="0.951192629040497" calcext:value-type="float">
            <text:p>0.951192629040497</text:p>
          </table:table-cell>
          <table:table-cell table:number-columns-repeated="1021"/>
        </table:table-row>
        <table:table-row table:style-name="ro2">
          <table:table-cell office:value-type="float" office:value="0.883921682834625" calcext:value-type="float">
            <text:p>0.883921682834625</text:p>
          </table:table-cell>
          <table:table-cell/>
          <table:table-cell table:formula="of:=[.B28]/[.A37]" office:value-type="float" office:value="0.955412584639857" calcext:value-type="float">
            <text:p>0.955412584639857</text:p>
          </table:table-cell>
          <table:table-cell table:number-columns-repeated="1021"/>
        </table:table-row>
        <table:table-row table:style-name="ro2">
          <table:table-cell office:value-type="float" office:value="0.888039231300354" calcext:value-type="float">
            <text:p>0.888039231300354</text:p>
          </table:table-cell>
          <table:table-cell/>
          <table:table-cell table:formula="of:=[.B28]/[.A38]" office:value-type="float" office:value="0.950982647894538" calcext:value-type="float">
            <text:p>0.950982647894538</text:p>
          </table:table-cell>
          <table:table-cell table:number-columns-repeated="1021"/>
        </table:table-row>
        <table:table-row table:style-name="ro2">
          <table:table-cell office:value-type="float" office:value="0.84607857465744" calcext:value-type="float">
            <text:p>0.84607857465744</text:p>
          </table:table-cell>
          <table:table-cell/>
          <table:table-cell table:formula="of:=[.B28]/[.A39]" office:value-type="float" office:value="0.998145946383486" calcext:value-type="float">
            <text:p>0.99814594638348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70392179489135" calcext:value-type="float">
            <text:p>0.770392179489135</text:p>
          </table:table-cell>
          <table:table-cell office:value-type="float" office:value="0.85392165184021" calcext:value-type="float">
            <text:p>0.85392165184021</text:p>
          </table:table-cell>
          <table:table-cell table:formula="of:=[.B41]/[.A41]" office:value-type="float" office:value="1.10842461096433" calcext:value-type="float">
            <text:p>1.10842461096433</text:p>
          </table:table-cell>
          <table:table-cell table:number-columns-repeated="1021"/>
        </table:table-row>
        <table:table-row table:style-name="ro2">
          <table:table-cell office:value-type="float" office:value="0.897647082805633" calcext:value-type="float">
            <text:p>0.897647082805633</text:p>
          </table:table-cell>
          <table:table-cell/>
          <table:table-cell table:formula="of:=[.B41]/[.A42]" office:value-type="float" office:value="0.951288839675435" calcext:value-type="float">
            <text:p>0.951288839675435</text:p>
          </table:table-cell>
          <table:table-cell table:number-columns-repeated="1021"/>
        </table:table-row>
        <table:table-row table:style-name="ro2">
          <table:table-cell office:value-type="float" office:value="0.873529493808746" calcext:value-type="float">
            <text:p>0.873529493808746</text:p>
          </table:table-cell>
          <table:table-cell/>
          <table:table-cell table:formula="of:=[.B41]/[.A43]" office:value-type="float" office:value="0.97755331433282" calcext:value-type="float">
            <text:p>0.97755331433282</text:p>
          </table:table-cell>
          <table:table-cell table:number-columns-repeated="1021"/>
        </table:table-row>
        <table:table-row table:style-name="ro2">
          <table:table-cell office:value-type="float" office:value="0.877254962921142" calcext:value-type="float">
            <text:p>0.877254962921142</text:p>
          </table:table-cell>
          <table:table-cell/>
          <table:table-cell table:formula="of:=[.B41]/[.A44]" office:value-type="float" office:value="0.973401904728774" calcext:value-type="float">
            <text:p>0.973401904728774</text:p>
          </table:table-cell>
          <table:table-cell table:number-columns-repeated="1021"/>
        </table:table-row>
        <table:table-row table:style-name="ro2">
          <table:table-cell office:value-type="float" office:value="0.889019727706909" calcext:value-type="float">
            <text:p>0.889019727706909</text:p>
          </table:table-cell>
          <table:table-cell/>
          <table:table-cell table:formula="of:=[.B41]/[.A45]" office:value-type="float" office:value="0.960520475786033" calcext:value-type="float">
            <text:p>0.960520475786033</text:p>
          </table:table-cell>
          <table:table-cell table:number-columns-repeated="1021"/>
        </table:table-row>
        <table:table-row table:style-name="ro2">
          <table:table-cell office:value-type="float" office:value="0.880392253398895" calcext:value-type="float">
            <text:p>0.880392253398895</text:p>
          </table:table-cell>
          <table:table-cell/>
          <table:table-cell table:formula="of:=[.B41]/[.A46]" office:value-type="float" office:value="0.969933173018628" calcext:value-type="float">
            <text:p>0.969933173018628</text:p>
          </table:table-cell>
          <table:table-cell table:number-columns-repeated="1021"/>
        </table:table-row>
        <table:table-row table:style-name="ro2">
          <table:table-cell office:value-type="float" office:value="0.876470625400543" calcext:value-type="float">
            <text:p>0.876470625400543</text:p>
          </table:table-cell>
          <table:table-cell/>
          <table:table-cell table:formula="of:=[.B41]/[.A47]" office:value-type="float" office:value="0.974272984277108" calcext:value-type="float">
            <text:p>0.974272984277108</text:p>
          </table:table-cell>
          <table:table-cell table:number-columns-repeated="1021"/>
        </table:table-row>
        <table:table-row table:style-name="ro2">
          <table:table-cell office:value-type="float" office:value="0.893921673297882" calcext:value-type="float">
            <text:p>0.893921673297882</text:p>
          </table:table-cell>
          <table:table-cell/>
          <table:table-cell table:formula="of:=[.B41]/[.A48]" office:value-type="float" office:value="0.955253326267275" calcext:value-type="float">
            <text:p>0.955253326267275</text:p>
          </table:table-cell>
          <table:table-cell table:number-columns-repeated="1021"/>
        </table:table-row>
        <table:table-row table:style-name="ro2">
          <table:table-cell office:value-type="float" office:value="0.893333435058593" calcext:value-type="float">
            <text:p>0.893333435058593</text:p>
          </table:table-cell>
          <table:table-cell/>
          <table:table-cell table:formula="of:=[.B41]/[.A49]" office:value-type="float" office:value="0.955882337241975" calcext:value-type="float">
            <text:p>0.955882337241975</text:p>
          </table:table-cell>
          <table:table-cell table:number-columns-repeated="1021"/>
        </table:table-row>
        <table:table-row table:style-name="ro2">
          <table:table-cell office:value-type="float" office:value="0.89098048210144" calcext:value-type="float">
            <text:p>0.89098048210144</text:p>
          </table:table-cell>
          <table:table-cell/>
          <table:table-cell table:formula="of:=[.B41]/[.A50]" office:value-type="float" office:value="0.958406686784177" calcext:value-type="float">
            <text:p>0.958406686784177</text:p>
          </table:table-cell>
          <table:table-cell table:number-columns-repeated="1021"/>
        </table:table-row>
        <table:table-row table:style-name="ro2">
          <table:table-cell office:value-type="float" office:value="0.896470665931701" calcext:value-type="float">
            <text:p>0.896470665931701</text:p>
          </table:table-cell>
          <table:table-cell/>
          <table:table-cell table:formula="of:=[.B41]/[.A51]" office:value-type="float" office:value="0.952537193119119" calcext:value-type="float">
            <text:p>0.952537193119119</text:p>
          </table:table-cell>
          <table:table-cell table:number-columns-repeated="1021"/>
        </table:table-row>
        <table:table-row table:style-name="ro2">
          <table:table-cell office:value-type="float" office:value="0.847647011280059" calcext:value-type="float">
            <text:p>0.847647011280059</text:p>
          </table:table-cell>
          <table:table-cell/>
          <table:table-cell table:formula="of:=[.B41]/[.A52]" office:value-type="float" office:value="1.00740242161731" calcext:value-type="float">
            <text:p>1.007402421617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96274483" calcext:value-type="float">
            <text:p>0.796274483</text:p>
          </table:table-cell>
          <table:table-cell office:value-type="float" office:value="0.844705939" calcext:value-type="float">
            <text:p>0.844705939</text:p>
          </table:table-cell>
          <table:table-cell table:formula="of:=[.B54]/[.A54]" office:value-type="float" office:value="1.06082256437194" calcext:value-type="float">
            <text:p>1.06082256437194</text:p>
          </table:table-cell>
          <table:table-cell table:number-columns-repeated="1021"/>
        </table:table-row>
        <table:table-row table:style-name="ro2">
          <table:table-cell office:value-type="float" office:value="0.889215708" calcext:value-type="float">
            <text:p>0.889215708</text:p>
          </table:table-cell>
          <table:table-cell/>
          <table:table-cell table:formula="of:=[.B54]/[.A55]" office:value-type="float" office:value="0.949944913703661" calcext:value-type="float">
            <text:p>0.949944913703661</text:p>
          </table:table-cell>
          <table:table-cell table:number-columns-repeated="1021"/>
        </table:table-row>
        <table:table-row table:style-name="ro2">
          <table:table-cell office:value-type="float" office:value="0.882941306" calcext:value-type="float">
            <text:p>0.882941306</text:p>
          </table:table-cell>
          <table:table-cell/>
          <table:table-cell table:formula="of:=[.B54]/[.A56]" office:value-type="float" office:value="0.956695460117028" calcext:value-type="float">
            <text:p>0.956695460117028</text:p>
          </table:table-cell>
          <table:table-cell table:number-columns-repeated="1021"/>
        </table:table-row>
        <table:table-row table:style-name="ro2">
          <table:table-cell office:value-type="float" office:value="0.88490206" calcext:value-type="float">
            <text:p>0.88490206</text:p>
          </table:table-cell>
          <table:table-cell/>
          <table:table-cell table:formula="of:=[.B54]/[.A57]" office:value-type="float" office:value="0.954575627273373" calcext:value-type="float">
            <text:p>0.954575627273373</text:p>
          </table:table-cell>
          <table:table-cell table:number-columns-repeated="1021"/>
        </table:table-row>
        <table:table-row table:style-name="ro2">
          <table:table-cell office:value-type="float" office:value="0.896274567" calcext:value-type="float">
            <text:p>0.896274567</text:p>
          </table:table-cell>
          <table:table-cell/>
          <table:table-cell table:formula="of:=[.B54]/[.A58]" office:value-type="float" office:value="0.942463358998783" calcext:value-type="float">
            <text:p>0.942463358998783</text:p>
          </table:table-cell>
          <table:table-cell table:number-columns-repeated="1021"/>
        </table:table-row>
        <table:table-row table:style-name="ro2">
          <table:table-cell office:value-type="float" office:value="0.894705892" calcext:value-type="float">
            <text:p>0.894705892</text:p>
          </table:table-cell>
          <table:table-cell/>
          <table:table-cell table:formula="of:=[.B54]/[.A59]" office:value-type="float" office:value="0.944115766480277" calcext:value-type="float">
            <text:p>0.944115766480277</text:p>
          </table:table-cell>
          <table:table-cell table:number-columns-repeated="1021"/>
        </table:table-row>
        <table:table-row table:style-name="ro2">
          <table:table-cell office:value-type="float" office:value="0.892941236" calcext:value-type="float">
            <text:p>0.892941236</text:p>
          </table:table-cell>
          <table:table-cell/>
          <table:table-cell table:formula="of:=[.B54]/[.A60]" office:value-type="float" office:value="0.945981555050505" calcext:value-type="float">
            <text:p>0.945981555050505</text:p>
          </table:table-cell>
          <table:table-cell table:number-columns-repeated="1021"/>
        </table:table-row>
        <table:table-row table:style-name="ro2">
          <table:table-cell office:value-type="float" office:value="0.892745197" calcext:value-type="float">
            <text:p>0.892745197</text:p>
          </table:table-cell>
          <table:table-cell/>
          <table:table-cell table:formula="of:=[.B54]/[.A61]" office:value-type="float" office:value="0.946189284286903" calcext:value-type="float">
            <text:p>0.946189284286903</text:p>
          </table:table-cell>
          <table:table-cell table:number-columns-repeated="1021"/>
        </table:table-row>
        <table:table-row table:style-name="ro2">
          <table:table-cell office:value-type="float" office:value="0.892156899" calcext:value-type="float">
            <text:p>0.892156899</text:p>
          </table:table-cell>
          <table:table-cell/>
          <table:table-cell table:formula="of:=[.B54]/[.A62]" office:value-type="float" office:value="0.9468132118317" calcext:value-type="float">
            <text:p>0.9468132118317</text:p>
          </table:table-cell>
          <table:table-cell table:number-columns-repeated="1021"/>
        </table:table-row>
        <table:table-row table:style-name="ro2">
          <table:table-cell office:value-type="float" office:value="0.896470726" calcext:value-type="float">
            <text:p>0.896470726</text:p>
          </table:table-cell>
          <table:table-cell/>
          <table:table-cell table:formula="of:=[.B54]/[.A63]" office:value-type="float" office:value="0.942257136235813" calcext:value-type="float">
            <text:p>0.942257136235813</text:p>
          </table:table-cell>
          <table:table-cell table:number-columns-repeated="1021"/>
        </table:table-row>
        <table:table-row table:style-name="ro2">
          <table:table-cell office:value-type="float" office:value="0.891568661" calcext:value-type="float">
            <text:p>0.891568661</text:p>
          </table:table-cell>
          <table:table-cell/>
          <table:table-cell table:formula="of:=[.B54]/[.A64]" office:value-type="float" office:value="0.94743789900888" calcext:value-type="float">
            <text:p>0.94743789900888</text:p>
          </table:table-cell>
          <table:table-cell table:number-columns-repeated="1021"/>
        </table:table-row>
        <table:table-row table:style-name="ro2">
          <table:table-cell office:value-type="float" office:value="0.842549145" calcext:value-type="float">
            <text:p>0.842549145</text:p>
          </table:table-cell>
          <table:table-cell/>
          <table:table-cell table:formula="of:=[.B54]/[.A65]" office:value-type="float" office:value="1.00255984355666" calcext:value-type="float">
            <text:p>1.00255984355666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pletogpio.C1:completogpio.C1048576">
            <calcext:condition calcext:apply-style-name="Good" calcext:value="&gt;1" calcext:base-cell-address="completogpio.C1"/>
          </calcext:conditional-format>
          <calcext:conditional-format calcext:target-range-address="completogpio.H2:completogpio.H13">
            <calcext:condition calcext:apply-style-name="Good" calcext:value="&gt;1" calcext:base-cell-address="completogpio.H2"/>
          </calcext:conditional-format>
        </calcext:conditional-formats>
      </table:table>
      <table:table table:name="FSM" table:style-name="ta10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711333334445953" calcext:value-type="float">
            <text:p>0.711333334445953</text:p>
          </table:table-cell>
          <table:table-cell office:value-type="float" office:value="0.695333302021026" calcext:value-type="float">
            <text:p>0.695333302021026</text:p>
          </table:table-cell>
          <table:table-cell table:formula="of:=[.B2]/[.A2]" office:value-type="float" office:value="0.977506983505294" calcext:value-type="float">
            <text:p>0.97750698350529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4" table:formula="of:=SUM([.C2];[.C15];[.C28];[.C41];[.C54])/5" office:value-type="float" office:value="0.953381985936097" calcext:value-type="float">
            <text:p>0.953381985936097</text:p>
          </table:table-cell>
          <table:table-cell table:number-columns-repeated="1016"/>
        </table:table-row>
        <table:table-row table:style-name="ro2">
          <table:table-cell office:value-type="float" office:value="0.784000039100647" calcext:value-type="float">
            <text:p>0.784000039100647</text:p>
          </table:table-cell>
          <table:table-cell/>
          <table:table-cell table:formula="of:=[.B2]/[.A3]" office:value-type="float" office:value="0.886904677732754" calcext:value-type="float">
            <text:p>0.88690467773275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4" table:formula="of:=SUM([.C3];[.C16];[.C29];[.C42];[.C55])/5" office:value-type="float" office:value="0.87030632222534" calcext:value-type="float">
            <text:p>0.87030632222534</text:p>
          </table:table-cell>
          <table:table-cell table:number-columns-repeated="1016"/>
        </table:table-row>
        <table:table-row table:style-name="ro2">
          <table:table-cell office:value-type="float" office:value="0.786666691303253" calcext:value-type="float">
            <text:p>0.786666691303253</text:p>
          </table:table-cell>
          <table:table-cell/>
          <table:table-cell table:formula="of:=[.B2]/[.A4]" office:value-type="float" office:value="0.88389823759931" calcext:value-type="float">
            <text:p>0.88389823759931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4" table:formula="of:=SUM([.C4];[.C17];[.C30];[.C43];[.C56])/5" office:value-type="float" office:value="0.885596292223912" calcext:value-type="float">
            <text:p>0.885596292223912</text:p>
          </table:table-cell>
          <table:table-cell table:number-columns-repeated="1016"/>
        </table:table-row>
        <table:table-row table:style-name="ro2">
          <table:table-cell office:value-type="float" office:value="0.755333423614502" calcext:value-type="float">
            <text:p>0.755333423614502</text:p>
          </table:table-cell>
          <table:table-cell/>
          <table:table-cell table:formula="of:=[.B2]/[.A5]" office:value-type="float" office:value="0.920564720535791" calcext:value-type="float">
            <text:p>0.920564720535791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4" table:formula="of:=SUM([.C5];[.C18];[.C31];[.C44];[.C57])/5" office:value-type="float" office:value="0.924105485774991" calcext:value-type="float">
            <text:p>0.924105485774991</text:p>
          </table:table-cell>
          <table:table-cell table:number-columns-repeated="1016"/>
        </table:table-row>
        <table:table-row table:style-name="ro2">
          <table:table-cell office:value-type="float" office:value="0.750000059604644" calcext:value-type="float">
            <text:p>0.750000059604644</text:p>
          </table:table-cell>
          <table:table-cell/>
          <table:table-cell table:formula="of:=[.B2]/[.A6]" office:value-type="float" office:value="0.927110995681207" calcext:value-type="float">
            <text:p>0.92711099568120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4" table:formula="of:=SUM([.C6];[.C19];[.C32];[.C45];[.C58])/5" office:value-type="float" office:value="0.917369155917173" calcext:value-type="float">
            <text:p>0.917369155917173</text:p>
          </table:table-cell>
          <table:table-cell table:number-columns-repeated="1016"/>
        </table:table-row>
        <table:table-row table:style-name="ro2">
          <table:table-cell office:value-type="float" office:value="0.773333430290222" calcext:value-type="float">
            <text:p>0.773333430290222</text:p>
          </table:table-cell>
          <table:table-cell/>
          <table:table-cell table:formula="of:=[.B2]/[.A7]" office:value-type="float" office:value="0.899137777814773" calcext:value-type="float">
            <text:p>0.899137777814773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4" table:formula="of:=SUM([.C7];[.C20];[.C33];[.C46];[.C59])/5" office:value-type="float" office:value="0.902670559642776" calcext:value-type="float">
            <text:p>0.902670559642776</text:p>
          </table:table-cell>
          <table:table-cell table:number-columns-repeated="1016"/>
        </table:table-row>
        <table:table-row table:style-name="ro2">
          <table:table-cell office:value-type="float" office:value="0.734666764736175" calcext:value-type="float">
            <text:p>0.734666764736175</text:p>
          </table:table-cell>
          <table:table-cell/>
          <table:table-cell table:formula="of:=[.B2]/[.A8]" office:value-type="float" office:value="0.946460811073611" calcext:value-type="float">
            <text:p>0.94646081107361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4" table:formula="of:=SUM([.C8];[.C21];[.C34];[.C47];[.C60])/5" office:value-type="float" office:value="0.93601913437338" calcext:value-type="float">
            <text:p>0.93601913437338</text:p>
          </table:table-cell>
          <table:table-cell table:number-columns-repeated="1016"/>
        </table:table-row>
        <table:table-row table:style-name="ro2">
          <table:table-cell office:value-type="float" office:value="0.812000036239624" calcext:value-type="float">
            <text:p>0.812000036239624</text:p>
          </table:table-cell>
          <table:table-cell/>
          <table:table-cell table:formula="of:=[.B2]/[.A9]" office:value-type="float" office:value="0.856321762300797" calcext:value-type="float">
            <text:p>0.856321762300797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4" table:formula="of:=SUM([.C9];[.C22];[.C35];[.C48];[.C61])/5" office:value-type="float" office:value="0.863677881828605" calcext:value-type="float">
            <text:p>0.863677881828605</text:p>
          </table:table-cell>
          <table:table-cell table:number-columns-repeated="1016"/>
        </table:table-row>
        <table:table-row table:style-name="ro2">
          <table:table-cell office:value-type="float" office:value="0.797333300113678" calcext:value-type="float">
            <text:p>0.797333300113678</text:p>
          </table:table-cell>
          <table:table-cell/>
          <table:table-cell table:formula="of:=[.B2]/[.A10]" office:value-type="float" office:value="0.872073575657621" calcext:value-type="float">
            <text:p>0.87207357565762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4" table:formula="of:=SUM([.C10];[.C23];[.C36];[.C49];[.C62])/5" office:value-type="float" office:value="0.86162532978609" calcext:value-type="float">
            <text:p>0.86162532978609</text:p>
          </table:table-cell>
          <table:table-cell table:number-columns-repeated="1016"/>
        </table:table-row>
        <table:table-row table:style-name="ro2">
          <table:table-cell office:value-type="float" office:value="0.764000117778778" calcext:value-type="float">
            <text:p>0.764000117778778</text:p>
          </table:table-cell>
          <table:table-cell/>
          <table:table-cell table:formula="of:=[.B2]/[.A11]" office:value-type="float" office:value="0.910121982759124" calcext:value-type="float">
            <text:p>0.910121982759124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4" table:formula="of:=SUM([.C11];[.C24];[.C37];[.C50];[.C63])/5" office:value-type="float" office:value="0.915462417366625" calcext:value-type="float">
            <text:p>0.915462417366625</text:p>
          </table:table-cell>
          <table:table-cell table:number-columns-repeated="1016"/>
        </table:table-row>
        <table:table-row table:style-name="ro2">
          <table:table-cell office:value-type="float" office:value="0.746000051498413" calcext:value-type="float">
            <text:p>0.746000051498413</text:p>
          </table:table-cell>
          <table:table-cell/>
          <table:table-cell table:formula="of:=[.B2]/[.A12]" office:value-type="float" office:value="0.932082109946751" calcext:value-type="float">
            <text:p>0.93208210994675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4" table:formula="of:=SUM([.C12];[.C25];[.C38];[.C51];[.C64])/5" office:value-type="float" office:value="0.93290120819395" calcext:value-type="float">
            <text:p>0.93290120819395</text:p>
          </table:table-cell>
          <table:table-cell table:number-columns-repeated="1016"/>
        </table:table-row>
        <table:table-row table:style-name="ro2">
          <table:table-cell office:value-type="float" office:value="0.65799993276596" calcext:value-type="float">
            <text:p>0.65799993276596</text:p>
          </table:table-cell>
          <table:table-cell/>
          <table:table-cell table:formula="of:=[.B2]/[.A13]" office:value-type="float" office:value="1.0567376490422" calcext:value-type="float">
            <text:p>1.0567376490422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4" table:formula="of:=SUM([.C13];[.C26];[.C39];[.C52];[.C65])/5" office:value-type="float" office:value="1.0272659522402" calcext:value-type="float">
            <text:p>1.027265952240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18000054359436" calcext:value-type="float">
            <text:p>0.718000054359436</text:p>
          </table:table-cell>
          <table:table-cell office:value-type="float" office:value="0.675999820232391" calcext:value-type="float">
            <text:p>0.675999820232391</text:p>
          </table:table-cell>
          <table:table-cell table:formula="of:=[.B15]/[.A15]" office:value-type="float" office:value="0.94150385661946" calcext:value-type="float">
            <text:p>0.94150385661946</text:p>
          </table:table-cell>
          <table:table-cell table:number-columns-repeated="1021"/>
        </table:table-row>
        <table:table-row table:style-name="ro2">
          <table:table-cell office:value-type="float" office:value="0.802000045776367" calcext:value-type="float">
            <text:p>0.802000045776367</text:p>
          </table:table-cell>
          <table:table-cell/>
          <table:table-cell table:formula="of:=[.B15]/[.A16]" office:value-type="float" office:value="0.842892495820243" calcext:value-type="float">
            <text:p>0.842892495820243</text:p>
          </table:table-cell>
          <table:table-cell table:number-columns-repeated="1021"/>
        </table:table-row>
        <table:table-row table:style-name="ro2">
          <table:table-cell office:value-type="float" office:value="0.782000064849853" calcext:value-type="float">
            <text:p>0.782000064849853</text:p>
          </table:table-cell>
          <table:table-cell/>
          <table:table-cell table:formula="of:=[.B15]/[.A17]" office:value-type="float" office:value="0.864449826308116" calcext:value-type="float">
            <text:p>0.864449826308116</text:p>
          </table:table-cell>
          <table:table-cell table:number-columns-repeated="1021"/>
        </table:table-row>
        <table:table-row table:style-name="ro2">
          <table:table-cell office:value-type="float" office:value="0.737333357334137" calcext:value-type="float">
            <text:p>0.737333357334137</text:p>
          </table:table-cell>
          <table:table-cell/>
          <table:table-cell table:formula="of:=[.B15]/[.A18]" office:value-type="float" office:value="0.9168170862044" calcext:value-type="float">
            <text:p>0.9168170862044</text:p>
          </table:table-cell>
          <table:table-cell table:number-columns-repeated="1021"/>
        </table:table-row>
        <table:table-row table:style-name="ro2">
          <table:table-cell office:value-type="float" office:value="0.756666719913482" calcext:value-type="float">
            <text:p>0.756666719913482</text:p>
          </table:table-cell>
          <table:table-cell/>
          <table:table-cell table:formula="of:=[.B15]/[.A19]" office:value-type="float" office:value="0.89339177003805" calcext:value-type="float">
            <text:p>0.89339177003805</text:p>
          </table:table-cell>
          <table:table-cell table:number-columns-repeated="1021"/>
        </table:table-row>
        <table:table-row table:style-name="ro2">
          <table:table-cell office:value-type="float" office:value="0.764000117778778" calcext:value-type="float">
            <text:p>0.764000117778778</text:p>
          </table:table-cell>
          <table:table-cell/>
          <table:table-cell table:formula="of:=[.B15]/[.A20]" office:value-type="float" office:value="0.884816382224867" calcext:value-type="float">
            <text:p>0.884816382224867</text:p>
          </table:table-cell>
          <table:table-cell table:number-columns-repeated="1021"/>
        </table:table-row>
        <table:table-row table:style-name="ro2">
          <table:table-cell office:value-type="float" office:value="0.742666721343994" calcext:value-type="float">
            <text:p>0.742666721343994</text:p>
          </table:table-cell>
          <table:table-cell/>
          <table:table-cell table:formula="of:=[.B15]/[.A21]" office:value-type="float" office:value="0.910233084106749" calcext:value-type="float">
            <text:p>0.910233084106749</text:p>
          </table:table-cell>
          <table:table-cell table:number-columns-repeated="1021"/>
        </table:table-row>
        <table:table-row table:style-name="ro2">
          <table:table-cell office:value-type="float" office:value="0.788000047206878" calcext:value-type="float">
            <text:p>0.788000047206878</text:p>
          </table:table-cell>
          <table:table-cell/>
          <table:table-cell table:formula="of:=[.B15]/[.A22]" office:value-type="float" office:value="0.857867740780626" calcext:value-type="float">
            <text:p>0.857867740780626</text:p>
          </table:table-cell>
          <table:table-cell table:number-columns-repeated="1021"/>
        </table:table-row>
        <table:table-row table:style-name="ro2">
          <table:table-cell office:value-type="float" office:value="0.809333443641662" calcext:value-type="float">
            <text:p>0.809333443641662</text:p>
          </table:table-cell>
          <table:table-cell/>
          <table:table-cell table:formula="of:=[.B15]/[.A23]" office:value-type="float" office:value="0.835255018241523" calcext:value-type="float">
            <text:p>0.835255018241523</text:p>
          </table:table-cell>
          <table:table-cell table:number-columns-repeated="1021"/>
        </table:table-row>
        <table:table-row table:style-name="ro2">
          <table:table-cell office:value-type="float" office:value="0.754000008106231" calcext:value-type="float">
            <text:p>0.754000008106231</text:p>
          </table:table-cell>
          <table:table-cell/>
          <table:table-cell table:formula="of:=[.B15]/[.A24]" office:value-type="float" office:value="0.896551476080554" calcext:value-type="float">
            <text:p>0.896551476080554</text:p>
          </table:table-cell>
          <table:table-cell table:number-columns-repeated="1021"/>
        </table:table-row>
        <table:table-row table:style-name="ro2">
          <table:table-cell office:value-type="float" office:value="0.7406667470932" calcext:value-type="float">
            <text:p>0.7406667470932</text:p>
          </table:table-cell>
          <table:table-cell/>
          <table:table-cell table:formula="of:=[.B15]/[.A25]" office:value-type="float" office:value="0.912690927310293" calcext:value-type="float">
            <text:p>0.912690927310293</text:p>
          </table:table-cell>
          <table:table-cell table:number-columns-repeated="1021"/>
        </table:table-row>
        <table:table-row table:style-name="ro2">
          <table:table-cell office:value-type="float" office:value="0.690666556358337" calcext:value-type="float">
            <text:p>0.690666556358337</text:p>
          </table:table-cell>
          <table:table-cell/>
          <table:table-cell table:formula="of:=[.B15]/[.A26]" office:value-type="float" office:value="0.978764374804422" calcext:value-type="float">
            <text:p>0.97876437480442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31333374977111" calcext:value-type="float">
            <text:p>0.731333374977111</text:p>
          </table:table-cell>
          <table:table-cell office:value-type="float" office:value="0.708666682243347" calcext:value-type="float">
            <text:p>0.708666682243347</text:p>
          </table:table-cell>
          <table:table-cell table:formula="of:=[.B28]/[.A28]" office:value-type="float" office:value="0.969006347160796" calcext:value-type="float">
            <text:p>0.969006347160796</text:p>
          </table:table-cell>
          <table:table-cell table:number-columns-repeated="1021"/>
        </table:table-row>
        <table:table-row table:style-name="ro2">
          <table:table-cell office:value-type="float" office:value="0.804000079631805" calcext:value-type="float">
            <text:p>0.804000079631805</text:p>
          </table:table-cell>
          <table:table-cell/>
          <table:table-cell table:formula="of:=[.B28]/[.A29]" office:value-type="float" office:value="0.881426134395265" calcext:value-type="float">
            <text:p>0.881426134395265</text:p>
          </table:table-cell>
          <table:table-cell table:number-columns-repeated="1021"/>
        </table:table-row>
        <table:table-row table:style-name="ro2">
          <table:table-cell office:value-type="float" office:value="0.772000133991241" calcext:value-type="float">
            <text:p>0.772000133991241</text:p>
          </table:table-cell>
          <table:table-cell/>
          <table:table-cell table:formula="of:=[.B28]/[.A30]" office:value-type="float" office:value="0.917961864306344" calcext:value-type="float">
            <text:p>0.917961864306344</text:p>
          </table:table-cell>
          <table:table-cell table:number-columns-repeated="1021"/>
        </table:table-row>
        <table:table-row table:style-name="ro2">
          <table:table-cell office:value-type="float" office:value="0.738666713237762" calcext:value-type="float">
            <text:p>0.738666713237762</text:p>
          </table:table-cell>
          <table:table-cell/>
          <table:table-cell table:formula="of:=[.B28]/[.A31]" office:value-type="float" office:value="0.959386242189096" calcext:value-type="float">
            <text:p>0.959386242189096</text:p>
          </table:table-cell>
          <table:table-cell table:number-columns-repeated="1021"/>
        </table:table-row>
        <table:table-row table:style-name="ro2">
          <table:table-cell office:value-type="float" office:value="0.752666652202606" calcext:value-type="float">
            <text:p>0.752666652202606</text:p>
          </table:table-cell>
          <table:table-cell/>
          <table:table-cell table:formula="of:=[.B28]/[.A32]" office:value-type="float" office:value="0.941541225680057" calcext:value-type="float">
            <text:p>0.941541225680057</text:p>
          </table:table-cell>
          <table:table-cell table:number-columns-repeated="1021"/>
        </table:table-row>
        <table:table-row table:style-name="ro2">
          <table:table-cell office:value-type="float" office:value="0.757333397865295" calcext:value-type="float">
            <text:p>0.757333397865295</text:p>
          </table:table-cell>
          <table:table-cell/>
          <table:table-cell table:formula="of:=[.B28]/[.A33]" office:value-type="float" office:value="0.935739377453674" calcext:value-type="float">
            <text:p>0.935739377453674</text:p>
          </table:table-cell>
          <table:table-cell table:number-columns-repeated="1021"/>
        </table:table-row>
        <table:table-row table:style-name="ro2">
          <table:table-cell office:value-type="float" office:value="0.744000196456909" calcext:value-type="float">
            <text:p>0.744000196456909</text:p>
          </table:table-cell>
          <table:table-cell/>
          <table:table-cell table:formula="of:=[.B28]/[.A34]" office:value-type="float" office:value="0.952508729995196" calcext:value-type="float">
            <text:p>0.952508729995196</text:p>
          </table:table-cell>
          <table:table-cell table:number-columns-repeated="1021"/>
        </table:table-row>
        <table:table-row table:style-name="ro2">
          <table:table-cell office:value-type="float" office:value="0.806000053882598" calcext:value-type="float">
            <text:p>0.806000053882598</text:p>
          </table:table-cell>
          <table:table-cell/>
          <table:table-cell table:formula="of:=[.B28]/[.A35]" office:value-type="float" office:value="0.879239001076508" calcext:value-type="float">
            <text:p>0.879239001076508</text:p>
          </table:table-cell>
          <table:table-cell table:number-columns-repeated="1021"/>
        </table:table-row>
        <table:table-row table:style-name="ro2">
          <table:table-cell office:value-type="float" office:value="0.811333417892456" calcext:value-type="float">
            <text:p>0.811333417892456</text:p>
          </table:table-cell>
          <table:table-cell/>
          <table:table-cell table:formula="of:=[.B28]/[.A36]" office:value-type="float" office:value="0.873459254376827" calcext:value-type="float">
            <text:p>0.873459254376827</text:p>
          </table:table-cell>
          <table:table-cell table:number-columns-repeated="1021"/>
        </table:table-row>
        <table:table-row table:style-name="ro2">
          <table:table-cell office:value-type="float" office:value="0.759333372116088" calcext:value-type="float">
            <text:p>0.759333372116088</text:p>
          </table:table-cell>
          <table:table-cell/>
          <table:table-cell table:formula="of:=[.B28]/[.A37]" office:value-type="float" office:value="0.933274775305154" calcext:value-type="float">
            <text:p>0.933274775305154</text:p>
          </table:table-cell>
          <table:table-cell table:number-columns-repeated="1021"/>
        </table:table-row>
        <table:table-row table:style-name="ro2">
          <table:table-cell office:value-type="float" office:value="0.737333357334137" calcext:value-type="float">
            <text:p>0.737333357334137</text:p>
          </table:table-cell>
          <table:table-cell/>
          <table:table-cell table:formula="of:=[.B28]/[.A38]" office:value-type="float" office:value="0.961121147164105" calcext:value-type="float">
            <text:p>0.961121147164105</text:p>
          </table:table-cell>
          <table:table-cell table:number-columns-repeated="1021"/>
        </table:table-row>
        <table:table-row table:style-name="ro2">
          <table:table-cell office:value-type="float" office:value="0.667333304882049" calcext:value-type="float">
            <text:p>0.667333304882049</text:p>
          </table:table-cell>
          <table:table-cell/>
          <table:table-cell table:formula="of:=[.B28]/[.A39]" office:value-type="float" office:value="1.06193813055472" calcext:value-type="float">
            <text:p>1.0619381305547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42000043392181" calcext:value-type="float">
            <text:p>0.742000043392181</text:p>
          </table:table-cell>
          <table:table-cell office:value-type="float" office:value="0.691333293914794" calcext:value-type="float">
            <text:p>0.691333293914794</text:p>
          </table:table-cell>
          <table:table-cell table:formula="of:=[.B41]/[.A41]" office:value-type="float" office:value="0.931715975047986" calcext:value-type="float">
            <text:p>0.931715975047986</text:p>
          </table:table-cell>
          <table:table-cell table:number-columns-repeated="1021"/>
        </table:table-row>
        <table:table-row table:style-name="ro2">
          <table:table-cell office:value-type="float" office:value="0.799333274364471" calcext:value-type="float">
            <text:p>0.799333274364471</text:p>
          </table:table-cell>
          <table:table-cell/>
          <table:table-cell table:formula="of:=[.B41]/[.A42]" office:value-type="float" office:value="0.864887420662495" calcext:value-type="float">
            <text:p>0.864887420662495</text:p>
          </table:table-cell>
          <table:table-cell table:number-columns-repeated="1021"/>
        </table:table-row>
        <table:table-row table:style-name="ro2">
          <table:table-cell office:value-type="float" office:value="0.78733342885971" calcext:value-type="float">
            <text:p>0.78733342885971</text:p>
          </table:table-cell>
          <table:table-cell/>
          <table:table-cell table:formula="of:=[.B41]/[.A43]" office:value-type="float" office:value="0.878069276083003" calcext:value-type="float">
            <text:p>0.878069276083003</text:p>
          </table:table-cell>
          <table:table-cell table:number-columns-repeated="1021"/>
        </table:table-row>
        <table:table-row table:style-name="ro2">
          <table:table-cell office:value-type="float" office:value="0.767333447933197" calcext:value-type="float">
            <text:p>0.767333447933197</text:p>
          </table:table-cell>
          <table:table-cell/>
          <table:table-cell table:formula="of:=[.B41]/[.A44]" office:value-type="float" office:value="0.900955504776824" calcext:value-type="float">
            <text:p>0.900955504776824</text:p>
          </table:table-cell>
          <table:table-cell table:number-columns-repeated="1021"/>
        </table:table-row>
        <table:table-row table:style-name="ro2">
          <table:table-cell office:value-type="float" office:value="0.77066683769226" calcext:value-type="float">
            <text:p>0.77066683769226</text:p>
          </table:table-cell>
          <table:table-cell/>
          <table:table-cell table:formula="of:=[.B41]/[.A45]" office:value-type="float" office:value="0.897058573306426" calcext:value-type="float">
            <text:p>0.897058573306426</text:p>
          </table:table-cell>
          <table:table-cell table:number-columns-repeated="1021"/>
        </table:table-row>
        <table:table-row table:style-name="ro2">
          <table:table-cell office:value-type="float" office:value="0.767333447933197" calcext:value-type="float">
            <text:p>0.767333447933197</text:p>
          </table:table-cell>
          <table:table-cell/>
          <table:table-cell table:formula="of:=[.B41]/[.A46]" office:value-type="float" office:value="0.900955504776824" calcext:value-type="float">
            <text:p>0.900955504776824</text:p>
          </table:table-cell>
          <table:table-cell table:number-columns-repeated="1021"/>
        </table:table-row>
        <table:table-row table:style-name="ro2">
          <table:table-cell office:value-type="float" office:value="0.752666652202606" calcext:value-type="float">
            <text:p>0.752666652202606</text:p>
          </table:table-cell>
          <table:table-cell/>
          <table:table-cell table:formula="of:=[.B41]/[.A47]" office:value-type="float" office:value="0.918511922763781" calcext:value-type="float">
            <text:p>0.918511922763781</text:p>
          </table:table-cell>
          <table:table-cell table:number-columns-repeated="1021"/>
        </table:table-row>
        <table:table-row table:style-name="ro2">
          <table:table-cell office:value-type="float" office:value="0.81733351945877" calcext:value-type="float">
            <text:p>0.81733351945877</text:p>
          </table:table-cell>
          <table:table-cell/>
          <table:table-cell table:formula="of:=[.B41]/[.A48]" office:value-type="float" office:value="0.845839889660451" calcext:value-type="float">
            <text:p>0.845839889660451</text:p>
          </table:table-cell>
          <table:table-cell table:number-columns-repeated="1021"/>
        </table:table-row>
        <table:table-row table:style-name="ro2">
          <table:table-cell office:value-type="float" office:value="0.807333350181579" calcext:value-type="float">
            <text:p>0.807333350181579</text:p>
          </table:table-cell>
          <table:table-cell/>
          <table:table-cell table:formula="of:=[.B41]/[.A49]" office:value-type="float" office:value="0.85631702661522" calcext:value-type="float">
            <text:p>0.85631702661522</text:p>
          </table:table-cell>
          <table:table-cell table:number-columns-repeated="1021"/>
        </table:table-row>
        <table:table-row table:style-name="ro2">
          <table:table-cell office:value-type="float" office:value="0.759333431720733" calcext:value-type="float">
            <text:p>0.759333431720733</text:p>
          </table:table-cell>
          <table:table-cell/>
          <table:table-cell table:formula="of:=[.B41]/[.A50]" office:value-type="float" office:value="0.910447591314604" calcext:value-type="float">
            <text:p>0.910447591314604</text:p>
          </table:table-cell>
          <table:table-cell table:number-columns-repeated="1021"/>
        </table:table-row>
        <table:table-row table:style-name="ro2">
          <table:table-cell office:value-type="float" office:value="0.744666755199432" calcext:value-type="float">
            <text:p>0.744666755199432</text:p>
          </table:table-cell>
          <table:table-cell/>
          <table:table-cell table:formula="of:=[.B41]/[.A51]" office:value-type="float" office:value="0.928379424873943" calcext:value-type="float">
            <text:p>0.928379424873943</text:p>
          </table:table-cell>
          <table:table-cell table:number-columns-repeated="1021"/>
        </table:table-row>
        <table:table-row table:style-name="ro2">
          <table:table-cell office:value-type="float" office:value="0.690666496753692" calcext:value-type="float">
            <text:p>0.690666496753692</text:p>
          </table:table-cell>
          <table:table-cell/>
          <table:table-cell table:formula="of:=[.B41]/[.A52]" office:value-type="float" office:value="1.00096544014258" calcext:value-type="float">
            <text:p>1.0009654401425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31999993324279" calcext:value-type="float">
            <text:p>0.731999993324279</text:p>
          </table:table-cell>
          <table:table-cell office:value-type="float" office:value="0.693333387374877" calcext:value-type="float">
            <text:p>0.693333387374877</text:p>
          </table:table-cell>
          <table:table-cell table:formula="of:=[.B54]/[.A54]" office:value-type="float" office:value="0.947176767346947" calcext:value-type="float">
            <text:p>0.947176767346947</text:p>
          </table:table-cell>
          <table:table-cell table:number-columns-repeated="1021"/>
        </table:table-row>
        <table:table-row table:style-name="ro2">
          <table:table-cell office:value-type="float" office:value="0.79200005531311" calcext:value-type="float">
            <text:p>0.79200005531311</text:p>
          </table:table-cell>
          <table:table-cell/>
          <table:table-cell table:formula="of:=[.B54]/[.A55]" office:value-type="float" office:value="0.875420882515941" calcext:value-type="float">
            <text:p>0.875420882515941</text:p>
          </table:table-cell>
          <table:table-cell table:number-columns-repeated="1021"/>
        </table:table-row>
        <table:table-row table:style-name="ro2">
          <table:table-cell office:value-type="float" office:value="0.784666836261749" calcext:value-type="float">
            <text:p>0.784666836261749</text:p>
          </table:table-cell>
          <table:table-cell/>
          <table:table-cell table:formula="of:=[.B54]/[.A56]" office:value-type="float" office:value="0.883602256822786" calcext:value-type="float">
            <text:p>0.883602256822786</text:p>
          </table:table-cell>
          <table:table-cell table:number-columns-repeated="1021"/>
        </table:table-row>
        <table:table-row table:style-name="ro2">
          <table:table-cell office:value-type="float" office:value="0.75133341550827" calcext:value-type="float">
            <text:p>0.75133341550827</text:p>
          </table:table-cell>
          <table:table-cell/>
          <table:table-cell table:formula="of:=[.B54]/[.A57]" office:value-type="float" office:value="0.922803875168847" calcext:value-type="float">
            <text:p>0.922803875168847</text:p>
          </table:table-cell>
          <table:table-cell table:number-columns-repeated="1021"/>
        </table:table-row>
        <table:table-row table:style-name="ro2">
          <table:table-cell office:value-type="float" office:value="0.747333288192749" calcext:value-type="float">
            <text:p>0.747333288192749</text:p>
          </table:table-cell>
          <table:table-cell/>
          <table:table-cell table:formula="of:=[.B54]/[.A58]" office:value-type="float" office:value="0.927743214880126" calcext:value-type="float">
            <text:p>0.927743214880126</text:p>
          </table:table-cell>
          <table:table-cell table:number-columns-repeated="1021"/>
        </table:table-row>
        <table:table-row table:style-name="ro2">
          <table:table-cell office:value-type="float" office:value="0.776666820049285" calcext:value-type="float">
            <text:p>0.776666820049285</text:p>
          </table:table-cell>
          <table:table-cell/>
          <table:table-cell table:formula="of:=[.B54]/[.A59]" office:value-type="float" office:value="0.892703755943739" calcext:value-type="float">
            <text:p>0.892703755943739</text:p>
          </table:table-cell>
          <table:table-cell table:number-columns-repeated="1021"/>
        </table:table-row>
        <table:table-row table:style-name="ro2">
          <table:table-cell office:value-type="float" office:value="0.727999925613403" calcext:value-type="float">
            <text:p>0.727999925613403</text:p>
          </table:table-cell>
          <table:table-cell/>
          <table:table-cell table:formula="of:=[.B54]/[.A60]" office:value-type="float" office:value="0.952381123927566" calcext:value-type="float">
            <text:p>0.952381123927566</text:p>
          </table:table-cell>
          <table:table-cell table:number-columns-repeated="1021"/>
        </table:table-row>
        <table:table-row table:style-name="ro2">
          <table:table-cell office:value-type="float" office:value="0.788666605949401" calcext:value-type="float">
            <text:p>0.788666605949401</text:p>
          </table:table-cell>
          <table:table-cell/>
          <table:table-cell table:formula="of:=[.B54]/[.A61]" office:value-type="float" office:value="0.879121015324642" calcext:value-type="float">
            <text:p>0.879121015324642</text:p>
          </table:table-cell>
          <table:table-cell table:number-columns-repeated="1021"/>
        </table:table-row>
        <table:table-row table:style-name="ro2">
          <table:table-cell office:value-type="float" office:value="0.796000063419342" calcext:value-type="float">
            <text:p>0.796000063419342</text:p>
          </table:table-cell>
          <table:table-cell/>
          <table:table-cell table:formula="of:=[.B54]/[.A62]" office:value-type="float" office:value="0.871021774039258" calcext:value-type="float">
            <text:p>0.871021774039258</text:p>
          </table:table-cell>
          <table:table-cell table:number-columns-repeated="1021"/>
        </table:table-row>
        <table:table-row table:style-name="ro2">
          <table:table-cell office:value-type="float" office:value="0.748000025749206" calcext:value-type="float">
            <text:p>0.748000025749206</text:p>
          </table:table-cell>
          <table:table-cell/>
          <table:table-cell table:formula="of:=[.B54]/[.A63]" office:value-type="float" office:value="0.926916261373689" calcext:value-type="float">
            <text:p>0.926916261373689</text:p>
          </table:table-cell>
          <table:table-cell table:number-columns-repeated="1021"/>
        </table:table-row>
        <table:table-row table:style-name="ro2">
          <table:table-cell office:value-type="float" office:value="0.745333492755889" calcext:value-type="float">
            <text:p>0.745333492755889</text:p>
          </table:table-cell>
          <table:table-cell/>
          <table:table-cell table:formula="of:=[.B54]/[.A64]" office:value-type="float" office:value="0.930232431674658" calcext:value-type="float">
            <text:p>0.930232431674658</text:p>
          </table:table-cell>
          <table:table-cell table:number-columns-repeated="1021"/>
        </table:table-row>
        <table:table-row table:style-name="ro2">
          <table:table-cell office:value-type="float" office:value="0.668000042438507" calcext:value-type="float">
            <text:p>0.668000042438507</text:p>
          </table:table-cell>
          <table:table-cell/>
          <table:table-cell table:formula="of:=[.B54]/[.A65]" office:value-type="float" office:value="1.03792416665707" calcext:value-type="float">
            <text:p>1.03792416665707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SM.C1:FSM.C1048576">
            <calcext:condition calcext:apply-style-name="Good" calcext:value="&gt;1" calcext:base-cell-address="FSM.C1"/>
          </calcext:conditional-format>
          <calcext:conditional-format calcext:target-range-address="FSM.H2:FSM.H13">
            <calcext:condition calcext:apply-style-name="Good" calcext:value="&gt;1" calcext:base-cell-address="FSM.H2"/>
          </calcext:conditional-format>
        </calcext:conditional-formats>
      </table:table>
      <table:table table:name="MEMORY_INTERFACE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13733303546905" calcext:value-type="float">
            <text:p>0.913733303546905</text:p>
          </table:table-cell>
          <table:table-cell office:value-type="float" office:value="0.940533280372619" calcext:value-type="float">
            <text:p>0.940533280372619</text:p>
          </table:table-cell>
          <table:table-cell table:formula="of:=[.B2]/[.A2]" office:value-type="float" office:value="1.02933019593538" calcext:value-type="float">
            <text:p>1.02933019593538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6" table:formula="of:=SUM([.C2];[.C15];[.C28];[.C41];[.C54])/5" office:value-type="float" office:value="1.06351796620082" calcext:value-type="float">
            <text:p>1.06351796620082</text:p>
          </table:table-cell>
          <table:table-cell table:number-columns-repeated="1016"/>
        </table:table-row>
        <table:table-row table:style-name="ro2">
          <table:table-cell office:value-type="float" office:value="0.942533254623413" calcext:value-type="float">
            <text:p>0.942533254623413</text:p>
          </table:table-cell>
          <table:table-cell/>
          <table:table-cell table:formula="of:=[.B2]/[.A3]" office:value-type="float" office:value="0.997878086273366" calcext:value-type="float">
            <text:p>0.99787808627336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6" table:formula="of:=SUM([.C3];[.C16];[.C29];[.C42];[.C55])/5" office:value-type="float" office:value="0.999548809346848" calcext:value-type="float">
            <text:p>0.999548809346848</text:p>
          </table:table-cell>
          <table:table-cell table:number-columns-repeated="1016"/>
        </table:table-row>
        <table:table-row table:style-name="ro2">
          <table:table-cell office:value-type="float" office:value="0.941733241081237" calcext:value-type="float">
            <text:p>0.941733241081237</text:p>
          </table:table-cell>
          <table:table-cell/>
          <table:table-cell table:formula="of:=[.B2]/[.A4]" office:value-type="float" office:value="0.998725795526512" calcext:value-type="float">
            <text:p>0.998725795526512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6" table:formula="of:=SUM([.C4];[.C17];[.C30];[.C43];[.C56])/5" office:value-type="float" office:value="0.996189173730068" calcext:value-type="float">
            <text:p>0.996189173730068</text:p>
          </table:table-cell>
          <table:table-cell table:number-columns-repeated="1016"/>
        </table:table-row>
        <table:table-row table:style-name="ro2">
          <table:table-cell office:value-type="float" office:value="0.934133291244506" calcext:value-type="float">
            <text:p>0.934133291244506</text:p>
          </table:table-cell>
          <table:table-cell/>
          <table:table-cell table:formula="of:=[.B2]/[.A5]" office:value-type="float" office:value="1.00685125900993" calcext:value-type="float">
            <text:p>1.0068512590099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6" table:formula="of:=SUM([.C5];[.C18];[.C31];[.C44];[.C57])/5" office:value-type="float" office:value="1.00867510767823" calcext:value-type="float">
            <text:p>1.00867510767823</text:p>
          </table:table-cell>
          <table:table-cell table:number-columns-repeated="1016"/>
        </table:table-row>
        <table:table-row table:style-name="ro2">
          <table:table-cell office:value-type="float" office:value="0.936799943447113" calcext:value-type="float">
            <text:p>0.936799943447113</text:p>
          </table:table-cell>
          <table:table-cell/>
          <table:table-cell table:formula="of:=[.B2]/[.A6]" office:value-type="float" office:value="1.0039852019117" calcext:value-type="float">
            <text:p>1.003985201911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6" table:formula="of:=SUM([.C6];[.C19];[.C32];[.C45];[.C58])/5" office:value-type="float" office:value="1.00117691739462" calcext:value-type="float">
            <text:p>1.00117691739462</text:p>
          </table:table-cell>
          <table:table-cell table:number-columns-repeated="1016"/>
        </table:table-row>
        <table:table-row table:style-name="ro2">
          <table:table-cell office:value-type="float" office:value="0.945199906826019" calcext:value-type="float">
            <text:p>0.945199906826019</text:p>
          </table:table-cell>
          <table:table-cell/>
          <table:table-cell table:formula="of:=[.B2]/[.A7]" office:value-type="float" office:value="0.995062815368793" calcext:value-type="float">
            <text:p>0.995062815368793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6" table:formula="of:=SUM([.C7];[.C20];[.C33];[.C46];[.C59])/5" office:value-type="float" office:value="0.996725630877723" calcext:value-type="float">
            <text:p>0.996725630877723</text:p>
          </table:table-cell>
          <table:table-cell table:number-columns-repeated="1016"/>
        </table:table-row>
        <table:table-row table:style-name="ro2">
          <table:table-cell office:value-type="float" office:value="0.939999997615814" calcext:value-type="float">
            <text:p>0.939999997615814</text:p>
          </table:table-cell>
          <table:table-cell/>
          <table:table-cell table:formula="of:=[.B2]/[.A8]" office:value-type="float" office:value="1.00056732208315" calcext:value-type="float">
            <text:p>1.00056732208315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6" table:formula="of:=SUM([.C8];[.C21];[.C34];[.C47];[.C60])/5" office:value-type="float" office:value="0.999212280791537" calcext:value-type="float">
            <text:p>0.999212280791537</text:p>
          </table:table-cell>
          <table:table-cell table:number-columns-repeated="1016"/>
        </table:table-row>
        <table:table-row table:style-name="ro2">
          <table:table-cell office:value-type="float" office:value="0.938933253288269" calcext:value-type="float">
            <text:p>0.938933253288269</text:p>
          </table:table-cell>
          <table:table-cell/>
          <table:table-cell table:formula="of:=[.B2]/[.A9]" office:value-type="float" office:value="1.00170409033736" calcext:value-type="float">
            <text:p>1.00170409033736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6" table:formula="of:=SUM([.C9];[.C22];[.C35];[.C48];[.C61])/5" office:value-type="float" office:value="1.00213443682084" calcext:value-type="float">
            <text:p>1.00213443682084</text:p>
          </table:table-cell>
          <table:table-cell table:number-columns-repeated="1016"/>
        </table:table-row>
        <table:table-row table:style-name="ro2">
          <table:table-cell office:value-type="float" office:value="0.936933279037475" calcext:value-type="float">
            <text:p>0.936933279037475</text:p>
          </table:table-cell>
          <table:table-cell/>
          <table:table-cell table:formula="of:=[.B2]/[.A10]" office:value-type="float" office:value="1.00384232411815" calcext:value-type="float">
            <text:p>1.00384232411815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6" table:formula="of:=SUM([.C10];[.C23];[.C36];[.C49];[.C62])/5" office:value-type="float" office:value="1.00000391265356" calcext:value-type="float">
            <text:p>1.00000391265356</text:p>
          </table:table-cell>
          <table:table-cell table:number-columns-repeated="1016"/>
        </table:table-row>
        <table:table-row table:style-name="ro2">
          <table:table-cell office:value-type="float" office:value="0.94159996509552" calcext:value-type="float">
            <text:p>0.94159996509552</text:p>
          </table:table-cell>
          <table:table-cell/>
          <table:table-cell table:formula="of:=[.B2]/[.A11]" office:value-type="float" office:value="0.998867157219157" calcext:value-type="float">
            <text:p>0.998867157219157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6" table:formula="of:=SUM([.C11];[.C24];[.C37];[.C50];[.C63])/5" office:value-type="float" office:value="1.00168443936016" calcext:value-type="float">
            <text:p>1.00168443936016</text:p>
          </table:table-cell>
          <table:table-cell table:number-columns-repeated="1016"/>
        </table:table-row>
        <table:table-row table:style-name="ro2">
          <table:table-cell office:value-type="float" office:value="0.94159996509552" calcext:value-type="float">
            <text:p>0.94159996509552</text:p>
          </table:table-cell>
          <table:table-cell/>
          <table:table-cell table:formula="of:=[.B2]/[.A12]" office:value-type="float" office:value="0.998867157219157" calcext:value-type="float">
            <text:p>0.998867157219157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6" table:formula="of:=SUM([.C12];[.C25];[.C38];[.C51];[.C64])/5" office:value-type="float" office:value="0.999435900576837" calcext:value-type="float">
            <text:p>0.999435900576837</text:p>
          </table:table-cell>
          <table:table-cell table:number-columns-repeated="1016"/>
        </table:table-row>
        <table:table-row table:style-name="ro2">
          <table:table-cell office:value-type="float" office:value="0.911866784095764" calcext:value-type="float">
            <text:p>0.911866784095764</text:p>
          </table:table-cell>
          <table:table-cell/>
          <table:table-cell table:formula="of:=[.B2]/[.A13]" office:value-type="float" office:value="1.03143715373434" calcext:value-type="float">
            <text:p>1.03143715373434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6" table:formula="of:=SUM([.C13];[.C26];[.C39];[.C52];[.C65])/5" office:value-type="float" office:value="1.02386297851521" calcext:value-type="float">
            <text:p>1.0238629785152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74799966812133" calcext:value-type="float">
            <text:p>0.874799966812133</text:p>
          </table:table-cell>
          <table:table-cell office:value-type="float" office:value="0.939733207225799" calcext:value-type="float">
            <text:p>0.939733207225799</text:p>
          </table:table-cell>
          <table:table-cell table:formula="of:=[.B15]/[.A15]" office:value-type="float" office:value="1.07422638646214" calcext:value-type="float">
            <text:p>1.07422638646214</text:p>
          </table:table-cell>
          <table:table-cell table:number-columns-repeated="1021"/>
        </table:table-row>
        <table:table-row table:style-name="ro2">
          <table:table-cell office:value-type="float" office:value="0.94133323431015" calcext:value-type="float">
            <text:p>0.94133323431015</text:p>
          </table:table-cell>
          <table:table-cell/>
          <table:table-cell table:formula="of:=[.B15]/[.A16]" office:value-type="float" office:value="0.998300254334987" calcext:value-type="float">
            <text:p>0.998300254334987</text:p>
          </table:table-cell>
          <table:table-cell table:number-columns-repeated="1021"/>
        </table:table-row>
        <table:table-row table:style-name="ro2">
          <table:table-cell office:value-type="float" office:value="0.944133222103118" calcext:value-type="float">
            <text:p>0.944133222103118</text:p>
          </table:table-cell>
          <table:table-cell/>
          <table:table-cell table:formula="of:=[.B15]/[.A17]" office:value-type="float" office:value="0.995339624986908" calcext:value-type="float">
            <text:p>0.995339624986908</text:p>
          </table:table-cell>
          <table:table-cell table:number-columns-repeated="1021"/>
        </table:table-row>
        <table:table-row table:style-name="ro2">
          <table:table-cell office:value-type="float" office:value="0.928400039672851" calcext:value-type="float">
            <text:p>0.928400039672851</text:p>
          </table:table-cell>
          <table:table-cell/>
          <table:table-cell table:formula="of:=[.B15]/[.A18]" office:value-type="float" office:value="1.0122072027883" calcext:value-type="float">
            <text:p>1.0122072027883</text:p>
          </table:table-cell>
          <table:table-cell table:number-columns-repeated="1021"/>
        </table:table-row>
        <table:table-row table:style-name="ro2">
          <table:table-cell office:value-type="float" office:value="0.940400004386901" calcext:value-type="float">
            <text:p>0.940400004386901</text:p>
          </table:table-cell>
          <table:table-cell/>
          <table:table-cell table:formula="of:=[.B15]/[.A19]" office:value-type="float" office:value="0.999290943047648" calcext:value-type="float">
            <text:p>0.999290943047648</text:p>
          </table:table-cell>
          <table:table-cell table:number-columns-repeated="1021"/>
        </table:table-row>
        <table:table-row table:style-name="ro2">
          <table:table-cell office:value-type="float" office:value="0.944666683673858" calcext:value-type="float">
            <text:p>0.944666683673858</text:p>
          </table:table-cell>
          <table:table-cell/>
          <table:table-cell table:formula="of:=[.B15]/[.A20]" office:value-type="float" office:value="0.994777547961285" calcext:value-type="float">
            <text:p>0.994777547961285</text:p>
          </table:table-cell>
          <table:table-cell table:number-columns-repeated="1021"/>
        </table:table-row>
        <table:table-row table:style-name="ro2">
          <table:table-cell office:value-type="float" office:value="0.942799925804138" calcext:value-type="float">
            <text:p>0.942799925804138</text:p>
          </table:table-cell>
          <table:table-cell/>
          <table:table-cell table:formula="of:=[.B15]/[.A21]" office:value-type="float" office:value="0.996747222295628" calcext:value-type="float">
            <text:p>0.996747222295628</text:p>
          </table:table-cell>
          <table:table-cell table:number-columns-repeated="1021"/>
        </table:table-row>
        <table:table-row table:style-name="ro2">
          <table:table-cell office:value-type="float" office:value="0.939599990844726" calcext:value-type="float">
            <text:p>0.939599990844726</text:p>
          </table:table-cell>
          <table:table-cell/>
          <table:table-cell table:formula="of:=[.B15]/[.A22]" office:value-type="float" office:value="1.00014177988758" calcext:value-type="float">
            <text:p>1.00014177988758</text:p>
          </table:table-cell>
          <table:table-cell table:number-columns-repeated="1021"/>
        </table:table-row>
        <table:table-row table:style-name="ro2">
          <table:table-cell office:value-type="float" office:value="0.939333260059356" calcext:value-type="float">
            <text:p>0.939333260059356</text:p>
          </table:table-cell>
          <table:table-cell/>
          <table:table-cell table:formula="of:=[.B15]/[.A23]" office:value-type="float" office:value="1.00042577771218" calcext:value-type="float">
            <text:p>1.00042577771218</text:p>
          </table:table-cell>
          <table:table-cell table:number-columns-repeated="1021"/>
        </table:table-row>
        <table:table-row table:style-name="ro2">
          <table:table-cell office:value-type="float" office:value="0.942133247852325" calcext:value-type="float">
            <text:p>0.942133247852325</text:p>
          </table:table-cell>
          <table:table-cell/>
          <table:table-cell table:formula="of:=[.B15]/[.A24]" office:value-type="float" office:value="0.997452546513991" calcext:value-type="float">
            <text:p>0.997452546513991</text:p>
          </table:table-cell>
          <table:table-cell table:number-columns-repeated="1021"/>
        </table:table-row>
        <table:table-row table:style-name="ro2">
          <table:table-cell office:value-type="float" office:value="0.937333226203918" calcext:value-type="float">
            <text:p>0.937333226203918</text:p>
          </table:table-cell>
          <table:table-cell/>
          <table:table-cell table:formula="of:=[.B15]/[.A25]" office:value-type="float" office:value="1.00256043523774" calcext:value-type="float">
            <text:p>1.00256043523774</text:p>
          </table:table-cell>
          <table:table-cell table:number-columns-repeated="1021"/>
        </table:table-row>
        <table:table-row table:style-name="ro2">
          <table:table-cell office:value-type="float" office:value="0.914933383464813" calcext:value-type="float">
            <text:p>0.914933383464813</text:p>
          </table:table-cell>
          <table:table-cell/>
          <table:table-cell table:formula="of:=[.B15]/[.A26]" office:value-type="float" office:value="1.02710560594813" calcext:value-type="float">
            <text:p>1.0271056059481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87199997901916" calcext:value-type="float">
            <text:p>0.887199997901916</text:p>
          </table:table-cell>
          <table:table-cell office:value-type="float" office:value="0.942399978637695" calcext:value-type="float">
            <text:p>0.942399978637695</text:p>
          </table:table-cell>
          <table:table-cell table:formula="of:=[.B28]/[.A28]" office:value-type="float" office:value="1.06221819304139" calcext:value-type="float">
            <text:p>1.06221819304139</text:p>
          </table:table-cell>
          <table:table-cell table:number-columns-repeated="1021"/>
        </table:table-row>
        <table:table-row table:style-name="ro2">
          <table:table-cell office:value-type="float" office:value="0.941199958324432" calcext:value-type="float">
            <text:p>0.941199958324432</text:p>
          </table:table-cell>
          <table:table-cell/>
          <table:table-cell table:formula="of:=[.B28]/[.A29]" office:value-type="float" office:value="1.00127498976455" calcext:value-type="float">
            <text:p>1.00127498976455</text:p>
          </table:table-cell>
          <table:table-cell table:number-columns-repeated="1021"/>
        </table:table-row>
        <table:table-row table:style-name="ro2">
          <table:table-cell office:value-type="float" office:value="0.943066537380218" calcext:value-type="float">
            <text:p>0.943066537380218</text:p>
          </table:table-cell>
          <table:table-cell/>
          <table:table-cell table:formula="of:=[.B28]/[.A30]" office:value-type="float" office:value="0.999293200727517" calcext:value-type="float">
            <text:p>0.999293200727517</text:p>
          </table:table-cell>
          <table:table-cell table:number-columns-repeated="1021"/>
        </table:table-row>
        <table:table-row table:style-name="ro2">
          <table:table-cell office:value-type="float" office:value="0.931199967861175" calcext:value-type="float">
            <text:p>0.931199967861175</text:p>
          </table:table-cell>
          <table:table-cell/>
          <table:table-cell table:formula="of:=[.B28]/[.A31]" office:value-type="float" office:value="1.01202750339677" calcext:value-type="float">
            <text:p>1.01202750339677</text:p>
          </table:table-cell>
          <table:table-cell table:number-columns-repeated="1021"/>
        </table:table-row>
        <table:table-row table:style-name="ro2">
          <table:table-cell office:value-type="float" office:value="0.942799985408783" calcext:value-type="float">
            <text:p>0.942799985408783</text:p>
          </table:table-cell>
          <table:table-cell/>
          <table:table-cell table:formula="of:=[.B28]/[.A32]" office:value-type="float" office:value="0.999575724674079" calcext:value-type="float">
            <text:p>0.999575724674079</text:p>
          </table:table-cell>
          <table:table-cell table:number-columns-repeated="1021"/>
        </table:table-row>
        <table:table-row table:style-name="ro2">
          <table:table-cell office:value-type="float" office:value="0.940266549587249" calcext:value-type="float">
            <text:p>0.940266549587249</text:p>
          </table:table-cell>
          <table:table-cell/>
          <table:table-cell table:formula="of:=[.B28]/[.A33]" office:value-type="float" office:value="1.00226896197826" calcext:value-type="float">
            <text:p>1.00226896197826</text:p>
          </table:table-cell>
          <table:table-cell table:number-columns-repeated="1021"/>
        </table:table-row>
        <table:table-row table:style-name="ro2">
          <table:table-cell office:value-type="float" office:value="0.942399978637695" calcext:value-type="float">
            <text:p>0.942399978637695</text:p>
          </table:table-cell>
          <table:table-cell/>
          <table:table-cell table:formula="of:=[.B28]/[.A34]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0.938133239746093" calcext:value-type="float">
            <text:p>0.938133239746093</text:p>
          </table:table-cell>
          <table:table-cell/>
          <table:table-cell table:formula="of:=[.B28]/[.A35]" office:value-type="float" office:value="1.00454811609997" calcext:value-type="float">
            <text:p>1.00454811609997</text:p>
          </table:table-cell>
          <table:table-cell table:number-columns-repeated="1021"/>
        </table:table-row>
        <table:table-row table:style-name="ro2">
          <table:table-cell office:value-type="float" office:value="0.941866636276245" calcext:value-type="float">
            <text:p>0.941866636276245</text:p>
          </table:table-cell>
          <table:table-cell/>
          <table:table-cell table:formula="of:=[.B28]/[.A36]" office:value-type="float" office:value="1.00056626101924" calcext:value-type="float">
            <text:p>1.00056626101924</text:p>
          </table:table-cell>
          <table:table-cell table:number-columns-repeated="1021"/>
        </table:table-row>
        <table:table-row table:style-name="ro2">
          <table:table-cell office:value-type="float" office:value="0.93773329257965" calcext:value-type="float">
            <text:p>0.93773329257965</text:p>
          </table:table-cell>
          <table:table-cell/>
          <table:table-cell table:formula="of:=[.B28]/[.A37]" office:value-type="float" office:value="1.00497656006774" calcext:value-type="float">
            <text:p>1.00497656006774</text:p>
          </table:table-cell>
          <table:table-cell table:number-columns-repeated="1021"/>
        </table:table-row>
        <table:table-row table:style-name="ro2">
          <table:table-cell office:value-type="float" office:value="0.941733241081237" calcext:value-type="float">
            <text:p>0.941733241081237</text:p>
          </table:table-cell>
          <table:table-cell/>
          <table:table-cell table:formula="of:=[.B28]/[.A38]" office:value-type="float" office:value="1.00070798982915" calcext:value-type="float">
            <text:p>1.00070798982915</text:p>
          </table:table-cell>
          <table:table-cell table:number-columns-repeated="1021"/>
        </table:table-row>
        <table:table-row table:style-name="ro2">
          <table:table-cell office:value-type="float" office:value="0.920000076293945" calcext:value-type="float">
            <text:p>0.920000076293945</text:p>
          </table:table-cell>
          <table:table-cell/>
          <table:table-cell table:formula="of:=[.B28]/[.A39]" office:value-type="float" office:value="1.02434771791975" calcext:value-type="float">
            <text:p>1.024347717919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72399926185607" calcext:value-type="float">
            <text:p>0.872399926185607</text:p>
          </table:table-cell>
          <table:table-cell office:value-type="float" office:value="0.939599931240081" calcext:value-type="float">
            <text:p>0.939599931240081</text:p>
          </table:table-cell>
          <table:table-cell table:formula="of:=[.B41]/[.A41]" office:value-type="float" office:value="1.07702889814342" calcext:value-type="float">
            <text:p>1.07702889814342</text:p>
          </table:table-cell>
          <table:table-cell table:number-columns-repeated="1021"/>
        </table:table-row>
        <table:table-row table:style-name="ro2">
          <table:table-cell office:value-type="float" office:value="0.941066682338714" calcext:value-type="float">
            <text:p>0.941066682338714</text:p>
          </table:table-cell>
          <table:table-cell/>
          <table:table-cell table:formula="of:=[.B41]/[.A42]" office:value-type="float" office:value="0.998441395146423" calcext:value-type="float">
            <text:p>0.998441395146423</text:p>
          </table:table-cell>
          <table:table-cell table:number-columns-repeated="1021"/>
        </table:table-row>
        <table:table-row table:style-name="ro2">
          <table:table-cell office:value-type="float" office:value="0.944399952888488" calcext:value-type="float">
            <text:p>0.944399952888488</text:p>
          </table:table-cell>
          <table:table-cell/>
          <table:table-cell table:formula="of:=[.B41]/[.A43]" office:value-type="float" office:value="0.994917384701549" calcext:value-type="float">
            <text:p>0.994917384701549</text:p>
          </table:table-cell>
          <table:table-cell table:number-columns-repeated="1021"/>
        </table:table-row>
        <table:table-row table:style-name="ro2">
          <table:table-cell office:value-type="float" office:value="0.93199998140335" calcext:value-type="float">
            <text:p>0.93199998140335</text:p>
          </table:table-cell>
          <table:table-cell/>
          <table:table-cell table:formula="of:=[.B41]/[.A44]" office:value-type="float" office:value="1.00815445277723" calcext:value-type="float">
            <text:p>1.00815445277723</text:p>
          </table:table-cell>
          <table:table-cell table:number-columns-repeated="1021"/>
        </table:table-row>
        <table:table-row table:style-name="ro2">
          <table:table-cell office:value-type="float" office:value="0.933466672897338" calcext:value-type="float">
            <text:p>0.933466672897338</text:p>
          </table:table-cell>
          <table:table-cell/>
          <table:table-cell table:formula="of:=[.B41]/[.A45]" office:value-type="float" office:value="1.00657040955057" calcext:value-type="float">
            <text:p>1.00657040955057</text:p>
          </table:table-cell>
          <table:table-cell table:number-columns-repeated="1021"/>
        </table:table-row>
        <table:table-row table:style-name="ro2">
          <table:table-cell office:value-type="float" office:value="0.943733274936676" calcext:value-type="float">
            <text:p>0.943733274936676</text:p>
          </table:table-cell>
          <table:table-cell/>
          <table:table-cell table:formula="of:=[.B41]/[.A46]" office:value-type="float" office:value="0.995620220451724" calcext:value-type="float">
            <text:p>0.995620220451724</text:p>
          </table:table-cell>
          <table:table-cell table:number-columns-repeated="1021"/>
        </table:table-row>
        <table:table-row table:style-name="ro2">
          <table:table-cell office:value-type="float" office:value="0.936799824237823" calcext:value-type="float">
            <text:p>0.936799824237823</text:p>
          </table:table-cell>
          <table:table-cell/>
          <table:table-cell table:formula="of:=[.B41]/[.A47]" office:value-type="float" office:value="1.00298901315928" calcext:value-type="float">
            <text:p>1.00298901315928</text:p>
          </table:table-cell>
          <table:table-cell table:number-columns-repeated="1021"/>
        </table:table-row>
        <table:table-row table:style-name="ro2">
          <table:table-cell office:value-type="float" office:value="0.939599990844726" calcext:value-type="float">
            <text:p>0.939599990844726</text:p>
          </table:table-cell>
          <table:table-cell/>
          <table:table-cell table:formula="of:=[.B41]/[.A48]" office:value-type="float" office:value="0.999999936563808" calcext:value-type="float">
            <text:p>0.999999936563808</text:p>
          </table:table-cell>
          <table:table-cell table:number-columns-repeated="1021"/>
        </table:table-row>
        <table:table-row table:style-name="ro2">
          <table:table-cell office:value-type="float" office:value="0.941466569900512" calcext:value-type="float">
            <text:p>0.941466569900512</text:p>
          </table:table-cell>
          <table:table-cell/>
          <table:table-cell table:formula="of:=[.B41]/[.A49]" office:value-type="float" office:value="0.998017307549616" calcext:value-type="float">
            <text:p>0.998017307549616</text:p>
          </table:table-cell>
          <table:table-cell table:number-columns-repeated="1021"/>
        </table:table-row>
        <table:table-row table:style-name="ro2">
          <table:table-cell office:value-type="float" office:value="0.934933304786682" calcext:value-type="float">
            <text:p>0.934933304786682</text:p>
          </table:table-cell>
          <table:table-cell/>
          <table:table-cell table:formula="of:=[.B41]/[.A50]" office:value-type="float" office:value="1.00499140038065" calcext:value-type="float">
            <text:p>1.00499140038065</text:p>
          </table:table-cell>
          <table:table-cell table:number-columns-repeated="1021"/>
        </table:table-row>
        <table:table-row table:style-name="ro2">
          <table:table-cell office:value-type="float" office:value="0.941333413124084" calcext:value-type="float">
            <text:p>0.941333413124084</text:p>
          </table:table-cell>
          <table:table-cell/>
          <table:table-cell table:formula="of:=[.B41]/[.A51]" office:value-type="float" office:value="0.998158482573937" calcext:value-type="float">
            <text:p>0.998158482573937</text:p>
          </table:table-cell>
          <table:table-cell table:number-columns-repeated="1021"/>
        </table:table-row>
        <table:table-row table:style-name="ro2">
          <table:table-cell office:value-type="float" office:value="0.922000110149383" calcext:value-type="float">
            <text:p>0.922000110149383</text:p>
          </table:table-cell>
          <table:table-cell/>
          <table:table-cell table:formula="of:=[.B41]/[.A52]" office:value-type="float" office:value="1.01908874076799" calcext:value-type="float">
            <text:p>1.0190887407679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73600006103515" calcext:value-type="float">
            <text:p>0.873600006103515</text:p>
          </table:table-cell>
          <table:table-cell office:value-type="float" office:value="0.938933193683624" calcext:value-type="float">
            <text:p>0.938933193683624</text:p>
          </table:table-cell>
          <table:table-cell table:formula="of:=[.B54]/[.A54]" office:value-type="float" office:value="1.07478615742176" calcext:value-type="float">
            <text:p>1.07478615742176</text:p>
          </table:table-cell>
          <table:table-cell table:number-columns-repeated="1021"/>
        </table:table-row>
        <table:table-row table:style-name="ro2">
          <table:table-cell office:value-type="float" office:value="0.937200009822845" calcext:value-type="float">
            <text:p>0.937200009822845</text:p>
          </table:table-cell>
          <table:table-cell/>
          <table:table-cell table:formula="of:=[.B54]/[.A55]" office:value-type="float" office:value="1.00184932121491" calcext:value-type="float">
            <text:p>1.00184932121491</text:p>
          </table:table-cell>
          <table:table-cell table:number-columns-repeated="1021"/>
        </table:table-row>
        <table:table-row table:style-name="ro2">
          <table:table-cell office:value-type="float" office:value="0.945866525173187" calcext:value-type="float">
            <text:p>0.945866525173187</text:p>
          </table:table-cell>
          <table:table-cell/>
          <table:table-cell table:formula="of:=[.B54]/[.A56]" office:value-type="float" office:value="0.992669862707856" calcext:value-type="float">
            <text:p>0.992669862707856</text:p>
          </table:table-cell>
          <table:table-cell table:number-columns-repeated="1021"/>
        </table:table-row>
        <table:table-row table:style-name="ro2">
          <table:table-cell office:value-type="float" office:value="0.935066580772399" calcext:value-type="float">
            <text:p>0.935066580772399</text:p>
          </table:table-cell>
          <table:table-cell/>
          <table:table-cell table:formula="of:=[.B54]/[.A57]" office:value-type="float" office:value="1.00413512041894" calcext:value-type="float">
            <text:p>1.00413512041894</text:p>
          </table:table-cell>
          <table:table-cell table:number-columns-repeated="1021"/>
        </table:table-row>
        <table:table-row table:style-name="ro2">
          <table:table-cell office:value-type="float" office:value="0.942266643047332" calcext:value-type="float">
            <text:p>0.942266643047332</text:p>
          </table:table-cell>
          <table:table-cell/>
          <table:table-cell table:formula="of:=[.B54]/[.A58]" office:value-type="float" office:value="0.996462307789091" calcext:value-type="float">
            <text:p>0.996462307789091</text:p>
          </table:table-cell>
          <table:table-cell table:number-columns-repeated="1021"/>
        </table:table-row>
        <table:table-row table:style-name="ro2">
          <table:table-cell office:value-type="float" office:value="0.942799985408783" calcext:value-type="float">
            <text:p>0.942799985408783</text:p>
          </table:table-cell>
          <table:table-cell/>
          <table:table-cell table:formula="of:=[.B54]/[.A59]" office:value-type="float" office:value="0.99589860862855" calcext:value-type="float">
            <text:p>0.99589860862855</text:p>
          </table:table-cell>
          <table:table-cell table:number-columns-repeated="1021"/>
        </table:table-row>
        <table:table-row table:style-name="ro2">
          <table:table-cell office:value-type="float" office:value="0.9429332613945" calcext:value-type="float">
            <text:p>0.9429332613945</text:p>
          </table:table-cell>
          <table:table-cell/>
          <table:table-cell table:formula="of:=[.B54]/[.A60]" office:value-type="float" office:value="0.995757846419629" calcext:value-type="float">
            <text:p>0.995757846419629</text:p>
          </table:table-cell>
          <table:table-cell table:number-columns-repeated="1021"/>
        </table:table-row>
        <table:table-row table:style-name="ro2">
          <table:table-cell office:value-type="float" office:value="0.934933304786682" calcext:value-type="float">
            <text:p>0.934933304786682</text:p>
          </table:table-cell>
          <table:table-cell/>
          <table:table-cell table:formula="of:=[.B54]/[.A61]" office:value-type="float" office:value="1.00427826121549" calcext:value-type="float">
            <text:p>1.00427826121549</text:p>
          </table:table-cell>
          <table:table-cell table:number-columns-repeated="1021"/>
        </table:table-row>
        <table:table-row table:style-name="ro2">
          <table:table-cell office:value-type="float" office:value="0.941599905490875" calcext:value-type="float">
            <text:p>0.941599905490875</text:p>
          </table:table-cell>
          <table:table-cell/>
          <table:table-cell table:formula="of:=[.B54]/[.A62]" office:value-type="float" office:value="0.997167892868616" calcext:value-type="float">
            <text:p>0.997167892868616</text:p>
          </table:table-cell>
          <table:table-cell table:number-columns-repeated="1021"/>
        </table:table-row>
        <table:table-row table:style-name="ro2">
          <table:table-cell office:value-type="float" office:value="0.936933279037475" calcext:value-type="float">
            <text:p>0.936933279037475</text:p>
          </table:table-cell>
          <table:table-cell/>
          <table:table-cell table:formula="of:=[.B54]/[.A63]" office:value-type="float" office:value="1.00213453261923" calcext:value-type="float">
            <text:p>1.00213453261923</text:p>
          </table:table-cell>
          <table:table-cell table:number-columns-repeated="1021"/>
        </table:table-row>
        <table:table-row table:style-name="ro2">
          <table:table-cell office:value-type="float" office:value="0.941866695880889" calcext:value-type="float">
            <text:p>0.941866695880889</text:p>
          </table:table-cell>
          <table:table-cell/>
          <table:table-cell table:formula="of:=[.B54]/[.A64]" office:value-type="float" office:value="0.996885438024198" calcext:value-type="float">
            <text:p>0.996885438024198</text:p>
          </table:table-cell>
          <table:table-cell table:number-columns-repeated="1021"/>
        </table:table-row>
        <table:table-row table:style-name="ro2">
          <table:table-cell office:value-type="float" office:value="0.922933518886566" calcext:value-type="float">
            <text:p>0.922933518886566</text:p>
          </table:table-cell>
          <table:table-cell/>
          <table:table-cell table:formula="of:=[.B54]/[.A65]" office:value-type="float" office:value="1.01733567420583" calcext:value-type="float">
            <text:p>1.01733567420583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EMORY_INTERFACE.C1:MEMORY_INTERFACE.C1048576">
            <calcext:condition calcext:apply-style-name="Good" calcext:value="&gt;1" calcext:base-cell-address="MEMORY_INTERFACE.C1"/>
          </calcext:conditional-format>
          <calcext:conditional-format calcext:target-range-address="MEMORY_INTERFACE.H2:MEMORY_INTERFACE.H13">
            <calcext:condition calcext:apply-style-name="Good" calcext:value="&gt;1" calcext:base-cell-address="MEMORY_INTERFACE.H2"/>
          </calcext:conditional-format>
        </calcext:conditional-formats>
      </table:table>
      <table:table table:name="spi_axi_master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74502694606781" calcext:value-type="float">
            <text:p>0.74502694606781</text:p>
          </table:table-cell>
          <table:table-cell office:value-type="float" office:value="0.95016211271286" calcext:value-type="float">
            <text:p>0.95016211271286</text:p>
          </table:table-cell>
          <table:table-cell table:formula="of:=[.B2]/[.A2]" office:value-type="float" office:value="1.27533925816742" calcext:value-type="float">
            <text:p>1.27533925816742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8" table:formula="of:=SUM([.C2];[.C15];[.C28];[.C41];[.C54])/5" office:value-type="float" office:value="1.2865308062898" calcext:value-type="float">
            <text:p>1.2865308062898</text:p>
          </table:table-cell>
          <table:table-cell table:number-columns-repeated="1016"/>
        </table:table-row>
        <table:table-row table:style-name="ro2">
          <table:table-cell office:value-type="float" office:value="0.832324385643005" calcext:value-type="float">
            <text:p>0.832324385643005</text:p>
          </table:table-cell>
          <table:table-cell/>
          <table:table-cell table:formula="of:=[.B2]/[.A3]" office:value-type="float" office:value="1.1415766846466" calcext:value-type="float">
            <text:p>1.141576684646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8" table:formula="of:=SUM([.C3];[.C16];[.C29];[.C42];[.C55])/5" office:value-type="float" office:value="1.12823854798656" calcext:value-type="float">
            <text:p>1.12823854798656</text:p>
          </table:table-cell>
          <table:table-cell table:number-columns-repeated="1016"/>
        </table:table-row>
        <table:table-row table:style-name="ro2">
          <table:table-cell office:value-type="float" office:value="0.81333327293396" calcext:value-type="float">
            <text:p>0.81333327293396</text:p>
          </table:table-cell>
          <table:table-cell/>
          <table:table-cell table:formula="of:=[.B2]/[.A4]" office:value-type="float" office:value="1.1682321925492" calcext:value-type="float">
            <text:p>1.1682321925492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8" table:formula="of:=SUM([.C4];[.C17];[.C30];[.C43];[.C56])/5" office:value-type="float" office:value="1.15269123062643" calcext:value-type="float">
            <text:p>1.15269123062643</text:p>
          </table:table-cell>
          <table:table-cell table:number-columns-repeated="1016"/>
        </table:table-row>
        <table:table-row table:style-name="ro2">
          <table:table-cell office:value-type="float" office:value="0.79868459701538" calcext:value-type="float">
            <text:p>0.79868459701538</text:p>
          </table:table-cell>
          <table:table-cell/>
          <table:table-cell table:formula="of:=[.B2]/[.A5]" office:value-type="float" office:value="1.18965874171549" calcext:value-type="float">
            <text:p>1.18965874171549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8" table:formula="of:=SUM([.C5];[.C18];[.C31];[.C44];[.C57])/5" office:value-type="float" office:value="1.19455141045229" calcext:value-type="float">
            <text:p>1.19455141045229</text:p>
          </table:table-cell>
          <table:table-cell table:number-columns-repeated="1016"/>
        </table:table-row>
        <table:table-row table:style-name="ro2">
          <table:table-cell office:value-type="float" office:value="0.808504402637481" calcext:value-type="float">
            <text:p>0.808504402637481</text:p>
          </table:table-cell>
          <table:table-cell/>
          <table:table-cell table:formula="of:=[.B2]/[.A6]" office:value-type="float" office:value="1.175209571665" calcext:value-type="float">
            <text:p>1.175209571665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8" table:formula="of:=SUM([.C6];[.C19];[.C32];[.C45];[.C58])/5" office:value-type="float" office:value="1.14505593703108" calcext:value-type="float">
            <text:p>1.14505593703108</text:p>
          </table:table-cell>
          <table:table-cell table:number-columns-repeated="1016"/>
        </table:table-row>
        <table:table-row table:style-name="ro2">
          <table:table-cell office:value-type="float" office:value="0.776666641235351" calcext:value-type="float">
            <text:p>0.776666641235351</text:p>
          </table:table-cell>
          <table:table-cell/>
          <table:table-cell table:formula="of:=[.B2]/[.A7]" office:value-type="float" office:value="1.22338473453881" calcext:value-type="float">
            <text:p>1.22338473453881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8" table:formula="of:=SUM([.C7];[.C20];[.C33];[.C46];[.C59])/5" office:value-type="float" office:value="1.21049869382985" calcext:value-type="float">
            <text:p>1.21049869382985</text:p>
          </table:table-cell>
          <table:table-cell table:number-columns-repeated="1016"/>
        </table:table-row>
        <table:table-row table:style-name="ro2">
          <table:table-cell office:value-type="float" office:value="0.82181978225708" calcext:value-type="float">
            <text:p>0.82181978225708</text:p>
          </table:table-cell>
          <table:table-cell/>
          <table:table-cell table:formula="of:=[.B2]/[.A8]" office:value-type="float" office:value="1.15616846080694" calcext:value-type="float">
            <text:p>1.1561684608069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8" table:formula="of:=SUM([.C8];[.C21];[.C34];[.C47];[.C60])/5" office:value-type="float" office:value="1.17406136999869" calcext:value-type="float">
            <text:p>1.17406136999869</text:p>
          </table:table-cell>
          <table:table-cell table:number-columns-repeated="1016"/>
        </table:table-row>
        <table:table-row table:style-name="ro2">
          <table:table-cell office:value-type="float" office:value="0.602198243141174" calcext:value-type="float">
            <text:p>0.602198243141174</text:p>
          </table:table-cell>
          <table:table-cell/>
          <table:table-cell table:formula="of:=[.B2]/[.A9]" office:value-type="float" office:value="1.57782279097435" calcext:value-type="float">
            <text:p>1.57782279097435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8" table:formula="of:=SUM([.C9];[.C22];[.C35];[.C48];[.C61])/5" office:value-type="float" office:value="1.5143074091973" calcext:value-type="float">
            <text:p>1.5143074091973</text:p>
          </table:table-cell>
          <table:table-cell table:number-columns-repeated="1016"/>
        </table:table-row>
        <table:table-row table:style-name="ro2">
          <table:table-cell office:value-type="float" office:value="0.847423374652862" calcext:value-type="float">
            <text:p>0.847423374652862</text:p>
          </table:table-cell>
          <table:table-cell/>
          <table:table-cell table:formula="of:=[.B2]/[.A10]" office:value-type="float" office:value="1.12123661104119" calcext:value-type="float">
            <text:p>1.1212366110411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8" table:formula="of:=SUM([.C10];[.C23];[.C36];[.C49];[.C62])/5" office:value-type="float" office:value="1.15106142454096" calcext:value-type="float">
            <text:p>1.15106142454096</text:p>
          </table:table-cell>
          <table:table-cell table:number-columns-repeated="1016"/>
        </table:table-row>
        <table:table-row table:style-name="ro2">
          <table:table-cell office:value-type="float" office:value="0.834144055843353" calcext:value-type="float">
            <text:p>0.834144055843353</text:p>
          </table:table-cell>
          <table:table-cell/>
          <table:table-cell table:formula="of:=[.B2]/[.A11]" office:value-type="float" office:value="1.13908635571611" calcext:value-type="float">
            <text:p>1.13908635571611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8" table:formula="of:=SUM([.C11];[.C24];[.C37];[.C50];[.C63])/5" office:value-type="float" office:value="1.15292903625814" calcext:value-type="float">
            <text:p>1.15292903625814</text:p>
          </table:table-cell>
          <table:table-cell table:number-columns-repeated="1016"/>
        </table:table-row>
        <table:table-row table:style-name="ro2">
          <table:table-cell office:value-type="float" office:value="0.788846790790557" calcext:value-type="float">
            <text:p>0.788846790790557</text:p>
          </table:table-cell>
          <table:table-cell/>
          <table:table-cell table:formula="of:=[.B2]/[.A12]" office:value-type="float" office:value="1.20449512352156" calcext:value-type="float">
            <text:p>1.20449512352156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8" table:formula="of:=SUM([.C12];[.C25];[.C38];[.C51];[.C64])/5" office:value-type="float" office:value="1.15634740880367" calcext:value-type="float">
            <text:p>1.15634740880367</text:p>
          </table:table-cell>
          <table:table-cell table:number-columns-repeated="1016"/>
        </table:table-row>
        <table:table-row table:style-name="ro2">
          <table:table-cell office:value-type="float" office:value="0.921315312385559" calcext:value-type="float">
            <text:p>0.921315312385559</text:p>
          </table:table-cell>
          <table:table-cell/>
          <table:table-cell table:formula="of:=[.B2]/[.A13]" office:value-type="float" office:value="1.03131045358685" calcext:value-type="float">
            <text:p>1.03131045358685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28" table:formula="of:=SUM([.C13];[.C26];[.C39];[.C52];[.C65])/5" office:value-type="float" office:value="1.02817835812168" calcext:value-type="float">
            <text:p>1.0281783581216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0205408334732" calcext:value-type="float">
            <text:p>0.70205408334732</text:p>
          </table:table-cell>
          <table:table-cell office:value-type="float" office:value="0.944630742073059" calcext:value-type="float">
            <text:p>0.944630742073059</text:p>
          </table:table-cell>
          <table:table-cell table:formula="of:=[.B15]/[.A15]" office:value-type="float" office:value="1.34552417609931" calcext:value-type="float">
            <text:p>1.34552417609931</text:p>
          </table:table-cell>
          <table:table-cell table:number-columns-repeated="1021"/>
        </table:table-row>
        <table:table-row table:style-name="ro2">
          <table:table-cell office:value-type="float" office:value="0.808702647686004" calcext:value-type="float">
            <text:p>0.808702647686004</text:p>
          </table:table-cell>
          <table:table-cell/>
          <table:table-cell table:formula="of:=[.B15]/[.A16]" office:value-type="float" office:value="1.16808167350014" calcext:value-type="float">
            <text:p>1.16808167350014</text:p>
          </table:table-cell>
          <table:table-cell table:number-columns-repeated="1021"/>
        </table:table-row>
        <table:table-row table:style-name="ro2">
          <table:table-cell office:value-type="float" office:value="0.818846762180328" calcext:value-type="float">
            <text:p>0.818846762180328</text:p>
          </table:table-cell>
          <table:table-cell/>
          <table:table-cell table:formula="of:=[.B15]/[.A17]" office:value-type="float" office:value="1.15361113422224" calcext:value-type="float">
            <text:p>1.15361113422224</text:p>
          </table:table-cell>
          <table:table-cell table:number-columns-repeated="1021"/>
        </table:table-row>
        <table:table-row table:style-name="ro2">
          <table:table-cell office:value-type="float" office:value="0.782594501972198" calcext:value-type="float">
            <text:p>0.782594501972198</text:p>
          </table:table-cell>
          <table:table-cell/>
          <table:table-cell table:formula="of:=[.B15]/[.A18]" office:value-type="float" office:value="1.20705006193184" calcext:value-type="float">
            <text:p>1.20705006193184</text:p>
          </table:table-cell>
          <table:table-cell table:number-columns-repeated="1021"/>
        </table:table-row>
        <table:table-row table:style-name="ro2">
          <table:table-cell office:value-type="float" office:value="0.812486469745636" calcext:value-type="float">
            <text:p>0.812486469745636</text:p>
          </table:table-cell>
          <table:table-cell/>
          <table:table-cell table:formula="of:=[.B15]/[.A19]" office:value-type="float" office:value="1.16264181281541" calcext:value-type="float">
            <text:p>1.16264181281541</text:p>
          </table:table-cell>
          <table:table-cell table:number-columns-repeated="1021"/>
        </table:table-row>
        <table:table-row table:style-name="ro2">
          <table:table-cell office:value-type="float" office:value="0.750594615936279" calcext:value-type="float">
            <text:p>0.750594615936279</text:p>
          </table:table-cell>
          <table:table-cell/>
          <table:table-cell table:formula="of:=[.B15]/[.A20]" office:value-type="float" office:value="1.2585098827211" calcext:value-type="float">
            <text:p>1.2585098827211</text:p>
          </table:table-cell>
          <table:table-cell table:number-columns-repeated="1021"/>
        </table:table-row>
        <table:table-row table:style-name="ro2">
          <table:table-cell office:value-type="float" office:value="0.805891871452331" calcext:value-type="float">
            <text:p>0.805891871452331</text:p>
          </table:table-cell>
          <table:table-cell/>
          <table:table-cell table:formula="of:=[.B15]/[.A21]" office:value-type="float" office:value="1.17215568928708" calcext:value-type="float">
            <text:p>1.17215568928708</text:p>
          </table:table-cell>
          <table:table-cell table:number-columns-repeated="1021"/>
        </table:table-row>
        <table:table-row table:style-name="ro2">
          <table:table-cell office:value-type="float" office:value="0.627369344234466" calcext:value-type="float">
            <text:p>0.627369344234466</text:p>
          </table:table-cell>
          <table:table-cell/>
          <table:table-cell table:formula="of:=[.B15]/[.A22]" office:value-type="float" office:value="1.5057011483813" calcext:value-type="float">
            <text:p>1.5057011483813</text:p>
          </table:table-cell>
          <table:table-cell table:number-columns-repeated="1021"/>
        </table:table-row>
        <table:table-row table:style-name="ro2">
          <table:table-cell office:value-type="float" office:value="0.80369359254837" calcext:value-type="float">
            <text:p>0.80369359254837</text:p>
          </table:table-cell>
          <table:table-cell/>
          <table:table-cell table:formula="of:=[.B15]/[.A23]" office:value-type="float" office:value="1.17536179314035" calcext:value-type="float">
            <text:p>1.17536179314035</text:p>
          </table:table-cell>
          <table:table-cell table:number-columns-repeated="1021"/>
        </table:table-row>
        <table:table-row table:style-name="ro2">
          <table:table-cell office:value-type="float" office:value="0.828053951263427" calcext:value-type="float">
            <text:p>0.828053951263427</text:p>
          </table:table-cell>
          <table:table-cell/>
          <table:table-cell table:formula="of:=[.B15]/[.A24]" office:value-type="float" office:value="1.1407840523335" calcext:value-type="float">
            <text:p>1.1407840523335</text:p>
          </table:table-cell>
          <table:table-cell table:number-columns-repeated="1021"/>
        </table:table-row>
        <table:table-row table:style-name="ro2">
          <table:table-cell office:value-type="float" office:value="0.829477548599243" calcext:value-type="float">
            <text:p>0.829477548599243</text:p>
          </table:table-cell>
          <table:table-cell/>
          <table:table-cell table:formula="of:=[.B15]/[.A25]" office:value-type="float" office:value="1.13882617277379" calcext:value-type="float">
            <text:p>1.13882617277379</text:p>
          </table:table-cell>
          <table:table-cell table:number-columns-repeated="1021"/>
        </table:table-row>
        <table:table-row table:style-name="ro2">
          <table:table-cell office:value-type="float" office:value="0.910450458526611" calcext:value-type="float">
            <text:p>0.910450458526611</text:p>
          </table:table-cell>
          <table:table-cell/>
          <table:table-cell table:formula="of:=[.B15]/[.A26]" office:value-type="float" office:value="1.0375421674253" calcext:value-type="float">
            <text:p>1.037542167425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58882820606231" calcext:value-type="float">
            <text:p>0.758882820606231</text:p>
          </table:table-cell>
          <table:table-cell office:value-type="float" office:value="0.942468464374542" calcext:value-type="float">
            <text:p>0.942468464374542</text:p>
          </table:table-cell>
          <table:table-cell table:formula="of:=[.B28]/[.A28]" office:value-type="float" office:value="1.24191566706129" calcext:value-type="float">
            <text:p>1.24191566706129</text:p>
          </table:table-cell>
          <table:table-cell table:number-columns-repeated="1021"/>
        </table:table-row>
        <table:table-row table:style-name="ro2">
          <table:table-cell office:value-type="float" office:value="0.861135184764862" calcext:value-type="float">
            <text:p>0.861135184764862</text:p>
          </table:table-cell>
          <table:table-cell/>
          <table:table-cell table:formula="of:=[.B28]/[.A29]" office:value-type="float" office:value="1.09444891005341" calcext:value-type="float">
            <text:p>1.09444891005341</text:p>
          </table:table-cell>
          <table:table-cell table:number-columns-repeated="1021"/>
        </table:table-row>
        <table:table-row table:style-name="ro2">
          <table:table-cell office:value-type="float" office:value="0.818450570106506" calcext:value-type="float">
            <text:p>0.818450570106506</text:p>
          </table:table-cell>
          <table:table-cell/>
          <table:table-cell table:formula="of:=[.B28]/[.A30]" office:value-type="float" office:value="1.15152765334612" calcext:value-type="float">
            <text:p>1.15152765334612</text:p>
          </table:table-cell>
          <table:table-cell table:number-columns-repeated="1021"/>
        </table:table-row>
        <table:table-row table:style-name="ro2">
          <table:table-cell office:value-type="float" office:value="0.764017939567565" calcext:value-type="float">
            <text:p>0.764017939567565</text:p>
          </table:table-cell>
          <table:table-cell/>
          <table:table-cell table:formula="of:=[.B28]/[.A31]" office:value-type="float" office:value="1.23356850090193" calcext:value-type="float">
            <text:p>1.23356850090193</text:p>
          </table:table-cell>
          <table:table-cell table:number-columns-repeated="1021"/>
        </table:table-row>
        <table:table-row table:style-name="ro2">
          <table:table-cell office:value-type="float" office:value="0.829081118106842" calcext:value-type="float">
            <text:p>0.829081118106842</text:p>
          </table:table-cell>
          <table:table-cell/>
          <table:table-cell table:formula="of:=[.B28]/[.A32]" office:value-type="float" office:value="1.13676266868387" calcext:value-type="float">
            <text:p>1.13676266868387</text:p>
          </table:table-cell>
          <table:table-cell table:number-columns-repeated="1021"/>
        </table:table-row>
        <table:table-row table:style-name="ro2">
          <table:table-cell office:value-type="float" office:value="0.778900980949401" calcext:value-type="float">
            <text:p>0.778900980949401</text:p>
          </table:table-cell>
          <table:table-cell/>
          <table:table-cell table:formula="of:=[.B28]/[.A33]" office:value-type="float" office:value="1.20999778845543" calcext:value-type="float">
            <text:p>1.20999778845543</text:p>
          </table:table-cell>
          <table:table-cell table:number-columns-repeated="1021"/>
        </table:table-row>
        <table:table-row table:style-name="ro2">
          <table:table-cell office:value-type="float" office:value="0.789387345314025" calcext:value-type="float">
            <text:p>0.789387345314025</text:p>
          </table:table-cell>
          <table:table-cell/>
          <table:table-cell table:formula="of:=[.B28]/[.A34]" office:value-type="float" office:value="1.19392395883876" calcext:value-type="float">
            <text:p>1.19392395883876</text:p>
          </table:table-cell>
          <table:table-cell table:number-columns-repeated="1021"/>
        </table:table-row>
        <table:table-row table:style-name="ro2">
          <table:table-cell office:value-type="float" office:value="0.608216166496276" calcext:value-type="float">
            <text:p>0.608216166496276</text:p>
          </table:table-cell>
          <table:table-cell/>
          <table:table-cell table:formula="of:=[.B28]/[.A35]" office:value-type="float" office:value="1.54956167936768" calcext:value-type="float">
            <text:p>1.54956167936768</text:p>
          </table:table-cell>
          <table:table-cell table:number-columns-repeated="1021"/>
        </table:table-row>
        <table:table-row table:style-name="ro2">
          <table:table-cell office:value-type="float" office:value="0.8210991024971" calcext:value-type="float">
            <text:p>0.8210991024971</text:p>
          </table:table-cell>
          <table:table-cell/>
          <table:table-cell table:formula="of:=[.B28]/[.A36]" office:value-type="float" office:value="1.14781329258349" calcext:value-type="float">
            <text:p>1.14781329258349</text:p>
          </table:table-cell>
          <table:table-cell table:number-columns-repeated="1021"/>
        </table:table-row>
        <table:table-row table:style-name="ro2">
          <table:table-cell office:value-type="float" office:value="0.824468433856964" calcext:value-type="float">
            <text:p>0.824468433856964</text:p>
          </table:table-cell>
          <table:table-cell/>
          <table:table-cell table:formula="of:=[.B28]/[.A37]" office:value-type="float" office:value="1.14312255711909" calcext:value-type="float">
            <text:p>1.14312255711909</text:p>
          </table:table-cell>
          <table:table-cell table:number-columns-repeated="1021"/>
        </table:table-row>
        <table:table-row table:style-name="ro2">
          <table:table-cell office:value-type="float" office:value="0.830144107341766" calcext:value-type="float">
            <text:p>0.830144107341766</text:p>
          </table:table-cell>
          <table:table-cell/>
          <table:table-cell table:formula="of:=[.B28]/[.A38]" office:value-type="float" office:value="1.13530705818349" calcext:value-type="float">
            <text:p>1.13530705818349</text:p>
          </table:table-cell>
          <table:table-cell table:number-columns-repeated="1021"/>
        </table:table-row>
        <table:table-row table:style-name="ro2">
          <table:table-cell office:value-type="float" office:value="0.908072233200073" calcext:value-type="float">
            <text:p>0.908072233200073</text:p>
          </table:table-cell>
          <table:table-cell/>
          <table:table-cell table:formula="of:=[.B28]/[.A39]" office:value-type="float" office:value="1.03787829857241" calcext:value-type="float">
            <text:p>1.0378782985724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43783712387085" calcext:value-type="float">
            <text:p>0.743783712387085</text:p>
          </table:table-cell>
          <table:table-cell office:value-type="float" office:value="0.932558536529541" calcext:value-type="float">
            <text:p>0.932558536529541</text:p>
          </table:table-cell>
          <table:table-cell table:formula="of:=[.B41]/[.A41]" office:value-type="float" office:value="1.25380338531023" calcext:value-type="float">
            <text:p>1.25380338531023</text:p>
          </table:table-cell>
          <table:table-cell table:number-columns-repeated="1021"/>
        </table:table-row>
        <table:table-row table:style-name="ro2">
          <table:table-cell office:value-type="float" office:value="0.850648581981658" calcext:value-type="float">
            <text:p>0.850648581981658</text:p>
          </table:table-cell>
          <table:table-cell/>
          <table:table-cell table:formula="of:=[.B41]/[.A42]" office:value-type="float" office:value="1.09629117861699" calcext:value-type="float">
            <text:p>1.09629117861699</text:p>
          </table:table-cell>
          <table:table-cell table:number-columns-repeated="1021"/>
        </table:table-row>
        <table:table-row table:style-name="ro2">
          <table:table-cell office:value-type="float" office:value="0.820216298103332" calcext:value-type="float">
            <text:p>0.820216298103332</text:p>
          </table:table-cell>
          <table:table-cell/>
          <table:table-cell table:formula="of:=[.B41]/[.A43]" office:value-type="float" office:value="1.13696660098804" calcext:value-type="float">
            <text:p>1.13696660098804</text:p>
          </table:table-cell>
          <table:table-cell table:number-columns-repeated="1021"/>
        </table:table-row>
        <table:table-row table:style-name="ro2">
          <table:table-cell office:value-type="float" office:value="0.786936938762664" calcext:value-type="float">
            <text:p>0.786936938762664</text:p>
          </table:table-cell>
          <table:table-cell/>
          <table:table-cell table:formula="of:=[.B41]/[.A44]" office:value-type="float" office:value="1.18504862409413" calcext:value-type="float">
            <text:p>1.18504862409413</text:p>
          </table:table-cell>
          <table:table-cell table:number-columns-repeated="1021"/>
        </table:table-row>
        <table:table-row table:style-name="ro2">
          <table:table-cell office:value-type="float" office:value="0.824162125587463" calcext:value-type="float">
            <text:p>0.824162125587463</text:p>
          </table:table-cell>
          <table:table-cell/>
          <table:table-cell table:formula="of:=[.B41]/[.A45]" office:value-type="float" office:value="1.13152316465017" calcext:value-type="float">
            <text:p>1.13152316465017</text:p>
          </table:table-cell>
          <table:table-cell table:number-columns-repeated="1021"/>
        </table:table-row>
        <table:table-row table:style-name="ro2">
          <table:table-cell office:value-type="float" office:value="0.809117078781127" calcext:value-type="float">
            <text:p>0.809117078781127</text:p>
          </table:table-cell>
          <table:table-cell/>
          <table:table-cell table:formula="of:=[.B41]/[.A46]" office:value-type="float" office:value="1.15256315925795" calcext:value-type="float">
            <text:p>1.15256315925795</text:p>
          </table:table-cell>
          <table:table-cell table:number-columns-repeated="1021"/>
        </table:table-row>
        <table:table-row table:style-name="ro2">
          <table:table-cell office:value-type="float" office:value="0.815333247184753" calcext:value-type="float">
            <text:p>0.815333247184753</text:p>
          </table:table-cell>
          <table:table-cell/>
          <table:table-cell table:formula="of:=[.B41]/[.A47]" office:value-type="float" office:value="1.14377592199208" calcext:value-type="float">
            <text:p>1.14377592199208</text:p>
          </table:table-cell>
          <table:table-cell table:number-columns-repeated="1021"/>
        </table:table-row>
        <table:table-row table:style-name="ro2">
          <table:table-cell office:value-type="float" office:value="0.641657650470733" calcext:value-type="float">
            <text:p>0.641657650470733</text:p>
          </table:table-cell>
          <table:table-cell/>
          <table:table-cell table:formula="of:=[.B41]/[.A48]" office:value-type="float" office:value="1.45335840045762" calcext:value-type="float">
            <text:p>1.45335840045762</text:p>
          </table:table-cell>
          <table:table-cell table:number-columns-repeated="1021"/>
        </table:table-row>
        <table:table-row table:style-name="ro2">
          <table:table-cell office:value-type="float" office:value="0.810288310050964" calcext:value-type="float">
            <text:p>0.810288310050964</text:p>
          </table:table-cell>
          <table:table-cell/>
          <table:table-cell table:formula="of:=[.B41]/[.A49]" office:value-type="float" office:value="1.15089718679378" calcext:value-type="float">
            <text:p>1.15089718679378</text:p>
          </table:table-cell>
          <table:table-cell table:number-columns-repeated="1021"/>
        </table:table-row>
        <table:table-row table:style-name="ro2">
          <table:table-cell office:value-type="float" office:value="0.808018088340759" calcext:value-type="float">
            <text:p>0.808018088340759</text:p>
          </table:table-cell>
          <table:table-cell/>
          <table:table-cell table:formula="of:=[.B41]/[.A50]" office:value-type="float" office:value="1.15413076759769" calcext:value-type="float">
            <text:p>1.15413076759769</text:p>
          </table:table-cell>
          <table:table-cell table:number-columns-repeated="1021"/>
        </table:table-row>
        <table:table-row table:style-name="ro2">
          <table:table-cell office:value-type="float" office:value="0.807549595832824" calcext:value-type="float">
            <text:p>0.807549595832824</text:p>
          </table:table-cell>
          <table:table-cell/>
          <table:table-cell table:formula="of:=[.B41]/[.A51]" office:value-type="float" office:value="1.15480032600078" calcext:value-type="float">
            <text:p>1.15480032600078</text:p>
          </table:table-cell>
          <table:table-cell table:number-columns-repeated="1021"/>
        </table:table-row>
        <table:table-row table:style-name="ro2">
          <table:table-cell office:value-type="float" office:value="0.922504484653472" calcext:value-type="float">
            <text:p>0.922504484653472</text:p>
          </table:table-cell>
          <table:table-cell/>
          <table:table-cell table:formula="of:=[.B41]/[.A52]" office:value-type="float" office:value="1.01089864823784" calcext:value-type="float">
            <text:p>1.0108986482378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716054081916809" calcext:value-type="float">
            <text:p>0.716054081916809</text:p>
          </table:table-cell>
          <table:table-cell office:value-type="float" office:value="0.942378401756286" calcext:value-type="float">
            <text:p>0.942378401756286</text:p>
          </table:table-cell>
          <table:table-cell table:formula="of:=[.B54]/[.A54]" office:value-type="float" office:value="1.31607154481073" calcext:value-type="float">
            <text:p>1.31607154481073</text:p>
          </table:table-cell>
          <table:table-cell table:number-columns-repeated="1021"/>
        </table:table-row>
        <table:table-row table:style-name="ro2">
          <table:table-cell office:value-type="float" office:value="0.82607215642929" calcext:value-type="float">
            <text:p>0.82607215642929</text:p>
          </table:table-cell>
          <table:table-cell/>
          <table:table-cell table:formula="of:=[.B54]/[.A55]" office:value-type="float" office:value="1.14079429311567" calcext:value-type="float">
            <text:p>1.14079429311567</text:p>
          </table:table-cell>
          <table:table-cell table:number-columns-repeated="1021"/>
        </table:table-row>
        <table:table-row table:style-name="ro2">
          <table:table-cell office:value-type="float" office:value="0.81724327802658" calcext:value-type="float">
            <text:p>0.81724327802658</text:p>
          </table:table-cell>
          <table:table-cell/>
          <table:table-cell table:formula="of:=[.B54]/[.A56]" office:value-type="float" office:value="1.15311857202652" calcext:value-type="float">
            <text:p>1.15311857202652</text:p>
          </table:table-cell>
          <table:table-cell table:number-columns-repeated="1021"/>
        </table:table-row>
        <table:table-row table:style-name="ro2">
          <table:table-cell office:value-type="float" office:value="0.81419825553894" calcext:value-type="float">
            <text:p>0.81419825553894</text:p>
          </table:table-cell>
          <table:table-cell/>
          <table:table-cell table:formula="of:=[.B54]/[.A57]" office:value-type="float" office:value="1.15743112361804" calcext:value-type="float">
            <text:p>1.15743112361804</text:p>
          </table:table-cell>
          <table:table-cell table:number-columns-repeated="1021"/>
        </table:table-row>
        <table:table-row table:style-name="ro2">
          <table:table-cell office:value-type="float" office:value="0.842054009437561" calcext:value-type="float">
            <text:p>0.842054009437561</text:p>
          </table:table-cell>
          <table:table-cell/>
          <table:table-cell table:formula="of:=[.B54]/[.A58]" office:value-type="float" office:value="1.11914246734094" calcext:value-type="float">
            <text:p>1.11914246734094</text:p>
          </table:table-cell>
          <table:table-cell table:number-columns-repeated="1021"/>
        </table:table-row>
        <table:table-row table:style-name="ro2">
          <table:table-cell office:value-type="float" office:value="0.78009009361267" calcext:value-type="float">
            <text:p>0.78009009361267</text:p>
          </table:table-cell>
          <table:table-cell/>
          <table:table-cell table:formula="of:=[.B54]/[.A59]" office:value-type="float" office:value="1.20803790417597" calcext:value-type="float">
            <text:p>1.20803790417597</text:p>
          </table:table-cell>
          <table:table-cell table:number-columns-repeated="1021"/>
        </table:table-row>
        <table:table-row table:style-name="ro2">
          <table:table-cell office:value-type="float" office:value="0.782522499561309" calcext:value-type="float">
            <text:p>0.782522499561309</text:p>
          </table:table-cell>
          <table:table-cell/>
          <table:table-cell table:formula="of:=[.B54]/[.A60]" office:value-type="float" office:value="1.20428281906858" calcext:value-type="float">
            <text:p>1.20428281906858</text:p>
          </table:table-cell>
          <table:table-cell table:number-columns-repeated="1021"/>
        </table:table-row>
        <table:table-row table:style-name="ro2">
          <table:table-cell office:value-type="float" office:value="0.634558498859405" calcext:value-type="float">
            <text:p>0.634558498859405</text:p>
          </table:table-cell>
          <table:table-cell/>
          <table:table-cell table:formula="of:=[.B54]/[.A61]" office:value-type="float" office:value="1.48509302680553" calcext:value-type="float">
            <text:p>1.48509302680553</text:p>
          </table:table-cell>
          <table:table-cell table:number-columns-repeated="1021"/>
        </table:table-row>
        <table:table-row table:style-name="ro2">
          <table:table-cell office:value-type="float" office:value="0.81239640712738" calcext:value-type="float">
            <text:p>0.81239640712738</text:p>
          </table:table-cell>
          <table:table-cell/>
          <table:table-cell table:formula="of:=[.B54]/[.A62]" office:value-type="float" office:value="1.15999823914599" calcext:value-type="float">
            <text:p>1.15999823914599</text:p>
          </table:table-cell>
          <table:table-cell table:number-columns-repeated="1021"/>
        </table:table-row>
        <table:table-row table:style-name="ro2">
          <table:table-cell office:value-type="float" office:value="0.793567478656768" calcext:value-type="float">
            <text:p>0.793567478656768</text:p>
          </table:table-cell>
          <table:table-cell/>
          <table:table-cell table:formula="of:=[.B54]/[.A63]" office:value-type="float" office:value="1.18752144852433" calcext:value-type="float">
            <text:p>1.18752144852433</text:p>
          </table:table-cell>
          <table:table-cell table:number-columns-repeated="1021"/>
        </table:table-row>
        <table:table-row table:style-name="ro2">
          <table:table-cell office:value-type="float" office:value="0.820666670799255" calcext:value-type="float">
            <text:p>0.820666670799255</text:p>
          </table:table-cell>
          <table:table-cell/>
          <table:table-cell table:formula="of:=[.B54]/[.A64]" office:value-type="float" office:value="1.14830836353875" calcext:value-type="float">
            <text:p>1.14830836353875</text:p>
          </table:table-cell>
          <table:table-cell table:number-columns-repeated="1021"/>
        </table:table-row>
        <table:table-row table:style-name="ro2">
          <table:table-cell office:value-type="float" office:value="0.920954942703247" calcext:value-type="float">
            <text:p>0.920954942703247</text:p>
          </table:table-cell>
          <table:table-cell/>
          <table:table-cell table:formula="of:=[.B54]/[.A65]" office:value-type="float" office:value="1.02326222278601" calcext:value-type="float">
            <text:p>1.02326222278601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i_axi_master.C1:spi_axi_master.C1048576">
            <calcext:condition calcext:apply-style-name="Good" calcext:value="&gt;1" calcext:base-cell-address="spi_axi_master.C1"/>
          </calcext:conditional-format>
          <calcext:conditional-format calcext:target-range-address="spi_axi_master.H2:spi_axi_master.H13">
            <calcext:condition calcext:apply-style-name="Good" calcext:value="&gt;1" calcext:base-cell-address="spi_axi_master.H2"/>
          </calcext:conditional-format>
        </calcext:conditional-formats>
      </table:table>
      <table:table table:name="UART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296249985694885" calcext:value-type="float">
            <text:p>0.296249985694885</text:p>
          </table:table-cell>
          <table:table-cell office:value-type="float" office:value="0.406562507152557" calcext:value-type="float">
            <text:p>0.406562507152557</text:p>
          </table:table-cell>
          <table:table-cell table:formula="of:=[.B2]/[.A2]" office:value-type="float" office:value="1.37236295960968" calcext:value-type="float">
            <text:p>1.37236295960968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30" table:formula="of:=SUM([.C2];[.C15];[.C28];[.C41];[.C54])/5" office:value-type="float" office:value="1.34038054378678" calcext:value-type="float">
            <text:p>1.34038054378678</text:p>
          </table:table-cell>
          <table:table-cell table:number-columns-repeated="1016"/>
        </table:table-row>
        <table:table-row table:style-name="ro2">
          <table:table-cell office:value-type="float" office:value="0.469687491655349" calcext:value-type="float">
            <text:p>0.469687491655349</text:p>
          </table:table-cell>
          <table:table-cell/>
          <table:table-cell table:formula="of:=[.B2]/[.A3]" office:value-type="float" office:value="0.86560215968214" calcext:value-type="float">
            <text:p>0.8656021596821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30" table:formula="of:=SUM([.C3];[.C16];[.C29];[.C42];[.C55])/5" office:value-type="float" office:value="0.877613482251995" calcext:value-type="float">
            <text:p>0.877613482251995</text:p>
          </table:table-cell>
          <table:table-cell table:number-columns-repeated="1016"/>
        </table:table-row>
        <table:table-row table:style-name="ro2">
          <table:table-cell office:value-type="float" office:value="0.559062480926513" calcext:value-type="float">
            <text:p>0.559062480926513</text:p>
          </table:table-cell>
          <table:table-cell/>
          <table:table-cell table:formula="of:=[.B2]/[.A4]" office:value-type="float" office:value="0.727221949286914" calcext:value-type="float">
            <text:p>0.72722194928691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30" table:formula="of:=SUM([.C4];[.C17];[.C30];[.C43];[.C56])/5" office:value-type="float" office:value="0.717925399978232" calcext:value-type="float">
            <text:p>0.717925399978232</text:p>
          </table:table-cell>
          <table:table-cell table:number-columns-repeated="1016"/>
        </table:table-row>
        <table:table-row table:style-name="ro2">
          <table:table-cell office:value-type="float" office:value="0.434374988079071" calcext:value-type="float">
            <text:p>0.434374988079071</text:p>
          </table:table-cell>
          <table:table-cell/>
          <table:table-cell table:formula="of:=[.B2]/[.A5]" office:value-type="float" office:value="0.93597126517457" calcext:value-type="float">
            <text:p>0.9359712651745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30" table:formula="of:=SUM([.C5];[.C18];[.C31];[.C44];[.C57])/5" office:value-type="float" office:value="0.939905913273612" calcext:value-type="float">
            <text:p>0.939905913273612</text:p>
          </table:table-cell>
          <table:table-cell table:number-columns-repeated="1016"/>
        </table:table-row>
        <table:table-row table:style-name="ro2">
          <table:table-cell office:value-type="float" office:value="0.440781235694885" calcext:value-type="float">
            <text:p>0.440781235694885</text:p>
          </table:table-cell>
          <table:table-cell/>
          <table:table-cell table:formula="of:=[.B2]/[.A6]" office:value-type="float" office:value="0.92236800078755" calcext:value-type="float">
            <text:p>0.92236800078755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30" table:formula="of:=SUM([.C6];[.C19];[.C32];[.C45];[.C58])/5" office:value-type="float" office:value="0.892763988418274" calcext:value-type="float">
            <text:p>0.892763988418274</text:p>
          </table:table-cell>
          <table:table-cell table:number-columns-repeated="1016"/>
        </table:table-row>
        <table:table-row table:style-name="ro2">
          <table:table-cell office:value-type="float" office:value="0.482812494039535" calcext:value-type="float">
            <text:p>0.482812494039535</text:p>
          </table:table-cell>
          <table:table-cell/>
          <table:table-cell table:formula="of:=[.B2]/[.A7]" office:value-type="float" office:value="0.842071222620982" calcext:value-type="float">
            <text:p>0.842071222620982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30" table:formula="of:=SUM([.C7];[.C20];[.C33];[.C46];[.C59])/5" office:value-type="float" office:value="0.842071166348072" calcext:value-type="float">
            <text:p>0.842071166348072</text:p>
          </table:table-cell>
          <table:table-cell table:number-columns-repeated="1016"/>
        </table:table-row>
        <table:table-row table:style-name="ro2">
          <table:table-cell office:value-type="float" office:value="0.467343747615814" calcext:value-type="float">
            <text:p>0.467343747615814</text:p>
          </table:table-cell>
          <table:table-cell/>
          <table:table-cell table:formula="of:=[.B2]/[.A8]" office:value-type="float" office:value="0.869943182564576" calcext:value-type="float">
            <text:p>0.869943182564576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30" table:formula="of:=SUM([.C8];[.C21];[.C34];[.C47];[.C60])/5" office:value-type="float" office:value="0.886210412851687" calcext:value-type="float">
            <text:p>0.886210412851687</text:p>
          </table:table-cell>
          <table:table-cell table:number-columns-repeated="1016"/>
        </table:table-row>
        <table:table-row table:style-name="ro2">
          <table:table-cell office:value-type="float" office:value="0.321093738079071" calcext:value-type="float">
            <text:p>0.321093738079071</text:p>
          </table:table-cell>
          <table:table-cell/>
          <table:table-cell table:formula="of:=[.B2]/[.A9]" office:value-type="float" office:value="1.26618011794562" calcext:value-type="float">
            <text:p>1.26618011794562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30" table:formula="of:=SUM([.C9];[.C22];[.C35];[.C48];[.C61])/5" office:value-type="float" office:value="1.25219206504904" calcext:value-type="float">
            <text:p>1.25219206504904</text:p>
          </table:table-cell>
          <table:table-cell table:number-columns-repeated="1016"/>
        </table:table-row>
        <table:table-row table:style-name="ro2">
          <table:table-cell office:value-type="float" office:value="0.451406240463256" calcext:value-type="float">
            <text:p>0.451406240463256</text:p>
          </table:table-cell>
          <table:table-cell/>
          <table:table-cell table:formula="of:=[.B2]/[.A10]" office:value-type="float" office:value="0.900657701885827" calcext:value-type="float">
            <text:p>0.900657701885827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30" table:formula="of:=SUM([.C10];[.C23];[.C36];[.C49];[.C62])/5" office:value-type="float" office:value="0.882121340262856" calcext:value-type="float">
            <text:p>0.882121340262856</text:p>
          </table:table-cell>
          <table:table-cell table:number-columns-repeated="1016"/>
        </table:table-row>
        <table:table-row table:style-name="ro2">
          <table:table-cell office:value-type="float" office:value="0.466562509536743" calcext:value-type="float">
            <text:p>0.466562509536743</text:p>
          </table:table-cell>
          <table:table-cell/>
          <table:table-cell table:formula="of:=[.B2]/[.A11]" office:value-type="float" office:value="0.87139986356006" calcext:value-type="float">
            <text:p>0.87139986356006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30" table:formula="of:=SUM([.C11];[.C24];[.C37];[.C50];[.C63])/5" office:value-type="float" office:value="0.877352097246355" calcext:value-type="float">
            <text:p>0.877352097246355</text:p>
          </table:table-cell>
          <table:table-cell table:number-columns-repeated="1016"/>
        </table:table-row>
        <table:table-row table:style-name="ro2">
          <table:table-cell office:value-type="float" office:value="0.457656264305114" calcext:value-type="float">
            <text:p>0.457656264305114</text:p>
          </table:table-cell>
          <table:table-cell/>
          <table:table-cell table:formula="of:=[.B2]/[.A12]" office:value-type="float" office:value="0.888357789158342" calcext:value-type="float">
            <text:p>0.888357789158342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30" table:formula="of:=SUM([.C12];[.C25];[.C38];[.C51];[.C64])/5" office:value-type="float" office:value="0.883591489820408" calcext:value-type="float">
            <text:p>0.883591489820408</text:p>
          </table:table-cell>
          <table:table-cell table:number-columns-repeated="1016"/>
        </table:table-row>
        <table:table-row table:style-name="ro2">
          <table:table-cell office:value-type="float" office:value="0.455468744039535" calcext:value-type="float">
            <text:p>0.455468744039535</text:p>
          </table:table-cell>
          <table:table-cell/>
          <table:table-cell table:formula="of:=[.B2]/[.A13]" office:value-type="float" office:value="0.892624384160304" calcext:value-type="float">
            <text:p>0.892624384160304</text:p>
          </table:table-cell>
          <table:table-cell table:number-columns-repeated="3"/>
          <table:table-cell office:value-type="string" calcext:value-type="string">
            <text:p>fastRELIC</text:p>
          </table:table-cell>
          <table:table-cell table:style-name="ce30" table:formula="of:=SUM([.C13];[.C26];[.C39];[.C52];[.C65])/5" office:value-type="float" office:value="0.848569077069918" calcext:value-type="float">
            <text:p>0.84856907706991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00000011920928" calcext:value-type="float">
            <text:p>0.300000011920928</text:p>
          </table:table-cell>
          <table:table-cell office:value-type="float" office:value="0.389531254768371" calcext:value-type="float">
            <text:p>0.389531254768371</text:p>
          </table:table-cell>
          <table:table-cell table:formula="of:=[.B15]/[.A15]" office:value-type="float" office:value="1.29843746429931" calcext:value-type="float">
            <text:p>1.29843746429931</text:p>
          </table:table-cell>
          <table:table-cell table:number-columns-repeated="1021"/>
        </table:table-row>
        <table:table-row table:style-name="ro2">
          <table:table-cell office:value-type="float" office:value="0.462812513113021" calcext:value-type="float">
            <text:p>0.462812513113021</text:p>
          </table:table-cell>
          <table:table-cell/>
          <table:table-cell table:formula="of:=[.B15]/[.A16]" office:value-type="float" office:value="0.841661026293914" calcext:value-type="float">
            <text:p>0.841661026293914</text:p>
          </table:table-cell>
          <table:table-cell table:number-columns-repeated="1021"/>
        </table:table-row>
        <table:table-row table:style-name="ro2">
          <table:table-cell office:value-type="float" office:value="0.573281228542327" calcext:value-type="float">
            <text:p>0.573281228542327</text:p>
          </table:table-cell>
          <table:table-cell/>
          <table:table-cell table:formula="of:=[.B15]/[.A17]" office:value-type="float" office:value="0.679476730397794" calcext:value-type="float">
            <text:p>0.679476730397794</text:p>
          </table:table-cell>
          <table:table-cell table:number-columns-repeated="1021"/>
        </table:table-row>
        <table:table-row table:style-name="ro2">
          <table:table-cell office:value-type="float" office:value="0.428124994039535" calcext:value-type="float">
            <text:p>0.428124994039535</text:p>
          </table:table-cell>
          <table:table-cell/>
          <table:table-cell table:formula="of:=[.B15]/[.A18]" office:value-type="float" office:value="0.90985403840356" calcext:value-type="float">
            <text:p>0.90985403840356</text:p>
          </table:table-cell>
          <table:table-cell table:number-columns-repeated="1021"/>
        </table:table-row>
        <table:table-row table:style-name="ro2">
          <table:table-cell office:value-type="float" office:value="0.442031264305114" calcext:value-type="float">
            <text:p>0.442031264305114</text:p>
          </table:table-cell>
          <table:table-cell/>
          <table:table-cell table:formula="of:=[.B15]/[.A19]" office:value-type="float" office:value="0.881230098917834" calcext:value-type="float">
            <text:p>0.881230098917834</text:p>
          </table:table-cell>
          <table:table-cell table:number-columns-repeated="1021"/>
        </table:table-row>
        <table:table-row table:style-name="ro2">
          <table:table-cell office:value-type="float" office:value="0.47265625" calcext:value-type="float">
            <text:p>0.47265625</text:p>
          </table:table-cell>
          <table:table-cell/>
          <table:table-cell table:formula="of:=[.B15]/[.A20]" office:value-type="float" office:value="0.824132241493413" calcext:value-type="float">
            <text:p>0.824132241493413</text:p>
          </table:table-cell>
          <table:table-cell table:number-columns-repeated="1021"/>
        </table:table-row>
        <table:table-row table:style-name="ro2">
          <table:table-cell office:value-type="float" office:value="0.443593740463256" calcext:value-type="float">
            <text:p>0.443593740463256</text:p>
          </table:table-cell>
          <table:table-cell/>
          <table:table-cell table:formula="of:=[.B15]/[.A21]" office:value-type="float" office:value="0.878126130367786" calcext:value-type="float">
            <text:p>0.878126130367786</text:p>
          </table:table-cell>
          <table:table-cell table:number-columns-repeated="1021"/>
        </table:table-row>
        <table:table-row table:style-name="ro2">
          <table:table-cell office:value-type="float" office:value="0.323749989271163" calcext:value-type="float">
            <text:p>0.323749989271163</text:p>
          </table:table-cell>
          <table:table-cell/>
          <table:table-cell table:formula="of:=[.B15]/[.A22]" office:value-type="float" office:value="1.20318538278657" calcext:value-type="float">
            <text:p>1.20318538278657</text:p>
          </table:table-cell>
          <table:table-cell table:number-columns-repeated="1021"/>
        </table:table-row>
        <table:table-row table:style-name="ro2">
          <table:table-cell office:value-type="float" office:value="0.471093744039535" calcext:value-type="float">
            <text:p>0.471093744039535</text:p>
          </table:table-cell>
          <table:table-cell/>
          <table:table-cell table:formula="of:=[.B15]/[.A23]" office:value-type="float" office:value="0.826865692225539" calcext:value-type="float">
            <text:p>0.826865692225539</text:p>
          </table:table-cell>
          <table:table-cell table:number-columns-repeated="1021"/>
        </table:table-row>
        <table:table-row table:style-name="ro2">
          <table:table-cell office:value-type="float" office:value="0.466406255960464" calcext:value-type="float">
            <text:p>0.466406255960464</text:p>
          </table:table-cell>
          <table:table-cell/>
          <table:table-cell table:formula="of:=[.B15]/[.A24]" office:value-type="float" office:value="0.835175878947453" calcext:value-type="float">
            <text:p>0.835175878947453</text:p>
          </table:table-cell>
          <table:table-cell table:number-columns-repeated="1021"/>
        </table:table-row>
        <table:table-row table:style-name="ro2">
          <table:table-cell office:value-type="float" office:value="0.462812513113021" calcext:value-type="float">
            <text:p>0.462812513113021</text:p>
          </table:table-cell>
          <table:table-cell/>
          <table:table-cell table:formula="of:=[.B15]/[.A25]" office:value-type="float" office:value="0.841661026293914" calcext:value-type="float">
            <text:p>0.841661026293914</text:p>
          </table:table-cell>
          <table:table-cell table:number-columns-repeated="1021"/>
        </table:table-row>
        <table:table-row table:style-name="ro2">
          <table:table-cell office:value-type="float" office:value="0.489687502384185" calcext:value-type="float">
            <text:p>0.489687502384185</text:p>
          </table:table-cell>
          <table:table-cell/>
          <table:table-cell table:formula="of:=[.B15]/[.A26]" office:value-type="float" office:value="0.79546905500309" calcext:value-type="float">
            <text:p>0.7954690550030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03281247615814" calcext:value-type="float">
            <text:p>0.303281247615814</text:p>
          </table:table-cell>
          <table:table-cell office:value-type="float" office:value="0.402031242847442" calcext:value-type="float">
            <text:p>0.402031242847442</text:p>
          </table:table-cell>
          <table:table-cell table:formula="of:=[.B28]/[.A28]" office:value-type="float" office:value="1.32560534489993" calcext:value-type="float">
            <text:p>1.32560534489993</text:p>
          </table:table-cell>
          <table:table-cell table:number-columns-repeated="1021"/>
        </table:table-row>
        <table:table-row table:style-name="ro2">
          <table:table-cell office:value-type="float" office:value="0.457500010728836" calcext:value-type="float">
            <text:p>0.457500010728836</text:p>
          </table:table-cell>
          <table:table-cell/>
          <table:table-cell table:formula="of:=[.B28]/[.A29]" office:value-type="float" office:value="0.878756794359354" calcext:value-type="float">
            <text:p>0.878756794359354</text:p>
          </table:table-cell>
          <table:table-cell table:number-columns-repeated="1021"/>
        </table:table-row>
        <table:table-row table:style-name="ro2">
          <table:table-cell office:value-type="float" office:value="0.561406254768371" calcext:value-type="float">
            <text:p>0.561406254768371</text:p>
          </table:table-cell>
          <table:table-cell/>
          <table:table-cell table:formula="of:=[.B28]/[.A30]" office:value-type="float" office:value="0.716114648586014" calcext:value-type="float">
            <text:p>0.716114648586014</text:p>
          </table:table-cell>
          <table:table-cell table:number-columns-repeated="1021"/>
        </table:table-row>
        <table:table-row table:style-name="ro2">
          <table:table-cell office:value-type="float" office:value="0.431874990463256" calcext:value-type="float">
            <text:p>0.431874990463256</text:p>
          </table:table-cell>
          <table:table-cell/>
          <table:table-cell table:formula="of:=[.B28]/[.A31]" office:value-type="float" office:value="0.930897254356401" calcext:value-type="float">
            <text:p>0.930897254356401</text:p>
          </table:table-cell>
          <table:table-cell table:number-columns-repeated="1021"/>
        </table:table-row>
        <table:table-row table:style-name="ro2">
          <table:table-cell office:value-type="float" office:value="0.458906263113021" calcext:value-type="float">
            <text:p>0.458906263113021</text:p>
          </table:table-cell>
          <table:table-cell/>
          <table:table-cell table:formula="of:=[.B28]/[.A32]" office:value-type="float" office:value="0.876063970276275" calcext:value-type="float">
            <text:p>0.876063970276275</text:p>
          </table:table-cell>
          <table:table-cell table:number-columns-repeated="1021"/>
        </table:table-row>
        <table:table-row table:style-name="ro2">
          <table:table-cell office:value-type="float" office:value="0.487812489271163" calcext:value-type="float">
            <text:p>0.487812489271163</text:p>
          </table:table-cell>
          <table:table-cell/>
          <table:table-cell table:formula="of:=[.B28]/[.A33]" office:value-type="float" office:value="0.824151188601411" calcext:value-type="float">
            <text:p>0.824151188601411</text:p>
          </table:table-cell>
          <table:table-cell table:number-columns-repeated="1021"/>
        </table:table-row>
        <table:table-row table:style-name="ro2">
          <table:table-cell office:value-type="float" office:value="0.464218735694885" calcext:value-type="float">
            <text:p>0.464218735694885</text:p>
          </table:table-cell>
          <table:table-cell/>
          <table:table-cell table:formula="of:=[.B28]/[.A34]" office:value-type="float" office:value="0.866038382198523" calcext:value-type="float">
            <text:p>0.866038382198523</text:p>
          </table:table-cell>
          <table:table-cell table:number-columns-repeated="1021"/>
        </table:table-row>
        <table:table-row table:style-name="ro2">
          <table:table-cell office:value-type="float" office:value="0.329374998807907" calcext:value-type="float">
            <text:p>0.329374998807907</text:p>
          </table:table-cell>
          <table:table-cell/>
          <table:table-cell table:formula="of:=[.B28]/[.A35]" office:value-type="float" office:value="1.22058821799619" calcext:value-type="float">
            <text:p>1.22058821799619</text:p>
          </table:table-cell>
          <table:table-cell table:number-columns-repeated="1021"/>
        </table:table-row>
        <table:table-row table:style-name="ro2">
          <table:table-cell office:value-type="float" office:value="0.461093753576278" calcext:value-type="float">
            <text:p>0.461093753576278</text:p>
          </table:table-cell>
          <table:table-cell/>
          <table:table-cell table:formula="of:=[.B28]/[.A36]" office:value-type="float" office:value="0.871907805580226" calcext:value-type="float">
            <text:p>0.871907805580226</text:p>
          </table:table-cell>
          <table:table-cell table:number-columns-repeated="1021"/>
        </table:table-row>
        <table:table-row table:style-name="ro2">
          <table:table-cell office:value-type="float" office:value="0.453906238079071" calcext:value-type="float">
            <text:p>0.453906238079071</text:p>
          </table:table-cell>
          <table:table-cell/>
          <table:table-cell table:formula="of:=[.B28]/[.A37]" office:value-type="float" office:value="0.885714293217992" calcext:value-type="float">
            <text:p>0.885714293217992</text:p>
          </table:table-cell>
          <table:table-cell table:number-columns-repeated="1021"/>
        </table:table-row>
        <table:table-row table:style-name="ro2">
          <table:table-cell office:value-type="float" office:value="0.458906263113021" calcext:value-type="float">
            <text:p>0.458906263113021</text:p>
          </table:table-cell>
          <table:table-cell/>
          <table:table-cell table:formula="of:=[.B28]/[.A38]" office:value-type="float" office:value="0.876063970276275" calcext:value-type="float">
            <text:p>0.876063970276275</text:p>
          </table:table-cell>
          <table:table-cell table:number-columns-repeated="1021"/>
        </table:table-row>
        <table:table-row table:style-name="ro2">
          <table:table-cell office:value-type="float" office:value="0.482656240463256" calcext:value-type="float">
            <text:p>0.482656240463256</text:p>
          </table:table-cell>
          <table:table-cell/>
          <table:table-cell table:formula="of:=[.B28]/[.A39]" office:value-type="float" office:value="0.832955650716481" calcext:value-type="float">
            <text:p>0.83295565071648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07187497615814" calcext:value-type="float">
            <text:p>0.307187497615814</text:p>
          </table:table-cell>
          <table:table-cell office:value-type="float" office:value="0.396718740463256" calcext:value-type="float">
            <text:p>0.396718740463256</text:p>
          </table:table-cell>
          <table:table-cell table:formula="of:=[.B41]/[.A41]" office:value-type="float" office:value="1.29145470939516" calcext:value-type="float">
            <text:p>1.29145470939516</text:p>
          </table:table-cell>
          <table:table-cell table:number-columns-repeated="1021"/>
        </table:table-row>
        <table:table-row table:style-name="ro2">
          <table:table-cell office:value-type="float" office:value="0.455781251192092" calcext:value-type="float">
            <text:p>0.455781251192092</text:p>
          </table:table-cell>
          <table:table-cell/>
          <table:table-cell table:formula="of:=[.B41]/[.A42]" office:value-type="float" office:value="0.870414786535518" calcext:value-type="float">
            <text:p>0.870414786535518</text:p>
          </table:table-cell>
          <table:table-cell table:number-columns-repeated="1021"/>
        </table:table-row>
        <table:table-row table:style-name="ro2">
          <table:table-cell office:value-type="float" office:value="0.564999997615814" calcext:value-type="float">
            <text:p>0.564999997615814</text:p>
          </table:table-cell>
          <table:table-cell/>
          <table:table-cell table:formula="of:=[.B41]/[.A43]" office:value-type="float" office:value="0.702157065729786" calcext:value-type="float">
            <text:p>0.702157065729786</text:p>
          </table:table-cell>
          <table:table-cell table:number-columns-repeated="1021"/>
        </table:table-row>
        <table:table-row table:style-name="ro2">
          <table:table-cell office:value-type="float" office:value="0.426718741655349" calcext:value-type="float">
            <text:p>0.426718741655349</text:p>
          </table:table-cell>
          <table:table-cell/>
          <table:table-cell table:formula="of:=[.B41]/[.A44]" office:value-type="float" office:value="0.92969607785279" calcext:value-type="float">
            <text:p>0.92969607785279</text:p>
          </table:table-cell>
          <table:table-cell table:number-columns-repeated="1021"/>
        </table:table-row>
        <table:table-row table:style-name="ro2">
          <table:table-cell office:value-type="float" office:value="0.465000003576278" calcext:value-type="float">
            <text:p>0.465000003576278</text:p>
          </table:table-cell>
          <table:table-cell/>
          <table:table-cell table:formula="of:=[.B41]/[.A45]" office:value-type="float" office:value="0.853158575079836" calcext:value-type="float">
            <text:p>0.853158575079836</text:p>
          </table:table-cell>
          <table:table-cell table:number-columns-repeated="1021"/>
        </table:table-row>
        <table:table-row table:style-name="ro2">
          <table:table-cell office:value-type="float" office:value="0.476406246423721" calcext:value-type="float">
            <text:p>0.476406246423721</text:p>
          </table:table-cell>
          <table:table-cell/>
          <table:table-cell table:formula="of:=[.B41]/[.A46]" office:value-type="float" office:value="0.832732029525931" calcext:value-type="float">
            <text:p>0.832732029525931</text:p>
          </table:table-cell>
          <table:table-cell table:number-columns-repeated="1021"/>
        </table:table-row>
        <table:table-row table:style-name="ro2">
          <table:table-cell office:value-type="float" office:value="0.441718757152557" calcext:value-type="float">
            <text:p>0.441718757152557</text:p>
          </table:table-cell>
          <table:table-cell/>
          <table:table-cell table:formula="of:=[.B41]/[.A47]" office:value-type="float" office:value="0.898125184949392" calcext:value-type="float">
            <text:p>0.898125184949392</text:p>
          </table:table-cell>
          <table:table-cell table:number-columns-repeated="1021"/>
        </table:table-row>
        <table:table-row table:style-name="ro2">
          <table:table-cell office:value-type="float" office:value="0.325781255960464" calcext:value-type="float">
            <text:p>0.325781255960464</text:p>
          </table:table-cell>
          <table:table-cell/>
          <table:table-cell table:formula="of:=[.B41]/[.A48]" office:value-type="float" office:value="1.21774575180409" calcext:value-type="float">
            <text:p>1.21774575180409</text:p>
          </table:table-cell>
          <table:table-cell table:number-columns-repeated="1021"/>
        </table:table-row>
        <table:table-row table:style-name="ro2">
          <table:table-cell office:value-type="float" office:value="0.461406260728836" calcext:value-type="float">
            <text:p>0.461406260728836</text:p>
          </table:table-cell>
          <table:table-cell/>
          <table:table-cell table:formula="of:=[.B41]/[.A49]" office:value-type="float" office:value="0.859803548908504" calcext:value-type="float">
            <text:p>0.859803548908504</text:p>
          </table:table-cell>
          <table:table-cell table:number-columns-repeated="1021"/>
        </table:table-row>
        <table:table-row table:style-name="ro2">
          <table:table-cell office:value-type="float" office:value="0.46390625834465" calcext:value-type="float">
            <text:p>0.46390625834465</text:p>
          </table:table-cell>
          <table:table-cell/>
          <table:table-cell table:formula="of:=[.B41]/[.A50]" office:value-type="float" office:value="0.855170054999607" calcext:value-type="float">
            <text:p>0.855170054999607</text:p>
          </table:table-cell>
          <table:table-cell table:number-columns-repeated="1021"/>
        </table:table-row>
        <table:table-row table:style-name="ro2">
          <table:table-cell office:value-type="float" office:value="0.452656239271163" calcext:value-type="float">
            <text:p>0.452656239271163</text:p>
          </table:table-cell>
          <table:table-cell/>
          <table:table-cell table:formula="of:=[.B41]/[.A51]" office:value-type="float" office:value="0.876423886483982" calcext:value-type="float">
            <text:p>0.876423886483982</text:p>
          </table:table-cell>
          <table:table-cell table:number-columns-repeated="1021"/>
        </table:table-row>
        <table:table-row table:style-name="ro2">
          <table:table-cell office:value-type="float" office:value="0.479375004768371" calcext:value-type="float">
            <text:p>0.479375004768371</text:p>
          </table:table-cell>
          <table:table-cell/>
          <table:table-cell table:formula="of:=[.B41]/[.A52]" office:value-type="float" office:value="0.827574939279419" calcext:value-type="float">
            <text:p>0.82757493927941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302656263113021" calcext:value-type="float">
            <text:p>0.302656263113021</text:p>
          </table:table-cell>
          <table:table-cell office:value-type="float" office:value="0.427968740463256" calcext:value-type="float">
            <text:p>0.427968740463256</text:p>
          </table:table-cell>
          <table:table-cell table:formula="of:=[.B54]/[.A54]" office:value-type="float" office:value="1.41404224072984" calcext:value-type="float">
            <text:p>1.41404224072984</text:p>
          </table:table-cell>
          <table:table-cell table:number-columns-repeated="1021"/>
        </table:table-row>
        <table:table-row table:style-name="ro2">
          <table:table-cell office:value-type="float" office:value="0.459374994039535" calcext:value-type="float">
            <text:p>0.459374994039535</text:p>
          </table:table-cell>
          <table:table-cell/>
          <table:table-cell table:formula="of:=[.B54]/[.A55]" office:value-type="float" office:value="0.93163264438905" calcext:value-type="float">
            <text:p>0.93163264438905</text:p>
          </table:table-cell>
          <table:table-cell table:number-columns-repeated="1021"/>
        </table:table-row>
        <table:table-row table:style-name="ro2">
          <table:table-cell office:value-type="float" office:value="0.559687495231628" calcext:value-type="float">
            <text:p>0.559687495231628</text:p>
          </table:table-cell>
          <table:table-cell/>
          <table:table-cell table:formula="of:=[.B54]/[.A56]" office:value-type="float" office:value="0.76465660589065" calcext:value-type="float">
            <text:p>0.76465660589065</text:p>
          </table:table-cell>
          <table:table-cell table:number-columns-repeated="1021"/>
        </table:table-row>
        <table:table-row table:style-name="ro2">
          <table:table-cell office:value-type="float" office:value="0.430937498807907" calcext:value-type="float">
            <text:p>0.430937498807907</text:p>
          </table:table-cell>
          <table:table-cell/>
          <table:table-cell table:formula="of:=[.B54]/[.A57]" office:value-type="float" office:value="0.993110930580738" calcext:value-type="float">
            <text:p>0.993110930580738</text:p>
          </table:table-cell>
          <table:table-cell table:number-columns-repeated="1021"/>
        </table:table-row>
        <table:table-row table:style-name="ro2">
          <table:table-cell office:value-type="float" office:value="0.459687501192092" calcext:value-type="float">
            <text:p>0.459687501192092</text:p>
          </table:table-cell>
          <table:table-cell/>
          <table:table-cell table:formula="of:=[.B54]/[.A58]" office:value-type="float" office:value="0.930999297029872" calcext:value-type="float">
            <text:p>0.930999297029872</text:p>
          </table:table-cell>
          <table:table-cell table:number-columns-repeated="1021"/>
        </table:table-row>
        <table:table-row table:style-name="ro2">
          <table:table-cell office:value-type="float" office:value="0.482343763113021" calcext:value-type="float">
            <text:p>0.482343763113021</text:p>
          </table:table-cell>
          <table:table-cell/>
          <table:table-cell table:formula="of:=[.B54]/[.A59]" office:value-type="float" office:value="0.887269149498624" calcext:value-type="float">
            <text:p>0.887269149498624</text:p>
          </table:table-cell>
          <table:table-cell table:number-columns-repeated="1021"/>
        </table:table-row>
        <table:table-row table:style-name="ro2">
          <table:table-cell office:value-type="float" office:value="0.465781241655349" calcext:value-type="float">
            <text:p>0.465781241655349</text:p>
          </table:table-cell>
          <table:table-cell/>
          <table:table-cell table:formula="of:=[.B54]/[.A60]" office:value-type="float" office:value="0.918819184178155" calcext:value-type="float">
            <text:p>0.918819184178155</text:p>
          </table:table-cell>
          <table:table-cell table:number-columns-repeated="1021"/>
        </table:table-row>
        <table:table-row table:style-name="ro2">
          <table:table-cell office:value-type="float" office:value="0.316249996423721" calcext:value-type="float">
            <text:p>0.316249996423721</text:p>
          </table:table-cell>
          <table:table-cell/>
          <table:table-cell table:formula="of:=[.B54]/[.A61]" office:value-type="float" office:value="1.35326085471271" calcext:value-type="float">
            <text:p>1.35326085471271</text:p>
          </table:table-cell>
          <table:table-cell table:number-columns-repeated="1021"/>
        </table:table-row>
        <table:table-row table:style-name="ro2">
          <table:table-cell office:value-type="float" office:value="0.449843764305114" calcext:value-type="float">
            <text:p>0.449843764305114</text:p>
          </table:table-cell>
          <table:table-cell/>
          <table:table-cell table:formula="of:=[.B54]/[.A62]" office:value-type="float" office:value="0.951371952714185" calcext:value-type="float">
            <text:p>0.951371952714185</text:p>
          </table:table-cell>
          <table:table-cell table:number-columns-repeated="1021"/>
        </table:table-row>
        <table:table-row table:style-name="ro2">
          <table:table-cell office:value-type="float" office:value="0.455624997615814" calcext:value-type="float">
            <text:p>0.455624997615814</text:p>
          </table:table-cell>
          <table:table-cell/>
          <table:table-cell table:formula="of:=[.B54]/[.A63]" office:value-type="float" office:value="0.939300395506662" calcext:value-type="float">
            <text:p>0.939300395506662</text:p>
          </table:table-cell>
          <table:table-cell table:number-columns-repeated="1021"/>
        </table:table-row>
        <table:table-row table:style-name="ro2">
          <table:table-cell office:value-type="float" office:value="0.457500010728836" calcext:value-type="float">
            <text:p>0.457500010728836</text:p>
          </table:table-cell>
          <table:table-cell/>
          <table:table-cell table:formula="of:=[.B54]/[.A64]" office:value-type="float" office:value="0.935450776889526" calcext:value-type="float">
            <text:p>0.935450776889526</text:p>
          </table:table-cell>
          <table:table-cell table:number-columns-repeated="1021"/>
        </table:table-row>
        <table:table-row table:style-name="ro2">
          <table:table-cell office:value-type="float" office:value="0.478593736886978" calcext:value-type="float">
            <text:p>0.478593736886978</text:p>
          </table:table-cell>
          <table:table-cell/>
          <table:table-cell table:formula="of:=[.B54]/[.A65]" office:value-type="float" office:value="0.894221356190298" calcext:value-type="float">
            <text:p>0.894221356190298</text:p>
          </table:table-cell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UART.C1:UART.C1048576">
            <calcext:condition calcext:apply-style-name="Good" calcext:value="&gt;1" calcext:base-cell-address="UART.C1"/>
          </calcext:conditional-format>
          <calcext:conditional-format calcext:target-range-address="UART.H2:UART.H13">
            <calcext:condition calcext:apply-style-name="Good" calcext:value="&gt;1" calcext:base-cell-address="UART.H2"/>
          </calcext:conditional-format>
        </calcext:conditional-formats>
      </table:table>
      <table:table table:name="Sheet14" table:style-name="ta14"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average_neighbour_degree</text:p>
          </table:table-cell>
          <table:table-cell table:style-name="ce15" table:formula="of:=SUM([$b01_reset.H2:$UART.H2])/13" office:value-type="float" office:value="1.12048414226272" calcext:value-type="float">
            <text:p>1.120484142262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weenness_centrality</text:p>
          </table:table-cell>
          <table:table-cell table:formula="of:=SUM([$b01_reset.H3:$UART.H3])/13" office:value-type="float" office:value="1.0436074163516" calcext:value-type="float">
            <text:p>1.04360741635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ness_centrality</text:p>
          </table:table-cell>
          <table:table-cell table:formula="of:=SUM([$b01_reset.H4:$UART.H4])/13" office:value-type="float" office:value="1.01294925392818" calcext:value-type="float">
            <text:p>1.01294925392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ing</text:p>
          </table:table-cell>
          <table:table-cell table:formula="of:=SUM([$b01_reset.H5:$UART.H5])/13" office:value-type="float" office:value="1.07393095561668" calcext:value-type="float">
            <text:p>1.073930955616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ee</text:p>
          </table:table-cell>
          <table:table-cell table:formula="of:=SUM([$b01_reset.H6:$UART.H6])/13" office:value-type="float" office:value="1.04321248002428" calcext:value-type="float">
            <text:p>1.043212480024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ee_centrality</text:p>
          </table:table-cell>
          <table:table-cell table:formula="of:=SUM([$b01_reset.H7:$UART.H7])/13" office:value-type="float" office:value="1.07275328383657" calcext:value-type="float">
            <text:p>1.072753283836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_feedback_path</text:p>
          </table:table-cell>
          <table:table-cell table:formula="of:=SUM([$b01_reset.H8:$UART.H8])/13" office:value-type="float" office:value="1.03322321557409" calcext:value-type="float">
            <text:p>1.033223215574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z</text:p>
          </table:table-cell>
          <table:table-cell table:formula="of:=SUM([$b01_reset.H9:$UART.H9])/13" office:value-type="float" office:value="1.10285918110154" calcext:value-type="float">
            <text:p>1.10285918110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_centrality</text:p>
          </table:table-cell>
          <table:table-cell table:formula="of:=SUM([$b01_reset.H10:$UART.H10])/13" office:value-type="float" office:value="1.04481545380368" calcext:value-type="float">
            <text:p>1.044815453803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degree</text:p>
          </table:table-cell>
          <table:table-cell table:formula="of:=SUM([$b01_reset.H11:$UART.H11])/13" office:value-type="float" office:value="1.0435133673801" calcext:value-type="float">
            <text:p>1.04351336738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rank</text:p>
          </table:table-cell>
          <table:table-cell table:formula="of:=SUM([$b01_reset.H12:$UART.H12])/13" office:value-type="float" office:value="1.02153134637903" calcext:value-type="float">
            <text:p>1.021531346379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RELIC</text:p>
          </table:table-cell>
          <table:table-cell table:formula="of:=SUM([$b01_reset.H13:$UART.H13])/13" office:value-type="float" office:value="1.0909389610981" calcext:value-type="float">
            <text:p>1.0909389610981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5:16:15.438331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06_5f_reset" style:display-name="PageStyle_b06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4_5f_reset" style:display-name="PageStyle_b0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2_5f_reset" style:display-name="PageStyle_b02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9_5f_reset" style:display-name="PageStyle_b9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1_5f_reset" style:display-name="PageStyle_b01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8_5f_reset" style:display-name="PageStyle_b08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0_5f_reset" style:display-name="PageStyle_b10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togpio" style:display-name="PageStyle_completogp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M" style:display-name="PageStyle_FS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4_5f_reset" style:display-name="PageStyle_b1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_5f_INTERFACE" style:display-name="PageStyle_MEMORY_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RT" style:display-name="PageStyle_U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i_5f_axi_5f_master" style:display-name="PageStyle_spi_axi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g Hwee Lee</meta:initial-creator>
    <meta:creation-date>2020-06-06T12:12:54</meta:creation-date>
    <dc:date>2020-06-08T15:21:04.623942719</dc:date>
    <meta:generator>LibreOffice/6.0.7.3$Linux_X86_64 LibreOffice_project/00m0$Build-3</meta:generator>
    <meta:editing-duration>PT6M33S</meta:editing-duration>
    <meta:editing-cycles>2</meta:editing-cycles>
    <meta:document-statistic meta:table-count="14" meta:cell-count="19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